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8472in"/>
    </style:style>
    <style:style style:name="co2" style:family="table-column">
      <style:table-column-properties fo:break-before="auto" style:column-width="1.6945in"/>
    </style:style>
    <style:style style:name="co3" style:family="table-column">
      <style:table-column-properties fo:break-before="auto" style:column-width="6.0429in"/>
    </style:style>
    <style:style style:name="co4" style:family="table-column">
      <style:table-column-properties fo:break-before="auto" style:column-width="4.2925in"/>
    </style:style>
    <style:style style:name="co5" style:family="table-column">
      <style:table-column-properties fo:break-before="auto" style:column-width="0.4862in"/>
    </style:style>
    <style:style style:name="co6" style:family="table-column">
      <style:table-column-properties fo:break-before="auto" style:column-width="1.639in"/>
    </style:style>
    <style:style style:name="co7" style:family="table-column">
      <style:table-column-properties fo:break-before="auto" style:column-width="2.7508in"/>
    </style:style>
    <style:style style:name="co8" style:family="table-column">
      <style:table-column-properties fo:break-before="auto" style:column-width="11.9752in"/>
    </style:style>
    <style:style style:name="co9" style:family="table-column">
      <style:table-column-properties fo:break-before="auto" style:column-width="0.8299in"/>
    </style:style>
    <style:style style:name="co10" style:family="table-column">
      <style:table-column-properties fo:break-before="auto" style:column-width="2.0425in"/>
    </style:style>
    <style:style style:name="co11" style:family="table-column">
      <style:table-column-properties fo:break-before="auto" style:column-width="4.5839in"/>
    </style:style>
    <style:style style:name="co12" style:family="table-column">
      <style:table-column-properties fo:break-before="auto" style:column-width="0.5693in"/>
    </style:style>
    <style:style style:name="co13" style:family="table-column">
      <style:table-column-properties fo:break-before="auto" style:column-width="8.7244in"/>
    </style:style>
    <style:style style:name="co14" style:family="table-column">
      <style:table-column-properties fo:break-before="auto" style:column-width="0.5138in"/>
    </style:style>
    <style:style style:name="co15" style:family="table-column">
      <style:table-column-properties fo:break-before="auto" style:column-width="1.472in"/>
    </style:style>
    <style:style style:name="co16" style:family="table-column">
      <style:table-column-properties fo:break-before="auto" style:column-width="0.389in"/>
    </style:style>
    <style:style style:name="co17" style:family="table-column">
      <style:table-column-properties fo:break-before="auto" style:column-width="0.4165in"/>
    </style:style>
    <style:style style:name="co18" style:family="table-column">
      <style:table-column-properties fo:break-before="auto" style:column-width="0.8055in"/>
    </style:style>
    <style:style style:name="co19" style:family="table-column">
      <style:table-column-properties fo:break-before="auto" style:column-width="0.5835in"/>
    </style:style>
    <style:style style:name="co20" style:family="table-column">
      <style:table-column-properties fo:break-before="auto" style:column-width="0.472in"/>
    </style:style>
    <style:style style:name="co21" style:family="table-column">
      <style:table-column-properties fo:break-before="auto" style:column-width="0.7638in"/>
    </style:style>
    <style:style style:name="co22" style:family="table-column">
      <style:table-column-properties fo:break-before="auto" style:column-width="1.9307in"/>
    </style:style>
    <style:style style:name="co23" style:family="table-column">
      <style:table-column-properties fo:break-before="auto" style:column-width="1.7508in"/>
    </style:style>
    <style:style style:name="co24" style:family="table-column">
      <style:table-column-properties fo:break-before="auto" style:column-width="2.0563in"/>
    </style:style>
    <style:style style:name="co25" style:family="table-column">
      <style:table-column-properties fo:break-before="auto" style:column-width="2.1953in"/>
    </style:style>
    <style:style style:name="co26" style:family="table-column">
      <style:table-column-properties fo:break-before="auto" style:column-width="1.7083in"/>
    </style:style>
    <style:style style:name="co27" style:family="table-column">
      <style:table-column-properties fo:break-before="auto" style:column-width="4.6535in"/>
    </style:style>
    <style:style style:name="co28" style:family="table-column">
      <style:table-column-properties fo:break-before="auto" style:column-width="4.6118in"/>
    </style:style>
    <style:style style:name="co29" style:family="table-column">
      <style:table-column-properties fo:break-before="auto" style:column-width="8.5429in"/>
    </style:style>
    <style:style style:name="co30" style:family="table-column">
      <style:table-column-properties fo:break-before="auto" style:column-width="2.1807in"/>
    </style:style>
    <style:style style:name="co31" style:family="table-column">
      <style:table-column-properties fo:break-before="auto" style:column-width="6.3902in"/>
    </style:style>
    <style:style style:name="co32" style:family="table-column">
      <style:table-column-properties fo:break-before="auto" style:column-width="6.3346in"/>
    </style:style>
    <style:style style:name="co33" style:family="table-column">
      <style:table-column-properties fo:break-before="auto" style:column-width="7.4457in"/>
    </style:style>
    <style:style style:name="co34" style:family="table-column">
      <style:table-column-properties fo:break-before="auto" style:column-width="3.598in"/>
    </style:style>
    <style:style style:name="co35" style:family="table-column">
      <style:table-column-properties fo:break-before="auto" style:column-width="4.1398in"/>
    </style:style>
    <style:style style:name="co36" style:family="table-column">
      <style:table-column-properties fo:break-before="auto" style:column-width="4.3618in"/>
    </style:style>
    <style:style style:name="co37" style:family="table-column">
      <style:table-column-properties fo:break-before="auto" style:column-width="3.7228in"/>
    </style:style>
    <style:style style:name="co38" style:family="table-column">
      <style:table-column-properties fo:break-before="auto" style:column-width="1.6665in"/>
    </style:style>
    <style:style style:name="co39" style:family="table-column">
      <style:table-column-properties fo:break-before="auto" style:column-width="3.6118in"/>
    </style:style>
    <style:style style:name="co40" style:family="table-column">
      <style:table-column-properties fo:break-before="auto" style:column-width="0.889in"/>
    </style:style>
    <style:style style:name="co41" style:family="table-column">
      <style:table-column-properties fo:break-before="auto" style:column-width="9.8217in"/>
    </style:style>
    <style:style style:name="co42" style:family="table-column">
      <style:table-column-properties fo:break-before="auto" style:column-width="2.2366in"/>
    </style:style>
    <style:style style:name="co43" style:family="table-column">
      <style:table-column-properties fo:break-before="auto" style:column-width="0.972in"/>
    </style:style>
    <style:style style:name="co44" style:family="table-column">
      <style:table-column-properties fo:break-before="auto" style:column-width="0.9445in"/>
    </style:style>
    <style:style style:name="co45" style:family="table-column">
      <style:table-column-properties fo:break-before="auto" style:column-width="0.9862in"/>
    </style:style>
    <style:style style:name="co46" style:family="table-column">
      <style:table-column-properties fo:break-before="auto" style:column-width="1.6252in"/>
    </style:style>
    <style:style style:name="co47" style:family="table-column">
      <style:table-column-properties fo:break-before="auto" style:column-width="4.4453in"/>
    </style:style>
    <style:style style:name="co48" style:family="table-column">
      <style:table-column-properties fo:break-before="auto" style:column-width="1.4453in"/>
    </style:style>
    <style:style style:name="co49" style:family="table-column">
      <style:table-column-properties fo:break-before="auto" style:column-width="1.1516in"/>
    </style:style>
    <style:style style:name="co50" style:family="table-column">
      <style:table-column-properties fo:break-before="auto" style:column-width="1.2244in"/>
    </style:style>
    <style:style style:name="co51" style:family="table-column">
      <style:table-column-properties fo:break-before="auto" style:column-width="0.9429in"/>
    </style:style>
    <style:style style:name="co52" style:family="table-column">
      <style:table-column-properties fo:break-before="auto" style:column-width="0.7957in"/>
    </style:style>
    <style:style style:name="co53" style:family="table-column">
      <style:table-column-properties fo:break-before="auto" style:column-width="0.6854in"/>
    </style:style>
    <style:style style:name="co54" style:family="table-column">
      <style:table-column-properties fo:break-before="auto" style:column-width="0.6846in"/>
    </style:style>
    <style:style style:name="co55" style:family="table-column">
      <style:table-column-properties fo:break-before="auto" style:column-width="7.5091in"/>
    </style:style>
    <style:style style:name="co56" style:family="table-column">
      <style:table-column-properties fo:break-before="auto" style:column-width="3.4945in"/>
    </style:style>
    <style:style style:name="co57" style:family="table-column">
      <style:table-column-properties fo:break-before="auto" style:column-width="1.6173in"/>
    </style:style>
    <style:style style:name="co58" style:family="table-column">
      <style:table-column-properties fo:break-before="auto" style:column-width="0.6965in"/>
    </style:style>
    <style:style style:name="co59" style:family="table-column">
      <style:table-column-properties fo:break-before="auto" style:column-width="0.6374in"/>
    </style:style>
    <style:style style:name="co60" style:family="table-column">
      <style:table-column-properties fo:break-before="auto" style:column-width="8.202in"/>
    </style:style>
    <style:style style:name="co61" style:family="table-column">
      <style:table-column-properties fo:break-before="auto" style:column-width="5.6181in"/>
    </style:style>
    <style:style style:name="ro1" style:family="table-row">
      <style:table-row-properties style:row-height="0.1846in" fo:break-before="auto" style:use-optimal-row-height="true"/>
    </style:style>
    <style:style style:name="ro2" style:family="table-row">
      <style:table-row-properties style:row-height="0.218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1.9791in" fo:break-before="auto" style:use-optimal-row-height="true"/>
    </style:style>
    <style:style style:name="ro5" style:family="table-row">
      <style:table-row-properties style:row-height="1.3264in" fo:break-before="auto" style:use-optimal-row-height="true"/>
    </style:style>
    <style:style style:name="ro6" style:family="table-row">
      <style:table-row-properties style:row-height="1.1398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2.2591in" fo:break-before="auto" style:use-optimal-row-height="true"/>
    </style:style>
    <style:style style:name="ro9" style:family="table-row">
      <style:table-row-properties style:row-height="2.2661in" fo:break-before="auto" style:use-optimal-row-height="true"/>
    </style:style>
    <style:style style:name="ro10" style:family="table-row">
      <style:table-row-properties style:row-height="2.0728in" fo:break-before="auto" style:use-optimal-row-height="true"/>
    </style:style>
    <style:style style:name="ro11" style:family="table-row">
      <style:table-row-properties style:row-height="1.5134in" fo:break-before="auto" style:use-optimal-row-height="true"/>
    </style:style>
    <style:style style:name="ro12" style:family="table-row">
      <style:table-row-properties style:row-height="0.7665in" fo:break-before="auto" style:use-optimal-row-height="true"/>
    </style:style>
    <style:style style:name="ro13" style:family="table-row">
      <style:table-row-properties style:row-height="3.3783in" fo:break-before="auto" style:use-optimal-row-height="true"/>
    </style:style>
    <style:style style:name="ro14" style:family="table-row">
      <style:table-row-properties style:row-height="4.1252in" fo:break-before="auto" style:use-optimal-row-height="true"/>
    </style:style>
    <style:style style:name="ro15" style:family="table-row">
      <style:table-row-properties style:row-height="3.0055in" fo:break-before="auto" style:use-optimal-row-height="true"/>
    </style:style>
    <style:style style:name="ro16" style:family="table-row">
      <style:table-row-properties style:row-height="1.8862in" fo:break-before="auto" style:use-optimal-row-height="true"/>
    </style:style>
    <style:style style:name="ro17" style:family="table-row">
      <style:table-row-properties style:row-height="4.8709in" fo:break-before="auto" style:use-optimal-row-height="true"/>
    </style:style>
    <style:style style:name="ro18" style:family="table-row">
      <style:table-row-properties style:row-height="3.1925in" fo:break-before="auto" style:use-optimal-row-height="true"/>
    </style:style>
    <style:style style:name="ro19" style:family="table-row">
      <style:table-row-properties style:row-height="2.6327in" fo:break-before="auto" style:use-optimal-row-height="true"/>
    </style:style>
    <style:style style:name="ro20" style:family="table-row">
      <style:table-row-properties style:row-height="1.6992in" fo:break-before="auto" style:use-optimal-row-height="true"/>
    </style:style>
    <style:style style:name="ro21" style:family="table-row">
      <style:table-row-properties style:row-height="2.8189in" fo:break-before="auto" style:use-optimal-row-height="true"/>
    </style:style>
    <style:style style:name="ro22" style:family="table-row">
      <style:table-row-properties style:row-height="1.1465in" fo:break-before="auto" style:use-optimal-row-height="true"/>
    </style:style>
    <style:style style:name="ro23" style:family="table-row">
      <style:table-row-properties style:row-height="2.639in" fo:break-before="auto" style:use-optimal-row-height="true"/>
    </style:style>
    <style:style style:name="ro24" style:family="table-row">
      <style:table-row-properties style:row-height="3.0126in" fo:break-before="auto" style:use-optimal-row-height="true"/>
    </style:style>
    <style:style style:name="ro25" style:family="table-row">
      <style:table-row-properties style:row-height="1.8929in" fo:break-before="auto" style:use-optimal-row-height="true"/>
    </style:style>
    <style:style style:name="ro26" style:family="table-row">
      <style:table-row-properties style:row-height="3.3854in" fo:break-before="auto" style:use-optimal-row-height="true"/>
    </style:style>
    <style:style style:name="ro27" style:family="table-row">
      <style:table-row-properties style:row-height="5.0575in" fo:break-before="auto" style:use-optimal-row-height="true"/>
    </style:style>
    <style:style style:name="ro28" style:family="table-row">
      <style:table-row-properties style:row-height="0.5799in" fo:break-before="auto" style:use-optimal-row-height="true"/>
    </style:style>
    <style:style style:name="ro29" style:family="table-row">
      <style:table-row-properties style:row-height="2.4457in" fo:break-before="auto" style:use-optimal-row-height="true"/>
    </style:style>
    <style:style style:name="ro30" style:family="table-row">
      <style:table-row-properties style:row-height="1.5201in" fo:break-before="auto" style:use-optimal-row-height="true"/>
    </style:style>
    <style:style style:name="ro31" style:family="table-row">
      <style:table-row-properties style:row-height="5.2516in" fo:break-before="auto" style:use-optimal-row-height="true"/>
    </style:style>
    <style:style style:name="ta1" style:family="table" style:master-page-name="PageStyle_5f_Haut">
      <style:table-properties table:display="true" style:writing-mode="lr-tb"/>
    </style:style>
    <style:style style:name="ta2" style:family="table" style:master-page-name="PageStyle_5f_Form">
      <style:table-properties table:display="true" style:writing-mode="lr-tb"/>
    </style:style>
    <style:style style:name="ta3" style:family="table" style:master-page-name="PageStyle_5f_Results">
      <style:table-properties table:display="true" style:writing-mode="lr-tb"/>
    </style:style>
    <style:style style:name="ta4" style:family="table" style:master-page-name="Default">
      <style:table-properties table:display="true" style:writing-mode="lr-tb"/>
    </style:style>
    <number:number-style style:name="N5070" number:language="en" number:country="US">
      <number:fraction number:min-integer-digits="0" number:min-numerator-digits="1" number:min-denominator-digits="1"/>
    </number:number-style>
    <number:number-style style:name="N5071" number:language="en" number:country="US">
      <number:fraction number:min-integer-digits="0" number:min-numerator-digits="2" number:min-denominator-digits="2"/>
    </number:number-style>
    <number:text-style style:name="N5100" number:language="en" number:country="US">
      <number:text-content/>
    </number:text-style>
    <style:style style:name="ce1" style:family="table-cell" style:parent-style-name="Excel_20_Built-in_20_Heading_20_4"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text-position=""/>
    </style:style>
    <style:style style:name="ce10" style:family="table-cell" style:parent-style-name="Excel_20_Built-in_20_Explanatory_20_Tex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7f7f7f" style:text-outline="false" style:text-line-through-style="none" style:text-position=""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style:text-position=""/>
    </style:style>
    <style:style style:name="ce2" style:family="table-cell" style:parent-style-name="Excel_20_Built-in_20_Heading_20_2" style:data-style-name="N50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text-position=""/>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text-position=""/>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Heading_20_2" style:data-style-name="N5000">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text-position=""/>
    </style:style>
    <style:style style:name="ce7" style:family="table-cell" style:parent-style-name="Default">
      <style:table-cell-properties style:rotation-align="none"/>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rotation-align="non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Explanatory_20_Tex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text-position=""/>
    </style:style>
    <style:style style:name="ce1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paragraph-properties fo:margin-left="0in" style:writing-mode="pag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1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solid"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18" style:family="table-cell" style:parent-style-name="Default">
      <style:table-cell-properties fo:background-color="#e6e6e6"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in" style:writing-mode="page"/>
    </style:style>
    <style:style style:name="ce2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21"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paragraph-properties fo:text-align="center" fo:margin-left="0in" style:writing-mode="page"/>
    </style:style>
    <style:style style:name="ce22" style:family="table-cell" style:parent-style-name="Default">
      <style:table-cell-properties fo:background-color="#e6e6e6"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23"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4" style:family="table-cell" style:parent-style-name="Default">
      <style:table-cell-properties fo:background-color="#e6e6e6" style:text-align-source="value-type" style:repeat-content="false" fo:wrap-option="no-wrap" style:direction="ltr" style:rotation-angle="0" style:rotation-align="none" style:shrink-to-fit="false" style:vertical-align="top"/>
      <style:paragraph-properties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solid"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data-style-name="N5070">
      <style:table-cell-properties style:diagonal-bl-tr="none" style:diagonal-tl-br="none" style:text-align-source="value-type" style:repeat-content="false" fo:wrap-option="no-wrap" fo:border="none" style:direction="ltr" style:rotation-angle="0" style:rotation-align="none" style:shrink-to-fit="false" style:vertical-align="bottom"/>
      <style:paragraph-properties fo:margin-left="0in" style:writing-mode="page"/>
    </style:style>
    <style:style style:name="ce27" style:family="table-cell" style:parent-style-name="Default" style:data-style-name="N5070">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28" style:family="table-cell" style:parent-style-name="Default" style:data-style-name="N5071">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29" style:family="table-cell" style:parent-style-name="Default" style:data-style-name="N5070">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30" style:family="table-cell" style:parent-style-name="Default" style:data-style-name="N5071">
      <style:table-cell-properties fo:background-color="#e6e6e6"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31" style:family="table-cell" style:parent-style-name="Default" style:data-style-name="N5155">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32" style:family="table-cell" style:parent-style-name="Default" style:data-style-name="N5070">
      <style:table-cell-properties style:text-align-source="value-type" style:repeat-content="false" fo:wrap-option="no-wrap" style:direction="ltr" style:rotation-angle="0" style:rotation-align="none" style:shrink-to-fit="false" style:vertical-align="top"/>
      <style:paragraph-properties fo:margin-left="0in" style:writing-mode="page"/>
    </style:style>
    <style:style style:name="ce33" style:family="table-cell" style:parent-style-name="Default" style:data-style-name="N5071">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34" style:family="table-cell" style:parent-style-name="Default" style:data-style-name="N5070">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35" style:family="table-cell" style:parent-style-name="Default" style:data-style-name="N5071">
      <style:table-cell-properties fo:background-color="#e6e6e6" style:text-align-source="value-type" style:repeat-content="false" fo:wrap-option="no-wrap" style:direction="ltr" style:rotation-angle="0" style:rotation-align="none" style:shrink-to-fit="false" style:vertical-align="top"/>
      <style:paragraph-properties fo:margin-left="0in" style:writing-mode="page"/>
    </style:style>
    <style:style style:name="ce36" style:family="table-cell" style:parent-style-name="Default" style:data-style-name="N5155">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37" style:family="table-cell" style:parent-style-name="Default">
      <style:table-cell-properties style:diagonal-bl-tr="none" style:diagonal-tl-br="none" style:text-align-source="value-type" style:repeat-content="false" fo:wrap-option="no-wrap" fo:border="none" style:direction="ltr" style:rotation-angle="60" style:rotation-align="none" style:shrink-to-fit="false" style:vertical-align="bottom"/>
      <style:paragraph-properties fo:margin-left="0in" style:writing-mode="page"/>
    </style:style>
    <style:style style:name="ce38" style:family="table-cell" style:parent-style-name="Default">
      <style:table-cell-properties style:diagonal-bl-tr="none" style:diagonal-tl-br="none" style:text-align-source="value-type" style:repeat-content="false" fo:wrap-option="wrap" fo:border="none" style:direction="ltr" style:rotation-angle="60" style:rotation-align="none" style:shrink-to-fit="false" style:vertical-align="bottom"/>
      <style:paragraph-properties fo:margin-left="0in" style:writing-mode="page"/>
    </style:style>
    <style:style style:name="ce39" style:family="table-cell" style:parent-style-name="Default">
      <style:table-cell-properties fo:border-bottom="none" style:diagonal-bl-tr="none" style:diagonal-tl-br="none" style:text-align-source="value-type" style:repeat-content="false" fo:wrap-option="no-wrap" fo:border-left="4pt solid #000000" style:direction="ltr" fo:border-right="none" style:rotation-angle="0" style:rotation-align="none" style:shrink-to-fit="false" fo:border-top="none" style:vertical-align="top"/>
      <style:paragraph-properties fo:margin-left="0in" style:writing-mode="page"/>
    </style:style>
    <style:style style:name="ce40" style:family="table-cell" style:parent-style-name="Default">
      <style:table-cell-properties fo:border-bottom="none" style:diagonal-bl-tr="none" style:diagonal-tl-br="none" style:text-align-source="value-type" style:repeat-content="false" fo:background-color="transparent" fo:wrap-option="no-wrap" fo:border-left="4pt solid #000000" style:direction="ltr" fo:border-right="none" style:rotation-angle="0" style:rotation-align="none" style:shrink-to-fit="false" fo:border-top="none" style:vertical-align="top"/>
      <style:paragraph-properties fo:margin-left="0in" style:writing-mode="page"/>
    </style:style>
    <style:style style:name="ce41" style:family="table-cell" style:parent-style-name="Default">
      <style:table-cell-properties fo:border-bottom="none" fo:background-color="#e6e6e6" style:diagonal-bl-tr="none" style:diagonal-tl-br="none" style:text-align-source="value-type" style:repeat-content="false" fo:wrap-option="no-wrap" fo:border-left="4pt solid #000000" style:direction="ltr" fo:border-right="none" style:rotation-angle="0" style:rotation-align="none" style:shrink-to-fit="false" fo:border-top="none" style:vertical-align="top"/>
      <style:paragraph-properties fo:margin-left="0in" style:writing-mode="page"/>
    </style:style>
    <style:style style:name="ce4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style>
    <style:style style:name="ce4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in" style:writing-mode="page"/>
    </style:style>
    <style:style style:name="ce4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45" style:family="table-cell" style:parent-style-name="Default">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6" style:family="table-cell" style:parent-style-name="Default">
      <style:table-cell-properties fo:border-bottom="none"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7" style:family="table-cell" style:parent-style-name="Default">
      <style:table-cell-properties fo:border-bottom="none" fo:background-color="#e6e6e6"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8" style:family="table-cell" style:parent-style-name="Default" style:data-style-name="N5128">
      <style:table-cell-properties fo:border-bottom="none"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9" style:family="table-cell" style:parent-style-name="Default" style:data-style-name="N5128">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5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51"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style>
    <style:style style:name="ce52" style:family="table-cell" style:parent-style-name="Default">
      <style:table-cell-properties fo:background-color="#e6e6e6"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53" style:family="table-cell" style:parent-style-name="Default" style:data-style-name="N5128">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style>
    <style:style style:name="ce54" style:family="table-cell" style:parent-style-name="Default" style:data-style-name="N5128">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55" style:family="table-cell" style:parent-style-name="Default">
      <style:table-cell-properties fo:background-color="#e6e6e6"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57"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58" style:family="table-cell" style:parent-style-name="Default">
      <style:table-cell-properties fo:background-color="#e6e6e6" style:text-align-source="value-type" style:repeat-content="false" fo:wrap-option="wrap" style:direction="ltr" style:rotation-angle="0" style:rotation-align="none" style:shrink-to-fit="false" style:vertical-align="top"/>
      <style:paragraph-properties fo:margin-left="0in" style:writing-mode="page"/>
    </style:style>
    <style:style style:name="ce59" style:family="table-cell" style:parent-style-name="Default" style:data-style-name="N5100">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60" style:family="table-cell" style:parent-style-name="Default" style:data-style-name="N5100">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61" style:family="table-cell" style:parent-style-name="Default" style:data-style-name="N51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style>
    <style:style style:name="ce62" style:family="table-cell" style:parent-style-name="Default" style:data-style-name="N5100">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63" style:family="table-cell" style:parent-style-name="Default" style:data-style-name="N5100">
      <style:table-cell-properties fo:background-color="#e6e6e6" style:text-align-source="value-type" style:repeat-content="false" fo:wrap-option="wrap" style:direction="ltr" style:rotation-angle="0" style:rotation-align="none" style:shrink-to-fit="false" style:vertical-align="top"/>
      <style:paragraph-properties fo:margin-left="0in" style:writing-mode="page"/>
    </style:style>
    <style:style style:name="ce64"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style:paragraph-properties fo:margin-left="0in" style:writing-mode="page"/>
    </style:style>
    <style:style style:name="ce66" style:family="table-cell" style:parent-style-name="Default">
      <style:table-cell-properties fo:wrap-option="wrap"/>
      <style:text-properties fo:font-weight="bold" style:font-weight-asian="bold" style:font-weight-complex="bold"/>
    </style:style>
    <style:style style:name="ce67"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end" fo:margin-left="0in" style:writing-mode="page"/>
    </style:style>
    <style:style style:name="ce6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style>
    <style:style style:name="ce69" style:family="table-cell" style:parent-style-name="Default">
      <style:table-cell-properties style:text-align-source="fix" style:repeat-content="false" fo:background-color="transparent" fo:wrap-option="wrap" style:direction="ltr" style:rotation-angle="0" style:rotation-align="none" style:shrink-to-fit="false" style:vertical-align="top"/>
      <style:paragraph-properties fo:text-align="start" fo:margin-left="0.1453in" style:writing-mode="page"/>
    </style:style>
    <style:style style:name="ce7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1453in" style:writing-mode="page"/>
    </style:style>
    <style:style style:name="ce71" style:family="table-cell" style:parent-style-name="Default">
      <style:table-cell-properties fo:background-color="transparent" style:rotation-align="none"/>
    </style:style>
    <style:style style:name="ce72" style:family="table-cell" style:parent-style-name="Default">
      <style:table-cell-properties fo:border-bottom="none" fo:background-color="#cccccc" fo:wrap-option="wrap" fo:border-left="0.06pt solid #000000" fo:border-right="none" fo:border-top="none"/>
      <style:text-properties fo:font-weight="bold" style:font-weight-asian="bold" style:font-weight-complex="bold"/>
    </style:style>
    <style:style style:name="ce73" style:family="table-cell" style:parent-style-name="Default">
      <style:table-cell-properties fo:border-bottom="none" style:text-align-source="fix" style:repeat-content="false" fo:wrap-option="no-wrap" fo:border-left="0.06pt solid #000000" style:direction="ltr" fo:border-right="none" style:rotation-angle="0" style:rotation-align="none" style:shrink-to-fit="false" fo:border-top="none" style:vertical-align="top"/>
      <style:paragraph-properties fo:text-align="start" fo:margin-left="0in" style:writing-mode="page"/>
    </style:style>
    <style:style style:name="ce74" style:family="table-cell" style:parent-style-name="Default">
      <style:table-cell-properties fo:border-bottom="none" style:text-align-source="fix" style:repeat-content="false" fo:background-color="transparent" fo:wrap-option="no-wrap" fo:border-left="0.06pt solid #000000" style:direction="ltr" fo:border-right="none" style:rotation-angle="0" style:rotation-align="none" style:shrink-to-fit="false" fo:border-top="none" style:vertical-align="top"/>
      <style:paragraph-properties fo:text-align="start" fo:margin-left="0in" style:writing-mode="page"/>
    </style:style>
    <style:style style:name="ce75" style:family="table-cell" style:parent-style-name="Default">
      <style:table-cell-properties fo:border-bottom="none" fo:border-left="0.06pt solid #000000" fo:border-right="none" fo:border-top="none"/>
    </style:style>
    <style:style style:name="ce76" style:family="table-cell" style:parent-style-name="Default">
      <style:table-cell-properties fo:border-bottom="none" fo:background-color="transparent" fo:border-left="0.06pt solid #000000" fo:border-right="none" style:rotation-align="none" fo:border-top="none"/>
    </style:style>
    <style:style style:name="ce77"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style>
    <style:style style:name="ce78" style:family="table-cell" style:parent-style-name="Default">
      <style:table-cell-properties style:text-align-source="fix" style:repeat-content="false" fo:background-color="transparent" fo:wrap-option="wrap" style:direction="ltr" style:rotation-angle="0" style:rotation-align="none" style:shrink-to-fit="false" style:vertical-align="top"/>
      <style:paragraph-properties fo:text-align="center" fo:margin-left="0in" style:writing-mode="page"/>
    </style:style>
    <style:style style:name="ce79" style:family="table-cell" style:parent-style-name="Default">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style>
    <style:style style:name="ce80" style:family="table-cell" style:parent-style-name="Default">
      <style:table-cell-properties style:text-align-source="fix" style:repeat-content="false"/>
      <style:paragraph-properties fo:text-align="center" fo:margin-left="0in"/>
    </style:style>
    <style:style style:name="ce81" style:family="table-cell" style:parent-style-name="Default">
      <style:table-cell-properties style:text-align-source="fix" style:repeat-content="false" fo:background-color="transparent" style:rotation-align="none"/>
      <style:paragraph-properties fo:text-align="center" fo:margin-left="0in"/>
    </style:style>
    <style:style style:name="ce8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in" style:writing-mode="page"/>
      <style:text-properties fo:font-weight="bold" style:font-weight-asian="bold" style:font-weight-complex="bold"/>
    </style:style>
    <style:style style:name="ce83" style:family="table-cell" style:parent-style-name="Default">
      <style:table-cell-properties fo:wrap-option="wrap" style:vertical-align="top"/>
    </style:style>
    <style:style style:name="ce8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gr1" style:family="graphic">
      <style:graphic-properties draw:ole-draw-aspect="1"/>
    </style:style>
    <style:style style:name="T1"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au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text:p>Ladattu</text:p>
          </table:table-cell>
          <table:table-cell table:style-name="ce1" office:value-type="string">
            <text:p>Author (1st only)</text:p>
          </table:table-cell>
          <table:table-cell table:style-name="ce1" office:value-type="string">
            <text:p>Title</text:p>
          </table:table-cell>
          <table:table-cell table:style-name="ce1" office:value-type="string">
            <text:p>Publication</text:p>
          </table:table-cell>
          <table:table-cell table:style-name="ce1" office:value-type="string">
            <text:p>Year</text:p>
          </table:table-cell>
          <table:table-cell table:style-name="ce1" office:value-type="string">
            <text:p>Source</text:p>
          </table:table-cell>
          <table:table-cell table:style-name="ce1" office:value-type="string">
            <text:p>Keywords</text:p>
          </table:table-cell>
          <table:table-cell table:style-name="ce1" office:value-type="string">
            <text:p>Notes</text:p>
          </table:table-cell>
          <table:table-cell table:style-name="ce1" table:number-columns-repeated="1016"/>
        </table:table-row>
        <table:table-row table:style-name="ro2">
          <table:table-cell table:style-name="ce2" office:value-type="string">
            <text:p>Hyvän oloisia:</text:p>
          </table:table-cell>
          <table:table-cell table:style-name="ce2" table:number-columns-repeated="1023"/>
        </table:table-row>
        <table:table-row table:style-name="ro1">
          <table:table-cell table:style-name="ce3" office:value-type="string">
            <text:p>x</text:p>
          </table:table-cell>
          <table:table-cell office:value-type="string">
            <text:p>Fry, C. </text:p>
          </table:table-cell>
          <table:table-cell table:style-name="ce9" office:value-type="string">
            <text:p>Large Scale Agile Transformation in an On-Demand World</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transformation</text:p>
          </table:table-cell>
          <table:table-cell office:value-type="string">
            <text:p>Salesforce.com; Why we chose to move to an agile process, how we accomplished the transformation and what we learned from applying agile at scale</text:p>
          </table:table-cell>
          <table:table-cell table:number-columns-repeated="1016"/>
        </table:table-row>
        <table:table-row table:style-name="ro1">
          <table:table-cell table:style-name="ce3" office:value-type="string">
            <text:p>x</text:p>
          </table:table-cell>
          <table:table-cell office:value-type="string">
            <text:p>Maples, C. </text:p>
          </table:table-cell>
          <table:table-cell table:style-name="ce9" office:value-type="string">
            <text:p>Enterprise Agile Transformation: The Two-Year Wall</text:p>
          </table:table-cell>
          <table:table-cell office:value-type="string">
            <text:p>Agile Conference, 2009. AGILE '09</text:p>
          </table:table-cell>
          <table:table-cell office:value-type="float" office:value="2009">
            <text:p>2009</text:p>
          </table:table-cell>
          <table:table-cell office:value-type="string">
            <text:p>IEEE Xplore</text:p>
          </table:table-cell>
          <table:table-cell office:value-type="string">
            <text:p>agile transformation, agile large change</text:p>
          </table:table-cell>
          <table:table-cell office:value-type="string">
            <text:p>Borland; What happens after the success stories have been told?</text:p>
          </table:table-cell>
          <table:table-cell table:number-columns-repeated="1016"/>
        </table:table-row>
        <table:table-row table:style-name="ro1">
          <table:table-cell table:style-name="ce3"/>
          <table:table-cell office:value-type="string">
            <text:p>Read, A.</text:p>
          </table:table-cell>
          <table:table-cell table:style-name="ce9" office:value-type="string">
            <text:p>The Many Lives of an Agile Story: Design Processes, Design Products, and Understandings in a Large-Scale Agile Development Project </text:p>
          </table:table-cell>
          <table:table-cell office:value-type="string">
            <text:p>System Science (HICSS), 2012 45th Hawaii International Conference on</text:p>
          </table:table-cell>
          <table:table-cell office:value-type="float" office:value="2012">
            <text:p>2012</text:p>
          </table:table-cell>
          <table:table-cell office:value-type="string">
            <text:p>IEEE Xplore</text:p>
          </table:table-cell>
          <table:table-cell office:value-type="string">
            <text:p>agile transformation</text:p>
          </table:table-cell>
          <table:table-cell office:value-type="string">
            <text:p>Vain yksi tiimi, ei transformaatiota</text:p>
          </table:table-cell>
          <table:table-cell table:number-columns-repeated="1016"/>
        </table:table-row>
        <table:table-row table:style-name="ro1">
          <table:table-cell table:style-name="ce4" office:value-type="string">
            <text:p>x</text:p>
          </table:table-cell>
          <table:table-cell table:style-name="ce8" office:value-type="string">
            <text:p>Benefield, G. </text:p>
          </table:table-cell>
          <table:table-cell table:style-name="ce10" office:value-type="string">
            <text:p>Rolling Out Agile in a Large Enterprise </text:p>
          </table:table-cell>
          <table:table-cell table:style-name="ce8" office:value-type="string">
            <text:p>Hawaii International Conference on System Sciences, Proceedings of the 41st Annual</text:p>
          </table:table-cell>
          <table:table-cell table:style-name="ce8" office:value-type="float" office:value="2008">
            <text:p>2008</text:p>
          </table:table-cell>
          <table:table-cell table:style-name="ce8" office:value-type="string">
            <text:p>IEEE Xplore</text:p>
          </table:table-cell>
          <table:table-cell table:style-name="ce8" office:value-type="string">
            <text:p>agile large enterprise</text:p>
          </table:table-cell>
          <table:table-cell table:style-name="ce8" office:value-type="string">
            <text:p>Hiukan epätieteellinen</text:p>
          </table:table-cell>
          <table:table-cell table:style-name="ce8" table:number-columns-repeated="1016"/>
        </table:table-row>
        <table:table-row table:style-name="ro1">
          <table:table-cell table:style-name="ce4" office:value-type="string">
            <text:p>x</text:p>
          </table:table-cell>
          <table:table-cell table:style-name="ce8" office:value-type="string">
            <text:p>Benefield, R.</text:p>
          </table:table-cell>
          <table:table-cell table:style-name="ce10" office:value-type="string">
            <text:p>Seven Dimensions of Agile Maturity in the Global Enterprise: A Case Study </text:p>
          </table:table-cell>
          <table:table-cell table:style-name="ce8" office:value-type="string">
            <text:p>System Sciences (HICSS), 2010 43rd Hawaii International Conference on</text:p>
          </table:table-cell>
          <table:table-cell table:style-name="ce8" office:value-type="float" office:value="2010">
            <text:p>2010</text:p>
          </table:table-cell>
          <table:table-cell table:style-name="ce8" office:value-type="string">
            <text:p>IEEE Xplore</text:p>
          </table:table-cell>
          <table:table-cell table:style-name="ce8" office:value-type="string">
            <text:p>agile large enterprise</text:p>
          </table:table-cell>
          <table:table-cell table:style-name="ce8" office:value-type="string">
            <text:p>Vaikuttaa hyvältä ja analyyttiselta, Large/Global enterprise (paljon [yleisiä] viitteitä)</text:p>
          </table:table-cell>
          <table:table-cell table:style-name="ce8" table:number-columns-repeated="1016"/>
        </table:table-row>
        <table:table-row table:style-name="ro1">
          <table:table-cell table:style-name="ce4"/>
          <table:table-cell table:style-name="ce8" office:value-type="string">
            <text:p>Greening, D.R.</text:p>
          </table:table-cell>
          <table:table-cell table:style-name="ce10" office:value-type="string">
            <text:p>Enterprise Scrum: Scaling Scrum to the Executive Level </text:p>
          </table:table-cell>
          <table:table-cell table:style-name="ce8" office:value-type="string">
            <text:p>System Sciences (HICSS), 2010 43rd Hawaii International Conference on</text:p>
          </table:table-cell>
          <table:table-cell table:style-name="ce8" office:value-type="float" office:value="2010">
            <text:p>2010</text:p>
          </table:table-cell>
          <table:table-cell table:style-name="ce8" office:value-type="string">
            <text:p>IEEE Xplore</text:p>
          </table:table-cell>
          <table:table-cell table:style-name="ce8" office:value-type="string">
            <text:p>agile large enterprise</text:p>
          </table:table-cell>
          <table:table-cell table:style-name="ce8" office:value-type="string">
            <text:p>Enterprise/Executive</text:p>
          </table:table-cell>
          <table:table-cell table:style-name="ce8" table:number-columns-repeated="1016"/>
        </table:table-row>
        <table:table-row table:style-name="ro1">
          <table:table-cell table:style-name="ce3"/>
          <table:table-cell office:value-type="string">
            <text:p>Goos, J. </text:p>
          </table:table-cell>
          <table:table-cell table:style-name="ce9" office:value-type="string">
            <text:p>An Ericsson Example of Enterprise Class Agility</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large enterprise</text:p>
          </table:table-cell>
          <table:table-cell office:value-type="string">
            <text:p>Agile introduction, many teams</text:p>
          </table:table-cell>
          <table:table-cell table:number-columns-repeated="1016"/>
        </table:table-row>
        <table:table-row table:style-name="ro1">
          <table:table-cell table:style-name="ce3"/>
          <table:table-cell office:value-type="string">
            <text:p>Hildenbrand, T. </text:p>
          </table:table-cell>
          <table:table-cell table:style-name="ce9" office:value-type="string">
            <text:p>Agile Methodologies for Distributed Collaborative Development of Enterprise Applications</text:p>
          </table:table-cell>
          <table:table-cell office:value-type="string">
            <text:p>Complex, Intelligent and Software Intensive Systems, 2008. CISIS 2008. International Conference on</text:p>
          </table:table-cell>
          <table:table-cell office:value-type="float" office:value="2008">
            <text:p>2008</text:p>
          </table:table-cell>
          <table:table-cell office:value-type="string">
            <text:p>IEEE Xplore</text:p>
          </table:table-cell>
          <table:table-cell office:value-type="string">
            <text:p>agile large enterprise</text:p>
          </table:table-cell>
          <table:table-cell office:value-type="string">
            <text:p>XP and large organizations (katso viitteet)</text:p>
          </table:table-cell>
          <table:table-cell table:number-columns-repeated="1016"/>
        </table:table-row>
        <table:table-row table:style-name="ro1">
          <table:table-cell table:style-name="ce4"/>
          <table:table-cell table:style-name="ce8" office:value-type="string">
            <text:p>Bass, J.M. </text:p>
          </table:table-cell>
          <table:table-cell table:style-name="ce10" office:value-type="string">
            <text:p>Influences on Agile Practice Tailoring in Enterprise Software Development </text:p>
          </table:table-cell>
          <table:table-cell table:style-name="ce8" office:value-type="string">
            <text:p>AGILE India (AGILE INDIA), 2012</text:p>
          </table:table-cell>
          <table:table-cell table:style-name="ce8" office:value-type="float" office:value="2012">
            <text:p>2012</text:p>
          </table:table-cell>
          <table:table-cell table:style-name="ce8" office:value-type="string">
            <text:p>IEEE Xplore</text:p>
          </table:table-cell>
          <table:table-cell table:style-name="ce8" office:value-type="string">
            <text:p>agile large enterprise</text:p>
          </table:table-cell>
          <table:table-cell table:style-name="ce8" table:number-columns-repeated="1017"/>
        </table:table-row>
        <table:table-row table:style-name="ro1">
          <table:table-cell table:style-name="ce3" office:value-type="string">
            <text:p>x</text:p>
          </table:table-cell>
          <table:table-cell office:value-type="string">
            <text:p>Boehm, B. </text:p>
          </table:table-cell>
          <table:table-cell table:style-name="ce9" office:value-type="string">
            <text:p>Management challenges to implementing agile processes in traditional development organizations </text:p>
          </table:table-cell>
          <table:table-cell office:value-type="string">
            <text:p>Software, IEEE, vol. 22, Issue: 5</text:p>
          </table:table-cell>
          <table:table-cell office:value-type="float" office:value="2005">
            <text:p>2005</text:p>
          </table:table-cell>
          <table:table-cell office:value-type="string">
            <text:p>IEEE Xplore</text:p>
          </table:table-cell>
          <table:table-cell office:value-type="string">
            <text:p>large scale agile</text:p>
          </table:table-cell>
          <table:table-cell office:value-type="string">
            <text:p>Lista organisatorillisista haasteista</text:p>
          </table:table-cell>
          <table:table-cell table:number-columns-repeated="1016"/>
        </table:table-row>
        <table:table-row table:style-name="ro1">
          <table:table-cell table:style-name="ce4"/>
          <table:table-cell table:style-name="ce8" office:value-type="string">
            <text:p>Reifer, D.J. </text:p>
          </table:table-cell>
          <table:table-cell table:style-name="ce10" office:value-type="string">
            <text:p>Scaling agile methods</text:p>
          </table:table-cell>
          <table:table-cell table:style-name="ce8" office:value-type="string">
            <text:p>Software, IEEE, vol. 20, Issue: 4</text:p>
          </table:table-cell>
          <table:table-cell table:style-name="ce8" office:value-type="float" office:value="2003">
            <text:p>2003</text:p>
          </table:table-cell>
          <table:table-cell table:style-name="ce8" office:value-type="string">
            <text:p>IEEE Xplore</text:p>
          </table:table-cell>
          <table:table-cell table:style-name="ce8" office:value-type="string">
            <text:p>large scale agile</text:p>
          </table:table-cell>
          <table:table-cell table:style-name="ce8" office:value-type="string">
            <text:p>Vissiin spekulatiivinen, ei tietoa varsinaisista tuloksista</text:p>
          </table:table-cell>
          <table:table-cell table:style-name="ce8" table:number-columns-repeated="1016"/>
        </table:table-row>
        <table:table-row table:style-name="ro1">
          <table:table-cell table:style-name="ce4"/>
          <table:table-cell table:style-name="ce8" office:value-type="string">
            <text:p>Blau, B. </text:p>
          </table:table-cell>
          <table:table-cell table:style-name="ce10" office:value-type="string">
            <text:p>Product Line Engineering in Large-Scale Lean and Agile Software Product Development Environments - Towards a Hybrid Approach to Decentral Control and Managed Reuse </text:p>
          </table:table-cell>
          <table:table-cell table:style-name="ce8" office:value-type="string">
            <text:p>Availability, Reliability and Security (ARES), 2011 Sixth International Conference on</text:p>
          </table:table-cell>
          <table:table-cell table:style-name="ce8" office:value-type="float" office:value="2011">
            <text:p>2011</text:p>
          </table:table-cell>
          <table:table-cell table:style-name="ce8" office:value-type="string">
            <text:p>IEEE Xplore</text:p>
          </table:table-cell>
          <table:table-cell table:style-name="ce8" office:value-type="string">
            <text:p>large scale agile</text:p>
          </table:table-cell>
          <table:table-cell table:style-name="ce8" office:value-type="string">
            <text:p>Relevantteja pointteja large-scalesta, ei välttämättä transformaationäkökulmaa</text:p>
          </table:table-cell>
          <table:table-cell table:style-name="ce8" table:number-columns-repeated="1016"/>
        </table:table-row>
        <table:table-row table:style-name="ro1">
          <table:table-cell table:style-name="ce3"/>
          <table:table-cell office:value-type="string">
            <text:p>Lee, E.C. </text:p>
          </table:table-cell>
          <table:table-cell table:style-name="ce9" office:value-type="string">
            <text:p>Forming to Performing: Transitioning Large-Scale Project Into Agile</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large scale agile</text:p>
          </table:table-cell>
          <table:table-cell office:value-type="string">
            <text:p>Case study, melko naulan kantaan aiheeseen nähden, Tuckman's model</text:p>
          </table:table-cell>
          <table:table-cell table:number-columns-repeated="1016"/>
        </table:table-row>
        <table:table-row table:style-name="ro1">
          <table:table-cell table:style-name="ce3"/>
          <table:table-cell office:value-type="string">
            <text:p>Moore, E.</text:p>
          </table:table-cell>
          <table:table-cell table:style-name="ce9" office:value-type="string">
            <text:p>Scaling Agile: Finding your Agile Tribe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large scale agile, agile large change</text:p>
          </table:table-cell>
          <table:table-cell office:value-type="string">
            <text:p>Case study of a large agile organization, ei suoranaista transformaation tarkasteula</text:p>
          </table:table-cell>
          <table:table-cell table:number-columns-repeated="1016"/>
        </table:table-row>
        <table:table-row table:style-name="ro1">
          <table:table-cell table:style-name="ce3"/>
          <table:table-cell office:value-type="string">
            <text:p>Laanti, M. </text:p>
          </table:table-cell>
          <table:table-cell table:style-name="ce9" office:value-type="string">
            <text:p>Implementing Program Model with Agile Principles in a Large Software Development Organization </text:p>
          </table:table-cell>
          <table:table-cell office:value-type="string">
            <text:p>Computer Software and Applications, 32nd COMPSAC '08. Annual IEEE International</text:p>
          </table:table-cell>
          <table:table-cell office:value-type="float" office:value="2008">
            <text:p>2008</text:p>
          </table:table-cell>
          <table:table-cell office:value-type="string">
            <text:p>IEEE Xplore</text:p>
          </table:table-cell>
          <table:table-cell office:value-type="string">
            <text:p>large scale agile</text:p>
          </table:table-cell>
          <table:table-cell office:value-type="string">
            <text:p>Case study, huomioi itse transformaatiota myös</text:p>
          </table:table-cell>
          <table:table-cell table:number-columns-repeated="1016"/>
        </table:table-row>
        <table:table-row table:style-name="ro1">
          <table:table-cell table:style-name="ce5"/>
          <table:table-cell table:style-name="ce7" office:value-type="string">
            <text:p>Kettunen, P.</text:p>
          </table:table-cell>
          <table:table-cell table:style-name="ce7" office:value-type="string">
            <text:p>Combining agile software projects and large-scale organizational agility</text:p>
          </table:table-cell>
          <table:table-cell table:style-name="ce7" office:value-type="string">
            <text:p>Software Process: Improvement and Practice, vol. 13 Issue 2</text:p>
          </table:table-cell>
          <table:table-cell table:style-name="ce7" office:value-type="float" office:value="2008">
            <text:p>2008</text:p>
          </table:table-cell>
          <table:table-cell table:style-name="ce7" office:value-type="string">
            <text:p>references</text:p>
          </table:table-cell>
          <table:table-cell table:style-name="ce7"/>
          <table:table-cell table:style-name="ce7" office:value-type="string">
            <text:p>Pragmatic suggestions on applying agile in large NPD organizations</text:p>
          </table:table-cell>
          <table:table-cell table:style-name="ce7" table:number-columns-repeated="1016"/>
        </table:table-row>
        <table:table-row table:style-name="ro1">
          <table:table-cell table:style-name="ce4" office:value-type="string">
            <text:p>print</text:p>
          </table:table-cell>
          <table:table-cell table:style-name="ce8" office:value-type="string">
            <text:p>Lindvall, M. </text:p>
          </table:table-cell>
          <table:table-cell table:style-name="ce10" office:value-type="string">
            <text:p>Agile software development in large organizations </text:p>
          </table:table-cell>
          <table:table-cell table:style-name="ce8" office:value-type="string">
            <text:p>Computer, IEEE, vol 37, issue: 12</text:p>
          </table:table-cell>
          <table:table-cell table:style-name="ce8" office:value-type="float" office:value="2004">
            <text:p>2004</text:p>
          </table:table-cell>
          <table:table-cell table:style-name="ce8" office:value-type="string">
            <text:p>IEEE Xplore</text:p>
          </table:table-cell>
          <table:table-cell table:style-name="ce8" office:value-type="string">
            <text:p>agile large organization</text:p>
          </table:table-cell>
          <table:table-cell table:style-name="ce8" office:value-type="string">
            <text:p>Lessons learned from pilot projects in large enterprises, business drivers leading to evaluating agile methods</text:p>
          </table:table-cell>
          <table:table-cell table:style-name="ce8" table:number-columns-repeated="1016"/>
        </table:table-row>
        <table:table-row table:style-name="ro1">
          <table:table-cell table:style-name="ce3" office:value-type="string">
            <text:p>x</text:p>
          </table:table-cell>
          <table:table-cell office:value-type="string">
            <text:p>Tudor, D. </text:p>
          </table:table-cell>
          <table:table-cell table:style-name="ce9" office:value-type="string">
            <text:p>Using an agile approach in a large, traditional organization</text:p>
          </table:table-cell>
          <table:table-cell office:value-type="string">
            <text:p>Agile Conference, 2006</text:p>
          </table:table-cell>
          <table:table-cell office:value-type="float" office:value="2006">
            <text:p>2006</text:p>
          </table:table-cell>
          <table:table-cell office:value-type="string">
            <text:p>IEEE Xplore</text:p>
          </table:table-cell>
          <table:table-cell office:value-type="string">
            <text:p>agile large organization, agile large change</text:p>
          </table:table-cell>
          <table:table-cell office:value-type="string">
            <text:p>Incorporating DSDM in a "traditional" software organization. Kuvaus stepeistä, vähemmän pohdintaa</text:p>
          </table:table-cell>
          <table:table-cell table:number-columns-repeated="1016"/>
        </table:table-row>
        <table:table-row table:style-name="ro1">
          <table:table-cell table:style-name="ce4"/>
          <table:table-cell table:style-name="ce8" office:value-type="string">
            <text:p>Kahkonen, T. </text:p>
          </table:table-cell>
          <table:table-cell table:style-name="ce10" office:value-type="string">
            <text:p>Agile methods for large organizations - building communities of practice </text:p>
          </table:table-cell>
          <table:table-cell table:style-name="ce8" office:value-type="string">
            <text:p>Agile Development Conference, 2004</text:p>
          </table:table-cell>
          <table:table-cell table:style-name="ce8" office:value-type="float" office:value="2004">
            <text:p>2004</text:p>
          </table:table-cell>
          <table:table-cell table:style-name="ce8" office:value-type="string">
            <text:p>IEEE Xplore</text:p>
          </table:table-cell>
          <table:table-cell table:style-name="ce8" office:value-type="string">
            <text:p>agile large organization</text:p>
          </table:table-cell>
          <table:table-cell table:style-name="ce8" office:value-type="string">
            <text:p>Using Communities of Practices theory in a large organization</text:p>
          </table:table-cell>
          <table:table-cell table:style-name="ce8" table:number-columns-repeated="1016"/>
        </table:table-row>
        <table:table-row table:style-name="ro1">
          <table:table-cell table:style-name="ce3"/>
          <table:table-cell office:value-type="string">
            <text:p>Lan Cao </text:p>
          </table:table-cell>
          <table:table-cell table:style-name="ce9" office:value-type="string">
            <text:p>How extreme does extreme programming have to be? Adapting XP practices to large-scale projects </text:p>
          </table:table-cell>
          <table:table-cell office:value-type="string">
            <text:p>System Sciences, 2004. Proceedings of the 37th Annual Hawaii International Conference on</text:p>
          </table:table-cell>
          <table:table-cell office:value-type="float" office:value="2004">
            <text:p>2004</text:p>
          </table:table-cell>
          <table:table-cell office:value-type="string">
            <text:p>IEEE Xplore</text:p>
          </table:table-cell>
          <table:table-cell office:value-type="string">
            <text:p>large scale agile</text:p>
          </table:table-cell>
          <table:table-cell office:value-type="string">
            <text:p>Comparing small-scale XP to large-scale projects</text:p>
          </table:table-cell>
          <table:table-cell table:number-columns-repeated="1016"/>
        </table:table-row>
        <table:table-row table:style-name="ro1">
          <table:table-cell table:style-name="ce4"/>
          <table:table-cell table:style-name="ce8" office:value-type="string">
            <text:p>Ryan, J.J. </text:p>
          </table:table-cell>
          <table:table-cell table:style-name="ce10" office:value-type="string">
            <text:p>The Price of Agile Is Eternal Vigilance</text:p>
          </table:table-cell>
          <table:table-cell table:style-name="ce8" office:value-type="string">
            <text:p>Agile, 2008. AGILE '08. Conference</text:p>
          </table:table-cell>
          <table:table-cell table:style-name="ce8" office:value-type="float" office:value="2008">
            <text:p>2008</text:p>
          </table:table-cell>
          <table:table-cell table:style-name="ce8" office:value-type="string">
            <text:p>IEEE Xplore</text:p>
          </table:table-cell>
          <table:table-cell table:style-name="ce8" office:value-type="string">
            <text:p>large scale agile</text:p>
          </table:table-cell>
          <table:table-cell table:style-name="ce8" office:value-type="string">
            <text:p>Practices to follow when extending an agile approach over an increasing number of teams; Case study ja lista käytäntöjä</text:p>
          </table:table-cell>
          <table:table-cell table:style-name="ce8" table:number-columns-repeated="1016"/>
        </table:table-row>
        <table:table-row table:style-name="ro1">
          <table:table-cell table:style-name="ce3"/>
          <table:table-cell office:value-type="string">
            <text:p>Abernathy, P. </text:p>
          </table:table-cell>
          <table:table-cell table:style-name="ce9" office:value-type="string">
            <text:p>Hook, Line and Sinker: The Role of Line Management in Relation to Agile Teams </text:p>
          </table:table-cell>
          <table:table-cell office:value-type="string">
            <text:p>Agile Conference, 2009. AGILE '09.</text:p>
          </table:table-cell>
          <table:table-cell office:value-type="float" office:value="2009">
            <text:p>2009</text:p>
          </table:table-cell>
          <table:table-cell office:value-type="string">
            <text:p>IEEE Xplore</text:p>
          </table:table-cell>
          <table:table-cell office:value-type="string">
            <text:p>large scale agile, agile large change</text:p>
          </table:table-cell>
          <table:table-cell office:value-type="string">
            <text:p>A change to agile (in a large enterprise); Case study - raportti - lista oleellisia käytäntöjä ja vaikuttavia tekijöitä</text:p>
          </table:table-cell>
          <table:table-cell table:number-columns-repeated="1016"/>
        </table:table-row>
        <table:table-row table:style-name="ro1">
          <table:table-cell table:style-name="ce4"/>
          <table:table-cell table:style-name="ce8" office:value-type="string">
            <text:p>Koehnemann, H. </text:p>
          </table:table-cell>
          <table:table-cell table:style-name="ce10" office:value-type="string">
            <text:p>Experiences Applying Agile Practices to Large Systems</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large scale agile</text:p>
          </table:table-cell>
          <table:table-cell table:style-name="ce8" office:value-type="string">
            <text:p>Large system characteristics; List of good practices; Tämän pitäisi olla useasta large-scale projektista, mutta tutkimusmenetelmiä ei paljoa kuvata sen enempää.</text:p>
          </table:table-cell>
          <table:table-cell table:style-name="ce8" table:number-columns-repeated="1016"/>
        </table:table-row>
        <table:table-row table:style-name="ro1">
          <table:table-cell table:style-name="ce3"/>
          <table:table-cell office:value-type="string">
            <text:p>Hallikainen, M. </text:p>
          </table:table-cell>
          <table:table-cell table:style-name="ce9" office:value-type="string">
            <text:p>Experiences on Agile Seating, Facilities and Solutions: Multisite Environment </text:p>
          </table:table-cell>
          <table:table-cell office:value-type="string">
            <text:p>Global Software Engineering (ICGSE), 2011 6th IEEE International Conference on</text:p>
          </table:table-cell>
          <table:table-cell office:value-type="float" office:value="2011">
            <text:p>2011</text:p>
          </table:table-cell>
          <table:table-cell office:value-type="string">
            <text:p>IEEE Xplore</text:p>
          </table:table-cell>
          <table:table-cell office:value-type="string">
            <text:p>large scale agile</text:p>
          </table:table-cell>
          <table:table-cell office:value-type="string">
            <text:p>List of practices</text:p>
          </table:table-cell>
          <table:table-cell table:number-columns-repeated="1016"/>
        </table:table-row>
        <table:table-row table:style-name="ro1">
          <table:table-cell table:style-name="ce3"/>
          <table:table-cell office:value-type="string">
            <text:p>Spayd, M.K. </text:p>
          </table:table-cell>
          <table:table-cell table:style-name="ce9" office:value-type="string">
            <text:p>Evolving agile in the enterprise: implementing XP on a grand scale</text:p>
          </table:table-cell>
          <table:table-cell office:value-type="string">
            <text:p>Agile Development Conference, 2003. ADC 2003. Proceedings of the</text:p>
          </table:table-cell>
          <table:table-cell office:value-type="float" office:value="2003">
            <text:p>2003</text:p>
          </table:table-cell>
          <table:table-cell office:value-type="string">
            <text:p>IEEE Xplore</text:p>
          </table:table-cell>
          <table:table-cell office:value-type="string">
            <text:p>agile large organization, agile large change</text:p>
          </table:table-cell>
          <table:table-cell office:value-type="string">
            <text:p>XP näkökulma; jonkun verran pohdintaa muutosjohtamisesta ja XP:n merkityksestä eri organisaation osiin</text:p>
          </table:table-cell>
          <table:table-cell table:number-columns-repeated="1016"/>
        </table:table-row>
        <table:table-row table:style-name="ro1">
          <table:table-cell table:style-name="ce3"/>
          <table:table-cell office:value-type="string">
            <text:p>Seffernick, T.R. </text:p>
          </table:table-cell>
          <table:table-cell table:style-name="ce9" office:value-type="string">
            <text:p>Enabling Agile in a Large Organization Our Journey Down the Yellow Brick Road </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large organization</text:p>
          </table:table-cell>
          <table:table-cell office:value-type="string">
            <text:p>Kuvays suuren organisaation transformaatiosta; Ei juurikaan erotella mitä agiileja menetelmiä käytettiin / mikä tekee agiilin</text:p>
          </table:table-cell>
          <table:table-cell table:number-columns-repeated="1016"/>
        </table:table-row>
        <table:table-row table:style-name="ro1">
          <table:table-cell table:style-name="ce4"/>
          <table:table-cell table:style-name="ce8" office:value-type="string">
            <text:p>Moore, E. </text:p>
          </table:table-cell>
          <table:table-cell table:style-name="ce10" office:value-type="string">
            <text:p>Influence of Large-Scale Organization Structures on Leadership Behaviors</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agile large organization</text:p>
          </table:table-cell>
          <table:table-cell table:style-name="ce8" office:value-type="string">
            <text:p>Agiili ja johtajuus isossa organisaatiossa (30 --&gt; 300 henkilöä)</text:p>
          </table:table-cell>
          <table:table-cell table:style-name="ce8" table:number-columns-repeated="1016"/>
        </table:table-row>
        <table:table-row table:style-name="ro1">
          <table:table-cell table:style-name="ce5" office:value-type="string">
            <text:p>x</text:p>
          </table:table-cell>
          <table:table-cell table:style-name="ce7" office:value-type="string">
            <text:p>Brown, A. W.</text:p>
          </table:table-cell>
          <table:table-cell table:style-name="ce7" office:value-type="string">
            <text:p>A Case Study in Agile-at-Scale Delivery</text:p>
          </table:table-cell>
          <table:table-cell table:style-name="ce7" office:value-type="string">
            <text:p>Agile Processes in Software Engineering and Extreme Programming - 12th International Conference, XP 2011, Madrid, Spain, May 10-13, 2011. Proceedings</text:p>
          </table:table-cell>
          <table:table-cell table:style-name="ce7" office:value-type="float" office:value="2011">
            <text:p>2011</text:p>
          </table:table-cell>
          <table:table-cell table:style-name="ce7" office:value-type="string">
            <text:p>Springer Link</text:p>
          </table:table-cell>
          <table:table-cell table:style-name="ce7" office:value-type="string">
            <text:p>large scale agile</text:p>
          </table:table-cell>
          <table:table-cell table:style-name="ce7" office:value-type="string">
            <text:p>Agility-at-scale</text:p>
          </table:table-cell>
          <table:table-cell table:style-name="ce7" table:number-columns-repeated="1016"/>
        </table:table-row>
        <table:table-row table:style-name="ro1">
          <table:table-cell table:style-name="ce5" office:value-type="string">
            <text:p>print</text:p>
          </table:table-cell>
          <table:table-cell table:style-name="ce7" office:value-type="string">
            <text:p>Tureček, T.</text:p>
          </table:table-cell>
          <table:table-cell table:style-name="ce7" office:value-type="string">
            <text:p>Energy Project Story: From Waterfall to Distributed Agile</text:p>
          </table:table-cell>
          <table:table-cell table:style-name="ce7" office:value-type="string">
            <text:p>Agile Processes in Software Engineering and Extreme Programming Lecture Notes in Business Information Processing, 2010, Volume 48, Part 3, 362-371</text:p>
          </table:table-cell>
          <table:table-cell table:style-name="ce7" office:value-type="float" office:value="2010">
            <text:p>2010</text:p>
          </table:table-cell>
          <table:table-cell table:style-name="ce7" office:value-type="string">
            <text:p>Springer Link</text:p>
          </table:table-cell>
          <table:table-cell table:style-name="ce7" office:value-type="string">
            <text:p>transition pub:(extreme programming)</text:p>
          </table:table-cell>
          <table:table-cell table:style-name="ce7" office:value-type="string">
            <text:p>Maria antoi aluksi</text:p>
          </table:table-cell>
          <table:table-cell table:style-name="ce7" table:number-columns-repeated="1016"/>
        </table:table-row>
        <table:table-row table:style-name="ro1" table:number-rows-repeated="4">
          <table:table-cell table:style-name="ce3"/>
          <table:table-cell table:number-columns-repeated="1023"/>
        </table:table-row>
        <table:table-row table:style-name="ro2">
          <table:table-cell table:style-name="ce6" office:value-type="string">
            <text:p>Kirjoja?:</text:p>
          </table:table-cell>
          <table:table-cell table:style-name="ce2" table:number-columns-repeated="1023"/>
        </table:table-row>
        <table:table-row table:style-name="ro1">
          <table:table-cell table:style-name="ce3"/>
          <table:table-cell office:value-type="string">
            <text:p>Eckstein Jutta</text:p>
          </table:table-cell>
          <table:table-cell office:value-type="string">
            <text:p>Agile Software Development in the large: Diving into the deep</text:p>
          </table:table-cell>
          <table:table-cell office:value-type="string">
            <text:p>ISBN 0-932633-57-9</text:p>
          </table:table-cell>
          <table:table-cell office:value-type="float" office:value="2004">
            <text:p>2004</text:p>
          </table:table-cell>
          <table:table-cell table:number-columns-repeated="1019"/>
        </table:table-row>
        <table:table-row table:style-name="ro3">
          <table:table-cell table:style-name="ce3"/>
          <table:table-cell office:value-type="string">
            <text:p>Leffingwell Dean</text:p>
          </table:table-cell>
          <table:table-cell table:style-name="ce11" office:value-type="string">
            <text:p>Scaling Software Agility: Best Practices for Large Enterprises</text:p>
          </table:table-cell>
          <table:table-cell office:value-type="string">
            <text:p>ISBN-10: 0321458192</text:p>
          </table:table-cell>
          <table:table-cell office:value-type="float" office:value="2007">
            <text:p>2007</text:p>
          </table:table-cell>
          <table:table-cell table:number-columns-repeated="1019"/>
        </table:table-row>
        <table:table-row table:style-name="ro3">
          <table:table-cell table:style-name="ce3"/>
          <table:table-cell office:value-type="string">
            <text:p>Schwaber Ken</text:p>
          </table:table-cell>
          <table:table-cell table:style-name="ce11" office:value-type="string">
            <text:p>Agile Program Management with Scrum</text:p>
          </table:table-cell>
          <table:table-cell office:value-type="string">
            <text:p>ISBN-10: 073561993X</text:p>
          </table:table-cell>
          <table:table-cell office:value-type="float" office:value="2004">
            <text:p>2004</text:p>
          </table:table-cell>
          <table:table-cell table:number-columns-repeated="1019"/>
        </table:table-row>
        <table:table-row table:style-name="ro1">
          <table:table-cell table:style-name="ce3"/>
          <table:table-cell office:value-type="string">
            <text:p>Larman</text:p>
          </table:table-cell>
          <table:table-cell table:style-name="ce11"/>
          <table:table-cell table:number-columns-repeated="1021"/>
        </table:table-row>
        <table:table-row table:style-name="ro3">
          <table:table-cell table:style-name="ce3"/>
          <table:table-cell office:value-type="string">
            <text:p>Conner, Daryl</text:p>
          </table:table-cell>
          <table:table-cell table:style-name="ce11" office:value-type="string">
            <text:p>Managing at the Speed of Change</text:p>
          </table:table-cell>
          <table:table-cell office:value-type="string">
            <text:p>Random House, New York</text:p>
          </table:table-cell>
          <table:table-cell office:value-type="float" office:value="1992">
            <text:p>1992</text:p>
          </table:table-cell>
          <table:table-cell table:number-columns-repeated="1019"/>
        </table:table-row>
        <table:table-row table:style-name="ro3">
          <table:table-cell table:style-name="ce3"/>
          <table:table-cell office:value-type="string">
            <text:p>Kotter, John</text:p>
          </table:table-cell>
          <table:table-cell table:style-name="ce11" office:value-type="string">
            <text:p>Leading Change</text:p>
          </table:table-cell>
          <table:table-cell office:value-type="string">
            <text:p>The Free Press, New York</text:p>
          </table:table-cell>
          <table:table-cell office:value-type="float" office:value="1995">
            <text:p>1995</text:p>
          </table:table-cell>
          <table:table-cell table:number-columns-repeated="1019"/>
        </table:table-row>
        <table:table-row table:style-name="ro3">
          <table:table-cell table:style-name="ce3"/>
          <table:table-cell office:value-type="string">
            <text:p>Bridges, William</text:p>
          </table:table-cell>
          <table:table-cell table:style-name="ce11" office:value-type="string">
            <text:p>Managing Transitions</text:p>
          </table:table-cell>
          <table:table-cell/>
          <table:table-cell office:value-type="float" office:value="2002">
            <text:p>2002</text:p>
          </table:table-cell>
          <table:table-cell table:number-columns-repeated="1019"/>
        </table:table-row>
        <table:table-row table:style-name="ro1" table:number-rows-repeated="2">
          <table:table-cell table:style-name="ce3"/>
          <table:table-cell table:number-columns-repeated="1023"/>
        </table:table-row>
        <table:table-row table:style-name="ro2">
          <table:table-cell table:style-name="ce2" office:value-type="string">
            <text:p>Harkintaa:</text:p>
          </table:table-cell>
          <table:table-cell table:style-name="ce2" table:number-columns-repeated="1023"/>
        </table:table-row>
        <table:table-row table:style-name="ro1">
          <table:table-cell table:style-name="ce3"/>
          <table:table-cell office:value-type="string">
            <text:p>Beavers, P.A. </text:p>
          </table:table-cell>
          <table:table-cell table:style-name="ce9" office:value-type="string">
            <text:p>Managing a Large "Agile" Software Engineering Organization</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transformation</text:p>
          </table:table-cell>
          <table:table-cell office:value-type="string">
            <text:p>Epätieteellinen, käytännön raportti</text:p>
          </table:table-cell>
          <table:table-cell table:number-columns-repeated="1016"/>
        </table:table-row>
        <table:table-row table:style-name="ro1">
          <table:table-cell table:style-name="ce4"/>
          <table:table-cell table:style-name="ce8" office:value-type="string">
            <text:p>Atlas, A.</text:p>
          </table:table-cell>
          <table:table-cell table:style-name="ce10" office:value-type="string">
            <text:p>Accidental Adoption: The Story of Scrum at Amazon.com </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agile transformation</text:p>
          </table:table-cell>
          <table:table-cell table:style-name="ce8" office:value-type="string">
            <text:p>Enemmän tarina kuin tieteellinen artikkeli. Pieni muutos, sillä tiimit olivat jo ennestään autonomisia</text:p>
          </table:table-cell>
          <table:table-cell table:style-name="ce8" table:number-columns-repeated="1016"/>
        </table:table-row>
        <table:table-row table:style-name="ro1">
          <table:table-cell table:style-name="ce3"/>
          <table:table-cell office:value-type="string">
            <text:p>Valade, R. </text:p>
          </table:table-cell>
          <table:table-cell table:style-name="ce9" office:value-type="string">
            <text:p>The Big Projects Always Fail: Taking an Enterprise Agile</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Lista käytäntöjä</text:p>
          </table:table-cell>
          <table:table-cell table:number-columns-repeated="1016"/>
        </table:table-row>
        <table:table-row table:style-name="ro1">
          <table:table-cell table:style-name="ce3"/>
          <table:table-cell office:value-type="string">
            <text:p>Goodman, D. </text:p>
          </table:table-cell>
          <table:table-cell table:style-name="ce9" office:value-type="string">
            <text:p>"It's Not the Pants, it's the People in the Pants" Learnings from the Gap Agile Transformation What Worked, How We Did it, and What Still Puzzles Us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Pain before - three success factors; Epätieteellinen</text:p>
          </table:table-cell>
          <table:table-cell table:number-columns-repeated="1016"/>
        </table:table-row>
        <table:table-row table:style-name="ro1">
          <table:table-cell table:style-name="ce3"/>
          <table:table-cell office:value-type="string">
            <text:p>Talby, D. </text:p>
          </table:table-cell>
          <table:table-cell table:style-name="ce9" office:value-type="string">
            <text:p>Governance of an agile software project </text:p>
          </table:table-cell>
          <table:table-cell office:value-type="string">
            <text:p>Software Development Governance, 2009. SDG '09. ICSE Workshop on</text:p>
          </table:table-cell>
          <table:table-cell office:value-type="float" office:value="2009">
            <text:p>2009</text:p>
          </table:table-cell>
          <table:table-cell office:value-type="string">
            <text:p>IEEE Xplore</text:p>
          </table:table-cell>
          <table:table-cell office:value-type="string">
            <text:p>agile large organization</text:p>
          </table:table-cell>
          <table:table-cell office:value-type="string">
            <text:p>Focusing on the governance (also, no transformation)</text:p>
          </table:table-cell>
          <table:table-cell table:number-columns-repeated="1016"/>
        </table:table-row>
        <table:table-row table:style-name="ro1">
          <table:table-cell table:style-name="ce3"/>
          <table:table-cell office:value-type="string">
            <text:p>Gat, I.</text:p>
          </table:table-cell>
          <table:table-cell table:style-name="ce9" office:value-type="string">
            <text:p>How BMC is scaling agile development </text:p>
          </table:table-cell>
          <table:table-cell office:value-type="string">
            <text:p>Agile Conference, 2006</text:p>
          </table:table-cell>
          <table:table-cell office:value-type="float" office:value="2006">
            <text:p>2006</text:p>
          </table:table-cell>
          <table:table-cell office:value-type="string">
            <text:p>IEEE Xplore</text:p>
          </table:table-cell>
          <table:table-cell office:value-type="string">
            <text:p>large scale agile</text:p>
          </table:table-cell>
          <table:table-cell office:value-type="string">
            <text:p>Melko samaa kuin muutkin raportit, ehkä tämä on vanhahko??</text:p>
          </table:table-cell>
          <table:table-cell table:number-columns-repeated="1016"/>
        </table:table-row>
        <table:table-row table:style-name="ro1">
          <table:table-cell table:style-name="ce3"/>
          <table:table-cell office:value-type="string">
            <text:p>Woodward, E. V. </text:p>
          </table:table-cell>
          <table:table-cell table:style-name="ce9" office:value-type="string">
            <text:p>Agile methods for software practice transformation</text:p>
          </table:table-cell>
          <table:table-cell office:value-type="string">
            <text:p>IBM Journal of Research and Development</text:p>
          </table:table-cell>
          <table:table-cell office:value-type="float" office:value="2010">
            <text:p>2010</text:p>
          </table:table-cell>
          <table:table-cell office:value-type="string">
            <text:p>IEEE Xplore</text:p>
          </table:table-cell>
          <table:table-cell office:value-type="string">
            <text:p>large scale agile</text:p>
          </table:table-cell>
          <table:table-cell office:value-type="string">
            <text:p>Ei saatavilla... Abstract vaikuttaa mielenkiintoiselta</text:p>
          </table:table-cell>
          <table:table-cell table:number-columns-repeated="1016"/>
        </table:table-row>
        <table:table-row table:style-name="ro1">
          <table:table-cell table:style-name="ce4"/>
          <table:table-cell table:style-name="ce8" office:value-type="string">
            <text:p>Paasivaara, M. </text:p>
          </table:table-cell>
          <table:table-cell table:style-name="ce10" office:value-type="string">
            <text:p>Scaling Scrum in a Large Distributed Project </text:p>
          </table:table-cell>
          <table:table-cell table:style-name="ce8" office:value-type="string">
            <text:p>Empirical Software Engineering and Measurement (ESEM), 2011 International Symposium on</text:p>
          </table:table-cell>
          <table:table-cell table:style-name="ce8" office:value-type="float" office:value="2011">
            <text:p>2011</text:p>
          </table:table-cell>
          <table:table-cell table:style-name="ce8" office:value-type="string">
            <text:p>IEEE Xplore</text:p>
          </table:table-cell>
          <table:table-cell table:style-name="ce8" office:value-type="string">
            <text:p>large scale agile</text:p>
          </table:table-cell>
          <table:table-cell table:style-name="ce8" office:value-type="string">
            <text:p>Koskettaako tämä haluttua aihepiiriä?</text:p>
          </table:table-cell>
          <table:table-cell table:style-name="ce8" table:number-columns-repeated="1016"/>
        </table:table-row>
        <table:table-row table:style-name="ro1">
          <table:table-cell table:style-name="ce4"/>
          <table:table-cell table:style-name="ce8" office:value-type="string">
            <text:p>Paasivaara, M. </text:p>
          </table:table-cell>
          <table:table-cell table:style-name="ce10" office:value-type="string">
            <text:p>Distributed Agile Development: Using Scrum in a Large Project</text:p>
          </table:table-cell>
          <table:table-cell table:style-name="ce8" office:value-type="string">
            <text:p>Global Software Engineering, 2008. ICGSE 2008. IEEE International Conference on</text:p>
          </table:table-cell>
          <table:table-cell table:style-name="ce8" office:value-type="float" office:value="2008">
            <text:p>2008</text:p>
          </table:table-cell>
          <table:table-cell table:style-name="ce8" office:value-type="string">
            <text:p>IEEE Xplore</text:p>
          </table:table-cell>
          <table:table-cell table:style-name="ce8" office:value-type="string">
            <text:p>large scale agile</text:p>
          </table:table-cell>
          <table:table-cell table:style-name="ce8" office:value-type="string">
            <text:p>Käytä myöhempää julkaisua</text:p>
          </table:table-cell>
          <table:table-cell table:style-name="ce8" table:number-columns-repeated="1016"/>
        </table:table-row>
        <table:table-row table:style-name="ro3">
          <table:table-cell table:style-name="ce4"/>
          <table:table-cell table:style-name="ce8" office:value-type="string">
            <text:p>Svensson, H.</text:p>
          </table:table-cell>
          <table:table-cell table:style-name="ce10" office:value-type="string">
            <text:p>Introducing an Agile Process in a Software Maintenance and Evolution Organization</text:p>
          </table:table-cell>
          <table:table-cell table:style-name="ce8" office:value-type="string">
            <text:p>Software Maintenance and Reengineering, 2005. CSMR 2005. Ninth European Conference on </text:p>
          </table:table-cell>
          <table:table-cell table:style-name="ce8" office:value-type="float" office:value="2005">
            <text:p>2005</text:p>
          </table:table-cell>
          <table:table-cell table:style-name="ce8" office:value-type="string">
            <text:p>IEEE Xplore</text:p>
          </table:table-cell>
          <table:table-cell table:style-name="ce8" office:value-type="string">
            <text:p>agile large organization</text:p>
          </table:table-cell>
          <table:table-cell table:style-name="ce8" office:value-type="string">
            <text:p>Case study of introducing only <text:span text:style-name="T1">one</text:span><text:span text:style-name="T2"> </text:span><text:span text:style-name="T2">team; </text:span><text:span text:style-name="T2">Challeng</text:span><text:span text:style-name="T2">es in a </text:span><text:span text:style-name="T2">large </text:span><text:span text:style-name="T2">organizat</text:span><text:span text:style-name="T2">ion with </text:span><text:span text:style-name="T2">depende</text:span><text:span text:style-name="T2">ncies</text:span></text:p>
          </table:table-cell>
          <table:table-cell table:style-name="ce8" table:number-columns-repeated="1016"/>
        </table:table-row>
        <table:table-row table:style-name="ro1">
          <table:table-cell table:style-name="ce3"/>
          <table:table-cell office:value-type="string">
            <text:p>Paasivaara, M.</text:p>
          </table:table-cell>
          <table:table-cell table:style-name="ce9" office:value-type="string">
            <text:p>Coaching Global Software Development Projects </text:p>
          </table:table-cell>
          <table:table-cell office:value-type="string">
            <text:p>Global Software Engineering (ICGSE), 2011 6th IEEE International Conference on </text:p>
          </table:table-cell>
          <table:table-cell office:value-type="float" office:value="2011">
            <text:p>2011</text:p>
          </table:table-cell>
          <table:table-cell office:value-type="string">
            <text:p>IEEE Xplore</text:p>
          </table:table-cell>
          <table:table-cell office:value-type="string">
            <text:p>agile large organization</text:p>
          </table:table-cell>
          <table:table-cell office:value-type="string">
            <text:p>Focus on coachin - not transformation?</text:p>
          </table:table-cell>
          <table:table-cell table:number-columns-repeated="1016"/>
        </table:table-row>
        <table:table-row table:style-name="ro1">
          <table:table-cell table:style-name="ce3"/>
          <table:table-cell office:value-type="string">
            <text:p>Karlstrom, D.</text:p>
          </table:table-cell>
          <table:table-cell table:style-name="ce9" office:value-type="string">
            <text:p>Combining Agile Methods with Stage-Gate Project Management</text:p>
          </table:table-cell>
          <table:table-cell office:value-type="string">
            <text:p>Software, IEEE, vol. 22 , Issue: 3 </text:p>
          </table:table-cell>
          <table:table-cell office:value-type="float" office:value="2005">
            <text:p>2005</text:p>
          </table:table-cell>
          <table:table-cell office:value-type="string">
            <text:p>IEEE Xplore</text:p>
          </table:table-cell>
          <table:table-cell office:value-type="string">
            <text:p>agile large organization</text:p>
          </table:table-cell>
          <table:table-cell office:value-type="string">
            <text:p>Fokus stage-gatessa, ehkä hieman ohi, vaikka puhutaankin transformaation haasteista</text:p>
          </table:table-cell>
          <table:table-cell table:number-columns-repeated="1016"/>
        </table:table-row>
        <table:table-row table:style-name="ro1">
          <table:table-cell table:style-name="ce4"/>
          <table:table-cell table:style-name="ce8" office:value-type="string">
            <text:p>Babinet, E. </text:p>
          </table:table-cell>
          <table:table-cell table:style-name="ce10" office:value-type="string">
            <text:p>Dependency Management in a Large Agile Environment </text:p>
          </table:table-cell>
          <table:table-cell table:style-name="ce8" office:value-type="string">
            <text:p>Agile, 2008. AGILE '08. Conference</text:p>
          </table:table-cell>
          <table:table-cell table:style-name="ce8" office:value-type="float" office:value="2008">
            <text:p>2008</text:p>
          </table:table-cell>
          <table:table-cell table:style-name="ce8" office:value-type="string">
            <text:p>IEEE Xplore</text:p>
          </table:table-cell>
          <table:table-cell table:style-name="ce8" office:value-type="string">
            <text:p>agile large organization</text:p>
          </table:table-cell>
          <table:table-cell table:style-name="ce8" office:value-type="string">
            <text:p>Keskittyy tarkastelemaan large-scale agilea riippuvuuksien vähentämisen näkökulmasta (mun mielestä tavallaan relevanttia)</text:p>
          </table:table-cell>
          <table:table-cell table:style-name="ce8" table:number-columns-repeated="1016"/>
        </table:table-row>
        <table:table-row table:style-name="ro1">
          <table:table-cell table:style-name="ce3"/>
          <table:table-cell office:value-type="string">
            <text:p>Qumer, A. </text:p>
          </table:table-cell>
          <table:table-cell table:style-name="ce9" office:value-type="string">
            <text:p>Construction of an Agile Software Product-Enhancement Process by Using an Agile Software Solution Framework (ASSF) and Situational Method Engineering </text:p>
          </table:table-cell>
          <table:table-cell office:value-type="string">
            <text:p>Computer Software and Applications Conference, 2007. COMPSAC 2007. 31st Annual International</text:p>
          </table:table-cell>
          <table:table-cell office:value-type="float" office:value="2007">
            <text:p>2007</text:p>
          </table:table-cell>
          <table:table-cell office:value-type="string">
            <text:p>IEEE Xplore</text:p>
          </table:table-cell>
          <table:table-cell office:value-type="string">
            <text:p>agile large organization</text:p>
          </table:table-cell>
          <table:table-cell office:value-type="string">
            <text:p>Keskittyy ehkä enemmän esittelemään tiettyä (ASSF) menetelmää</text:p>
          </table:table-cell>
          <table:table-cell table:number-columns-repeated="1016"/>
        </table:table-row>
        <table:table-row table:style-name="ro1">
          <table:table-cell table:style-name="ce7"/>
          <table:table-cell table:style-name="ce7" office:value-type="string">
            <text:p>Giblin, M.</text:p>
          </table:table-cell>
          <table:table-cell table:style-name="ce7" office:value-type="string">
            <text:p>Introducing Agile Methods in a Large Software Development Team: The Developers Changing Perspective</text:p>
          </table:table-cell>
          <table:table-cell table:style-name="ce7" office:value-type="string">
            <text:p>Agile Processes in Software Engineering and Extreme Programming Lecture Notes in Business Information Processing, 2010, Volume 48, Part 2, 184-189</text:p>
          </table:table-cell>
          <table:table-cell table:style-name="ce7" office:value-type="float" office:value="2010">
            <text:p>2010</text:p>
          </table:table-cell>
          <table:table-cell table:style-name="ce7" office:value-type="string">
            <text:p>Springer Link</text:p>
          </table:table-cell>
          <table:table-cell table:style-name="ce7" office:value-type="string">
            <text:p>large scale pub:(extreme programming)</text:p>
          </table:table-cell>
          <table:table-cell table:style-name="ce7" office:value-type="string">
            <text:p>Keskittyy devaajien odotuksiin/mielipiteisiin; Viitteet ok.</text:p>
          </table:table-cell>
          <table:table-cell table:style-name="ce7" table:number-columns-repeated="1016"/>
        </table:table-row>
        <table:table-row table:style-name="ro1">
          <table:table-cell table:style-name="ce7"/>
          <table:table-cell table:style-name="ce7" office:value-type="string">
            <text:p>Gunyho, G.</text:p>
          </table:table-cell>
          <table:table-cell table:style-name="ce7" office:value-type="string">
            <text:p>Evolution of Longer-Term Planning in a Large Scale Agile Project – F-Secure’s Experience</text:p>
          </table:table-cell>
          <table:table-cell table:style-name="ce7" office:value-type="string">
            <text:p>Agile Processes in Software Engineering and Extreme Programming Lecture Notes in Business Information Processing, 2011, Volume 77, Part 2, 306-315</text:p>
          </table:table-cell>
          <table:table-cell table:style-name="ce7" office:value-type="float" office:value="2011">
            <text:p>2011</text:p>
          </table:table-cell>
          <table:table-cell table:style-name="ce7" office:value-type="string">
            <text:p>Springer Link</text:p>
          </table:table-cell>
          <table:table-cell table:style-name="ce7" office:value-type="string">
            <text:p>enterprise pub:(extreme programming)</text:p>
          </table:table-cell>
          <table:table-cell table:style-name="ce7" office:value-type="string">
            <text:p>Ei vissiin niin paljoa puhuta muutoksesta; keskittyy ilmeisesti enimmäkseen planning-näkökulmaan</text:p>
          </table:table-cell>
          <table:table-cell table:style-name="ce7" table:number-columns-repeated="1016"/>
        </table:table-row>
        <table:table-row table:style-name="ro1">
          <table:table-cell/>
          <table:table-cell office:value-type="string">
            <text:p>Poole, D.</text:p>
          </table:table-cell>
          <table:table-cell table:style-name="ce9" office:value-type="string">
            <text:p>Breaking the Major Release Habit</text:p>
          </table:table-cell>
          <table:table-cell office:value-type="string">
            <text:p>Queue - System Evolution, ACM, vol. 4 Issue 8</text:p>
          </table:table-cell>
          <table:table-cell office:value-type="float" office:value="2006">
            <text:p>2006</text:p>
          </table:table-cell>
          <table:table-cell office:value-type="string">
            <text:p>ACM</text:p>
          </table:table-cell>
          <table:table-cell office:value-type="string">
            <text:p>agile enterprise</text:p>
          </table:table-cell>
          <table:table-cell office:value-type="string">
            <text:p>Syitä siirtyä agileen; Mitkä asiat agilessa edistävät kiplailukykyä? (ei transformaatiota tai large-scalea)</text:p>
          </table:table-cell>
          <table:table-cell table:number-columns-repeated="1016"/>
        </table:table-row>
        <table:table-row table:style-name="ro1">
          <table:table-cell/>
          <table:table-cell office:value-type="string">
            <text:p>Nerur, S.</text:p>
          </table:table-cell>
          <table:table-cell table:style-name="ce9" office:value-type="string">
            <text:p>Challenges of migrating to agile methodologies</text:p>
          </table:table-cell>
          <table:table-cell office:value-type="string">
            <text:p>Communications of the ACM</text:p>
          </table:table-cell>
          <table:table-cell office:value-type="float" office:value="2005">
            <text:p>2005</text:p>
          </table:table-cell>
          <table:table-cell office:value-type="string">
            <text:p>viitteestä</text:p>
          </table:table-cell>
          <table:table-cell/>
          <table:table-cell office:value-type="string">
            <text:p>Yleisestä tarkastelua ongelmista "agiilitransitiossa"</text:p>
          </table:table-cell>
          <table:table-cell table:number-columns-repeated="1016"/>
        </table:table-row>
        <table:table-row table:style-name="ro1">
          <table:table-cell table:number-columns-repeated="1024"/>
        </table:table-row>
        <table:table-row table:style-name="ro1" table:number-rows-repeated="2">
          <table:table-cell table:style-name="ce3"/>
          <table:table-cell table:number-columns-repeated="1023"/>
        </table:table-row>
        <table:table-row table:style-name="ro2">
          <table:table-cell table:style-name="ce2" office:value-type="string">
            <text:p>Muita asiaan mahdollisesti liittyvä:</text:p>
          </table:table-cell>
          <table:table-cell table:style-name="ce2" table:number-columns-repeated="1023"/>
        </table:table-row>
        <table:table-row table:style-name="ro1">
          <table:table-cell/>
          <table:table-cell office:value-type="string">
            <text:p>Kotter, J.</text:p>
          </table:table-cell>
          <table:table-cell office:value-type="string">
            <text:p>What Leaders Really Do</text:p>
          </table:table-cell>
          <table:table-cell office:value-type="string">
            <text:p>Harvard Business Review</text:p>
          </table:table-cell>
          <table:table-cell office:value-type="float" office:value="2001">
            <text:p>2001</text:p>
          </table:table-cell>
          <table:table-cell table:number-columns-repeated="2"/>
          <table:table-cell office:value-type="string">
            <text:p>Difference between management and leadership; Setting a direction versus planning and budgeting</text:p>
          </table:table-cell>
          <table:table-cell table:number-columns-repeated="1016"/>
        </table:table-row>
        <table:table-row table:style-name="ro1">
          <table:table-cell table:style-name="ce3"/>
          <table:table-cell office:value-type="string">
            <text:p>Moore, E.</text:p>
          </table:table-cell>
          <table:table-cell office:value-type="string">
            <text:p>Influence of Large-Scale Organization Structures on Leadership Behaviors </text:p>
          </table:table-cell>
          <table:table-cell office:value-type="string">
            <text:p>Agile Conference, 2009. AGILE '09. </text:p>
          </table:table-cell>
          <table:table-cell office:value-type="float" office:value="2009">
            <text:p>2009</text:p>
          </table:table-cell>
          <table:table-cell office:value-type="string">
            <text:p>IEEE Xplore</text:p>
          </table:table-cell>
          <table:table-cell office:value-type="string">
            <text:p>large self managing organization</text:p>
          </table:table-cell>
          <table:table-cell office:value-type="string">
            <text:p>How organization structures affect leadership in a large agile organization</text:p>
          </table:table-cell>
          <table:table-cell table:number-columns-repeated="1016"/>
        </table:table-row>
        <table:table-row table:style-name="ro1" table:number-rows-repeated="3">
          <table:table-cell table:style-name="ce3"/>
          <table:table-cell table:number-columns-repeated="1023"/>
        </table:table-row>
        <table:table-row table:style-name="ro2">
          <table:table-cell table:style-name="ce2" office:value-type="string">
            <text:p>Vanhoja viitteitä:</text:p>
          </table:table-cell>
          <table:table-cell table:style-name="ce2" table:number-columns-repeated="1023"/>
        </table:table-row>
        <table:table-row table:style-name="ro1">
          <table:table-cell table:style-name="ce3"/>
          <table:table-cell office:value-type="string">
            <text:p>Aoyama, M. </text:p>
          </table:table-cell>
          <table:table-cell office:value-type="string">
            <text:p>Agile Software Process and its experience </text:p>
          </table:table-cell>
          <table:table-cell office:value-type="string">
            <text:p>Software Engineering, 1998. Proceedings of the 1998 International Conference on</text:p>
          </table:table-cell>
          <table:table-cell office:value-type="float" office:value="1998">
            <text:p>1998</text:p>
          </table:table-cell>
          <table:table-cell office:value-type="string">
            <text:p>IEEE Xplore</text:p>
          </table:table-cell>
          <table:table-cell office:value-type="string">
            <text:p>large scale agile</text:p>
          </table:table-cell>
          <table:table-cell office:value-type="string">
            <text:p>ASP-malli. Vanhempia mietteitä ison mittakaavan kehityksestä, ja siitä mitkä ovat agiileja toimintatapoja</text:p>
          </table:table-cell>
          <table:table-cell table:number-columns-repeated="1016"/>
        </table:table-row>
        <table:table-row table:style-name="ro1" table:number-rows-repeated="4">
          <table:table-cell table:style-name="ce3"/>
          <table:table-cell table:number-columns-repeated="1023"/>
        </table:table-row>
        <table:table-row table:style-name="ro2">
          <table:table-cell table:style-name="ce2" office:value-type="string">
            <text:p>Ei mukaan:</text:p>
          </table:table-cell>
          <table:table-cell table:style-name="ce2" table:number-columns-repeated="1023"/>
        </table:table-row>
        <table:table-row table:style-name="ro1">
          <table:table-cell/>
          <table:table-cell office:value-type="string">
            <text:p>Nottonson, K. </text:p>
          </table:table-cell>
          <table:table-cell office:value-type="string">
            <text:p>Baby Steps: Agile Transformation at BabyCenter.com </text:p>
          </table:table-cell>
          <table:table-cell office:value-type="string">
            <text:p>IT Professional</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Ei transformaationäkökulmaa</text:p>
          </table:table-cell>
          <table:table-cell table:number-columns-repeated="1016"/>
        </table:table-row>
        <table:table-row table:style-name="ro1">
          <table:table-cell/>
          <table:table-cell office:value-type="string">
            <text:p>Misra, S.C. </text:p>
          </table:table-cell>
          <table:table-cell office:value-type="string">
            <text:p>The Organizational Changes Required and the Challenges Involved in Adopting Agile Methodologies in Traditional Software Development Organizations </text:p>
          </table:table-cell>
          <table:table-cell office:value-type="string">
            <text:p>Digital Information Management, 2006 1st International Conference on</text:p>
          </table:table-cell>
          <table:table-cell office:value-type="float" office:value="2006">
            <text:p>2006</text:p>
          </table:table-cell>
          <table:table-cell office:value-type="string">
            <text:p>IEEE Xplore</text:p>
          </table:table-cell>
          <table:table-cell office:value-type="string">
            <text:p>agile transformation</text:p>
          </table:table-cell>
          <table:table-cell office:value-type="string">
            <text:p>Pinnallinen, ei "large-scale" näkökulmaa</text:p>
          </table:table-cell>
          <table:table-cell table:number-columns-repeated="1016"/>
        </table:table-row>
        <table:table-row table:style-name="ro1">
          <table:table-cell/>
          <table:table-cell office:value-type="string">
            <text:p>Ranganath, P. </text:p>
          </table:table-cell>
          <table:table-cell office:value-type="string">
            <text:p>Elevating Teams from 'Doing' Agile to 'Being' and 'Living' Agile</text:p>
          </table:table-cell>
          <table:table-cell office:value-type="string">
            <text:p>Agile Conference (AGILE), 2011</text:p>
          </table:table-cell>
          <table:table-cell office:value-type="float" office:value="2011">
            <text:p>2011</text:p>
          </table:table-cell>
          <table:table-cell office:value-type="string">
            <text:p>IEEE Xplore</text:p>
          </table:table-cell>
          <table:table-cell office:value-type="string">
            <text:p>agile transformation</text:p>
          </table:table-cell>
          <table:table-cell office:value-type="string">
            <text:p>Soft factors, such as employee motivation and commitment</text:p>
          </table:table-cell>
          <table:table-cell table:number-columns-repeated="1016"/>
        </table:table-row>
        <table:table-row table:style-name="ro1">
          <table:table-cell/>
          <table:table-cell office:value-type="string">
            <text:p>Mun-Wai Chung </text:p>
          </table:table-cell>
          <table:table-cell office:value-type="string">
            <text:p>Tidal Wave: The Games Transformation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Vain yksi tiimi</text:p>
          </table:table-cell>
          <table:table-cell table:number-columns-repeated="1016"/>
        </table:table-row>
        <table:table-row table:style-name="ro1">
          <table:table-cell/>
          <table:table-cell office:value-type="string">
            <text:p>Nair, S. </text:p>
          </table:table-cell>
          <table:table-cell office:value-type="string">
            <text:p>Teaching a goliath to fly</text:p>
          </table:table-cell>
          <table:table-cell office:value-type="string">
            <text:p>Agile Conference, 2005. Proceedings</text:p>
          </table:table-cell>
          <table:table-cell office:value-type="float" office:value="2005">
            <text:p>2005</text:p>
          </table:table-cell>
          <table:table-cell office:value-type="string">
            <text:p>IEEE Xplore</text:p>
          </table:table-cell>
          <table:table-cell office:value-type="string">
            <text:p>agile transformation</text:p>
          </table:table-cell>
          <table:table-cell office:value-type="string">
            <text:p>Ihan ihme tarinointia</text:p>
          </table:table-cell>
          <table:table-cell table:number-columns-repeated="1016"/>
        </table:table-row>
        <table:table-row table:style-name="ro1">
          <table:table-cell/>
          <table:table-cell office:value-type="string">
            <text:p>Miller, A.</text:p>
          </table:table-cell>
          <table:table-cell office:value-type="string">
            <text:p>Agility and the Inconceivably Large</text:p>
          </table:table-cell>
          <table:table-cell office:value-type="string">
            <text:p>Agile Conference (AGILE), 2007 </text:p>
          </table:table-cell>
          <table:table-cell office:value-type="float" office:value="2007">
            <text:p>2007</text:p>
          </table:table-cell>
          <table:table-cell office:value-type="string">
            <text:p>IEEE Xplore</text:p>
          </table:table-cell>
          <table:table-cell office:value-type="string">
            <text:p>large scale agile</text:p>
          </table:table-cell>
          <table:table-cell office:value-type="string">
            <text:p>Liian iso organisaatio - epäilen että case study ei pysty keskittymään meille oleellisiin asioihin</text:p>
          </table:table-cell>
          <table:table-cell table:number-columns-repeated="1016"/>
        </table:table-row>
        <table:table-row table:style-name="ro1">
          <table:table-cell/>
          <table:table-cell office:value-type="string">
            <text:p>Murugaiyan, M.S.</text:p>
          </table:table-cell>
          <table:table-cell office:value-type="string">
            <text:p>Succeeding with Agile software development </text:p>
          </table:table-cell>
          <table:table-cell office:value-type="string">
            <text:p>Advances in Engineering, Science and Management (ICAESM), 2012 International Conference on</text:p>
          </table:table-cell>
          <table:table-cell office:value-type="float" office:value="2012">
            <text:p>2012</text:p>
          </table:table-cell>
          <table:table-cell office:value-type="string">
            <text:p>IEEE Xplore</text:p>
          </table:table-cell>
          <table:table-cell office:value-type="string">
            <text:p>agile large organization</text:p>
          </table:table-cell>
          <table:table-cell office:value-type="string">
            <text:p>Ei oikein vakuuttanut; Hyvin yleisen tason vertailua agilen ja waterfallin välillä</text:p>
          </table:table-cell>
          <table:table-cell table:number-columns-repeated="1016"/>
        </table:table-row>
        <table:table-row table:style-name="ro1">
          <table:table-cell/>
          <table:table-cell office:value-type="string">
            <text:p>Ganis, M. </text:p>
          </table:table-cell>
          <table:table-cell office:value-type="string">
            <text:p>Introducing agile development (XP) into a corporate Webmaster environment - an experience report </text:p>
          </table:table-cell>
          <table:table-cell office:value-type="string">
            <text:p>Agile Conference, 2005. Proceedings</text:p>
          </table:table-cell>
          <table:table-cell office:value-type="float" office:value="2005">
            <text:p>2005</text:p>
          </table:table-cell>
          <table:table-cell office:value-type="string">
            <text:p>IEEE Xplore</text:p>
          </table:table-cell>
          <table:table-cell office:value-type="string">
            <text:p>agile large organization</text:p>
          </table:table-cell>
          <table:table-cell office:value-type="string">
            <text:p>Vain yksi tiimi</text:p>
          </table:table-cell>
          <table:table-cell table:number-columns-repeated="1016"/>
        </table:table-row>
        <table:table-row table:style-name="ro1">
          <table:table-cell/>
          <table:table-cell office:value-type="string">
            <text:p>Coram, M.</text:p>
          </table:table-cell>
          <table:table-cell office:value-type="string">
            <text:p>The impact of agile methods on software project management </text:p>
          </table:table-cell>
          <table:table-cell office:value-type="string">
            <text:p>Engineering of Computer-Based Systems, 2005. ECBS '05. 12th IEEE International Conference and Workshops on the </text:p>
          </table:table-cell>
          <table:table-cell office:value-type="float" office:value="2005">
            <text:p>2005</text:p>
          </table:table-cell>
          <table:table-cell office:value-type="string">
            <text:p>IEEE Xplore</text:p>
          </table:table-cell>
          <table:table-cell office:value-type="string">
            <text:p>agile large change</text:p>
          </table:table-cell>
          <table:table-cell office:value-type="string">
            <text:p>Ei liity aiheeseen</text:p>
          </table:table-cell>
          <table:table-cell table:number-columns-repeated="1016"/>
        </table:table-row>
        <table:table-row table:style-name="ro1">
          <table:table-cell/>
          <table:table-cell office:value-type="string">
            <text:p>Sureshchandra, K. </text:p>
          </table:table-cell>
          <table:table-cell office:value-type="string">
            <text:p>Moving from Waterfall to Agile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waterfall agile</text:p>
          </table:table-cell>
          <table:table-cell table:number-columns-repeated="1017"/>
        </table:table-row>
        <table:table-row table:style-name="ro1" table:number-rows-repeated="1048485">
          <table:table-cell table:number-columns-repeated="1024"/>
        </table:table-row>
        <table:table-row table:style-name="ro1">
          <table:table-cell table:number-columns-repeated="1024"/>
        </table:table-row>
      </table:table>
      <table:table table:name="Form" table:style-name="ta2">
        <office:forms form:automatic-focus="false" form:apply-design-mode="false"/>
        <table:table-column table:style-name="co10" table:default-cell-style-name="Default"/>
        <table:table-column table:style-name="co11" table:default-cell-style-name="Default"/>
        <table:table-column table:style-name="co12" table:visibility="collapse" table:default-cell-style-name="Default"/>
        <table:table-column table:style-name="co13" table:visibility="collapse"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17" table:visibility="collapse" table:number-columns-repeated="3" table:default-cell-style-name="Default"/>
        <table:table-column table:style-name="co18" table:visibility="collapse" table:default-cell-style-name="Default"/>
        <table:table-column table:style-name="co19" table:visibility="collapse" table:default-cell-style-name="Default"/>
        <table:table-column table:style-name="co17" table:number-columns-repeated="4" table:default-cell-style-name="Default"/>
        <table:table-column table:style-name="co20" table:number-columns-repeated="2" table:default-cell-style-name="Default"/>
        <table:table-column table:style-name="co21" table:default-cell-style-name="Default"/>
        <table:table-column table:style-name="co22" table:visibility="collapse" table:default-cell-style-name="Default"/>
        <table:table-column table:style-name="co23" table:visibility="collapse" table:default-cell-style-name="Default"/>
        <table:table-column table:style-name="co24" table:visibility="collapse" table:number-columns-repeated="2" table:default-cell-style-name="Default"/>
        <table:table-column table:style-name="co25" table:visibility="collapse" table:default-cell-style-name="Default"/>
        <table:table-column table:style-name="co26" table:visibility="collapse"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986" table:default-cell-style-name="Default"/>
        <table:table-row table:style-name="ro4">
          <table:table-cell table:style-name="ce14" table:number-columns-repeated="5"/>
          <table:table-cell table:style-name="ce26"/>
          <table:table-cell table:style-name="ce26" office:value-type="string">
            <text:p><text:s/></text:p>
          </table:table-cell>
          <table:table-cell table:style-name="ce37" office:value-type="string">
            <text:p>Title match</text:p>
          </table:table-cell>
          <table:table-cell table:style-name="ce37" office:value-type="string">
            <text:p>Abs: agile SW development</text:p>
          </table:table-cell>
          <table:table-cell table:style-name="ce37" office:value-type="string">
            <text:p>Abs: Large/several teams</text:p>
          </table:table-cell>
          <table:table-cell table:style-name="ce38" office:value-type="string">
            <text:p>Abs: Transformation</text:p>
            <text:p>(process change)</text:p>
          </table:table-cell>
          <table:table-cell table:style-name="ce38" office:value-type="string">
            <text:p>Score</text:p>
          </table:table-cell>
          <table:table-cell table:style-name="ce37" office:value-type="string">
            <text:p>Text: Transformation</text:p>
          </table:table-cell>
          <table:table-cell table:style-name="ce37" office:value-type="string">
            <text:p>Text: Large scale</text:p>
          </table:table-cell>
          <table:table-cell table:style-name="ce37" office:value-type="string">
            <text:p>Empirical case study</text:p>
          </table:table-cell>
          <table:table-cell table:style-name="ce37" office:value-type="string">
            <text:p>Industry experience report</text:p>
          </table:table-cell>
          <table:table-cell table:style-name="ce37" office:value-type="string">
            <text:p>Listing of practices</text:p>
          </table:table-cell>
          <table:table-cell table:style-name="ce37" office:value-type="string">
            <text:p>Research method</text:p>
          </table:table-cell>
          <table:table-cell table:style-name="ce38" office:value-type="string">
            <text:p>Relevance</text:p>
            <text:p>1-5</text:p>
          </table:table-cell>
          <table:table-cell table:style-name="ce44" office:value-type="string">
            <text:p>Objective of research (or publication)</text:p>
          </table:table-cell>
          <table:table-cell table:style-name="ce44" office:value-type="string">
            <text:p>Research method</text:p>
          </table:table-cell>
          <table:table-cell table:style-name="ce44" office:value-type="string">
            <text:p>Author bias</text:p>
          </table:table-cell>
          <table:table-cell table:style-name="ce44" office:value-type="string">
            <text:p>Validity threats</text:p>
          </table:table-cell>
          <table:table-cell table:style-name="ce44" office:value-type="string">
            <text:p>Organization size</text:p>
          </table:table-cell>
          <table:table-cell table:style-name="ce59" office:value-type="string">
            <text:p>Time of transformation</text:p>
          </table:table-cell>
          <table:table-cell table:style-name="ce44" office:value-type="string">
            <text:p>Initial state of organization</text:p>
          </table:table-cell>
          <table:table-cell table:style-name="ce44" office:value-type="string">
            <text:p>Why was the change initiated</text:p>
          </table:table-cell>
          <table:table-cell table:style-name="ce44" office:value-type="string">
            <text:p>How was the change conducted</text:p>
          </table:table-cell>
          <table:table-cell table:style-name="ce44" office:value-type="string">
            <text:p>What is agility? / Which agile paractices?</text:p>
          </table:table-cell>
          <table:table-cell table:style-name="ce44" office:value-type="string">
            <text:p>Findings / lessons learned</text:p>
          </table:table-cell>
          <table:table-cell table:style-name="ce44" office:value-type="string">
            <text:p>Good practices validated by study (or suggestions?)</text:p>
          </table:table-cell>
          <table:table-cell table:style-name="ce44" office:value-type="string">
            <text:p>Challenges</text:p>
          </table:table-cell>
          <table:table-cell table:style-name="ce44" office:value-type="string">
            <text:p>Satisfaction after transformation</text:p>
          </table:table-cell>
          <table:table-cell table:style-name="ce44" office:value-type="string">
            <text:p>Effect on organization</text:p>
          </table:table-cell>
          <table:table-cell table:style-name="ce44" office:value-type="string">
            <text:p>Measurements as results (quantitative or other)</text:p>
          </table:table-cell>
          <table:table-cell table:style-name="ce65" office:value-type="string">
            <text:p>Other notes</text:p>
          </table:table-cell>
          <table:table-cell table:style-name="ce65" office:value-type="string">
            <text:p>Good references</text:p>
          </table:table-cell>
          <table:table-cell table:style-name="ce65" office:value-type="string">
            <text:p>Good citation</text:p>
          </table:table-cell>
          <table:table-cell table:style-name="ce14"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6" office:value-type="string">
            <text:p>Vaclav Rajlich. </text:p>
          </table:table-cell>
          <table:table-cell table:style-name="ce16" office:value-type="string">
            <text:p>Changing the paradigm of software engineering</text:p>
          </table:table-cell>
          <table:table-cell table:style-name="ce20" office:value-type="float" office:value="2006">
            <text:p>2006</text:p>
          </table:table-cell>
          <table:table-cell table:style-name="ce19" office:value-type="string">
            <text:p>Commun.ACM</text:p>
          </table:table-cell>
          <table:table-cell table:style-name="ce19" office:value-type="string">
            <text:p>Journal Article</text:p>
          </table:table-cell>
          <table:table-cell table:style-name="ce27" office:value-type="string">
            <text:p>49 8 67-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3];{&quot;?&quot;;&quot;N&quot;;&quot;Y&quot;};{1;0;2}) + LOOKUP([.J3];{&quot;?&quot;;&quot;N&quot;;&quot;Y&quot;};{1;0;2}) + LOOKUP([.K3];{&quot;?&quot;;&quot;N&quot;;&quot;Y&quot;};{1;0;2})" office:value-type="float" office:value="0">
            <text:p>#N/A</text:p>
          </table:table-cell>
          <table:table-cell table:style-name="ce39"/>
          <table:table-cell table:style-name="ce19" table:number-columns-repeated="3"/>
          <table:table-cell table:style-name="ce42" table:number-columns-repeated="2"/>
          <table:table-cell table:style-name="ce43"/>
          <table:table-cell table:style-name="ce45"/>
          <table:table-cell table:style-name="ce50" table:number-columns-repeated="3"/>
          <table:table-cell table:style-name="ce51"/>
          <table:table-cell table:style-name="ce61"/>
          <table:table-cell table:style-name="ce56" table:number-columns-repeated="13"/>
          <table:table-cell table:style-name="ce19" table:number-columns-repeated="986"/>
        </table:table-row>
        <table:table-row table:style-name="ro5">
          <table:table-cell table:style-name="ce17" office:value-type="string">
            <text:p>A. Atlas.</text:p>
          </table:table-cell>
          <table:table-cell table:style-name="ce17" office:value-type="string">
            <text:p>Accidental Adoption: The Story of Scrum at Amazon.com</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8" office:value-type="string">
            <text:p>135-140</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42" office:value-type="string">
            <text:p>Y</text:p>
          </table:table-cell>
          <table:table-cell table:style-name="ce42" office:value-type="string">
            <text:p>N</text:p>
          </table:table-cell>
          <table:table-cell table:number-columns-repeated="2" table:style-name="ce42" office:value-type="string">
            <text:p>Y</text:p>
          </table:table-cell>
          <table:table-cell table:style-name="ce42" office:value-type="string">
            <text:p>N</text:p>
          </table:table-cell>
          <table:table-cell table:style-name="ce43"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manager in organization</text:p>
          </table:table-cell>
          <table:table-cell table:style-name="ce51"/>
          <table:table-cell table:style-name="ce51" office:value-type="string">
            <text:p>A lot of teams</text:p>
          </table:table-cell>
          <table:table-cell table:style-name="ce61" office:value-type="string">
            <text:p>2004-2008</text:p>
          </table:table-cell>
          <table:table-cell table:style-name="ce57" office:value-type="string">
            <text:p>"Widespread use of small independent teams". The author thinks that the corporate culture was a match for doing an agile transformation. The author's own team did not have a development method. Scrum had been heard of at the company (3 people on an e-mail list). Teams were fully free to choose their methods, and experiment. On corporate level there was neither resistance or support for Scrum.</text:p>
          </table:table-cell>
          <table:table-cell table:style-name="ce57" office:value-type="string">
            <text:p>The author's own team needed a development method. There was curiosity towards Scrum in the development teams.</text:p>
          </table:table-cell>
          <table:table-cell table:style-name="ce57" office:value-type="string">
            <text:p>The author had initial Scrum training. The author had incidential and informal encounters with various people in the organization. Later he organized presentations on Scrum. Scrum teams begun to form spontaneously. The author decided to become a trainer, so that he could steer new Scrum users in a positive direction. The author arranged so that other people started voluntarily contributing to Scrum discussions. At this stage the author was assigned a position of Scrum Trainer/Coach. As the training became systematical even more teams adopted Scrum. The author suggests that the adaption was complete when Scrum questions were answered by other people than himself.</text:p>
          </table:table-cell>
          <table:table-cell table:style-name="ce57" office:value-type="string">
            <text:p>Scrum</text:p>
          </table:table-cell>
          <table:table-cell table:style-name="ce57" office:value-type="string">
            <text:p>Positive experiences at Amazon confirm that agile and Scrum are worth considering. The change does not have to be driven by management mandate.</text:p>
          </table:table-cell>
          <table:table-cell table:style-name="ce57" office:value-type="string">
            <text:p>Have a formal coach position in the company. Team auonomy, both for methods and as independent projects. Self-determination over mandate for adopting the new metod. Having an internal champion.</text:p>
          </table:table-cell>
          <table:table-cell table:style-name="ce57" office:value-type="string">
            <text:p>Lack of management support (but no resistance either) may have slowed down the process. Multi-team scaled projects did not adopt Scrum. No metrics to provide objective proof of success.</text:p>
          </table:table-cell>
          <table:table-cell table:style-name="ce57" office:value-type="string">
            <text:p>-</text:p>
          </table:table-cell>
          <table:table-cell table:style-name="ce57"/>
          <table:table-cell table:style-name="ce57" office:value-type="string">
            <text:p>-</text:p>
          </table:table-cell>
          <table:table-cell table:style-name="ce57" table:number-columns-repeated="3"/>
          <table:table-cell table:style-name="ce23" table:number-columns-repeated="986"/>
        </table:table-row>
        <table:table-row table:style-name="ro6">
          <table:table-cell table:style-name="ce17" office:value-type="string">
            <text:p>K. Korhonen.</text:p>
          </table:table-cell>
          <table:table-cell table:style-name="ce17" office:value-type="string">
            <text:p>Adopting agile practices in teams with no direct programming responsibility - A case study</text:p>
          </table:table-cell>
          <table:table-cell table:style-name="ce21" office:value-type="float" office:value="2011">
            <text:p>2011</text:p>
          </table:table-cell>
          <table:table-cell table:style-name="ce23" office:value-type="string">
            <text:p>Lecture Notes in Computer Science (including subseries Lecture Notes in Artificial Intelligence and Lecture Notes in Bioinformatics)</text:p>
          </table:table-cell>
          <table:table-cell table:style-name="ce23" office:value-type="string">
            <text:p>Conference Proceedings</text:p>
          </table:table-cell>
          <table:table-cell table:style-name="ce28" office:value-type="string">
            <text:p>6759 LNCS 30-4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text:p>
          </table:table-cell>
          <table:table-cell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Explore agile transformation of support teams, and compare to programming teams</text:p>
          </table:table-cell>
          <table:table-cell table:style-name="ce51" office:value-type="string">
            <text:p>Industrial case study. Two surveys with 6 months interval and a feedback session.</text:p>
          </table:table-cell>
          <table:table-cell table:style-name="ce51" office:value-type="string">
            <text:p>None</text:p>
          </table:table-cell>
          <table:table-cell table:style-name="ce51" office:value-type="string">
            <text:p>The results are based on opinions (of employees)</text:p>
          </table:table-cell>
          <table:table-cell table:style-name="ce57" office:value-type="string">
            <text:p>150 experts. (In focus: 1 development team, 2 support teams)</text:p>
          </table:table-cell>
          <table:table-cell table:style-name="ce62" office:value-type="string">
            <text:p>1 year, after which the researchers assessed that adoption was above intermediate level.</text:p>
          </table:table-cell>
          <table:table-cell table:style-name="ce57" office:value-type="string">
            <text:p>Distributed organization with 150 experts in several projects. Plan driven process resembling waterfall-model. Detailed planning: specification - development - testing. Long cycle times to customer change requests. Everyone hade some agile experience, but the majority had less than 12 months of agile experience.</text:p>
          </table:table-cell>
          <table:table-cell table:style-name="ce57" office:value-type="string">
            <text:p>Existing issues were analyzed, and a set of agile practices were chosen for introduction.</text:p>
          </table:table-cell>
          <table:table-cell table:style-name="ce57" office:value-type="string">
            <text:p>No description</text:p>
          </table:table-cell>
          <table:table-cell table:style-name="ce57" office:value-type="string">
            <text:p>Scrum, a mix of practices known from XP</text:p>
          </table:table-cell>
          <table:table-cell table:style-name="ce57" office:value-type="string">
            <text:p>The type of work of the team makes a difference to what agile practices to apply. Support teams did not apply as much of the agile practices as development teams. During the transition period the support groups did not feel gaining as much experience in agile methods as the developer teams.</text:p>
          </table:table-cell>
          <table:table-cell table:style-name="ce57" office:value-type="string">
            <text:p>Proposition: Apply suitable agile practices depending on the type of work the team is to perform. Set team level goals for the transformation accordingly.</text:p>
          </table:table-cell>
          <table:table-cell table:style-name="ce57" office:value-type="string">
            <text:p>All agile practices did not suit the testing and support teams, so they had to customize the selection of practices. Some team members had concerns (prejudices regarding e.g. collective ownership and acdequacy of requirements). Scrum paractices did not suite support work well, as requests came in randomly and needed immediate attention.</text:p>
          </table:table-cell>
          <table:table-cell table:style-name="ce57"/>
          <table:table-cell table:style-name="ce57" office:value-type="string">
            <text:p>Scrum was introduced into the organization.</text:p>
          </table:table-cell>
          <table:table-cell table:style-name="ce57" office:value-type="string">
            <text:p>As expected, the agile methods became more familiar during the transformation process.</text:p>
          </table:table-cell>
          <table:table-cell table:style-name="ce57" office:value-type="string">
            <text:p>The teams were quite dependent, which focuses inter-team requirements when applying agile. An key goal in agile methods is to improve the customer value by allowing requirements changes.</text:p>
          </table:table-cell>
          <table:table-cell table:style-name="ce57" office:value-type="string">
            <text:p>Petersen [19], Korhonen [12], Cloke [4], Schatz [23]</text:p>
          </table:table-cell>
          <table:table-cell table:style-name="ce57"/>
          <table:table-cell table:style-name="ce23" table:number-columns-repeated="986"/>
        </table:table-row>
        <table:table-row table:style-name="ro7">
          <table:table-cell table:style-name="ce17" office:value-type="string">
            <text:p>T. Kahkonen. </text:p>
          </table:table-cell>
          <table:table-cell table:style-name="ce17" office:value-type="string">
            <text:p>Agile methods for large organizations - building communities of practice</text:p>
          </table:table-cell>
          <table:table-cell table:style-name="ce21" office:value-type="float" office:value="2004">
            <text:p>2004</text:p>
          </table:table-cell>
          <table:table-cell table:style-name="ce23" office:value-type="string">
            <text:p>Agile Development Conference, 2004Agile Development Conference, 2004</text:p>
          </table:table-cell>
          <table:table-cell table:style-name="ce23" office:value-type="string">
            <text:p>Conference Proceedings</text:p>
          </table:table-cell>
          <table:table-cell table:style-name="ce29" office:value-type="string">
            <text:p>2-10</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6];{&quot;?&quot;;&quot;N&quot;;&quot;Y&quot;};{1;0;2}) + LOOKUP([.J6];{&quot;?&quot;;&quot;N&quot;;&quot;Y&quot;};{1;0;2}) + LOOKUP([.K6];{&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1">
            <text:p>1</text:p>
          </table:table-cell>
          <table:table-cell table:style-name="ce46" office:value-type="string">
            <text:p>Present practices evaluated by practice to be good</text:p>
          </table:table-cell>
          <table:table-cell table:style-name="ce51"/>
          <table:table-cell table:style-name="ce51" office:value-type="string">
            <text:p>The research was published by the company</text:p>
          </table:table-cell>
          <table:table-cell table:style-name="ce51" office:value-type="string">
            <text:p>Bias</text:p>
          </table:table-cell>
          <table:table-cell table:style-name="ce57"/>
          <table:table-cell table:style-name="ce62"/>
          <table:table-cell table:style-name="ce57"/>
          <table:table-cell table:number-columns-repeated="2" table:style-name="ce57" office:value-type="string">
            <text:p>-</text:p>
          </table:table-cell>
          <table:table-cell table:style-name="ce57" office:value-type="string">
            <text:p>In-house methods not based directly on XP; mixing JAD, ASD</text:p>
          </table:table-cell>
          <table:table-cell table:style-name="ce57"/>
          <table:table-cell table:style-name="ce57" office:value-type="string">
            <text:p>Multi team management issues can be solved by using cross-team management practices. For instance, Communities of Practice is such a practice. Also camps and workshops are suggested for tackling e.g. requirements gathering and integration. The organization should apply practices for leveraging tacit knowledge, similarly as agile practices do on a team level.</text:p>
          </table:table-cell>
          <table:table-cell table:style-name="ce57" table:number-columns-repeated="7"/>
          <table:table-cell table:style-name="ce23" table:number-columns-repeated="986"/>
        </table:table-row>
        <table:table-row table:style-name="ro8">
          <table:table-cell table:style-name="ce17" office:value-type="string">
            <text:p>J. Goos and A. Melisse.</text:p>
          </table:table-cell>
          <table:table-cell table:style-name="ce17" office:value-type="string">
            <text:p>An ericsson example of enterprise class agility</text:p>
          </table:table-cell>
          <table:table-cell table:style-name="ce21" office:value-type="float" office:value="2008">
            <text:p>2008</text:p>
          </table:table-cell>
          <table:table-cell table:style-name="ce23" office:value-type="string">
            <text:p>Proceedings - Agile 2008 Conference</text:p>
          </table:table-cell>
          <table:table-cell table:style-name="ce23" office:value-type="string">
            <text:p>Conference Proceedings</text:p>
          </table:table-cell>
          <table:table-cell table:style-name="ce28" office:value-type="string">
            <text:p>154-159</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4">
            <text:p>4</text:p>
          </table:table-cell>
          <table:table-cell table:style-name="ce46" office:value-type="string">
            <text:p>Present experience. Present numbers on results.</text:p>
          </table:table-cell>
          <table:table-cell table:style-name="ce51" office:value-type="string">
            <text:p>Observation and experience within the organization</text:p>
          </table:table-cell>
          <table:table-cell table:style-name="ce51" office:value-type="string">
            <text:p>Authors are within the organization</text:p>
          </table:table-cell>
          <table:table-cell table:style-name="ce51" office:value-type="string">
            <text:p>Bias. There were extremely few challenges reported.</text:p>
          </table:table-cell>
          <table:table-cell table:style-name="ce57" office:value-type="string">
            <text:p>Unit of 300 people</text:p>
          </table:table-cell>
          <table:table-cell table:style-name="ce62" office:value-type="string">
            <text:p>2007-(study in 2008)</text:p>
          </table:table-cell>
          <table:table-cell table:style-name="ce57" office:value-type="string">
            <text:p>The agile change was preceeded by another change: A goal to reduce time to market was set. The goal was to be reached by streamlining product development. The Streamline concept was successful in improving TTM and lowering costs.</text:p>
            <text:p/>
            <text:p>Time boxing was applied. Waste reduction was applied.</text:p>
          </table:table-cell>
          <table:table-cell table:style-name="ce57" office:value-type="string">
            <text:p>Agile development was seen as a natural next step for the "Streamline" change.</text:p>
          </table:table-cell>
          <table:table-cell table:style-name="ce57" office:value-type="string">
            <text:p>At start a consultant gave a one day training, and helped in one initial planning game. There was also another agile consultant who acted as a agile coach. After evaluating experiences in the agile experiment management decided to continue the implementeation of agile methods. Further change was initiated top down, more pilot projects were started, and experimentation was stimulated. Coaching was applied, and an external consultatnt was used to give guidance. The pilots were run in real operating environments that could not afford to have interruptions. After evaluating feedback by the pilot teams management decided to continue implementing agile methods.</text:p>
          </table:table-cell>
          <table:table-cell table:style-name="ce57" office:value-type="string">
            <text:p>Scrum masters, TDD</text:p>
          </table:table-cell>
          <table:table-cell table:style-name="ce57" office:value-type="string">
            <text:p>Agile worked best for development teams, but teams distant to development did not adopt agile well. There were fears related to agile practices in the beginning, but when knowledge and experience grew the fears proved to be needless. Possible change resistance (towards agile) declined over time as the new way of working was applied. Using of agile processes can be started overnight, but familiarity of time boxing ("streamline") was helpful. Line and project managers are key in making the change stick (learning organization), and management should be coached for this.</text:p>
          </table:table-cell>
          <table:table-cell table:style-name="ce57" office:value-type="string">
            <text:p>Disciplined practice evolution lead to motivation. Change was initiated top-down, but execution was handled bottom-up. The teams had to evolve their own agile implemetation with the help of an agile consultant. Inspiration sessions with speakers from the agile introduction team. Teamwork has a critical role in agile implementation, and particularly the way how feedback is given is important.</text:p>
            <text:p/>
            <text:p>Agile methods can be introduced overnight, but making the change stick requires a long term change process. Good guidance is is important. Use experienced agile coaches, and set up a network of coaches within the organization. Management has to guide and support the change. Management has to be aligned (same language and principles). Implement agile methods in the context of a lean change. . . .</text:p>
          </table:table-cell>
          <table:table-cell table:style-name="ce57" office:value-type="string">
            <text:p>Change resistance: not everyone wanted to take on new responsibilities. Stress pulls people back to the old way of working.</text:p>
          </table:table-cell>
          <table:table-cell table:style-name="ce57" office:value-type="string">
            <text:p>Product management was pleased with agile. The agile methods deal better with unpredictable markets. Transparency and timeliness improved control over product evolution. Better commitment and motivation.</text:p>
          </table:table-cell>
          <table:table-cell table:style-name="ce57" office:value-type="string">
            <text:p>Teams became cross functional. The organizational chart was left open until it becomes clear how to change it for the better.</text:p>
          </table:table-cell>
          <table:table-cell table:style-name="ce57" office:value-type="string">
            <text:p>"Streamline" (before agile transformation): Requirements canceled reduced 25% to 9%. Time to market reduced by half. Product maintenance costs reduced 20%.</text:p>
            <text:p/>
            <text:p>Agile: No cost reduction detected. (Possible impression of increased costs). Quality can be controlled in agile development and quality remains as high as in average previous projects. Employee motivation went up.</text:p>
          </table:table-cell>
          <table:table-cell table:style-name="ce57" table:number-columns-repeated="3"/>
          <table:table-cell table:style-name="ce23" table:number-columns-repeated="986"/>
        </table:table-row>
        <table:table-row table:style-name="ro9">
          <table:table-cell table:style-name="ce18" office:value-type="string">
            <text:p>H. Hajjdiab, A. S. Taleb and J. Ali.</text:p>
          </table:table-cell>
          <table:table-cell table:style-name="ce18" office:value-type="string">
            <text:p>An industrial case study for Scrum adoption</text:p>
          </table:table-cell>
          <table:table-cell table:style-name="ce22" office:value-type="float" office:value="2012">
            <text:p>2012</text:p>
          </table:table-cell>
          <table:table-cell table:style-name="ce24" office:value-type="string">
            <text:p>Journal of Software</text:p>
          </table:table-cell>
          <table:table-cell table:style-name="ce24" office:value-type="string">
            <text:p>Journal Article</text:p>
          </table:table-cell>
          <table:table-cell table:style-name="ce30" office:value-type="string">
            <text:p>7 1 237-242</text:p>
          </table:table-cell>
          <table:table-cell table:style-name="ce35" office:value-type="string">
            <text:p><text:s/></text:p>
          </table:table-cell>
          <table:table-cell table:style-name="ce24" office:value-type="string">
            <text:p>N</text:p>
          </table:table-cell>
          <table:table-cell table:number-columns-repeated="3" table:style-name="ce24" office:value-type="string">
            <text:p>Y</text:p>
          </table:table-cell>
          <table:table-cell table:style-name="ce18" office:value-type="float" office:value="6">
            <text:p>6</text:p>
          </table:table-cell>
          <table:table-cell table:style-name="ce41" office:value-type="string">
            <text:p>Y</text:p>
          </table:table-cell>
          <table:table-cell table:number-columns-repeated="2" table:style-name="ce24" office:value-type="string">
            <text:p>Y</text:p>
          </table:table-cell>
          <table:table-cell table:style-name="ce24" office:value-type="string">
            <text:p>N</text:p>
          </table:table-cell>
          <table:table-cell table:number-columns-repeated="2" table:style-name="ce24" office:value-type="string">
            <text:p>Y</text:p>
          </table:table-cell>
          <table:table-cell table:style-name="ce18" office:value-type="float" office:value="5">
            <text:p>5</text:p>
          </table:table-cell>
          <table:table-cell table:style-name="ce47" office:value-type="string">
            <text:p>Analyze issues and present</text:p>
          </table:table-cell>
          <table:table-cell table:style-name="ce52" office:value-type="string">
            <text:p>6 different types of data sources were used: interviews, project data, etc.</text:p>
          </table:table-cell>
          <table:table-cell table:style-name="ce55" office:value-type="string">
            <text:p>No biasing links seem to exist</text:p>
          </table:table-cell>
          <table:table-cell table:style-name="ce55"/>
          <table:table-cell table:style-name="ce58" office:value-type="string">
            <text:p>200 employees, multi-team, multi-project. 6 teams.</text:p>
          </table:table-cell>
          <table:table-cell table:style-name="ce63" office:value-type="string">
            <text:p>Analysis: 2009. Adoption: 2010-</text:p>
          </table:table-cell>
          <table:table-cell table:style-name="ce58" office:value-type="string">
            <text:p>"Traditional waterfall organization", "a customized waterfall method". Government funded projects. The customer (geovernment entity) did not need to pay for requirements changes, so there were lots of them.</text:p>
          </table:table-cell>
          <table:table-cell table:style-name="ce58" office:value-type="string">
            <text:p>There were challenges in projects: project failure, deadline miss, quality variations, lack of knowledge transfer between team members. These challenges were acknowledged and a task force was formed to address them. The task force recommended agile approaches as a result of the analysis.</text:p>
          </table:table-cell>
          <table:table-cell table:style-name="ce58" office:value-type="string">
            <text:p>A consultant with agile expertise was hired. The consultant analyzed the current development method. The consultant recommended the Scrum approach. A subset of employees in different positions attended an introcudtory course on agile development, under the supervision of the consultant.</text:p>
            <text:p/>
            <text:p>To catch up with deadlines the team started to go back to the previous waterfall method.</text:p>
            <text:p/>
          </table:table-cell>
          <table:table-cell table:style-name="ce58" office:value-type="string">
            <text:p>Scrum</text:p>
          </table:table-cell>
          <table:table-cell table:style-name="ce58" office:value-type="string">
            <text:p>See challenges</text:p>
          </table:table-cell>
          <table:table-cell table:style-name="ce58" office:value-type="string">
            <text:p>Nothing validated, but ideas for overcoming for each of the challenges were suggested. Hacving a master (Kimi: champion/coach?), following a change plan, having discipline and piloting were the top suggestions for improvement. (Kimi: up to what extent is planning useful?)</text:p>
          </table:table-cell>
          <table:table-cell table:style-name="ce58" office:value-type="string">
            <text:p>Prioritized: No agile master/coach due to financial constraints. Teams were overoptimistically thought to have enough skill to implement Scrum after the training. Too much enthusiasm lead to think that agile will solve all problems. The teams did not anticipate problems, and when they emerged the interest in agile methods went down. There was no pilot project, as management was convinced that all problems will be solved instantly by Scrum. The required extra time and resources necessary for implementing an organizational change were not allocated (reducing previous daily tasks). The upper management did not give support for the change.</text:p>
            <text:p/>
            <text:p>The bureucracy of the old model could not easily be changed. There was a struggle between agility (results - not documents) and the governmental requirement for documentation. Management was still demanding documents, and was suspicious when the volume of documentation decreased.</text:p>
          </table:table-cell>
          <table:table-cell table:style-name="ce58"/>
          <table:table-cell table:style-name="ce58" office:value-type="string">
            <text:p>The organization started to go back to the original method</text:p>
          </table:table-cell>
          <table:table-cell table:style-name="ce58" office:value-type="string">
            <text:p>No measurements reported</text:p>
          </table:table-cell>
          <table:table-cell table:style-name="ce58"/>
          <table:table-cell table:style-name="ce58" office:value-type="string">
            <text:p>Tabaka, Benefield, Livermore, 14-18, Livermore [19]</text:p>
          </table:table-cell>
          <table:table-cell table:style-name="ce58"/>
          <table:table-cell table:style-name="ce24" table:number-columns-repeated="986"/>
        </table:table-row>
        <table:table-row table:style-name="ro10">
          <table:table-cell table:style-name="ce18" office:value-type="string">
            <text:p>C. P. O'Connor.</text:p>
          </table:table-cell>
          <table:table-cell table:style-name="ce18" office:value-type="string">
            <text:p>Anatomy and physiology of an Agile Transition</text:p>
          </table:table-cell>
          <table:table-cell table:style-name="ce22" office:value-type="float" office:value="2011">
            <text:p>2011</text:p>
          </table:table-cell>
          <table:table-cell table:style-name="ce24" office:value-type="string">
            <text:p>Proceedings - 2011 Agile Conference, Agile 2011</text:p>
          </table:table-cell>
          <table:table-cell table:style-name="ce24" office:value-type="string">
            <text:p>Conference Proceedings</text:p>
          </table:table-cell>
          <table:table-cell table:style-name="ce30" office:value-type="string">
            <text:p>302-306</text:p>
          </table:table-cell>
          <table:table-cell table:style-name="ce35" office:value-type="string">
            <text:p><text:s/></text:p>
          </table:table-cell>
          <table:table-cell table:style-name="ce24" office:value-type="string">
            <text:p>N</text:p>
          </table:table-cell>
          <table:table-cell table:number-columns-repeated="3" table:style-name="ce24" office:value-type="string">
            <text:p>Y</text:p>
          </table:table-cell>
          <table:table-cell table:style-name="ce18" office:value-type="float" office:value="6">
            <text:p>6</text:p>
          </table:table-cell>
          <table:table-cell table:style-name="ce41" office:value-type="string">
            <text:p>Y</text:p>
          </table:table-cell>
          <table:table-cell table:style-name="ce24" office:value-type="string">
            <text:p>Y</text:p>
          </table:table-cell>
          <table:table-cell table:style-name="ce24" office:value-type="string">
            <text:p>N</text:p>
          </table:table-cell>
          <table:table-cell table:style-name="ce24" office:value-type="string">
            <text:p>Y</text:p>
          </table:table-cell>
          <table:table-cell table:number-columns-repeated="2" table:style-name="ce24" office:value-type="string">
            <text:p>N</text:p>
          </table:table-cell>
          <table:table-cell table:style-name="ce18" office:value-type="float" office:value="4">
            <text:p>4</text:p>
          </table:table-cell>
          <table:table-cell table:style-name="ce47" office:value-type="string">
            <text:p>Present experience</text:p>
          </table:table-cell>
          <table:table-cell table:style-name="ce52"/>
          <table:table-cell table:style-name="ce52" office:value-type="string">
            <text:p>The author was a key person in the transformation, and held responsibility</text:p>
          </table:table-cell>
          <table:table-cell table:style-name="ce52" office:value-type="string">
            <text:p>Author bias, neglecting challenges, no research method</text:p>
          </table:table-cell>
          <table:table-cell table:style-name="ce58" office:value-type="string">
            <text:p>Several teams. A size of 5-6 teams plus support roles is mentioned.</text:p>
          </table:table-cell>
          <table:table-cell table:style-name="ce63" office:value-type="string">
            <text:p>More than one year ("heading into it's second year")</text:p>
          </table:table-cell>
          <table:table-cell table:style-name="ce58" office:value-type="string">
            <text:p>Unnecessary time was spent in meetings. Focus was on individual projects rather than on products delivered to customers. There were communication difficulties across and within projects. Contracts with offshore vendors endorsed bad habits. Agile methods had been tried before by the developers with bad results.</text:p>
          </table:table-cell>
          <table:table-cell table:style-name="ce58" office:value-type="string">
            <text:p>The time to market was around 18 months, and management saw necessary to reduce it. Management realized that the organization was unnecessarily wasting resources.</text:p>
          </table:table-cell>
          <table:table-cell table:style-name="ce58" office:value-type="string">
            <text:p>A new CTO was hired to drive the change. The development group visited another company with a working agile organization. The CTO brought in an agile consulting firm. A pilot project was chosen, and an experienced agile team was formed for the project. The pilot project was a great success. After the pilot all other development teams started using agile practices.</text:p>
          </table:table-cell>
          <table:table-cell table:style-name="ce58" office:value-type="string">
            <text:p>Agile principles</text:p>
          </table:table-cell>
          <table:table-cell table:style-name="ce58" office:value-type="string">
            <text:p>The project management group did not adapt to agile, as it did not bring value in the new way of working.</text:p>
            <text:p/>
            <text:p>There were some fears that proved to be false. E.g. The differences in the agile implementations between different teams were thought to cause trouble when people changed. This was not true, and team culture and tools could easily be picked up by new people. Teams strived for consistency in external communication (e.g. metrics for business) but arranged internally as best suited for getting the work done.</text:p>
          </table:table-cell>
          <table:table-cell table:style-name="ce58" office:value-type="string">
            <text:p>Use a "delivery lead" instead of a project manager. The delivery lead focuses on seeking incentives increasing productivity, coaching on tools and methods, and tracking metrics in order to gain visibility on where the team needs help.</text:p>
            <text:p/>
            <text:p>Focus on continuous improvement. Provide support for a learning community (lunches, craft days, learning tools, etc.). Invest on improving staff skills.</text:p>
          </table:table-cell>
          <table:table-cell table:style-name="ce58" office:value-type="string">
            <text:p>Unsuccessful previous attempts caused resistance. Changing the work environment physically involved other entities of the company who were not affected by the agile transformation. The highly successful pilot made unrealistic expectations for the next phase. Teams not performing up to the pilot agile team lead to frustration. Other parts of the organization were non-agile in nature (e.g. marketing).</text:p>
            <text:p/>
            <text:p>How to produce estimates to business.</text:p>
          </table:table-cell>
          <table:table-cell table:style-name="ce58" office:value-type="string">
            <text:p>Business has far better visibility into development. Improved communication between development and other parts of the business.</text:p>
          </table:table-cell>
          <table:table-cell table:style-name="ce58" office:value-type="string">
            <text:p>Developers were no longer passed around different projects. All project managers were replaced with "delivery leads". Offshore teams were replaced by onshore teams. Organization is project oriented, so that teams are formed around projects. While there still is people working across different teams, such cross allocation is kept to a minimum and made visible. The organization has shifted the focus from the transition itself towards continuous improvement. Also parts other than development have taken on agile practices.</text:p>
          </table:table-cell>
          <table:table-cell table:style-name="ce58" office:value-type="string">
            <text:p>Average product delivery from 18 months to 9 months.</text:p>
          </table:table-cell>
          <table:table-cell table:style-name="ce58" office:value-type="string">
            <text:p>Even another company was visited to get information</text:p>
          </table:table-cell>
          <table:table-cell table:style-name="ce58" table:number-columns-repeated="2"/>
          <table:table-cell table:style-name="ce24" table:number-columns-repeated="986"/>
        </table:table-row>
        <table:table-row table:style-name="ro11">
          <table:table-cell table:style-name="ce17" office:value-type="string">
            <text:p>Sandra McDowell and Nicola Dourambeis. </text:p>
          </table:table-cell>
          <table:table-cell table:style-name="ce17" office:value-type="string">
            <text:p>British telecom experience report: agile intervention - BT's Joining the dots events for organizational change</text:p>
          </table:table-cell>
          <table:table-cell table:style-name="ce21" office:value-type="float" office:value="2007">
            <text:p>2007</text:p>
          </table:table-cell>
          <table:table-cell table:style-name="ce23" office:value-type="string">
            <text:p>Proceedings of the 8th international conference on Agile processes in software engineering and extreme programming</text:p>
          </table:table-cell>
          <table:table-cell table:style-name="ce23" office:value-type="string">
            <text:p>Conference Proceedings</text:p>
          </table:table-cell>
          <table:table-cell table:style-name="ce29" office:value-type="string">
            <text:p>17-23</text:p>
          </table:table-cell>
          <table:table-cell table:style-name="ce34" office:value-type="string">
            <text:p><text:s/></text:p>
          </table:table-cell>
          <table:table-cell table:number-columns-repeated="4" table:style-name="ce23" office:value-type="string">
            <text:p>Y</text:p>
          </table:table-cell>
          <table:table-cell table:style-name="ce17" table:formula="of:=LOOKUP([.I10];{&quot;?&quot;;&quot;N&quot;;&quot;Y&quot;};{1;0;2}) + LOOKUP([.J10];{&quot;?&quot;;&quot;N&quot;;&quot;Y&quot;};{1;0;2}) + LOOKUP([.K10];{&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The authors are within the company</text:p>
          </table:table-cell>
          <table:table-cell table:style-name="ce51" office:value-type="string">
            <text:p>Challenges may have been neglected</text:p>
          </table:table-cell>
          <table:table-cell table:style-name="ce57" office:value-type="string">
            <text:p>14000 IT employees</text:p>
          </table:table-cell>
          <table:table-cell table:style-name="ce62" office:value-type="string">
            <text:p>2005-2007 (continuing)</text:p>
          </table:table-cell>
          <table:table-cell table:style-name="ce57"/>
          <table:table-cell table:style-name="ce57" office:value-type="string">
            <text:p>The rapid marketplace required an quicker time to market. New competitors have emerged. It was seen from a strategic viewpoint that the ways of working needed to change.</text:p>
          </table:table-cell>
          <table:table-cell table:style-name="ce57" office:value-type="string">
            <text:p>Management invested much in communicating the new strategy to all employees. Many events were organized to inform about the changes.</text:p>
            <text:p/>
            <text:p>An internal coaching community was established. A base of coaching specialists was slowly built up. A “baby steps” approach was taken, and non-disruptive changes were implemented (such as stand-ups and retrospectives). Agile was promoted in “Joining the Dots” communications events. The events were based on establishing the agile values by trying out techniques in practice. The activities in the events were lead by the people who were also the daily leaders in the organization. The change was driven top-down.</text:p>
          </table:table-cell>
          <table:table-cell table:style-name="ce57" office:value-type="string">
            <text:p>Not a tool based technique, but rather a values based technique.</text:p>
          </table:table-cell>
          <table:table-cell table:style-name="ce57" office:value-type="string">
            <text:p>The agile coach community took a long time to evolve. The coaches had to learn themselves, too. Successful implementation of agile requires buy-in on the agile values.</text:p>
          </table:table-cell>
          <table:table-cell table:style-name="ce57" office:value-type="string">
            <text:p>Make learning the new practices fun. Focus first on learning the most important practices, and leave advanced topics to when the teams master the basics. Create a buy-in into agile. Let the teams' agile practices emerge rather than use direct instruction.</text:p>
          </table:table-cell>
          <table:table-cell table:style-name="ce57" office:value-type="string">
            <text:p>Ensuring that teams will start using the practices after the events.</text:p>
          </table:table-cell>
          <table:table-cell table:style-name="ce57" table:number-columns-repeated="2"/>
          <table:table-cell table:style-name="ce57" office:value-type="string">
            <text:p>There was an increase in demand for agile training</text:p>
          </table:table-cell>
          <table:table-cell table:style-name="ce57" table:number-columns-repeated="3"/>
          <table:table-cell table:style-name="ce23" table:number-columns-repeated="986"/>
        </table:table-row>
        <table:table-row table:style-name="ro12">
          <table:table-cell table:style-name="ce17" office:value-type="string">
            <text:p>D. Karlstrom and P. Runeson.</text:p>
          </table:table-cell>
          <table:table-cell table:style-name="ce17" office:value-type="string">
            <text:p>Combining agile methods with stage-gate project management</text:p>
          </table:table-cell>
          <table:table-cell table:style-name="ce21" office:value-type="float" office:value="2005">
            <text:p>2005</text:p>
          </table:table-cell>
          <table:table-cell table:style-name="ce23" office:value-type="string">
            <text:p>Software, IEEE</text:p>
          </table:table-cell>
          <table:table-cell table:style-name="ce23" office:value-type="string">
            <text:p>Journal Article</text:p>
          </table:table-cell>
          <table:table-cell table:style-name="ce28" office:value-type="string">
            <text:p>22 3 43-49</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text:p>
          </table:table-cell>
          <table:table-cell table:style-name="ce23" office:value-type="string">
            <text:p>?</text:p>
          </table:table-cell>
          <table:table-cell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Evaluate results of piloting agile methods</text:p>
          </table:table-cell>
          <table:table-cell table:style-name="ce51" office:value-type="string">
            <text:p>Strict qualitative research process. Interviews.</text:p>
          </table:table-cell>
          <table:table-cell table:style-name="ce51" table:number-columns-repeated="2"/>
          <table:table-cell table:style-name="ce57" office:value-type="string">
            <text:p>Large. Agile aproaches were piloted in one team only.</text:p>
          </table:table-cell>
          <table:table-cell table:style-name="ce62" office:value-type="string">
            <text:p>?</text:p>
          </table:table-cell>
          <table:table-cell table:style-name="ce57" office:value-type="string">
            <text:p>Stage-gate model. Additional features were squeezed in to ongoing process stages. Global product-driven market.</text:p>
          </table:table-cell>
          <table:table-cell table:style-name="ce57" office:value-type="string">
            <text:p>Management was initially convinced that something had to be changed. Higher-priority delivery deadlines demanded a change in process. Reduce costs and improve control of costs.</text:p>
          </table:table-cell>
          <table:table-cell table:style-name="ce57" office:value-type="string">
            <text:p>A small pilot project was conducted. Changes were integrated with the existing stage-gate process. It seems that there was no intentions on changing the corporate level stage-gate process.</text:p>
          </table:table-cell>
          <table:table-cell table:style-name="ce57" office:value-type="string">
            <text:p>XP</text:p>
          </table:table-cell>
          <table:table-cell table:style-name="ce57" office:value-type="string">
            <text:p>Agile prioritization ensures that the most important features are the last ones affected by scope changes. Agile methods eliminate the "requirements cramming problem". Agile methods increase quality. Agile methods are a serious candidate in the evolvment of processes.</text:p>
          </table:table-cell>
          <table:table-cell table:style-name="ce57" office:value-type="string">
            <text:p>Management support is a success factor. Training will ease acceptance of new methods, as people tend to fear the unknown. The development team must have some level of initiative in process change, i.e. the change can not be mandated. The agile team must be prepared to interface with the old model.</text:p>
          </table:table-cell>
          <table:table-cell table:style-name="ce57" office:value-type="string">
            <text:p>Neither management or development knew what changes to make.</text:p>
          </table:table-cell>
          <table:table-cell table:style-name="ce57" table:number-columns-repeated="4"/>
          <table:table-cell table:style-name="ce57" office:value-type="string">
            <text:p>Lindvall</text:p>
          </table:table-cell>
          <table:table-cell table:style-name="ce57"/>
          <table:table-cell table:style-name="ce23" table:number-columns-repeated="986"/>
        </table:table-row>
        <table:table-row table:style-name="ro6">
          <table:table-cell table:style-name="ce17" office:value-type="string">
            <text:p>A. Qumer and B. Henderson-Sellers. </text:p>
          </table:table-cell>
          <table:table-cell table:style-name="ce17" office:value-type="string">
            <text:p>Construction of an Agile Software Product-Enhancement Process by Using an Agile Software Solution Framework (ASSF) and Situational Method Engineering</text:p>
          </table:table-cell>
          <table:table-cell table:style-name="ce21" office:value-type="float" office:value="2007">
            <text:p>2007</text:p>
          </table:table-cell>
          <table:table-cell table:style-name="ce23" office:value-type="string">
            <text:p>Computer Software and Applications Conference, 2007. COMPSAC 2007. 31st Annual InternationalComputer Software and Applications Conference, 2007. COMPSAC 2007. 31st Annual International</text:p>
          </table:table-cell>
          <table:table-cell table:style-name="ce23" office:value-type="string">
            <text:p>Conference Proceedings</text:p>
          </table:table-cell>
          <table:table-cell table:style-name="ce29" office:value-type="string">
            <text:p>1 539-542</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2];{&quot;?&quot;;&quot;N&quot;;&quot;Y&quot;};{1;0;2}) + LOOKUP([.J12];{&quot;?&quot;;&quot;N&quot;;&quot;Y&quot;};{1;0;2}) + LOOKUP([.K12];{&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table:table-cell table:style-name="ce51" office:value-type="string">
            <text:p>Workshops, interviews, focus groups</text:p>
          </table:table-cell>
          <table:table-cell table:style-name="ce51" office:value-type="string">
            <text:p>No apparent bias</text:p>
          </table:table-cell>
          <table:table-cell table:style-name="ce51"/>
          <table:table-cell table:style-name="ce57" office:value-type="string">
            <text:p>Product line company with over 300 employees</text:p>
          </table:table-cell>
          <table:table-cell table:style-name="ce62"/>
          <table:table-cell table:style-name="ce57"/>
          <table:table-cell table:style-name="ce57" office:value-type="string">
            <text:p>During the case study it was found out that the company couldnot develop new features in an appropriate timeframe using traditional methods. Quickly identifying and developing new product features was necessary to keep the company competitive. </text:p>
          </table:table-cell>
          <table:table-cell table:style-name="ce57" office:value-type="string">
            <text:p>The company was not ready to fully use an agile method, and a sudden change was seen as risky and problematic. The new feature development method was changed to agile, while bug fixing process remained traditional. The change was lead by executive management, who had a role of removing impediments from the progress of the transformation. The developers were selforganizing, as managers took roles as facilitators.</text:p>
          </table:table-cell>
          <table:table-cell table:style-name="ce57" office:value-type="string">
            <text:p>Agility is seen through the ASSF framework: methods, values, tools, and link to business. Agile can be combined with formal practices.</text:p>
          </table:table-cell>
          <table:table-cell table:style-name="ce57" office:value-type="string">
            <text:p>The company understood the advantages agile could bring. Agile practices are applicable for large and complex projects. The leading role of executive management was important fot the success of the agile transformation.</text:p>
          </table:table-cell>
          <table:table-cell table:style-name="ce57" office:value-type="string">
            <text:p>Authors suggest a step-by-step or project-by projcet approach for the transition.</text:p>
          </table:table-cell>
          <table:table-cell table:style-name="ce57" table:number-columns-repeated="5"/>
          <table:table-cell table:style-name="ce57" office:value-type="string">
            <text:p>3, (6), 7, 8, 13, 14, 15,19, 20</text:p>
          </table:table-cell>
          <table:table-cell table:style-name="ce57"/>
          <table:table-cell table:style-name="ce23" table:number-columns-repeated="986"/>
        </table:table-row>
        <table:table-row table:style-name="ro13">
          <table:table-cell table:style-name="ce17" office:value-type="string">
            <text:p>T. R. Seffernick. </text:p>
          </table:table-cell>
          <table:table-cell table:style-name="ce17" office:value-type="string">
            <text:p>Enabling Agile in a large organization our journey down the Yellow Brick Road</text:p>
          </table:table-cell>
          <table:table-cell table:style-name="ce21" office:value-type="float" office:value="2007">
            <text:p>2007</text:p>
          </table:table-cell>
          <table:table-cell table:style-name="ce23" office:value-type="string">
            <text:p>Proceedings - AGILE 2007</text:p>
          </table:table-cell>
          <table:table-cell table:style-name="ce23" office:value-type="string">
            <text:p>Conference Proceedings</text:p>
          </table:table-cell>
          <table:table-cell table:style-name="ce29" office:value-type="string">
            <text:p>200-205</text:p>
          </table:table-cell>
          <table:table-cell table:style-name="ce34" office:value-type="string">
            <text:p><text:s/></text:p>
          </table:table-cell>
          <table:table-cell table:number-columns-repeated="4" table:style-name="ce23" office:value-type="string">
            <text:p>Y</text:p>
          </table:table-cell>
          <table:table-cell table:style-name="ce17" table:formula="of:=LOOKUP([.I13];{&quot;?&quot;;&quot;N&quot;;&quot;Y&quot;};{1;0;2}) + LOOKUP([.J13];{&quot;?&quot;;&quot;N&quot;;&quot;Y&quot;};{1;0;2}) + LOOKUP([.K13];{&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The authors are within the company</text:p>
          </table:table-cell>
          <table:table-cell table:style-name="ce51" office:value-type="string">
            <text:p>Bias</text:p>
          </table:table-cell>
          <table:table-cell table:style-name="ce57" office:value-type="string">
            <text:p>1500 associates across 2 onshore and 3 offshore sites</text:p>
          </table:table-cell>
          <table:table-cell table:style-name="ce62" office:value-type="string">
            <text:p>Visioning 2004, training 2005, piloting 2006, organization wide adoption 2006-2007-&gt; </text:p>
          </table:table-cell>
          <table:table-cell table:style-name="ce57" office:value-type="string">
            <text:p>Command and control culture. Failures punished while success ignored. Strong centralized product management (PMO) with compliance-oriented environment. Developers often worked on 4 to 5 projects at the same time. New methods were mandated, but in practice people stuck to the old ways. Business was unhappy of development, as they were failing on big value projects, and were too slow and expensive across the board.</text:p>
          </table:table-cell>
          <table:table-cell table:style-name="ce57" office:value-type="string">
            <text:p>There was demand for new ways of working as there was barriers between business and technology.</text:p>
          </table:table-cell>
          <table:table-cell table:style-name="ce57" office:value-type="string">
            <text:p>A new CIO was introduced, and he set to remove barriers between business and technology. Shortly a new Director of Development was introduced. The key people set a vision for a new culture.</text:p>
            <text:p/>
            <text:p>The project management office (PMO) was identified as the first bottleneck. Project managers were returned to the development organization. The entire organization was educated on inability of accurate prediction in software development. Scrum was also introduced. Project managers started complaining on impediments in the current process, and the rigor was started to be torn down little by little. The social communities of the PMO staff disappeared with the change. A Dev Support team was set up to create leaderdship in thought and technology.</text:p>
            <text:p/>
            <text:p>Scrum was introduced to management, who responded by finding problems that would fail Scrum. However, the problems were seen as impediments that were to be removed. Scrum was piloted in 2 projects, by the help of agile consultants (Ken Schwaber).</text:p>
            <text:p/>
            <text:p>After success in piloting the rest of the development organization started adopting Scrum. More training and events were arranged, and workshops evolved into an agile community. Other parts (Technology Operations) adapted their organizational structure to support agile development. There were significant investments in the physical environment (team rooms, coffee shop, etc.)</text:p>
          </table:table-cell>
          <table:table-cell table:style-name="ce57" office:value-type="string">
            <text:p>Scrum practices, TDD, Continuous feedback, Customer involvement</text:p>
          </table:table-cell>
          <table:table-cell table:style-name="ce57" office:value-type="string">
            <text:p>Impediments for agile methods can be removed, if management is determined. Seemingly incompatible metods and technology can still adapt to agile (e.g. Cobol TDD). The flexibility provided by agile brings great benefit in big projects. Enabling learning and, flexibility and early feedback is valuable. (Early feedback refers to continuous testing, possibility to demo early and start training early)</text:p>
            <text:p/>
            <text:p>The agile adoption is a long and ongoing process, which requires commitment.</text:p>
          </table:table-cell>
          <table:table-cell table:style-name="ce57"/>
          <table:table-cell table:style-name="ce57" office:value-type="string">
            <text:p>Agile development was treated as merely a paradigm shift, i.e. Existing roles were just mapped to Scrum without actually doing anything different. At some point Technology Operations could not keep pace with agile development. You very often "get what you measure", so measuring agile results requires cautiousness.</text:p>
          </table:table-cell>
          <table:table-cell table:style-name="ce57" office:value-type="string">
            <text:p>Improved satisfaction</text:p>
          </table:table-cell>
          <table:table-cell table:style-name="ce57" office:value-type="string">
            <text:p>The entire organization was changed; not only development but all interfacing organizations adapted to agile. Some organizational entities (PMO) had to be discarded, and new entities (Dev Support) were established.</text:p>
          </table:table-cell>
          <table:table-cell table:style-name="ce57" office:value-type="string">
            <text:p>Business partner satisfaction has improved greatly. Business value has been perceived to be delivered faster. Product owner involvement is high. Internal development is better than bought components. 4% increase in technology employee satisfaction.</text:p>
          </table:table-cell>
          <table:table-cell table:style-name="ce57" table:number-columns-repeated="3"/>
          <table:table-cell table:style-name="ce23" table:number-columns-repeated="986"/>
        </table:table-row>
        <table:table-row table:style-name="ro14">
          <table:table-cell table:style-name="ce17" office:value-type="string">
            <text:p>C. Maples. </text:p>
          </table:table-cell>
          <table:table-cell table:style-name="ce17" office:value-type="string">
            <text:p>Enterprise Agile Transformation: The Two-Year Wall</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9" office:value-type="string">
            <text:p>90-95</text:p>
          </table:table-cell>
          <table:table-cell table:style-name="ce34" office:value-type="string">
            <text:p><text:s/></text:p>
          </table:table-cell>
          <table:table-cell table:number-columns-repeated="4" table:style-name="ce23" office:value-type="string">
            <text:p>Y</text:p>
          </table:table-cell>
          <table:table-cell table:style-name="ce17" table:formula="of:=LOOKUP([.I14];{&quot;?&quot;;&quot;N&quot;;&quot;Y&quot;};{1;0;2}) + LOOKUP([.J14];{&quot;?&quot;;&quot;N&quot;;&quot;Y&quot;};{1;0;2}) + LOOKUP([.K14];{&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Author in a management role in the company</text:p>
          </table:table-cell>
          <table:table-cell table:style-name="ce51" office:value-type="string">
            <text:p>Bias</text:p>
          </table:table-cell>
          <table:table-cell table:style-name="ce57" office:value-type="string">
            <text:p>300 members in 5 locations</text:p>
          </table:table-cell>
          <table:table-cell table:style-name="ce62" office:value-type="string">
            <text:p>Pilots 2006-2008, large scale 2008-</text:p>
          </table:table-cell>
          <table:table-cell table:style-name="ce57" office:value-type="string">
            <text:p>Not stated</text:p>
          </table:table-cell>
          <table:table-cell table:style-name="ce57" office:value-type="string">
            <text:p>As an effort to reduce development costs, boost efficiency and quality, and provide operational oversight. Agile piloting had given excellent results.</text:p>
          </table:table-cell>
          <table:table-cell table:style-name="ce57" office:value-type="string">
            <text:p>A number of pilot projects gave excellent results on agile, which yielded company wide excitement. After the success agile was seen as a candidate to be fit as a part in the big picture of the entire value chain. However, trying to make agile more than "just a development thing" hit a wall. Management still decided that agile methods were bringing good things to the organization, and the rest of the organization needs to change to fit with agile. New practices were tailored to enable different organizational units to work together in an agile manner. New organizational units were established where necessary (e.g. EQC).</text:p>
            <text:p/>
            <text:p>An external consultant company was brought in to assist in bringing together development, marketing, product management and sales.</text:p>
          </table:table-cell>
          <table:table-cell table:style-name="ce57" office:value-type="string">
            <text:p>Scrum practices. Reduce waste, deliver working software.</text:p>
          </table:table-cell>
          <table:table-cell table:style-name="ce57" office:value-type="string">
            <text:p>Transformation is an ongoing journey. Excitement and novelty wear off after a time.</text:p>
            <text:p/>
            <text:p>It takes time, strong leadership, trainging and early positive results to grow in agile in development. It takes the same to penetrate agility throughout the entire organization.</text:p>
            <text:p/>
            <text:p>As the agile practices had to be adapted to interface with constraints such as the release constraints, authorative behavior started creeping back in. The agile methods needed to be refreshed by taking courses on agile.</text:p>
          </table:table-cell>
          <table:table-cell table:style-name="ce57" office:value-type="string">
            <text:p>Teams need to be shielded from the chaos business may throw at them as otherwise the backlog will get flooded. Some authority may pre-prioritize the backlog before the team gets to it.</text:p>
            <text:p/>
            <text:p>A separate Enterprise Quality Center was established fo performing specialized testing, such as performance testing. The EQC and agile teams adapted their practices to enable the most agile approach possible. Scrum rules had to be adjusted to incorporate the EQC as an external actor.</text:p>
            <text:p/>
            <text:p>Issues between development, marketing and product management were resolved by three-day agile workshops. This created a collaborative atmosphere.</text:p>
            <text:p/>
            <text:p>Some number of sprints before release development commits to a fixed set of functionality that will be delivered. 90 days was set as the time limit. Marketing can "declare" a release date and development will be able to tell a locked feature set.</text:p>
          </table:table-cell>
          <table:table-cell table:style-name="ce57" office:value-type="string">
            <text:p>There are areas in the enterprise which fall outside Scrum's prescriptions. Agile bumped against traditional business processes. Agile pilot teams were living in a microcosm, but problems arose when the projects shifted from "early access" to general availability. When these conflicts emerged the positivity towards agile declined. Fitting Scrum practices to an enterprise delivery model was found challenging.</text:p>
            <text:p/>
            <text:p>Backlogs started to get flooded when people learned that requests can be made. Specialized testing requires a separate unit to perform it, and it can not be implemented as a team activity as it may require significant resources.</text:p>
            <text:p/>
            <text:p>Specialized high level testing required special resources that were not available on a team level (e.g. access to all thinkable user environments), so full testing was impossible to achieve within the team boundary.</text:p>
            <text:p/>
            <text:p>Product marketing were unfamiliar with the concept of collaborating with development. They wanted to see development as a black box, which was fed a fixed set of requirements once a year. Marketing saw that figuring out "how" for the product roadmap was solely the responsibility of development.</text:p>
            <text:p/>
            <text:p>There are constraints such as regulation, marketing launch plans, sales material and trainging, which require knowing exactly what is in the product some time before release. Agile teams must interface with these constraints.</text:p>
          </table:table-cell>
          <table:table-cell table:style-name="ce57" office:value-type="string">
            <text:p>Better team morale</text:p>
          </table:table-cell>
          <table:table-cell table:style-name="ce57" office:value-type="string">
            <text:p>Agile development teams established. Some old non agile organizational units were dissolved. New units were created for QA. Business units had to adapt to interfacing with agile development practices.</text:p>
          </table:table-cell>
          <table:table-cell table:style-name="ce57" table:number-columns-repeated="4"/>
          <table:table-cell table:style-name="ce23" table:number-columns-repeated="986"/>
        </table:table-row>
        <table:table-row table:style-name="ro7">
          <table:table-cell table:style-name="ce17" office:value-type="string">
            <text:p>K. Korhonen.</text:p>
          </table:table-cell>
          <table:table-cell table:style-name="ce17" office:value-type="string">
            <text:p>Evaluating the Effect of Agile Methods on Software Defect Data and Defect Reporting Practices - A Case Study</text:p>
          </table:table-cell>
          <table:table-cell table:style-name="ce21" office:value-type="float" office:value="2010">
            <text:p>2010</text:p>
          </table:table-cell>
          <table:table-cell table:style-name="ce23" office:value-type="string">
            <text:p>Quality of Information and Communications Technology (QUATIC), 2010 Seventh International Conference on theQuality of Information and Communications Technology (QUATIC), 2010 Seventh International Conference on the</text:p>
          </table:table-cell>
          <table:table-cell table:style-name="ce23" office:value-type="string">
            <text:p>Conference Proceedings</text:p>
          </table:table-cell>
          <table:table-cell table:style-name="ce28" office:value-type="string">
            <text:p>35-4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office:value-type="string">
            <text:p>Changes in defect data and reporting practices</text:p>
          </table:table-cell>
          <table:table-cell table:style-name="ce51" office:value-type="string">
            <text:p>Surveys, defect data records</text:p>
          </table:table-cell>
          <table:table-cell table:style-name="ce51" office:value-type="string">
            <text:p>Author in organization</text:p>
          </table:table-cell>
          <table:table-cell table:style-name="ce51" office:value-type="string">
            <text:p>Bias</text:p>
          </table:table-cell>
          <table:table-cell table:style-name="ce57" office:value-type="string">
            <text:p>150 experts, several locations globally</text:p>
          </table:table-cell>
          <table:table-cell table:style-name="ce62" office:value-type="string">
            <text:p>During first 12 months</text:p>
          </table:table-cell>
          <table:table-cell table:style-name="ce57" office:value-type="string">
            <text:p>Not stated</text:p>
          </table:table-cell>
          <table:table-cell table:style-name="ce57" table:number-columns-repeated="2"/>
          <table:table-cell table:style-name="ce57" office:value-type="string">
            <text:p>Scrum teams. Agile practices such as TDD, refactoring, pair programming. Mixing practices.</text:p>
          </table:table-cell>
          <table:table-cell table:style-name="ce57" table:number-columns-repeated="2"/>
          <table:table-cell table:style-name="ce57" office:value-type="string">
            <text:p>In system testing there were too many test cases to run in one sprint, and automation was lacking. Missing functionalities before integration lead to later discovery of some bugs.</text:p>
          </table:table-cell>
          <table:table-cell table:style-name="ce57" table:number-columns-repeated="3"/>
          <table:table-cell table:style-name="ce57" office:value-type="string">
            <text:p>The viewpoint is defect management, not transition in general</text:p>
          </table:table-cell>
          <table:table-cell table:style-name="ce57" table:number-columns-repeated="2"/>
          <table:table-cell table:style-name="ce23" table:number-columns-repeated="986"/>
        </table:table-row>
        <table:table-row table:style-name="ro10">
          <table:table-cell table:style-name="ce17" office:value-type="string">
            <text:p>M. K. Spayd.</text:p>
          </table:table-cell>
          <table:table-cell table:style-name="ce17" office:value-type="string">
            <text:p>Evolving agile in the enterprise: implementing XP on a grand scale</text:p>
          </table:table-cell>
          <table:table-cell table:style-name="ce21" office:value-type="float" office:value="2003">
            <text:p>2003</text:p>
          </table:table-cell>
          <table:table-cell table:style-name="ce23" office:value-type="string">
            <text:p>Agile Development Conference, 2003. ADC 2003. Proceedings of theAgile Development Conference, 2003. ADC 2003. Proceedings of the</text:p>
          </table:table-cell>
          <table:table-cell table:style-name="ce23" office:value-type="string">
            <text:p>Conference Proceedings</text:p>
          </table:table-cell>
          <table:table-cell table:style-name="ce28" office:value-type="string">
            <text:p>60-70</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5">
            <text:p>5</text:p>
          </table:table-cell>
          <table:table-cell table:style-name="ce48" office:value-type="string">
            <text:p>Present experience</text:p>
          </table:table-cell>
          <table:table-cell table:style-name="ce53" table:number-columns-repeated="3"/>
          <table:table-cell table:style-name="ce57" office:value-type="string">
            <text:p>5000 member IT organization</text:p>
          </table:table-cell>
          <table:table-cell table:style-name="ce62" office:value-type="string">
            <text:p>2002-2003 (continuing)</text:p>
          </table:table-cell>
          <table:table-cell table:style-name="ce57" office:value-type="string">
            <text:p>Rigorous and highly documented processes. Emphasis on change control. Delivery cycles of over a year. Some projects managed only to delivered documentation. CMM had strong sponsorship from management, but without clear business drivers. Many teams were happy with the rigor.</text:p>
          </table:table-cell>
          <table:table-cell table:style-name="ce57" office:value-type="string">
            <text:p>Change of market situation required organizational change. Software took too long to develop and deploy. The process did not ensure that the delivered products would have good acceptance by the marketplace. Adding more rigor was not seen as an improvement, as people tended to try to circumvent paperwork.</text:p>
          </table:table-cell>
          <table:table-cell table:style-name="ce57" office:value-type="string">
            <text:p>A vision and mandate for 90-day delivery cycle was set. An internal team for driving the change was assembled from motivated XP proponents. XP training was arranged for a part of the organization.</text:p>
          </table:table-cell>
          <table:table-cell table:style-name="ce57" office:value-type="string">
            <text:p>XP practices</text:p>
          </table:table-cell>
          <table:table-cell table:style-name="ce57" office:value-type="string">
            <text:p>The experiment may be considered a failure if evaluated as faithful application of XP. Some teams adapt better to the new methodology than others. The XP methodology does not suit all projects, e.g. maintenance and mainframe projects. Collaboration is a core value in XP, and it relies on buy-in on the lowest organizational levels. Customers were happy with the increased level of involvement. XP is a development process, but not an end-to-end delivery system that the company required. XP creates confusion of the managers' roles. XP (as other agile aproaches) must be lead by focus on collaboration, but not top-down control. The organization showed great courage in commencing the process of change.</text:p>
          </table:table-cell>
          <table:table-cell table:style-name="ce57" office:value-type="string">
            <text:p>Change in general, based on references and author's experience: The commitment to change must be expressed by the top management. Use "burning platform" to drive change. Use a dedicated team to drive change. All organizational stakeholders (everyone) must be kept involved. Neutralize politics within the organization. Empower affected people. Define clear roles for everyone in the new arrangement. Maintain the focus of the change, and accept that the change must be managed during a long time.</text:p>
            <text:p/>
            <text:p>Agile: Involve middle management, as they lead the day-to-day operations. Create a rigid benchmark to drive change, e.g. 90-day delivery. Active coaching is needed in all other cases than a highly favorable setting.</text:p>
          </table:table-cell>
          <table:table-cell table:style-name="ce57" office:value-type="string">
            <text:p>Lack of experience and expertise in implementing a large organizational change. Middle management was not involved properly in the change. Organization was not aligned towards supporting XP teams, e.g. HR and real estate management did not support such teams. Training effort was not adequate, and many teams did not receive support. Changes in roles and responsibilities were not clearly articulated, especially analysts and managers. The long term focus was forgotten, and success was declared prematurely. The organization was left much in a "malicious compliance" state.</text:p>
          </table:table-cell>
          <table:table-cell table:style-name="ce57" table:number-columns-repeated="3"/>
          <table:table-cell table:style-name="ce57" office:value-type="string">
            <text:p>Study of partnership between the disciplines of organizational change management and agile development.</text:p>
            <text:p/>
            <text:p>The Eight Determinants of Organizational Change</text:p>
            <text:p/>
          </table:table-cell>
          <table:table-cell table:style-name="ce57" office:value-type="string">
            <text:p>Kotter, Conner</text:p>
          </table:table-cell>
          <table:table-cell table:style-name="ce57"/>
          <table:table-cell table:style-name="ce23" table:number-columns-repeated="986"/>
        </table:table-row>
        <table:table-row table:style-name="ro7">
          <table:table-cell table:style-name="ce17" office:value-type="string">
            <text:p>M. Hallikainen.</text:p>
          </table:table-cell>
          <table:table-cell table:style-name="ce17" office:value-type="string">
            <text:p>Experiences on Agile seating, facilities and solutions: Multisite environment</text:p>
          </table:table-cell>
          <table:table-cell table:style-name="ce21" office:value-type="float" office:value="2011">
            <text:p>2011</text:p>
          </table:table-cell>
          <table:table-cell table:style-name="ce23" office:value-type="string">
            <text:p>Proceedings - 2011 6th IEEE International Conference on Global Software Engineering, ICGSE 2011</text:p>
          </table:table-cell>
          <table:table-cell table:style-name="ce23" office:value-type="string">
            <text:p>Conference Proceedings</text:p>
          </table:table-cell>
          <table:table-cell table:style-name="ce28" office:value-type="string">
            <text:p>119-12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No research method, bias</text:p>
          </table:table-cell>
          <table:table-cell table:style-name="ce57" office:value-type="string">
            <text:p>Two geographically separated sites</text:p>
          </table:table-cell>
          <table:table-cell table:style-name="ce62" office:value-type="string">
            <text:p>-</text:p>
          </table:table-cell>
          <table:table-cell table:style-name="ce57" office:value-type="string">
            <text:p>Traditional functional silo-based Telecom R&amp;D center. Both sites are working on the same product.</text:p>
          </table:table-cell>
          <table:table-cell table:style-name="ce57" office:value-type="string">
            <text:p>The change was coordinated by business needs.</text:p>
          </table:table-cell>
          <table:table-cell table:style-name="ce57" office:value-type="string">
            <text:p>Before the actual transformation an unsuccessful trial was made. At the beginning a one team pilot was made. Some investments were done in new facilities for the pilot team. The team participated in planning. The pilot came with positive feedback. The experiences of the pilot teams were used as a basis for how other teams would to proceed. There was one-to-one discussions between management and developers.</text:p>
          </table:table-cell>
          <table:table-cell table:style-name="ce57" office:value-type="string">
            <text:p>Lean and agile, Scrum roles</text:p>
          </table:table-cell>
          <table:table-cell table:style-name="ce57" office:value-type="string">
            <text:p>Collaboration is on a totally new level.</text:p>
          </table:table-cell>
          <table:table-cell table:style-name="ce57" office:value-type="string">
            <text:p>Involve the teams in planning of their environment. Listen to feedback from teams. Make it clear that there is no way back to the old way. Facilitate team building in a team building phase. Consider acoustic solutions for open team spaces. Have teleconferencing equipment in a multisite environment. Invest in common areas, such as coffee lounges.</text:p>
          </table:table-cell>
          <table:table-cell table:style-name="ce57" office:value-type="string">
            <text:p>There was change resistance. The old habits tended to stick.</text:p>
          </table:table-cell>
          <table:table-cell table:style-name="ce57" office:value-type="string">
            <text:p>On agile seating: 55% positive or neutral, 24% negative, 21% strongly negative. Varying feedback.</text:p>
          </table:table-cell>
          <table:table-cell table:style-name="ce57" office:value-type="string">
            <text:p>Change from individuals in separate rooms to teams in shared rooms.</text:p>
          </table:table-cell>
          <table:table-cell table:style-name="ce57"/>
          <table:table-cell table:style-name="ce57" office:value-type="string">
            <text:p>The viewpoint of seating.</text:p>
          </table:table-cell>
          <table:table-cell table:style-name="ce57" table:number-columns-repeated="2"/>
          <table:table-cell table:style-name="ce23" table:number-columns-repeated="986"/>
        </table:table-row>
        <table:table-row table:style-name="ro10">
          <table:table-cell table:style-name="ce17" office:value-type="string">
            <text:p>S. W. Baker. </text:p>
          </table:table-cell>
          <table:table-cell table:style-name="ce17" office:value-type="string">
            <text:p>Formalizing agility: an agile organization's journey toward CMMI accreditation</text:p>
          </table:table-cell>
          <table:table-cell table:style-name="ce21" office:value-type="float" office:value="2005">
            <text:p>2005</text:p>
          </table:table-cell>
          <table:table-cell table:style-name="ce23" office:value-type="string">
            <text:p>Agile Conference, 2005. ProceedingsAgile Conference, 2005. Proceedings</text:p>
          </table:table-cell>
          <table:table-cell table:style-name="ce23" office:value-type="string">
            <text:p>Conference Proceedings</text:p>
          </table:table-cell>
          <table:table-cell table:style-name="ce29" office:value-type="string">
            <text:p>185-192</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8];{&quot;?&quot;;&quot;N&quot;;&quot;Y&quot;};{1;0;2}) + LOOKUP([.J18];{&quot;?&quot;;&quot;N&quot;;&quot;Y&quot;};{1;0;2}) + LOOKUP([.K18];{&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860 employees and contractors</text:p>
          </table:table-cell>
          <table:table-cell table:style-name="ce62" office:value-type="string">
            <text:p>Around 1999-&gt;</text:p>
          </table:table-cell>
          <table:table-cell table:style-name="ce57" office:value-type="string">
            <text:p>100+ years of experience in regulated business. Waterfall-based approaches. System Life Cycle methodology based on James Martin's Information Engineering.</text:p>
          </table:table-cell>
          <table:table-cell table:style-name="ce57" office:value-type="string">
            <text:p>CIO sought an meaningful opportunity to apply lessons learned from senior leadership positions in agile pioneers (Chrysler, Netscape, etc.). Rapid business changes were anticipated. Market was changing due to Electric Choice program.</text:p>
          </table:table-cell>
          <table:table-cell table:style-name="ce57" office:value-type="string">
            <text:p>The Electric Choice Implementation Team successfully piloted an iterative, time-boxed, priority driven approach. Agile remained an oddity to anyone outside the team. Project Management Organization (PMO) advocated traditional by-the-book project management. The organization was changed by a merger. CMM started to raise interest in the company. A small but growing community of agile practicioners developed a "house blend" of agile. The CMM program confirmed the passion for process improvement.</text:p>
            <text:p/>
            <text:p>By 2001 agile mindset was spreading. A set of "job aid" material was produced to support agile. By 2002 various infrastructure groups had become comfortable with agile, but the process improved program advocated waterfall-like processes under the banner of CMM. Tension was rising between the two camps, and management decided to act. A common work group with representatives from both camps was set up so that both viewpoints would be heard.</text:p>
          </table:table-cell>
          <table:table-cell table:style-name="ce57" office:value-type="string">
            <text:p>Not specified</text:p>
          </table:table-cell>
          <table:table-cell table:style-name="ce57" office:value-type="string">
            <text:p>Agile practices are an accelerator to process improvement. Physical attendance in process improvement is not enough, and the process improvement group must exhibit real teamwork.</text:p>
            <text:p/>
            <text:p>CMMI can be mixed with agile.</text:p>
          </table:table-cell>
          <table:table-cell table:style-name="ce57" office:value-type="string">
            <text:p>Have a round table for process improvement, where each voice can be heard. Facilitate team building in the process improvement group.</text:p>
          </table:table-cell>
          <table:table-cell table:style-name="ce57" table:number-columns-repeated="2"/>
          <table:table-cell table:style-name="ce57" office:value-type="string">
            <text:p>A process improvement group (SEPG) aimed for hearing everybodys viewpoints was created.</text:p>
          </table:table-cell>
          <table:table-cell table:style-name="ce57"/>
          <table:table-cell table:style-name="ce57" office:value-type="string">
            <text:p>The viewpoint of implementing CMMI and accreditation</text:p>
          </table:table-cell>
          <table:table-cell table:style-name="ce57" table:number-columns-repeated="2"/>
          <table:table-cell table:style-name="ce23" table:number-columns-repeated="986"/>
        </table:table-row>
        <table:table-row table:style-name="ro5">
          <table:table-cell table:style-name="ce17" office:value-type="string">
            <text:p>P. Abernathy. </text:p>
          </table:table-cell>
          <table:table-cell table:style-name="ce17" office:value-type="string">
            <text:p>Hook, line and sinker: The role of line management in relation to agile teams</text:p>
          </table:table-cell>
          <table:table-cell table:style-name="ce21" office:value-type="float" office:value="2009">
            <text:p>2009</text:p>
          </table:table-cell>
          <table:table-cell table:style-name="ce23" office:value-type="string">
            <text:p>Proceedings - 2009 Agile Conference, AGILE 2009</text:p>
          </table:table-cell>
          <table:table-cell table:style-name="ce23" office:value-type="string">
            <text:p>Conference Proceedings</text:p>
          </table:table-cell>
          <table:table-cell table:style-name="ce29" office:value-type="string">
            <text:p>314-319</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9];{&quot;?&quot;;&quot;N&quot;;&quot;Y&quot;};{1;0;2}) + LOOKUP([.J19];{&quot;?&quot;;&quot;N&quot;;&quot;Y&quot;};{1;0;2}) + LOOKUP([.K19];{&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8" office:value-type="string">
            <text:p>Present experience</text:p>
          </table:table-cell>
          <table:table-cell table:style-name="ce53" office:value-type="string">
            <text:p>None</text:p>
          </table:table-cell>
          <table:table-cell table:style-name="ce53" office:value-type="string">
            <text:p>Author is an agile coach in the organization</text:p>
          </table:table-cell>
          <table:table-cell table:style-name="ce53" office:value-type="string">
            <text:p>Bias</text:p>
          </table:table-cell>
          <table:table-cell table:style-name="ce57" office:value-type="string">
            <text:p>2000 IT employees</text:p>
          </table:table-cell>
          <table:table-cell table:style-name="ce62" office:value-type="string">
            <text:p>2007-&gt;</text:p>
            <text:p>Estimated to be a 3-5 year journey</text:p>
          </table:table-cell>
          <table:table-cell table:style-name="ce57"/>
          <table:table-cell table:style-name="ce57" office:value-type="string">
            <text:p>CIO decided to introduce agile as a key strategic lever in order to deliver more with less, faster and with less risk.</text:p>
          </table:table-cell>
          <table:table-cell table:style-name="ce57" office:value-type="string">
            <text:p>One of the first steps were to get commitment from senior management. Training was looked for, but there was no comprehensive agile curriculum. A curriculum was then constructed by the organization, by hiring competent agile experts. Coaching was made available. A communication team was created for spreading the word on agile successes within the company. Communities of competence were created to diffuse knowledge on specific topics across organization boundaries. Business and infrastructure were trained on interactions with agile teams.</text:p>
          </table:table-cell>
          <table:table-cell table:style-name="ce57" office:value-type="string">
            <text:p>Not any particular flavor, but combining the best ideas</text:p>
          </table:table-cell>
          <table:table-cell table:style-name="ce57" office:value-type="string">
            <text:p>Line management and agile teams must be aligned. Line management plays a central role in an agile transformation. Enabling change requires absolute commitment from all senior managers.</text:p>
            <text:p/>
            <text:p>Educate people so that they undestand what they benefit from agile, and do not have misconceptions. Leaders must understand agile and be ready to endorse it personally.</text:p>
          </table:table-cell>
          <table:table-cell table:style-name="ce57" office:value-type="string">
            <text:p>Educate line management on agile practices. Resource projects according to agile models. Act as removers of obstacles that are reported by teams. Plan upcoming projects and have tems pull them from a prioritized project backlog.</text:p>
            <text:p/>
            <text:p>Commit to making the change. Have a dedicated change management team.</text:p>
          </table:table-cell>
          <table:table-cell table:style-name="ce57" office:value-type="string">
            <text:p>Line Managers (LM) became involved in project management of agile projects, through influencing the project manager remotely. LMs intervented in intra-team conflicts, undermining trust in team. LMs pulled resources out from agile projects. LMs made decisions outside project workshops, which were a part of the agile practice. Resourcing was made according to the traditional silo model hampering cross functional teams. LMs made interventions on projects outside the normal process, which disrupted trust and balance.</text:p>
          </table:table-cell>
          <table:table-cell table:style-name="ce57" office:value-type="string">
            <text:p>Safety and morale has increased. Employees feel appreciated, valued, empowered.</text:p>
          </table:table-cell>
          <table:table-cell table:style-name="ce57"/>
          <table:table-cell table:style-name="ce57" office:value-type="string">
            <text:p>Increased productivity and throughput. Using "wisdom of the crowd" has mitigated project risks.</text:p>
          </table:table-cell>
          <table:table-cell table:style-name="ce57" table:number-columns-repeated="3"/>
          <table:table-cell table:style-name="ce23" table:number-columns-repeated="986"/>
        </table:table-row>
        <table:table-row table:style-name="ro5">
          <table:table-cell table:style-name="ce17" office:value-type="string">
            <text:p>Tom J. Bang.</text:p>
          </table:table-cell>
          <table:table-cell table:style-name="ce17" office:value-type="string">
            <text:p>Introducing agile methods into a project organisation</text:p>
          </table:table-cell>
          <table:table-cell table:style-name="ce21" office:value-type="float" office:value="2007">
            <text:p>2007</text:p>
          </table:table-cell>
          <table:table-cell table:style-name="ce23" office:value-type="string">
            <text:p>Proceedings of the 8th international conference on Agile processes in software engineering and extreme programming</text:p>
          </table:table-cell>
          <table:table-cell table:style-name="ce23" office:value-type="string">
            <text:p>Conference Proceedings</text:p>
          </table:table-cell>
          <table:table-cell table:style-name="ce28" office:value-type="string">
            <text:p>203-207</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8" office:value-type="string">
            <text:p>Present experience</text:p>
          </table:table-cell>
          <table:table-cell table:style-name="ce53" office:value-type="string">
            <text:p>None</text:p>
          </table:table-cell>
          <table:table-cell table:style-name="ce53" office:value-type="string">
            <text:p>Author in organization</text:p>
          </table:table-cell>
          <table:table-cell table:style-name="ce53" office:value-type="string">
            <text:p>Bias, results presented seemingly subjectively</text:p>
          </table:table-cell>
          <table:table-cell table:style-name="ce57" office:value-type="string">
            <text:p>160 employees</text:p>
          </table:table-cell>
          <table:table-cell table:style-name="ce62" office:value-type="string">
            <text:p>2004-&gt; (2-3 years)</text:p>
          </table:table-cell>
          <table:table-cell table:style-name="ce57" office:value-type="string">
            <text:p>Waterfall-like projects. Use of RUP.</text:p>
          </table:table-cell>
          <table:table-cell table:style-name="ce57" office:value-type="string">
            <text:p>Higher quality was demanded. Late testing was some times a problem. A goal for higher external quality was set: improved “fitness for use” and “conformance to requirements”.</text:p>
            <text:p/>
            <text:p>Problems with process: misinterpreted documents, change requests coming in late, leaving risky integrations late</text:p>
          </table:table-cell>
          <table:table-cell table:style-name="ce57" office:value-type="string">
            <text:p>It was noted that agile would change the entire way of working. Management was supportive. A change group with representation from all internal project areas was established.</text:p>
            <text:p/>
            <text:p>The entire organization was educated on agile. Agile workshops, meetings and discussions were held weekly and monthly. Seminars and presentations were held for customers.</text:p>
            <text:p/>
            <text:p>Projects tested some agile methods without calling it an agile project. Projects evolved to agile step by step.</text:p>
          </table:table-cell>
          <table:table-cell table:style-name="ce57" office:value-type="string">
            <text:p>Not one specific method. Unified Process used as a framework.</text:p>
          </table:table-cell>
          <table:table-cell table:style-name="ce57" office:value-type="string">
            <text:p>Involve management, sales and other stakeholders. Find and use agile ambassadors. Don't become “religious”. The customer must understand and trust the new model. Do not do all at once, but focus on your needs.</text:p>
          </table:table-cell>
          <table:table-cell table:style-name="ce57" office:value-type="string">
            <text:p>-</text:p>
          </table:table-cell>
          <table:table-cell table:style-name="ce57" office:value-type="string">
            <text:p>Sales and project management must adjust contracts to suite agile projects. Some people are doing agile practices without understanding the agile values and principles. Convincing customers to trust agile.</text:p>
          </table:table-cell>
          <table:table-cell table:number-columns-repeated="3" table:style-name="ce57" office:value-type="string">
            <text:p>-</text:p>
          </table:table-cell>
          <table:table-cell table:style-name="ce57" table:number-columns-repeated="3"/>
          <table:table-cell table:style-name="ce23" table:number-columns-repeated="986"/>
        </table:table-row>
        <table:table-row table:style-name="ro3">
          <table:table-cell table:style-name="ce16" office:value-type="string">
            <text:p>J. Schnitter and O. MacKert. </text:p>
          </table:table-cell>
          <table:table-cell table:style-name="ce16" office:value-type="string">
            <text:p>Introducing agile software development at SAP AG: Change procedures and observations in a global software company</text:p>
          </table:table-cell>
          <table:table-cell table:style-name="ce20" office:value-type="float" office:value="2010">
            <text:p>2010</text:p>
          </table:table-cell>
          <table:table-cell table:style-name="ce19" office:value-type="string">
            <text:p>ENASE 2010 - Proceedings of the 5th International Conference on Evaluation of Novel Approaches to Software Engineering</text:p>
          </table:table-cell>
          <table:table-cell table:style-name="ce25" office:value-type="string">
            <text:p>Conference Proceedings</text:p>
          </table:table-cell>
          <table:table-cell table:style-name="ce27" office:value-type="string">
            <text:p>132-138</text:p>
          </table:table-cell>
          <table:table-cell table:style-name="ce32" office:value-type="string">
            <text:p><text:s/></text:p>
          </table:table-cell>
          <table:table-cell table:number-columns-repeated="4" table:style-name="ce19" office:value-type="string">
            <text:p>Y</text:p>
          </table:table-cell>
          <table:table-cell table:style-name="ce15" table:formula="of:=LOOKUP([.I21];{&quot;?&quot;;&quot;N&quot;;&quot;Y&quot;};{1;0;2}) + LOOKUP([.J21];{&quot;?&quot;;&quot;N&quot;;&quot;Y&quot;};{1;0;2}) + LOOKUP([.K21];{&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Ei löy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2">
          <table:table-cell table:style-name="ce17" office:value-type="string">
            <text:p>B. Boelsterli. </text:p>
          </table:table-cell>
          <table:table-cell table:style-name="ce17" office:value-type="string">
            <text:p>Iteration advocate/iteration transition meeting: small sampling of new agile techniques used at a major telecommunications firm</text:p>
          </table:table-cell>
          <table:table-cell table:style-name="ce21" office:value-type="float" office:value="2003">
            <text:p>2003</text:p>
          </table:table-cell>
          <table:table-cell table:style-name="ce23" office:value-type="string">
            <text:p>Agile Development Conference, 2003. ADC 2003. Proceedings of theAgile Development Conference, 2003. ADC 2003. Proceedings of the</text:p>
          </table:table-cell>
          <table:table-cell table:style-name="ce23" office:value-type="string">
            <text:p>Conference Proceedings</text:p>
          </table:table-cell>
          <table:table-cell table:style-name="ce29" office:value-type="string">
            <text:p>109-113</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22];{&quot;?&quot;;&quot;N&quot;;&quot;Y&quot;};{1;0;2}) + LOOKUP([.J22];{&quot;?&quot;;&quot;N&quot;;&quot;Y&quot;};{1;0;2}) + LOOKUP([.K22];{&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2">
            <text:p>2</text:p>
          </table:table-cell>
          <table:table-cell table:style-name="ce46"/>
          <table:table-cell table:style-name="ce51" table:number-columns-repeated="3"/>
          <table:table-cell table:style-name="ce57" office:value-type="string">
            <text:p>275 immediate and over 3000 supportive resources</text:p>
          </table:table-cell>
          <table:table-cell table:style-name="ce62" office:value-type="string">
            <text:p>2002</text:p>
          </table:table-cell>
          <table:table-cell table:style-name="ce57" office:value-type="string">
            <text:p>Matrix organization with primary and secondary organization. Each project consisted of a cross-functional team.</text:p>
          </table:table-cell>
          <table:table-cell table:style-name="ce57" office:value-type="string">
            <text:p>Mitigate risks caused by parent organization delivering their functionality late.</text:p>
          </table:table-cell>
          <table:table-cell table:style-name="ce57"/>
          <table:table-cell table:style-name="ce57" office:value-type="string">
            <text:p>Weaving together several agile methodologies: Scrum FDD, TDD, XP, reviews, etc.</text:p>
          </table:table-cell>
          <table:table-cell table:style-name="ce57"/>
          <table:table-cell table:style-name="ce57" office:value-type="string">
            <text:p>Weekly Iteration Transition Meeting involving all stakeholders, i.e. one person from each involved team participates. The ITM guided the project iteratively.</text:p>
            <text:p/>
            <text:p>Reflect on progress and use retrospectives.</text:p>
          </table:table-cell>
          <table:table-cell table:style-name="ce57" table:number-columns-repeated="4"/>
          <table:table-cell table:style-name="ce57" office:value-type="string">
            <text:p>Describes agile practices but not how to put them into use (transformation)</text:p>
          </table:table-cell>
          <table:table-cell table:style-name="ce57" table:number-columns-repeated="2"/>
          <table:table-cell table:style-name="ce23" table:number-columns-repeated="986"/>
        </table:table-row>
        <table:table-row table:style-name="ro15">
          <table:table-cell table:style-name="ce17" office:value-type="string">
            <text:p>C. Fry and S. Greene.</text:p>
          </table:table-cell>
          <table:table-cell table:style-name="ce17" office:value-type="string">
            <text:p>Large scale agile transformation in an on-demand world</text:p>
          </table:table-cell>
          <table:table-cell table:style-name="ce21" office:value-type="float" office:value="2007">
            <text:p>2007</text:p>
          </table:table-cell>
          <table:table-cell table:style-name="ce23" office:value-type="string">
            <text:p>Proceedings - AGILE 2007</text:p>
          </table:table-cell>
          <table:table-cell table:style-name="ce23" office:value-type="string">
            <text:p>Conference Proceedings</text:p>
          </table:table-cell>
          <table:table-cell table:style-name="ce28" office:value-type="string">
            <text:p>136-142</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 no negative results</text:p>
          </table:table-cell>
          <table:table-cell table:style-name="ce57" office:value-type="string">
            <text:p>200 persons, 30 teams</text:p>
          </table:table-cell>
          <table:table-cell table:style-name="ce62" office:value-type="string">
            <text:p>3 months</text:p>
          </table:table-cell>
          <table:table-cell table:style-name="ce57" office:value-type="string">
            <text:p>A loose waterfall-based process with entrepreneurial culture. Teams organized by function.</text:p>
          </table:table-cell>
          <table:table-cell table:style-name="ce57" office:value-type="string">
            <text:p>Release cycle had slowed to once a year. Inaccurate estimates leading to missed release dates and reduced testing. Lack of visibility. Late feedback on features. Long and unpredictable schedules. Gradual productivity decline as the organization grew.</text:p>
            <text:p/>
            <text:p>The original waterfall-based process did not scale up well. Fast company growth introduced problems. As release cycles lengthened it took long for new employees to participate in a release, which cut off learning experiences and morale.</text:p>
          </table:table-cell>
          <table:table-cell table:style-name="ce57" office:value-type="string">
            <text:p>One of the company founders launched an organizational change program. One cross-functional team piloted and developed an agile approach. The new approach was presented for key people in the organization, who were given a chance to affect the final process to be. From executive level, a big-bang approach was chosen to avoid organizational dissonance. A risk of making same mistakes in parallel was identified, but as there had already been one successful pilot the risk was opted on. Management stayed firm with the change schedule. People were sent to Scrum and agile training (25% of R&amp;D). External consulting was employed. A consolidated agile approach was developed.</text:p>
            <text:p/>
            <text:p>A wiki was created for sharing knowledge. The new company values were communicated. Vision, plans and other information were over-communicated.</text:p>
            <text:p/>
            <text:p>The change was lead by a rollout team, which consisted of members from all organizational areas (developers to QA to product management). This team provide shared ownership.</text:p>
          </table:table-cell>
          <table:table-cell table:style-name="ce57" office:value-type="string">
            <text:p>Consolidation of Scrum, XP and lean.</text:p>
          </table:table-cell>
          <table:table-cell table:style-name="ce57" office:value-type="string">
            <text:p>The following things helped the agile transition: on-demand model fits agile, an extensive test suite existed, collocation.</text:p>
          </table:table-cell>
          <table:table-cell table:style-name="ce57" office:value-type="string">
            <text:p>Executive commitment. Dedicated rollout team for facilitating change. Follow on agile principles over dictation by documented methods. Early focus on integration and test automation. Provide transparency and over-communicate. Leverage training and coaching from early on. Be inclusive (e.g. inviting everyone to review meetings). Encourage a culture of experimentation and expect mistakes.</text:p>
            <text:p/>
            <text:p>Involve individual contributors early to avoid anti-agents. Have open space meetings early to involve everyone. Invest in product owner training. Automation is a key and it should be prioritized and built early. Give executives concrete deliverables around the rollout. Ensure momentum by getting some teams, but not necessary all, to excellence. Encourage peer coaching. Create a company sprint heartbeat.</text:p>
            <text:p/>
            <text:p>Use common agile vocabulary and rules. Define agile organization roles (PO, ScM, etc.) Daily focus on automated tests throughout the organization. Daily, weekly and monthly cadence with agile practices. Weekly SIGs.</text:p>
          </table:table-cell>
          <table:table-cell table:style-name="ce57" table:number-columns-repeated="3"/>
          <table:table-cell table:style-name="ce57" office:value-type="string">
            <text:p>Opinion survey: 87% scrum team is self-organizing, 80% the team is more effective. 1500+ bugs removed from backlog. Release readiness every 30 days.</text:p>
          </table:table-cell>
          <table:table-cell table:style-name="ce57" table:number-columns-repeated="3"/>
          <table:table-cell table:style-name="ce23" table:number-columns-repeated="986"/>
        </table:table-row>
        <table:table-row table:style-name="ro3">
          <table:table-cell table:style-name="ce16" office:value-type="string">
            <text:p>B. Boehm and R. Turner. </text:p>
          </table:table-cell>
          <table:table-cell table:style-name="ce16" office:value-type="string">
            <text:p>Management challenges to implementing agile processes in traditional development organizations</text:p>
          </table:table-cell>
          <table:table-cell table:style-name="ce20" office:value-type="float" office:value="2005">
            <text:p>2005</text:p>
          </table:table-cell>
          <table:table-cell table:style-name="ce19" office:value-type="string">
            <text:p>Software, IEEE</text:p>
          </table:table-cell>
          <table:table-cell table:style-name="ce25" office:value-type="string">
            <text:p>Journal Article</text:p>
          </table:table-cell>
          <table:table-cell table:style-name="ce27" office:value-type="string">
            <text:p>22 5 30-39</text:p>
          </table:table-cell>
          <table:table-cell table:style-name="ce32" office:value-type="string">
            <text:p><text:s/></text:p>
          </table:table-cell>
          <table:table-cell table:style-name="ce19" office:value-type="string">
            <text:p>N</text:p>
          </table:table-cell>
          <table:table-cell table:number-columns-repeated="3" table:style-name="ce19" office:value-type="string">
            <text:p>Y</text:p>
          </table:table-cell>
          <table:table-cell table:style-name="ce15" table:formula="of:=LOOKUP([.I24];{&quot;?&quot;;&quot;N&quot;;&quot;Y&quot;};{1;0;2}) + LOOKUP([.J24];{&quot;?&quot;;&quot;N&quot;;&quot;Y&quot;};{1;0;2}) + LOOKUP([.K24];{&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Not a case stu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0">
          <table:table-cell table:style-name="ce17" office:value-type="string">
            <text:p>Lv Yi. </text:p>
          </table:table-cell>
          <table:table-cell table:style-name="ce17" office:value-type="string">
            <text:p>Manager as Scrum Master</text:p>
          </table:table-cell>
          <table:table-cell table:style-name="ce21" office:value-type="float" office:value="2011">
            <text:p>2011</text:p>
          </table:table-cell>
          <table:table-cell table:style-name="ce23" office:value-type="string">
            <text:p>Agile Conference (AGILE), 2011Agile Conference (AGILE), 2011</text:p>
          </table:table-cell>
          <table:table-cell table:style-name="ce23" office:value-type="string">
            <text:p>Conference Proceedings</text:p>
          </table:table-cell>
          <table:table-cell table:style-name="ce29" office:value-type="string">
            <text:p>151-153</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25];{&quot;?&quot;;&quot;N&quot;;&quot;Y&quot;};{1;0;2}) + LOOKUP([.J25];{&quot;?&quot;;&quot;N&quot;;&quot;Y&quot;};{1;0;2}) + LOOKUP([.K25];{&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n manager in organization</text:p>
          </table:table-cell>
          <table:table-cell table:style-name="ce51" office:value-type="string">
            <text:p>Bias</text:p>
          </table:table-cell>
          <table:table-cell table:style-name="ce57" office:value-type="string">
            <text:p>over 500 people, author's department with 100 people</text:p>
          </table:table-cell>
          <table:table-cell table:style-name="ce62" office:value-type="string">
            <text:p>2007-</text:p>
          </table:table-cell>
          <table:table-cell table:style-name="ce57" office:value-type="string">
            <text:p>Teams organized around components, not customer deliverables. Single functional component teams.</text:p>
          </table:table-cell>
          <table:table-cell table:style-name="ce57" office:value-type="string">
            <text:p>Not specified</text:p>
          </table:table-cell>
          <table:table-cell table:style-name="ce57" office:value-type="string">
            <text:p>The product owner - scrum master - team model was chosen to be implemented. Project managers were eliminated to support this model. People managers were not threatened by this change. The challenge was to get people managers to understand their role as leaders and coaches.</text:p>
            <text:p/>
            <text:p>Management was planning the composition of teams. People were educated in self-organization. A team forming session was arranged for the entire department. 10 teams was formed in a one hour session.</text:p>
            <text:p/>
            <text:p>Scrum masters were not chosen solely by teams. Some line managers acted as scrum masters. Some people grew into scrum mansters. A community of scrum masters was evolving. Line managers acted as mentors for scrum masters. Great scrum masters were promoted to line managers. As the number of scrum masters grew the community evolved into a larger Community of Practice.</text:p>
          </table:table-cell>
          <table:table-cell table:style-name="ce57" office:value-type="string">
            <text:p>Scrum</text:p>
          </table:table-cell>
          <table:table-cell table:style-name="ce57" office:value-type="string">
            <text:p>The organizational management must change in order to enable self-management in teams.</text:p>
          </table:table-cell>
          <table:table-cell table:style-name="ce57" office:value-type="string">
            <text:p>Employ a cutomer-oriented product backlog and teams accordingly, so that potentially shippable increments are produced in every sprint.</text:p>
            <text:p/>
            <text:p>Even though the goal is to achieve self-management, the process of getting there requires management efforts.</text:p>
          </table:table-cell>
          <table:table-cell table:style-name="ce57" office:value-type="string">
            <text:p>None discussed</text:p>
          </table:table-cell>
          <table:table-cell table:style-name="ce57" office:value-type="string">
            <text:p>-</text:p>
          </table:table-cell>
          <table:table-cell table:style-name="ce57" office:value-type="string">
            <text:p>Project managers disbanded. Cross functional teams implemented. Product manager as agile product owner. Scrum master community created.</text:p>
          </table:table-cell>
          <table:table-cell table:style-name="ce57" office:value-type="string">
            <text:p>-</text:p>
          </table:table-cell>
          <table:table-cell table:style-name="ce57" office:value-type="string">
            <text:p>Focus on managers' role in adopting agile</text:p>
          </table:table-cell>
          <table:table-cell table:style-name="ce57" table:number-columns-repeated="2"/>
          <table:table-cell table:style-name="ce23" table:number-columns-repeated="986"/>
        </table:table-row>
        <table:table-row table:style-name="ro3">
          <table:table-cell table:style-name="ce16" office:value-type="string">
            <text:p>K. Conboy, S. Coyle, X. Wang and M. Pikkarainen. </text:p>
          </table:table-cell>
          <table:table-cell table:style-name="ce16" office:value-type="string">
            <text:p>People over process: Key challenges in agile development</text:p>
          </table:table-cell>
          <table:table-cell table:style-name="ce20" office:value-type="float" office:value="2011">
            <text:p>2011</text:p>
          </table:table-cell>
          <table:table-cell table:style-name="ce19" office:value-type="string">
            <text:p>IEEE Software</text:p>
          </table:table-cell>
          <table:table-cell table:style-name="ce25" office:value-type="string">
            <text:p>Journal Article</text:p>
          </table:table-cell>
          <table:table-cell table:style-name="ce27" office:value-type="string">
            <text:p>28 4 48-57</text:p>
          </table:table-cell>
          <table:table-cell table:style-name="ce32" office:value-type="string">
            <text:p><text:s/></text:p>
          </table:table-cell>
          <table:table-cell table:style-name="ce19" office:value-type="string">
            <text:p>N</text:p>
          </table:table-cell>
          <table:table-cell table:number-columns-repeated="3" table:style-name="ce19" office:value-type="string">
            <text:p>Y</text:p>
          </table:table-cell>
          <table:table-cell table:style-name="ce15" table:formula="of:=LOOKUP([.I26];{&quot;?&quot;;&quot;N&quot;;&quot;Y&quot;};{1;0;2}) + LOOKUP([.J26];{&quot;?&quot;;&quot;N&quot;;&quot;Y&quot;};{1;0;2}) + LOOKUP([.K26];{&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Not a case stu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6">
          <table:table-cell table:style-name="ce17" office:value-type="string">
            <text:p>D. Wilby.</text:p>
          </table:table-cell>
          <table:table-cell table:style-name="ce17" office:value-type="string">
            <text:p>Roadmap Transformation: From Obstacle to Catalyst</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8" office:value-type="string">
            <text:p>229-234</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text:p>
          </table:table-cell>
          <table:table-cell table:style-name="ce62" office:value-type="string">
            <text:p>-</text:p>
          </table:table-cell>
          <table:table-cell table:style-name="ce57" office:value-type="string">
            <text:p>Roadmaps created for 12 months ahead. The roadmap was to show prospective features for sales, and as a discussion tool with customers.</text:p>
          </table:table-cell>
          <table:table-cell table:style-name="ce57" office:value-type="string">
            <text:p>Roadmaps were not trusted by anyone (customer, sales, development, etc).</text:p>
          </table:table-cell>
          <table:table-cell table:style-name="ce57" office:value-type="string">
            <text:p>Agile teams were apparently in place at the time where this report starts. After implementing agile teams roadmapping became an issue. Roadmapping was first thrown out. This lead to new problems. Roadmapping was brought back, but fitted for agile. Consultants were engaged. Intensive one-week training was given for managers responsible for roadmapping. Roadmapping was decided to be done quarterly. The roadmapping process was changed to highly collaborative and to support agile.</text:p>
          </table:table-cell>
          <table:table-cell table:style-name="ce57" office:value-type="string">
            <text:p>Scrum</text:p>
          </table:table-cell>
          <table:table-cell table:style-name="ce57" office:value-type="string">
            <text:p>Without roadmaps agile seemed chaotic. Roadmaps gave a reference point into what engineering was doing.</text:p>
            <text:p/>
            <text:p>When all parties engaged in roadmapping the actual impacts of roadmap reorganization could be seen and discussed. This kind of rearrangements had sometimes been done on lighter grounds before.</text:p>
            <text:p/>
            <text:p>Participation in planning creates ownership. With common ownership and understanding the roadmap breaks down barriers in accepting it across the organization.</text:p>
          </table:table-cell>
          <table:table-cell table:style-name="ce57" office:value-type="string">
            <text:p>Engage all parties (engineering, marketing, management, sales, support) in roadmapping.</text:p>
          </table:table-cell>
          <table:table-cell table:style-name="ce57" office:value-type="string">
            <text:p>Roadmapping practice hindered getting full benefits from agile practice. Absence of roadmaps led into problems which were interpreted as a sign that agile was not the right choice.</text:p>
          </table:table-cell>
          <table:table-cell table:style-name="ce57" office:value-type="string">
            <text:p>-</text:p>
          </table:table-cell>
          <table:table-cell table:style-name="ce64" office:value-type="string">
            <text:p>Highly increased collaboration and trust between engineering, management, sales and marketing.</text:p>
          </table:table-cell>
          <table:table-cell table:style-name="ce57" office:value-type="string">
            <text:p>Agile roadmapping has: increased customer and sales confidence, presents a clear direction in a clear way and organization wide.</text:p>
          </table:table-cell>
          <table:table-cell table:style-name="ce57" office:value-type="string">
            <text:p>Focus on roadmapping, and bypasses earlier stages of agile transformation.</text:p>
          </table:table-cell>
          <table:table-cell table:style-name="ce57" table:number-columns-repeated="2"/>
          <table:table-cell table:style-name="ce23" table:number-columns-repeated="986"/>
        </table:table-row>
        <table:table-row table:style-name="ro17">
          <table:table-cell table:style-name="ce17" office:value-type="string">
            <text:p>G. Benefield.</text:p>
          </table:table-cell>
          <table:table-cell table:style-name="ce17" office:value-type="string">
            <text:p>Rolling Out Agile in a Large Enterprise</text:p>
          </table:table-cell>
          <table:table-cell table:style-name="ce21" office:value-type="float" office:value="2008">
            <text:p>2008</text:p>
          </table:table-cell>
          <table:table-cell table:style-name="ce23" office:value-type="string">
            <text:p>Hawaii International Conference on System Sciences, Proceedings of the 41st AnnualHawaii International Conference on System Sciences, Proceedings of the 41st Annual</text:p>
          </table:table-cell>
          <table:table-cell table:style-name="ce23" office:value-type="string">
            <text:p>Conference Proceedings</text:p>
          </table:table-cell>
          <table:table-cell table:style-name="ce31" office:value-type="string">
            <text:p>461-461</text:p>
          </table:table-cell>
          <table:table-cell table:style-name="ce36"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4">
            <text:p>4</text:p>
          </table:table-cell>
          <table:table-cell table:style-name="ce46" office:value-type="string">
            <text:p>Present experience</text:p>
          </table:table-cell>
          <table:table-cell table:style-name="ce51" office:value-type="string">
            <text:p>None</text:p>
          </table:table-cell>
          <table:table-cell table:style-name="ce51" office:value-type="string">
            <text:p>Author member of Scrum work group</text:p>
          </table:table-cell>
          <table:table-cell table:style-name="ce51" office:value-type="string">
            <text:p>Bias, neglecting negative results</text:p>
          </table:table-cell>
          <table:table-cell table:style-name="ce57" office:value-type="string">
            <text:p>Over 150 teams</text:p>
          </table:table-cell>
          <table:table-cell table:style-name="ce62" office:value-type="string">
            <text:p>2005 Scrum pilot program</text:p>
            <text:p>End of 2005 more teams</text:p>
            <text:p>2006 many teams</text:p>
            <text:p>2007 ongoing</text:p>
          </table:table-cell>
          <table:table-cell table:style-name="ce57" office:value-type="string">
            <text:p>In 2002 a waterfall-like process was mandated. Many teams ignored it, or paid lip service where ti could not be escaped. The teams did not like the process, found it heavy and unproductive.</text:p>
          </table:table-cell>
          <table:table-cell table:style-name="ce57" office:value-type="string">
            <text:p>Jeff Sutherland was invited to talk about Scrum to management, who got very enthusiastic. Lit sparked an internal discussion on how agile should be embraced.</text:p>
          </table:table-cell>
          <table:table-cell table:style-name="ce57" office:value-type="string">
            <text:p>Initially there was discussion on mandated top-down implementation, but a grass-root approach was chosen. Scrum practice was chosen to be introduced first, as the most visible symptoms of dysfunction were in project planning and management. A Scrum pilot with 4 projects was started. Comprehensive training and external coaching was used in the pilot projects. At the end of the two-month pilot there were positive results and the teams liked the new process. During piloting many general impediments were identified and solved. Surveys were conducted on the pilot projects, and the results showed that most teams perceived that Scrum improved productivity compared to previous processes. 81% of team members wanted to continue with Scrum. The survey results were used to convince others teams that Scrum was good. The Scrum work group presented results to upper management as the pilots progressed.</text:p>
            <text:p/>
            <text:p>A cocahing model was created for introducing teams to Scrum. The coaching model included a number of overview presentations and training for the team, and preparing the backlog with the product owner. The aim was to make the teams free standing as soon as possible. The practices were revisited over time, so that the teams would not forget them. As adoption was progressing 84% of the team members favored Scrum over the previous processes.</text:p>
            <text:p/>
            <text:p>The Scrum work group faced cuts in budget. The work group suggested to delay new teams from introducing Scrum. Teams introduced Scrum anyway without the recommended training, which resulted in misinterpretations. The Scrum work group set to find metrics to show that Scrum training was well worth its cost. Many measures were considered, but most seemed to risk skewing the results. A survey with POs was made and it showed 0% to 200% subjectively estimated productivity gain. A calculation that agile coaches improve productivity was presented. The Scrum work group was allowed to hire coaches although the company was on budget. A bottom up agile movement was created by means such as guerrilla marketing.</text:p>
            <text:p/>
            <text:p>The coach community was strengthened by new internal members and external consultants. Investments were made to enable constantly better coaching,</text:p>
          </table:table-cell>
          <table:table-cell table:style-name="ce57" office:value-type="string">
            <text:p>Scrum, lean</text:p>
          </table:table-cell>
          <table:table-cell table:style-name="ce57" office:value-type="string">
            <text:p>Top-down by-the-book mandates for Scrum did not work, and the process had to be grown by the team.</text:p>
            <text:p/>
            <text:p>Finding good coaches, preferably originally from within teams, is an important activity. The best agile champions were people already in the teams, as they knew the context and particular challenges.</text:p>
            <text:p/>
            <text:p>Change can not be dictated. Be careful with privacy when presenting measures on performance. Align with management early and train management also. Be careful to speak the same language when approaching designers (UI and such), and find common ground for implementing agile. Fund the coaching team adequately.</text:p>
            <text:p/>
            <text:p>Not everyone will like agile (10% - 15% do not like the status quo at any given time). Watch out if no-one reacts badly to changes.</text:p>
            <text:p/>
            <text:p>The agile change affects the entire organization. Groups such as project management and HR must be aligned to agile mindsets.</text:p>
          </table:table-cell>
          <table:table-cell table:style-name="ce57" office:value-type="string">
            <text:p>-</text:p>
          </table:table-cell>
          <table:table-cell table:style-name="ce57" office:value-type="string">
            <text:p>Some teams claimed to be agile, but were doing mini waterfalls. Some teams also dropped key elements of Scrum, such as daily standups.</text:p>
            <text:p/>
            <text:p>Wrong choice of words (e.g. saying “must” of something) may give a backlash that will be noticed after time. For example, teams may be put off and stop attending to coaching.</text:p>
            <text:p/>
            <text:p>The privacy of a team was violated when showing results. As a consequence the team lost trust in the Scrum work group and Scrum itself.</text:p>
            <text:p/>
            <text:p>As the change was spreading management became familiar with Scrum. Some managers refused to attend training, insisting on that they were already familiar with agile. Some managers became anti-agile when they did not properly understand the values.</text:p>
            <text:p/>
            <text:p>Adoption was slowed down by insufficient resources in coaching.</text:p>
            <text:p/>
            <text:p>Solid engineering practices were not fully applied at start, which resulted in delays and lowered quality.</text:p>
          </table:table-cell>
          <table:table-cell table:style-name="ce57" office:value-type="string">
            <text:p>-</text:p>
          </table:table-cell>
          <table:table-cell table:style-name="ce57" office:value-type="string">
            <text:p>There seems to have been little organizational, as no organizational entity was reported to be totally reorganized. The organization seemed to be team-oriented from start.</text:p>
          </table:table-cell>
          <table:table-cell table:style-name="ce57" office:value-type="string">
            <text:p>One agile coach that prepares teams for more productive use of Scrum would give the value of 30 people in return.</text:p>
          </table:table-cell>
          <table:table-cell table:style-name="ce57" table:number-columns-repeated="3"/>
          <table:table-cell table:style-name="ce23" table:number-columns-repeated="986"/>
        </table:table-row>
        <table:table-row table:style-name="ro18">
          <table:table-cell table:style-name="ce17" office:value-type="string">
            <text:p>E. Moore and J. Spens.</text:p>
          </table:table-cell>
          <table:table-cell table:style-name="ce17" office:value-type="string">
            <text:p>Scaling agile: Finding your agile tribe</text:p>
          </table:table-cell>
          <table:table-cell table:style-name="ce21" office:value-type="float" office:value="2008">
            <text:p>2008</text:p>
          </table:table-cell>
          <table:table-cell table:style-name="ce23" office:value-type="string">
            <text:p>Proceedings - Agile 2008 Conference</text:p>
          </table:table-cell>
          <table:table-cell table:style-name="ce23" office:value-type="string">
            <text:p>Conference Proceedings</text:p>
          </table:table-cell>
          <table:table-cell table:style-name="ce28" office:value-type="string">
            <text:p>121-124</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 present two key challenges in scaling</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Over 300 people in 3 global sites, 25 teams</text:p>
          </table:table-cell>
          <table:table-cell table:style-name="ce62" office:value-type="string">
            <text:p>-</text:p>
          </table:table-cell>
          <table:table-cell table:number-columns-repeated="2" table:style-name="ce57" office:value-type="string">
            <text:p>-</text:p>
          </table:table-cell>
          <table:table-cell table:style-name="ce57" office:value-type="string">
            <text:p>A consultancy was hired to provide project management and development support to accelerate the use of agile practices. This report starts off at a situation where agile practices were already in place. As the size of the agile project grew several challenges emerged, especially with integration and dependencies.</text:p>
            <text:p/>
            <text:p>At first dependencies between teams were tried to be reduced, but dependencies increased with more concurrent work. A choice of SOA lead to a significant number of integration points. A lightweight process was sought for managing the integration points. An approach with direct communication was sought for instead of a traditional document-centric one. Collocated teams were able to handle a light process, but pushing it further to the program across the globe created significant problems.</text:p>
            <text:p/>
            <text:p>A distinction arose between teams taking ownership of modules and managing integration points to those teams that did not. As more global interactions occurred, the integration problems created a tendency of reverting back to contractual communication. In some cases individuals managed to break through communication barriers, in other cases teams regressed.</text:p>
            <text:p/>
            <text:p>Significant investments were made in continuous integration. New technologies were put in place. Automatic integration and component suites were built,</text:p>
          </table:table-cell>
          <table:table-cell table:style-name="ce57" office:value-type="string">
            <text:p>Scrum</text:p>
          </table:table-cell>
          <table:table-cell table:style-name="ce57" office:value-type="string">
            <text:p>A challenge over techniques and methods was to find the right people to form the agile community.</text:p>
            <text:p/>
            <text:p>A sign of bad communication is teams with no personal contacts to the party the were integrating with.</text:p>
            <text:p/>
            <text:p>Integration issues were best solved by people who were willing to work outside their team room.</text:p>
            <text:p/>
            <text:p>Some of the agile practices that made teams effective in isolation actually reduced their productivity in a large-scale environment.</text:p>
            <text:p/>
            <text:p>In smaller projects teams are encouraged to focus only on their own goals, but in larger scale team members must participate in project wide activities. In particular team leaders were required to spend much time outside the team room. Trade-offs must be made between stabilizing and completing as many story points as possible.</text:p>
          </table:table-cell>
          <table:table-cell table:style-name="ce57" office:value-type="string">
            <text:p>Think outside the team room walls. Do not allow “us versus them” mentality. Strive to think of the overall best solutions, even if making sacrifices to your own team.</text:p>
            <text:p/>
            <text:p>Raise issues and fight for the program's attention to solve them. Within one team it is easy to be heard, but in a large setting you must compete for priority with a host of other issues.</text:p>
            <text:p/>
            <text:p>Accept and trust decisions made outside the team. On projects of scale it is tremendously difficult to get everyone to buy-in for changes.</text:p>
          </table:table-cell>
          <table:table-cell table:style-name="ce57" office:value-type="string">
            <text:p>Dependencies and integration were the largest challenges when scaling up.</text:p>
            <text:p/>
            <text:p>As more global interactions occurred, the integration problems created a tendency of reverting back to contractual communication.</text:p>
            <text:p/>
            <text:p>Creating a culture of working builds. Producing fully functional builds at sprint reviews and toll-gates still required management intercession. Teams did not take on a passion to solve integration challenges proactively.</text:p>
            <text:p/>
            <text:p>Tracking down issues caused by dependencies was found demoralizing.</text:p>
            <text:p/>
            <text:p>While it was not a problem to find skilled agile team members, it was hard to find enough talented people with skill required to bring agile to scale.</text:p>
          </table:table-cell>
          <table:table-cell table:style-name="ce57"/>
          <table:table-cell table:style-name="ce57" office:value-type="string">
            <text:p>The number of teams was scaled back to accommodate enough people capable of inter-team communication within each team.</text:p>
          </table:table-cell>
          <table:table-cell table:style-name="ce57" table:number-columns-repeated="3"/>
          <table:table-cell table:style-name="ce57" office:value-type="string">
            <text:p>“... we found that some of the qualities and practices that made the teams work effectively in isolation actually reduced their effectiveness in the large-scale environment”</text:p>
          </table:table-cell>
          <table:table-cell table:style-name="ce23" table:number-columns-repeated="986"/>
        </table:table-row>
        <table:table-row table:style-name="ro19">
          <table:table-cell table:style-name="ce17" office:value-type="string">
            <text:p>R. Benefield. </text:p>
          </table:table-cell>
          <table:table-cell table:style-name="ce17" office:value-type="string">
            <text:p>Seven Dimensions of Agile Maturity in the Global Enterprise: A Case Study</text:p>
          </table:table-cell>
          <table:table-cell table:style-name="ce21" office:value-type="float" office:value="2010">
            <text:p>2010</text:p>
          </table:table-cell>
          <table:table-cell table:style-name="ce23" office:value-type="string">
            <text:p>System Sciences (HICSS), 2010 43rd Hawaii International Conference onSystem Sciences (HICSS), 2010 43rd Hawaii International Conference on</text:p>
          </table:table-cell>
          <table:table-cell table:style-name="ce23" office:value-type="string">
            <text:p>Conference Proceedings</text:p>
          </table:table-cell>
          <table:table-cell table:style-name="ce29" office:value-type="string">
            <text:p>1-7</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30];{&quot;?&quot;;&quot;N&quot;;&quot;Y&quot;};{1;0;2}) + LOOKUP([.J30];{&quot;?&quot;;&quot;N&quot;;&quot;Y&quot;};{1;0;2}) + LOOKUP([.K30];{&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160000 employees</text:p>
          </table:table-cell>
          <table:table-cell table:style-name="ce62" office:value-type="string">
            <text:p>-</text:p>
          </table:table-cell>
          <table:table-cell table:style-name="ce57" office:value-type="string">
            <text:p>Development cycles of 36-60 months.</text:p>
          </table:table-cell>
          <table:table-cell table:style-name="ce57" office:value-type="string">
            <text:p>To improve market responsiveness. New technologies, rapidly emerging new markets and regulations made this necessary.</text:p>
          </table:table-cell>
          <table:table-cell table:style-name="ce57" office:value-type="string">
            <text:p>An agile approach was first attempted by changing project management to be more adaptive and iterative. The new approaches resulted in better cycle times, but there was integration problems. The problems were investigated. As a result a handful of pilot projects were conducted across two release streams. The results were very positive and demand for wider effort spread virally. (Pilots: 60% end-to-end test defect reduction, almost eliminate in-life faults). A company wide effort was kicked off to build a framework for the rollout.</text:p>
            <text:p/>
            <text:p>Early investigations showed incosistencies between teams implementing agile. Some teams ignored developer testing practices, and considered them as the responsibility of later QA. This behavior created large quality issues. Seven key practices were identified to standardize quality in development. The practices were chosen based on evidence of productivity increase, but also because of externally and internally available reference material. The practices were assessed by a maturity model inspired by CMMI.</text:p>
          </table:table-cell>
          <table:table-cell table:style-name="ce57" office:value-type="string">
            <text:p>TDD, automated testing, CI</text:p>
          </table:table-cell>
          <table:table-cell table:style-name="ce57" office:value-type="string">
            <text:p>-</text:p>
          </table:table-cell>
          <table:table-cell table:style-name="ce57" office:value-type="string">
            <text:p>Standardization of practices</text:p>
            <text:p/>
            <text:p>Communicate dependencies</text:p>
            <text:p/>
            <text:p>There has been resistance from partners and offshore suppliers. Contracts have been rewritten to accomodate the new model.</text:p>
            <text:p/>
            <text:p>Challenge in outreach and education of key stakeholders throughout the business. The model has been engineering-focused.</text:p>
            <text:p/>
            <text:p>COTS products, and hardware and process integration do not integrate to the seven dimensions framework in a straight forward fashion. It's believed that vendors who make activities such as automatic deployment difficult will be replaced with flexible ones.</text:p>
          </table:table-cell>
          <table:table-cell table:style-name="ce57" office:value-type="string">
            <text:p>Teams misinterpreted practices, and bad practices grew endemically.</text:p>
          </table:table-cell>
          <table:table-cell table:number-columns-repeated="3" table:style-name="ce57" office:value-type="string">
            <text:p>-</text:p>
          </table:table-cell>
          <table:table-cell table:style-name="ce57" table:number-columns-repeated="3"/>
          <table:table-cell table:style-name="ce23" table:number-columns-repeated="986"/>
        </table:table-row>
        <table:table-row table:style-name="ro5">
          <table:table-cell table:style-name="ce17" office:value-type="string">
            <text:p>Y. Dubinsky, O. Hazzan, D. Talby and A. Keren.</text:p>
          </table:table-cell>
          <table:table-cell table:style-name="ce17" office:value-type="string">
            <text:p>System analysis and design in a large-scale software project: The case of transition to agile development</text:p>
          </table:table-cell>
          <table:table-cell table:style-name="ce21" office:value-type="float" office:value="2006">
            <text:p>2006</text:p>
          </table:table-cell>
          <table:table-cell table:style-name="ce23" office:value-type="string">
            <text:p>ICEIS 2006 - 8th International Conference on Enterprise Information Systems, Proceedings</text:p>
          </table:table-cell>
          <table:table-cell table:style-name="ce23" office:value-type="string">
            <text:p>Conference Proceedings</text:p>
          </table:table-cell>
          <table:table-cell table:style-name="ce28" office:value-type="string">
            <text:p>ISAS 11-18</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office:value-type="string">
            <text:p>Present study</text:p>
          </table:table-cell>
          <table:table-cell table:style-name="ce51" office:value-type="string">
            <text:p>Quantitative data analysis, interviews, comparison between an agile and a non-agile project</text:p>
          </table:table-cell>
          <table:table-cell table:style-name="ce51" office:value-type="string">
            <text:p>Two of the authors in organization, but the paper is published by a research group</text:p>
          </table:table-cell>
          <table:table-cell table:style-name="ce51" office:value-type="string">
            <text:p>None</text:p>
          </table:table-cell>
          <table:table-cell table:style-name="ce57" office:value-type="string">
            <text:p>80 engineers and analysts</text:p>
          </table:table-cell>
          <table:table-cell table:style-name="ce62" office:value-type="string">
            <text:p>-</text:p>
          </table:table-cell>
          <table:table-cell table:style-name="ce57" office:value-type="string">
            <text:p>Organized in a hierarchical structure of small teams. Specification using a highly formal CASE tool. Code generation from specification. A strict waterfall model.</text:p>
          </table:table-cell>
          <table:table-cell table:style-name="ce57" office:value-type="string">
            <text:p>-</text:p>
          </table:table-cell>
          <table:table-cell table:style-name="ce57" office:value-type="string">
            <text:p>When project leadership decided to change to an agile process Air Force leadership supported the transition. The fitness of different methods was investigated during several months. A pilot team of 15 people was established.</text:p>
          </table:table-cell>
          <table:table-cell table:style-name="ce57" office:value-type="string">
            <text:p>XP</text:p>
          </table:table-cell>
          <table:table-cell table:number-columns-repeated="2" table:style-name="ce57" office:value-type="string">
            <text:p>-</text:p>
          </table:table-cell>
          <table:table-cell table:style-name="ce57" office:value-type="string">
            <text:p>How can the concept “the teams sits together” be applied on large scale.</text:p>
          </table:table-cell>
          <table:table-cell table:style-name="ce57" office:value-type="string">
            <text:p>-</text:p>
          </table:table-cell>
          <table:table-cell table:style-name="ce57" office:value-type="string">
            <text:p>The CASE tool remains in use. System analysts work as a part of the development team. The specifications are handed over to the development team earlier an in a more abstract form. The system analysts act more as a bridge between the customer and development than as a producer of formal specifications.</text:p>
          </table:table-cell>
          <table:table-cell table:style-name="ce57" office:value-type="string">
            <text:p>There was a difference in complexity between a solution built with the old system and one built with the new one. This was speculatively seen as a consequence of refactoring.</text:p>
          </table:table-cell>
          <table:table-cell table:style-name="ce57" office:value-type="string">
            <text:p>System analysis and design perspective on transformation</text:p>
          </table:table-cell>
          <table:table-cell table:style-name="ce57" table:number-columns-repeated="2"/>
          <table:table-cell table:style-name="ce23" table:number-columns-repeated="986"/>
        </table:table-row>
        <table:table-row table:style-name="ro15">
          <table:table-cell table:style-name="ce17" office:value-type="string">
            <text:p>J. Heidenberg, M. Matinlassi, M. Pikkarainen, P. Hirkman and J. Partanen. </text:p>
          </table:table-cell>
          <table:table-cell table:style-name="ce17" office:value-type="string">
            <text:p>Systematic piloting of agile methods in the large: Two cases in embedded systems development</text:p>
          </table:table-cell>
          <table:table-cell table:style-name="ce21" office:value-type="float" office:value="2010">
            <text:p>2010</text:p>
          </table:table-cell>
          <table:table-cell table:style-name="ce23" office:value-type="string">
            <text:p>Lecture Notes in Computer Science (including subseries Lecture Notes in Artificial Intelligence and Lecture Notes in Bioinformatics)</text:p>
          </table:table-cell>
          <table:table-cell table:style-name="ce23" office:value-type="string">
            <text:p>Conference Proceedings</text:p>
          </table:table-cell>
          <table:table-cell table:style-name="ce29" office:value-type="string">
            <text:p>6156 LNCS 47-61</text:p>
          </table:table-cell>
          <table:table-cell table:style-name="ce34" office:value-type="string">
            <text:p><text:s/></text:p>
          </table:table-cell>
          <table:table-cell table:number-columns-repeated="4" table:style-name="ce23" office:value-type="string">
            <text:p>Y</text:p>
          </table:table-cell>
          <table:table-cell table:style-name="ce17" table:formula="of:=LOOKUP([.I32];{&quot;?&quot;;&quot;N&quot;;&quot;Y&quot;};{1;0;2}) + LOOKUP([.J32];{&quot;?&quot;;&quot;N&quot;;&quot;Y&quot;};{1;0;2}) + LOOKUP([.K32];{&quot;?&quot;;&quot;N&quot;;&quot;Y&quot;};{1;0;2})" office:value-type="float" office:value="6">
            <text:p>6</text:p>
          </table:table-cell>
          <table:table-cell table:style-name="ce40" office:value-type="string">
            <text:p>Y</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Present multiple-case study</text:p>
          </table:table-cell>
          <table:table-cell table:style-name="ce51" office:value-type="string">
            <text:p>Case study method, workshops, interviews, follow-ups</text:p>
          </table:table-cell>
          <table:table-cell table:style-name="ce51"/>
          <table:table-cell table:style-name="ce51" office:value-type="string">
            <text:p>None</text:p>
          </table:table-cell>
          <table:table-cell table:style-name="ce57" office:value-type="string">
            <text:p>Case1: 60 people, whereof 20 in pilot team. Case2: 15 people in dev and 15 in other interest groups</text:p>
          </table:table-cell>
          <table:table-cell table:style-name="ce62" office:value-type="string">
            <text:p>2008, 2009</text:p>
          </table:table-cell>
          <table:table-cell table:style-name="ce57" office:value-type="string">
            <text:p>Small co-located projects and large geographically distributed projects. Large projects often divided into specialist teams.</text:p>
          </table:table-cell>
          <table:table-cell table:style-name="ce57" office:value-type="string">
            <text:p>Meet an ever increasing demand for high-quality products while hitting tighter market windows. Get right functionality at right time. React to changing requirements and circumstances. To meet this top management decided to move in a more agile direction. Mistrust and communication problems in organization.</text:p>
          </table:table-cell>
          <table:table-cell table:style-name="ce57" office:value-type="string">
            <text:p>Piloting projects were started, as a smaller scale test was seen necessary to reduce risk. In addition to being a small scale test piloting was regarded as a means for introducing change. Projects were so diverse that there had to be more than one pilot.</text:p>
            <text:p/>
            <text:p>A piloting model was developed: 1) Marketing the pilot: determine stakeholders, create business case. 2) Preparing the pilot: define current state, define desired state. 3) Executing the pilot: iterate between implementing the pilot and learning by doing.</text:p>
            <text:p/>
            <text:p>Piloiting was seen as a means to create better understanding of agile menthods in the organization, create and sustain a need for change by management sponsorship, allow those affected by the change to participate actively. It was important for pilots to be success stories.</text:p>
            <text:p/>
            <text:p>Agile spark came from project and business management and teams. Issues in communication and possibility for requirements changes were reasonsfor change. External consultants were used for determining the current state of the organization. Training was organized by an external training provider, and also by in-house personnel due to financial constraints. Retrospectives were arranged to support learning by doing.</text:p>
          </table:table-cell>
          <table:table-cell table:style-name="ce57" office:value-type="string">
            <text:p>Scrum, tailored model. In the other pilot the name Scrum was however not explicitly used.</text:p>
          </table:table-cell>
          <table:table-cell table:style-name="ce57" office:value-type="string">
            <text:p>The Scrum method had to be tailored to fit with the specific requirements of the organization. For instance interacitons with hardware design had to be planned up-front. The interfacing team had to work in a time boxed fashion.</text:p>
            <text:p/>
            <text:p>The existing company processes had to be adapted to integrate with agile.</text:p>
            <text:p/>
            <text:p>There may be resistance towards agile based on perceptions of "no design". Use different vocabulary to overcome these perceptions.</text:p>
            <text:p/>
            <text:p>There is a need to understand organizational cultural differences, and it is important to be empathic. Use external help to bridge differences.</text:p>
            <text:p/>
            <text:p>A pilot an be agile even if the rest of the company is non-agile. The pilot reduces resistance to change.</text:p>
          </table:table-cell>
          <table:table-cell table:style-name="ce57" office:value-type="string">
            <text:p>Use piloting. Use retrospectives. Watch that the motivation of the pilot team is right at the beginning. Inform management well ahead on the need for team rooms. Perform multiple pilots if the company setting is diverse.</text:p>
          </table:table-cell>
          <table:table-cell table:style-name="ce57" office:value-type="string">
            <text:p>Inherent resistance to change. Resistance of stakeholders needed to be bridged. The most resistant groups were engineers and project managers.</text:p>
            <text:p/>
            <text:p>Team rooms take more space per person than regular office layout.</text:p>
          </table:table-cell>
          <table:table-cell table:style-name="ce57" office:value-type="string">
            <text:p>Attitudes towards agile became more positive as the pilots progressed.</text:p>
          </table:table-cell>
          <table:table-cell table:style-name="ce57" office:value-type="string">
            <text:p>Case1 pilot was put on hold and the project was outsourced due to the overall financial situation.</text:p>
          </table:table-cell>
          <table:table-cell table:style-name="ce57" office:value-type="string">
            <text:p>-</text:p>
          </table:table-cell>
          <table:table-cell table:style-name="ce57" office:value-type="string">
            <text:p>Focus no piloting. The outcome of the pilots and further plans were not described.</text:p>
          </table:table-cell>
          <table:table-cell table:style-name="ce57" table:number-columns-repeated="2"/>
          <table:table-cell table:style-name="ce23" table:number-columns-repeated="986"/>
        </table:table-row>
        <table:table-row table:style-name="ro20">
          <table:table-cell table:style-name="ce17" office:value-type="string">
            <text:p>K. Petersen and C. Wohlin.</text:p>
          </table:table-cell>
          <table:table-cell table:style-name="ce17" office:value-type="string">
            <text:p>The effect of moving from a plan-driven to an incremental software development approach with agile practices: An industrial case study</text:p>
          </table:table-cell>
          <table:table-cell table:style-name="ce21" office:value-type="float" office:value="2010">
            <text:p>2010</text:p>
          </table:table-cell>
          <table:table-cell table:style-name="ce23" office:value-type="string">
            <text:p>Empirical Software Engineering</text:p>
          </table:table-cell>
          <table:table-cell table:style-name="ce23" office:value-type="string">
            <text:p>Journal Article</text:p>
          </table:table-cell>
          <table:table-cell table:style-name="ce28" office:value-type="string">
            <text:p>15 6 654-693</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N</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Compare the use of a traditional and an agile approach</text:p>
          </table:table-cell>
          <table:table-cell table:style-name="ce51" office:value-type="string">
            <text:p>Interviews, comparison of quantitative data</text:p>
          </table:table-cell>
          <table:table-cell table:style-name="ce51" office:value-type="string">
            <text:p>None</text:p>
          </table:table-cell>
          <table:table-cell table:style-name="ce51" office:value-type="string">
            <text:p>Basic threats in empirical studies</text:p>
          </table:table-cell>
          <table:table-cell table:style-name="ce57" office:value-type="string">
            <text:p>500 people in R&amp;D</text:p>
          </table:table-cell>
          <table:table-cell table:style-name="ce62" office:value-type="string">
            <text:p>Incremental in middle of 2005. Agile in late 2006. Case study in end of 2007</text:p>
          </table:table-cell>
          <table:table-cell table:style-name="ce57" office:value-type="string">
            <text:p>Stage-gate model (quality door). Market units collected customers' needs on high level. Analyzed requirements were stored in a repository and picked into projects from there. Quality checks for requirements, architecture design and source code. Changes handled by formal change requests.</text:p>
          </table:table-cell>
          <table:table-cell table:style-name="ce57" office:value-type="string">
            <text:p>Based on results on industry benchmarks. E.g. release lead-times were seen as a performance issue.</text:p>
          </table:table-cell>
          <table:table-cell table:style-name="ce57" office:value-type="string">
            <text:p>The change was conducted stepwise. First to be implemented was small teams, latest system version, and product backlog. Then continuous reflection and improvement, frequent face-to-face interactions, and standups were implemented.</text:p>
          </table:table-cell>
          <table:table-cell table:style-name="ce57" office:value-type="string">
            <text:p>Selected ID, Scrum and XP practices</text:p>
          </table:table-cell>
          <table:table-cell table:number-columns-repeated="5" table:style-name="ce57" office:value-type="string">
            <text:p>-</text:p>
          </table:table-cell>
          <table:table-cell table:style-name="ce57" office:value-type="string">
            <text:p>There were significantly less issued perceived in the new model. The issues perceived in agile were less common than issues in the original model. Less perceived requirements change and rework, measured requirements waste down from 26% to 4%.</text:p>
            <text:p/>
            <text:p>The results of the case study indicate that it is beneficial for large-scale organizations using a plan-driven approach to introduce incremental and agile practices.</text:p>
          </table:table-cell>
          <table:table-cell table:style-name="ce57" table:number-columns-repeated="3"/>
          <table:table-cell table:style-name="ce23" table:number-columns-repeated="986"/>
        </table:table-row>
        <table:table-row table:style-name="ro10">
          <table:table-cell table:style-name="ce17" office:value-type="string">
            <text:p>K. Silva and C. Doss. </text:p>
          </table:table-cell>
          <table:table-cell table:style-name="ce17" office:value-type="string">
            <text:p>The Growth of an Agile Coach Community at a Fortune 200 Company</text:p>
          </table:table-cell>
          <table:table-cell table:style-name="ce21" office:value-type="float" office:value="2007">
            <text:p>2007</text:p>
          </table:table-cell>
          <table:table-cell table:style-name="ce23" office:value-type="string">
            <text:p>Agile Conference (AGILE), 2007Agile Conference (AGILE), 2007</text:p>
          </table:table-cell>
          <table:table-cell table:style-name="ce23" office:value-type="string">
            <text:p>Conference Proceedings</text:p>
          </table:table-cell>
          <table:table-cell table:style-name="ce29" office:value-type="string">
            <text:p>225-228</text:p>
          </table:table-cell>
          <table:table-cell table:style-name="ce34" office:value-type="string">
            <text:p><text:s/></text:p>
          </table:table-cell>
          <table:table-cell table:number-columns-repeated="4" table:style-name="ce23" office:value-type="string">
            <text:p>Y</text:p>
          </table:table-cell>
          <table:table-cell table:style-name="ce17" table:formula="of:=LOOKUP([.I34];{&quot;?&quot;;&quot;N&quot;;&quot;Y&quot;};{1;0;2}) + LOOKUP([.J34];{&quot;?&quot;;&quot;N&quot;;&quot;Y&quot;};{1;0;2}) + LOOKUP([.K34];{&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s in organization</text:p>
          </table:table-cell>
          <table:table-cell table:style-name="ce51" office:value-type="string">
            <text:p>Bias</text:p>
          </table:table-cell>
          <table:table-cell table:style-name="ce57" office:value-type="string">
            <text:p>-</text:p>
          </table:table-cell>
          <table:table-cell table:style-name="ce62" office:value-type="string">
            <text:p>Early 2004</text:p>
          </table:table-cell>
          <table:table-cell table:style-name="ce57" office:value-type="string">
            <text:p>-</text:p>
          </table:table-cell>
          <table:table-cell table:style-name="ce57" office:value-type="string">
            <text:p>Rapid growth and diversification had made it necessary to put more effort on process and coordination. Senior leadership and IT began exploring options for processes that would not sacrifice customer value.</text:p>
          </table:table-cell>
          <table:table-cell table:style-name="ce57" office:value-type="string">
            <text:p>Many pilot projects were conducted. Each pilot had an external Scrum coach. Pilots showed great success. Pilots had high management support and interest. Pilot team members showed great interest to continue with agile, and showed an increase in morale.</text:p>
            <text:p/>
            <text:p>After pilots executive management was supportive for implementing agile on a broader scale. Agile gained ground gradually and became the predominant process. Work areas were rebuilt to make better team rooms and collaborative spaces.</text:p>
            <text:p/>
            <text:p>To facilitate adoption internal coach training was started. People from various (managers, analysts, devs) positions sought to be coaches. External mentoring was given by external consultants. Scrum master certification was applied. With time it became clear that a community of coaches was needed.</text:p>
          </table:table-cell>
          <table:table-cell table:style-name="ce57" office:value-type="string">
            <text:p>Scrum, lean</text:p>
          </table:table-cell>
          <table:table-cell table:style-name="ce57" office:value-type="string">
            <text:p>Although there was strong executive level support, it was the grass root passion and effort sustained the growth and success of agile.</text:p>
            <text:p/>
            <text:p>It became obvious early that internal agile coaches were needed.</text:p>
            <text:p/>
            <text:p>The agile coaching community resides in the middle of the organizational change, and is the driver for actions in the correct direction.</text:p>
            <text:p/>
            <text:p>Foundational support for high quality coaches will be critical for maintaining current delivery and building future competency.</text:p>
          </table:table-cell>
          <table:table-cell table:style-name="ce57" office:value-type="string">
            <text:p>Continuously remind management that coaching is necessary for agile projects to get on the right track. Consult management to make them understand the importance of investing in a highly competent coach community.</text:p>
          </table:table-cell>
          <table:table-cell table:style-name="ce57" office:value-type="string">
            <text:p>Maintaining the quality of agile projects and coaches.</text:p>
            <text:p/>
            <text:p>Many new coaches are needed but there are few good mentor coaches. Many new coaches are accustomed with traditional practices, and they must receive quality coaching to get into the agile ways of working.</text:p>
            <text:p/>
            <text:p>Managers are anxious to get agile projects in their portfolio, but do not appreciate the initial investment in the coach position.</text:p>
          </table:table-cell>
          <table:table-cell table:number-columns-repeated="3" table:style-name="ce57" office:value-type="string">
            <text:p>-</text:p>
          </table:table-cell>
          <table:table-cell table:style-name="ce57" table:number-columns-repeated="2"/>
          <table:table-cell table:style-name="ce57" office:value-type="string">
            <text:p>"The adoption of agile lowers the water in the pond and exposes all the large boulders you have never seen before or purposefully ignored."</text:p>
          </table:table-cell>
          <table:table-cell table:style-name="ce19" table:number-columns-repeated="986"/>
        </table:table-row>
        <table:table-row table:style-name="ro21">
          <table:table-cell table:style-name="ce17" office:value-type="string">
            <text:p>J. J. Ryan and R. Scudiere.</text:p>
          </table:table-cell>
          <table:table-cell table:style-name="ce17" office:value-type="string">
            <text:p>The Price of Agile Is Eternal Vigilance</text:p>
          </table:table-cell>
          <table:table-cell table:style-name="ce21" office:value-type="float" office:value="2008">
            <text:p>2008</text:p>
          </table:table-cell>
          <table:table-cell table:style-name="ce23" office:value-type="string">
            <text:p>Agile, 2008. AGILE '08. ConferenceAgile, 2008. AGILE '08. Conference</text:p>
          </table:table-cell>
          <table:table-cell table:style-name="ce23" office:value-type="string">
            <text:p>Conference Proceedings</text:p>
          </table:table-cell>
          <table:table-cell table:style-name="ce28" office:value-type="string">
            <text:p>125-128</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s in management group in organization</text:p>
          </table:table-cell>
          <table:table-cell table:style-name="ce51" office:value-type="string">
            <text:p>Bias</text:p>
          </table:table-cell>
          <table:table-cell table:style-name="ce57" office:value-type="string">
            <text:p>50 people in four locations</text:p>
          </table:table-cell>
          <table:table-cell table:style-name="ce62" office:value-type="string">
            <text:p>Pilot start: June 2006.</text:p>
            <text:p>Start of rollout: Feb 2007</text:p>
          </table:table-cell>
          <table:table-cell table:number-columns-repeated="2" table:style-name="ce57" office:value-type="string">
            <text:p>-</text:p>
          </table:table-cell>
          <table:table-cell table:style-name="ce57" office:value-type="string">
            <text:p>Setting up of non-negotiable practices. Setting up of procedures, metrics and reporting.</text:p>
            <text:p/>
            <text:p>A Scrum pilot of eight months and a number of projects was conducted. The vice president of engineering sponsored the pilot, and there was a six person management team dedicated for making agile work. Three teams piloted agile first, and the pilot was successful. The developers and QA people were forming into agile teams.</text:p>
            <text:p/>
            <text:p>After some time it became apparent that it was difficult to apply agile practices consistently. Consistence was seen as a success factor. At the mean time the executive sponsor stayed highly involved. Management made efforts to look consistent in the efforts, at least outside the management team.</text:p>
            <text:p/>
            <text:p>Non-negotiable practices were listed. The non-negotiable practices were enforced by communicating them extensively to teams. Practices were communicated through scrum masters, POs and team leads. A wiki was set up to improve and make transparent communication. The processes and rules were then improved continuously.</text:p>
          </table:table-cell>
          <table:table-cell table:style-name="ce57" office:value-type="string">
            <text:p>Scrum</text:p>
          </table:table-cell>
          <table:table-cell table:style-name="ce57" office:value-type="string">
            <text:p>When we deviated from organizational constitution or tried new things without setting rules, we failed constantly. In addition to setting guidelines it was necessary to constantly examine, adjust and communicate the new policies.</text:p>
            <text:p/>
            <text:p>Everyone had to be engaged to keep the process hones and speak out when rules are not followed.</text:p>
          </table:table-cell>
          <table:table-cell table:style-name="ce57" office:value-type="string">
            <text:p>Setting predetermined release dates four times a year.</text:p>
            <text:p/>
            <text:p>Non-negotiable practices: Planning meetings, Scrum meetings, retrospectives. Scrum wall as iteration record. Two week sprints with no story changes. DoD by dev complete, QA sign-off, PO acceptance. Standard spreadsheets for velocity tracking. For major releases code freeze, regression and piloting. Entropy reduction sprint parallel to regression.</text:p>
            <text:p/>
            <text:p>Consistency was good for comparing teams, although points-estimating was left to the teams.</text:p>
            <text:p/>
            <text:p>Make everyone aware of what to deliver and what is expected to create a culture with focus on behavior and deliverables.</text:p>
          </table:table-cell>
          <table:table-cell table:style-name="ce57" office:value-type="string">
            <text:p>Inconsistence of new practices.</text:p>
            <text:p/>
            <text:p>If expectations were not widely communicated there were failures. Missed practices also lead to trouble. Missed retrospectives made small problems spiral.</text:p>
          </table:table-cell>
          <table:table-cell table:number-columns-repeated="3" table:style-name="ce57" office:value-type="string">
            <text:p>-</text:p>
          </table:table-cell>
          <table:table-cell table:style-name="ce57" office:value-type="string">
            <text:p>Focus not quite on transformation</text:p>
          </table:table-cell>
          <table:table-cell table:style-name="ce57" office:value-type="string">
            <text:p>-</text:p>
          </table:table-cell>
          <table:table-cell table:style-name="ce57" office:value-type="string">
            <text:p>“Agile team discipline coming from the bottom-up must be complemented with strong executive leadership coming from the top-down.”</text:p>
          </table:table-cell>
          <table:table-cell table:style-name="ce23" table:number-columns-repeated="986"/>
        </table:table-row>
        <table:table-row table:style-name="ro8">
          <table:table-cell table:style-name="ce17" office:value-type="string">
            <text:p>D. Tudor and G. A. Walter.</text:p>
          </table:table-cell>
          <table:table-cell table:style-name="ce17" office:value-type="string">
            <text:p>Using an agile approach in a large, traditional organization</text:p>
          </table:table-cell>
          <table:table-cell table:style-name="ce21" office:value-type="float" office:value="2006">
            <text:p>2006</text:p>
          </table:table-cell>
          <table:table-cell table:style-name="ce23" office:value-type="string">
            <text:p>Proceedings - AGILE Conference, 2006</text:p>
          </table:table-cell>
          <table:table-cell table:style-name="ce23" office:value-type="string">
            <text:p>Conference Proceedings</text:p>
          </table:table-cell>
          <table:table-cell table:style-name="ce31" office:value-type="string">
            <text:p>2006 367-373</text:p>
          </table:table-cell>
          <table:table-cell table:style-name="ce36"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 consultant in transition</text:p>
          </table:table-cell>
          <table:table-cell table:style-name="ce51" office:value-type="string">
            <text:p>Bias</text:p>
          </table:table-cell>
          <table:table-cell table:style-name="ce57" office:value-type="string">
            <text:p>-</text:p>
          </table:table-cell>
          <table:table-cell table:style-name="ce62" office:value-type="string">
            <text:p>1998: start analyzing problems with original approach. DSDM has been monitored over 3 years</text:p>
          </table:table-cell>
          <table:table-cell table:style-name="ce57" office:value-type="string">
            <text:p>18-24 month release cycles. Traditional “waterfall” entrenched and supported by policies, procedures and templates. Standardized approach in all teams.</text:p>
          </table:table-cell>
          <table:table-cell table:style-name="ce57" office:value-type="string">
            <text:p>There was problems with software delivery. Time -to-market was becoming increasingly important for customers. Products were often obsolete before release.</text:p>
          </table:table-cell>
          <table:table-cell table:style-name="ce57" office:value-type="string">
            <text:p>Alternatives to the traditional approach were researched, and DSDM was found. The change champion from the organization went for a DSDM course. A consultant was hired for introducing the method. One team was chosen to implement the method first. Team resources were allocated so that maintenance tasks were done in rotation, leaving full focus for the new project for maximum time spans.</text:p>
            <text:p/>
            <text:p>The pilot project was a success. The continued use of DSDM was an easy decision as the consultant had developed good relations with people in lead positions. New teams were introduced to DSDM through a 3-day course and a project kick off workshop with the consultant.</text:p>
            <text:p/>
            <text:p>Data on project success with DSDM is collected in post-project reviews.</text:p>
            <text:p/>
            <text:p>The agile adoption is ongoing.</text:p>
          </table:table-cell>
          <table:table-cell table:style-name="ce57" office:value-type="string">
            <text:p>DSDM, prioritizing, time-boxing</text:p>
          </table:table-cell>
          <table:table-cell table:style-name="ce57" office:value-type="string">
            <text:p>Although unit and integration testing could be performed continuously, system and acceptance testing were performed against a frozen version towards the end of the cycle.</text:p>
            <text:p/>
            <text:p>Mixed team approach required time and training to be adopted, but it has considerably improved user/developer working relations.</text:p>
          </table:table-cell>
          <table:table-cell table:style-name="ce57" office:value-type="string">
            <text:p>A defined method gives a common vocabulary. DSDM was continued to be used even if new agile methods were appearing.</text:p>
          </table:table-cell>
          <table:table-cell table:style-name="ce57" office:value-type="string">
            <text:p>All guidelines set for the DSDM process could not always be applied, for instance fully continuous testing.</text:p>
            <text:p/>
            <text:p>Some old ways of thinking were hard to get rid of. Mixed team approach was against the old ways.</text:p>
            <text:p/>
            <text:p>Customers are hard to access.</text:p>
            <text:p/>
            <text:p>The ISO 9000 certification had to be complied to. It was possible, but the most extreme agility could not be allowed.</text:p>
            <text:p/>
            <text:p>Users were worried that prioritizing would lead to less functionality.</text:p>
          </table:table-cell>
          <table:table-cell table:style-name="ce57" office:value-type="string">
            <text:p>Overall the DSDM has been a very positive move. Move towards agile is in the right direction and is a WIN.</text:p>
          </table:table-cell>
          <table:table-cell table:style-name="ce57" office:value-type="string">
            <text:p>DSDM is applied in the entire organization. Some teams still develop in a waterfall approach, but have adopted some DSDM tools and techniques.</text:p>
          </table:table-cell>
          <table:table-cell table:style-name="ce57" office:value-type="string">
            <text:p>18-24 months delivery to 2-3 months delivery</text:p>
          </table:table-cell>
          <table:table-cell table:style-name="ce57" table:number-columns-repeated="3"/>
          <table:table-cell table:style-name="ce23" table:number-columns-repeated="986"/>
        </table:table-row>
        <table:table-row table:style-name="ro3">
          <table:table-cell table:style-name="ce15" office:value-type="string">
            <text:p>H. Smits and K. Rilliet. </text:p>
          </table:table-cell>
          <table:table-cell table:style-name="ce15" office:value-type="string">
            <text:p>Agile experience report: Transition &amp; complexity at Cisco Voice Technology Group</text:p>
          </table:table-cell>
          <table:table-cell table:style-name="ce20" office:value-type="float" office:value="2011">
            <text:p>2011</text:p>
          </table:table-cell>
          <table:table-cell table:style-name="ce19" office:value-type="string">
            <text:p>Proceedings - 2011 Agile Conference, Agile 2011</text:p>
          </table:table-cell>
          <table:table-cell table:style-name="ce19" office:value-type="string">
            <text:p>Conference Proceedings</text:p>
          </table:table-cell>
          <table:table-cell table:style-name="ce27" office:value-type="string">
            <text:p>274-278</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37];{&quot;?&quot;;&quot;N&quot;;&quot;Y&quot;};{1;0;2}) + LOOKUP([.J37];{&quot;?&quot;;&quot;N&quot;;&quot;Y&quot;};{1;0;2}) + LOOKUP([.K3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Srinivasan and K. Lundqvist. </text:p>
          </table:table-cell>
          <table:table-cell table:style-name="ce15" office:value-type="string">
            <text:p>Agile in India: Challenges and lessons learned</text:p>
          </table:table-cell>
          <table:table-cell table:style-name="ce20" office:value-type="float" office:value="2010">
            <text:p>2010</text:p>
          </table:table-cell>
          <table:table-cell table:style-name="ce19" office:value-type="string">
            <text:p>ISEC'10 - Proceedings of the 2010 India Software Engineering Conference</text:p>
          </table:table-cell>
          <table:table-cell table:style-name="ce19" office:value-type="string">
            <text:p>Conference Proceedings</text:p>
          </table:table-cell>
          <table:table-cell table:style-name="ce27" office:value-type="string">
            <text:p>125-13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38];{&quot;?&quot;;&quot;N&quot;;&quot;Y&quot;};{1;0;2}) + LOOKUP([.J38];{&quot;?&quot;;&quot;N&quot;;&quot;Y&quot;};{1;0;2}) + LOOKUP([.K3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T. Hildenbrand, M. Geisser, T. Kude, D. Bruch and T. Acker. </text:p>
          </table:table-cell>
          <table:table-cell table:style-name="ce15" office:value-type="string">
            <text:p>Agile methodologies for distributed collaborative development of enterprise applications</text:p>
          </table:table-cell>
          <table:table-cell table:style-name="ce20" office:value-type="float" office:value="2008">
            <text:p>2008</text:p>
          </table:table-cell>
          <table:table-cell table:style-name="ce19" office:value-type="string">
            <text:p>Proceedings - CISIS 2008: 2nd International Conference on Complex, Intelligent and Software Intensive Systems</text:p>
          </table:table-cell>
          <table:table-cell table:style-name="ce19" office:value-type="string">
            <text:p>Conference Proceedings</text:p>
          </table:table-cell>
          <table:table-cell table:style-name="ce27" office:value-type="string">
            <text:p>540-54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39];{&quot;?&quot;;&quot;N&quot;;&quot;Y&quot;};{1;0;2}) + LOOKUP([.J39];{&quot;?&quot;;&quot;N&quot;;&quot;Y&quot;};{1;0;2}) + LOOKUP([.K3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V. Woodward, R. Bowers, V. S. Thio, K. Johnson, M. Srihari and C. J. Bracht. </text:p>
          </table:table-cell>
          <table:table-cell table:style-name="ce15" office:value-type="string">
            <text:p>Agile methods for software practice transformation</text:p>
          </table:table-cell>
          <table:table-cell table:style-name="ce20" office:value-type="float" office:value="2010">
            <text:p>2010</text:p>
          </table:table-cell>
          <table:table-cell table:style-name="ce19" office:value-type="string">
            <text:p>IBM Journal of Research and Development</text:p>
          </table:table-cell>
          <table:table-cell table:style-name="ce19" office:value-type="string">
            <text:p>Journal Article</text:p>
          </table:table-cell>
          <table:table-cell table:style-name="ce27" office:value-type="string">
            <text:p>54 2 </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0];{&quot;?&quot;;&quot;N&quot;;&quot;Y&quot;};{1;0;2}) + LOOKUP([.J40];{&quot;?&quot;;&quot;N&quot;;&quot;Y&quot;};{1;0;2}) + LOOKUP([.K4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A. Miller and E. Carter. </text:p>
          </table:table-cell>
          <table:table-cell table:style-name="ce15" office:value-type="string">
            <text:p>Agility and the Inconceivably Large</text:p>
          </table:table-cell>
          <table:table-cell table:style-name="ce20" office:value-type="float" office:value="2007">
            <text:p>2007</text:p>
          </table:table-cell>
          <table:table-cell table:style-name="ce19" office:value-type="string">
            <text:p>Agile Conference (AGILE), 2007Agile Conference (AGILE), 2007</text:p>
          </table:table-cell>
          <table:table-cell table:style-name="ce19" office:value-type="string">
            <text:p>Conference Proceedings</text:p>
          </table:table-cell>
          <table:table-cell table:style-name="ce27" office:value-type="string">
            <text:p>304-30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1];{&quot;?&quot;;&quot;N&quot;;&quot;Y&quot;};{1;0;2}) + LOOKUP([.J41];{&quot;?&quot;;&quot;N&quot;;&quot;Y&quot;};{1;0;2}) + LOOKUP([.K4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mir Shatil, Orit Hazzan and Yael Dubinsky. </text:p>
          </table:table-cell>
          <table:table-cell table:style-name="ce15" office:value-type="string">
            <text:p>Agility in a Large-Scale System Engineering Project: A Case-Study of an Advanced Communication System Project</text:p>
          </table:table-cell>
          <table:table-cell table:style-name="ce20" office:value-type="float" office:value="2010">
            <text:p>2010</text:p>
          </table:table-cell>
          <table:table-cell table:style-name="ce19" office:value-type="string">
            <text:p>Software Science, Technology and Engineering (SWSTE), 2010 IEEE International Conference onSoftware Science, Technology and Engineering (SWSTE), 2010 IEEE International Conference on</text:p>
          </table:table-cell>
          <table:table-cell table:style-name="ce19" office:value-type="string">
            <text:p>Conference Proceedings</text:p>
          </table:table-cell>
          <table:table-cell table:style-name="ce27" office:value-type="string">
            <text:p>47-5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42];{&quot;?&quot;;&quot;N&quot;;&quot;Y&quot;};{1;0;2}) + LOOKUP([.J42];{&quot;?&quot;;&quot;N&quot;;&quot;Y&quot;};{1;0;2}) + LOOKUP([.K4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hmed Elshamy and Amr Elssamadisy. </text:p>
          </table:table-cell>
          <table:table-cell table:style-name="ce15" office:value-type="string">
            <text:p>Applying agile to large projects: new agile software development practices for large projects</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46-53</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3];{&quot;?&quot;;&quot;N&quot;;&quot;Y&quot;};{1;0;2}) + LOOKUP([.J43];{&quot;?&quot;;&quot;N&quot;;&quot;Y&quot;};{1;0;2}) + LOOKUP([.K4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ridhar Nerur, RadhaKanta Mahapatra and George Mangalaraj. </text:p>
          </table:table-cell>
          <table:table-cell table:style-name="ce15" office:value-type="string">
            <text:p>Challenges of migrating to agile methodologies</text:p>
          </table:table-cell>
          <table:table-cell table:style-name="ce20" office:value-type="float" office:value="2005">
            <text:p>2005</text:p>
          </table:table-cell>
          <table:table-cell table:style-name="ce19" office:value-type="string">
            <text:p>Commun.ACM</text:p>
          </table:table-cell>
          <table:table-cell table:style-name="ce19" office:value-type="string">
            <text:p>Journal Article</text:p>
          </table:table-cell>
          <table:table-cell table:style-name="ce27" office:value-type="string">
            <text:p>48 5 72-7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4];{&quot;?&quot;;&quot;N&quot;;&quot;Y&quot;};{1;0;2}) + LOOKUP([.J44];{&quot;?&quot;;&quot;N&quot;;&quot;Y&quot;};{1;0;2}) + LOOKUP([.K4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text:p>
          </table:table-cell>
          <table:table-cell table:style-name="ce15" office:value-type="string">
            <text:p>Coaching Global Software Development Projects</text:p>
          </table:table-cell>
          <table:table-cell table:style-name="ce20" office:value-type="float" office:value="2011">
            <text:p>2011</text:p>
          </table:table-cell>
          <table:table-cell table:style-name="ce19" office:value-type="string">
            <text:p>Global Software Engineering (ICGSE), 2011 6th IEEE International Conference onGlobal Software Engineering (ICGSE), 2011 6th IEEE International Conference on</text:p>
          </table:table-cell>
          <table:table-cell table:style-name="ce19" office:value-type="string">
            <text:p>Conference Proceedings</text:p>
          </table:table-cell>
          <table:table-cell table:style-name="ce27" office:value-type="string">
            <text:p>84-9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5];{&quot;?&quot;;&quot;N&quot;;&quot;Y&quot;};{1;0;2}) + LOOKUP([.J45];{&quot;?&quot;;&quot;N&quot;;&quot;Y&quot;};{1;0;2}) + LOOKUP([.K4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Natalja Nikitina and Mira Kajko-Mattsson. </text:p>
          </table:table-cell>
          <table:table-cell table:style-name="ce15" office:value-type="string">
            <text:p>Developer-driven big-bang process transition from Scrum to Kanban</text:p>
          </table:table-cell>
          <table:table-cell table:style-name="ce20" office:value-type="float" office:value="2011">
            <text:p>2011</text:p>
          </table:table-cell>
          <table:table-cell table:style-name="ce19" office:value-type="string">
            <text:p>Proceedings of the 2011 International Conference on Software and Systems Process</text:p>
          </table:table-cell>
          <table:table-cell table:style-name="ce19" office:value-type="string">
            <text:p>Conference Proceedings</text:p>
          </table:table-cell>
          <table:table-cell table:style-name="ce27" office:value-type="string">
            <text:p>159-168</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6];{&quot;?&quot;;&quot;N&quot;;&quot;Y&quot;};{1;0;2}) + LOOKUP([.J46];{&quot;?&quot;;&quot;N&quot;;&quot;Y&quot;};{1;0;2}) + LOOKUP([.K4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S. Durasiewicz and C. Lassenius. </text:p>
          </table:table-cell>
          <table:table-cell table:style-name="ce15" office:value-type="string">
            <text:p>Distributed Agile Development: Using Scrum in a Large Project</text:p>
          </table:table-cell>
          <table:table-cell table:style-name="ce20" office:value-type="float" office:value="2008">
            <text:p>2008</text:p>
          </table:table-cell>
          <table:table-cell table:style-name="ce19" office:value-type="string">
            <text:p>Global Software Engineering, 2008. ICGSE 2008. IEEE International Conference onGlobal Software Engineering, 2008. ICGSE 2008. IEEE International Conference on</text:p>
          </table:table-cell>
          <table:table-cell table:style-name="ce19" office:value-type="string">
            <text:p>Conference Proceedings</text:p>
          </table:table-cell>
          <table:table-cell table:style-name="ce27" office:value-type="string">
            <text:p>87-9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7];{&quot;?&quot;;&quot;N&quot;;&quot;Y&quot;};{1;0;2}) + LOOKUP([.J47];{&quot;?&quot;;&quot;N&quot;;&quot;Y&quot;};{1;0;2}) + LOOKUP([.K4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Farrow and S. Greene. </text:p>
          </table:table-cell>
          <table:table-cell table:style-name="ce15" office:value-type="string">
            <text:p>Fast &amp; Predictable A Lightweight Release Framework Promotes Agility through Rhythm and Flow</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224-22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8];{&quot;?&quot;;&quot;N&quot;;&quot;Y&quot;};{1;0;2}) + LOOKUP([.J48];{&quot;?&quot;;&quot;N&quot;;&quot;Y&quot;};{1;0;2}) + LOOKUP([.K48];{&quot;?&quot;;&quot;N&quot;;&quot;Y&quot;};{1;0;2})" office:value-type="float" office:value="5">
            <text:p>5</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C. Lee. </text:p>
          </table:table-cell>
          <table:table-cell table:style-name="ce15" office:value-type="string">
            <text:p>Forming to Performing: Transitioning Large-Scale Project Into Agile</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106-11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9];{&quot;?&quot;;&quot;N&quot;;&quot;Y&quot;};{1;0;2}) + LOOKUP([.J49];{&quot;?&quot;;&quot;N&quot;;&quot;Y&quot;};{1;0;2}) + LOOKUP([.K4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avid Talby and Yael Dubinsky. </text:p>
          </table:table-cell>
          <table:table-cell table:style-name="ce15" office:value-type="string">
            <text:p>Governance of an agile software project</text:p>
          </table:table-cell>
          <table:table-cell table:style-name="ce20" office:value-type="float" office:value="2009">
            <text:p>2009</text:p>
          </table:table-cell>
          <table:table-cell table:style-name="ce19" office:value-type="string">
            <text:p>Proceedings of the 2009 ICSE Workshop on Software Development Governance</text:p>
          </table:table-cell>
          <table:table-cell table:style-name="ce19" office:value-type="string">
            <text:p>Conference Proceedings</text:p>
          </table:table-cell>
          <table:table-cell table:style-name="ce27" office:value-type="string">
            <text:p>40-4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0];{&quot;?&quot;;&quot;N&quot;;&quot;Y&quot;};{1;0;2}) + LOOKUP([.J50];{&quot;?&quot;;&quot;N&quot;;&quot;Y&quot;};{1;0;2}) + LOOKUP([.K5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Sutherland and R. Frohman. </text:p>
          </table:table-cell>
          <table:table-cell table:style-name="ce15" office:value-type="string">
            <text:p>Hitting the Wall: What to Do When High Performing Scrum Teams Overwhelm Operations and Infrastructure</text:p>
          </table:table-cell>
          <table:table-cell table:style-name="ce20" office:value-type="float" office:value="2011">
            <text:p>2011</text:p>
          </table:table-cell>
          <table:table-cell table:style-name="ce19" office:value-type="string">
            <text:p>System Sciences (HICSS), 2011 44th Hawaii International Conference onSystem Sciences (HICSS), 2011 44th Hawaii International Conference on</text:p>
          </table:table-cell>
          <table:table-cell table:style-name="ce19" office:value-type="string">
            <text:p>Conference Proceedings</text:p>
          </table:table-cell>
          <table:table-cell table:style-name="ce27" office:value-type="string">
            <text:p>1-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1];{&quot;?&quot;;&quot;N&quot;;&quot;Y&quot;};{1;0;2}) + LOOKUP([.J51];{&quot;?&quot;;&quot;N&quot;;&quot;Y&quot;};{1;0;2}) + LOOKUP([.K5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I. Gat. </text:p>
          </table:table-cell>
          <table:table-cell table:style-name="ce15" office:value-type="string">
            <text:p>How BMC is scaling agile development</text:p>
          </table:table-cell>
          <table:table-cell table:style-name="ce20" office:value-type="float" office:value="2006">
            <text:p>2006</text:p>
          </table:table-cell>
          <table:table-cell table:style-name="ce19" office:value-type="string">
            <text:p>Agile Conference, 2006Agile Conference, 2006</text:p>
          </table:table-cell>
          <table:table-cell table:style-name="ce19" office:value-type="string">
            <text:p>Conference Proceedings</text:p>
          </table:table-cell>
          <table:table-cell table:style-name="ce27" office:value-type="string">
            <text:p>6 pp.-320</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2];{&quot;?&quot;;&quot;N&quot;;&quot;Y&quot;};{1;0;2}) + LOOKUP([.J52];{&quot;?&quot;;&quot;N&quot;;&quot;Y&quot;};{1;0;2}) + LOOKUP([.K5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Cao, K. Mohan, P. Xu and B. Ramesh. </text:p>
          </table:table-cell>
          <table:table-cell table:style-name="ce15" office:value-type="string">
            <text:p>How extreme does extreme Programming have to be? Adapting XP practices to large-scale projects</text:p>
          </table:table-cell>
          <table:table-cell table:style-name="ce20" office:value-type="float" office:value="2004">
            <text:p>2004</text:p>
          </table:table-cell>
          <table:table-cell table:style-name="ce19" office:value-type="string">
            <text:p>Proceedings of the Hawaii International Conference on System Sciences</text:p>
          </table:table-cell>
          <table:table-cell table:style-name="ce19" office:value-type="string">
            <text:p>Conference Proceedings</text:p>
          </table:table-cell>
          <table:table-cell table:style-name="ce27" office:value-type="string">
            <text:p>37 1335-134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3];{&quot;?&quot;;&quot;N&quot;;&quot;Y&quot;};{1;0;2}) + LOOKUP([.J53];{&quot;?&quot;;&quot;N&quot;;&quot;Y&quot;};{1;0;2}) + LOOKUP([.K5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 C. Misra, V. Kumar and U. Kumar. </text:p>
          </table:table-cell>
          <table:table-cell table:style-name="ce15" office:value-type="string">
            <text:p>Identifying some critical changes required in adopting agile practices in traditional software development projects</text:p>
          </table:table-cell>
          <table:table-cell table:style-name="ce20" office:value-type="float" office:value="2010">
            <text:p>2010</text:p>
          </table:table-cell>
          <table:table-cell table:style-name="ce19" office:value-type="string">
            <text:p>International Journal of Quality and Reliability Management</text:p>
          </table:table-cell>
          <table:table-cell table:style-name="ce19" office:value-type="string">
            <text:p>Journal Article</text:p>
          </table:table-cell>
          <table:table-cell table:style-name="ce27" office:value-type="string">
            <text:p>27 4 451-474</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4];{&quot;?&quot;;&quot;N&quot;;&quot;Y&quot;};{1;0;2}) + LOOKUP([.J54];{&quot;?&quot;;&quot;N&quot;;&quot;Y&quot;};{1;0;2}) + LOOKUP([.K5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aanti. </text:p>
          </table:table-cell>
          <table:table-cell table:style-name="ce15" office:value-type="string">
            <text:p>Implementing program model with agile principles in a large software development organization</text:p>
          </table:table-cell>
          <table:table-cell table:style-name="ce20" office:value-type="float" office:value="2008">
            <text:p>2008</text:p>
          </table:table-cell>
          <table:table-cell table:style-name="ce19" office:value-type="string">
            <text:p>Proceedings - International Computer Software and Applications Conference</text:p>
          </table:table-cell>
          <table:table-cell table:style-name="ce19" office:value-type="string">
            <text:p>Conference Proceedings</text:p>
          </table:table-cell>
          <table:table-cell table:style-name="ce27" office:value-type="string">
            <text:p>1383-1391</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5];{&quot;?&quot;;&quot;N&quot;;&quot;Y&quot;};{1;0;2}) + LOOKUP([.J55];{&quot;?&quot;;&quot;N&quot;;&quot;Y&quot;};{1;0;2}) + LOOKUP([.K5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J. M. Bass. </text:p>
          </table:table-cell>
          <table:table-cell table:style-name="ce15" office:value-type="string">
            <text:p>Influences on Agile Practice Tailoring in Enterprise Software Development</text:p>
          </table:table-cell>
          <table:table-cell table:style-name="ce20" office:value-type="float" office:value="2012">
            <text:p>2012</text:p>
          </table:table-cell>
          <table:table-cell table:style-name="ce19" office:value-type="string">
            <text:p>AGILE India (AGILE INDIA), 2012AGILE India (AGILE INDIA), 2012</text:p>
          </table:table-cell>
          <table:table-cell table:style-name="ce19" office:value-type="string">
            <text:p>Conference Proceedings</text:p>
          </table:table-cell>
          <table:table-cell table:style-name="ce27" office:value-type="string">
            <text:p>1-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6];{&quot;?&quot;;&quot;N&quot;;&quot;Y&quot;};{1;0;2}) + LOOKUP([.J56];{&quot;?&quot;;&quot;N&quot;;&quot;Y&quot;};{1;0;2}) + LOOKUP([.K5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Goodman and M. Elbaz. </text:p>
          </table:table-cell>
          <table:table-cell table:style-name="ce15" office:value-type="string">
            <text:p>It's Not the Pants, it's the People in the Pants Learnings from the Gap Agile Transformation What Worked, How We Did it, and What Still Puzzles Us</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112-115</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7];{&quot;?&quot;;&quot;N&quot;;&quot;Y&quot;};{1;0;2}) + LOOKUP([.J57];{&quot;?&quot;;&quot;N&quot;;&quot;Y&quot;};{1;0;2}) + LOOKUP([.K5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Q. Chen, Dien Phan, B. Wang and D. R. Vogel. </text:p>
          </table:table-cell>
          <table:table-cell table:style-name="ce15" office:value-type="string">
            <text:p>Light-Weight Development Method: a Case Study</text:p>
          </table:table-cell>
          <table:table-cell table:style-name="ce20" office:value-type="float" office:value="2007">
            <text:p>2007</text:p>
          </table:table-cell>
          <table:table-cell table:style-name="ce19" office:value-type="string">
            <text:p>Service Systems and Service Management, 2007 International Conference onService Systems and Service Management, 2007 International Conference on</text:p>
          </table:table-cell>
          <table:table-cell table:style-name="ce19" office:value-type="string">
            <text:p>Conference Proceedings</text:p>
          </table:table-cell>
          <table:table-cell table:style-name="ce27" office:value-type="string">
            <text:p>1-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8];{&quot;?&quot;;&quot;N&quot;;&quot;Y&quot;};{1;0;2}) + LOOKUP([.J58];{&quot;?&quot;;&quot;N&quot;;&quot;Y&quot;};{1;0;2}) + LOOKUP([.K5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P. A. Beavers. </text:p>
          </table:table-cell>
          <table:table-cell table:style-name="ce15" office:value-type="string">
            <text:p>Managing a large "Agile" software engineering organization</text:p>
          </table:table-cell>
          <table:table-cell table:style-name="ce20" office:value-type="float" office:value="2007">
            <text:p>2007</text:p>
          </table:table-cell>
          <table:table-cell table:style-name="ce19" office:value-type="string">
            <text:p>Proceedings - AGILE 2007</text:p>
          </table:table-cell>
          <table:table-cell table:style-name="ce19" office:value-type="string">
            <text:p>Conference Proceedings</text:p>
          </table:table-cell>
          <table:table-cell table:style-name="ce27" office:value-type="string">
            <text:p>296-30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9];{&quot;?&quot;;&quot;N&quot;;&quot;Y&quot;};{1;0;2}) + LOOKUP([.J59];{&quot;?&quot;;&quot;N&quot;;&quot;Y&quot;};{1;0;2}) + LOOKUP([.K59];{&quot;?&quot;;&quot;N&quot;;&quot;Y&quot;};{1;0;2})" office:value-type="float" office:value="5">
            <text:p>5</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Korhonen. </text:p>
          </table:table-cell>
          <table:table-cell table:style-name="ce15" office:value-type="string">
            <text:p>Migrating defect management from waterfall to agile software development in a large-scale multi-site organization: A case study</text:p>
          </table:table-cell>
          <table:table-cell table:style-name="ce20" office:value-type="float" office:value="2009">
            <text:p>2009</text:p>
          </table:table-cell>
          <table:table-cell table:style-name="ce19" office:value-type="string">
            <text:p>Lecture Notes in Business Information Processing</text:p>
          </table:table-cell>
          <table:table-cell table:style-name="ce19" office:value-type="string">
            <text:p>Monograph</text:p>
          </table:table-cell>
          <table:table-cell table:style-name="ce27" office:value-type="string">
            <text:p>31 LNBIP 73-82</text:p>
          </table:table-cell>
          <table:table-cell table:style-name="ce32" office:value-type="string">
            <text:p><text:s/></text:p>
          </table:table-cell>
          <table:table-cell table:style-name="ce19" office:value-type="string">
            <text:p>N</text:p>
          </table:table-cell>
          <table:table-cell table:style-name="ce19" office:value-type="string">
            <text:p>?</text:p>
          </table:table-cell>
          <table:table-cell table:number-columns-repeated="2" table:style-name="ce19" office:value-type="string">
            <text:p>Y</text:p>
          </table:table-cell>
          <table:table-cell table:style-name="ce15" table:formula="of:=LOOKUP([.I60];{&quot;?&quot;;&quot;N&quot;;&quot;Y&quot;};{1;0;2}) + LOOKUP([.J60];{&quot;?&quot;;&quot;N&quot;;&quot;Y&quot;};{1;0;2}) + LOOKUP([.K6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Michael Hirsch. </text:p>
          </table:table-cell>
          <table:table-cell table:style-name="ce15" office:value-type="string">
            <text:p>Moving from a plan driven culture to agile development</text:p>
          </table:table-cell>
          <table:table-cell table:style-name="ce20" office:value-type="float" office:value="2005">
            <text:p>2005</text:p>
          </table:table-cell>
          <table:table-cell table:style-name="ce19" office:value-type="string">
            <text:p>Proceedings of the 27th international conference on Software engineering</text:p>
          </table:table-cell>
          <table:table-cell table:style-name="ce19" office:value-type="string">
            <text:p>Conference Proceedings</text:p>
          </table:table-cell>
          <table:table-cell table:style-name="ce27" office:value-type="string">
            <text:p>38-3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1];{&quot;?&quot;;&quot;N&quot;;&quot;Y&quot;};{1;0;2}) + LOOKUP([.J61];{&quot;?&quot;;&quot;N&quot;;&quot;Y&quot;};{1;0;2}) + LOOKUP([.K6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B. Schatz and I. Abdelshafi. </text:p>
          </table:table-cell>
          <table:table-cell table:style-name="ce15" office:value-type="string">
            <text:p>Primavera gets Agile: A successful transition to Agile development</text:p>
          </table:table-cell>
          <table:table-cell table:style-name="ce20" office:value-type="float" office:value="2005">
            <text:p>2005</text:p>
          </table:table-cell>
          <table:table-cell table:style-name="ce19" office:value-type="string">
            <text:p>IEEE Software</text:p>
          </table:table-cell>
          <table:table-cell table:style-name="ce19" office:value-type="string">
            <text:p>Journal Article</text:p>
          </table:table-cell>
          <table:table-cell table:style-name="ce27" office:value-type="string">
            <text:p>22 3 36-42</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2];{&quot;?&quot;;&quot;N&quot;;&quot;Y&quot;};{1;0;2}) + LOOKUP([.J62];{&quot;?&quot;;&quot;N&quot;;&quot;Y&quot;};{1;0;2}) + LOOKUP([.K6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B. Blau and T. Hildenbrand. </text:p>
          </table:table-cell>
          <table:table-cell table:style-name="ce15" office:value-type="string">
            <text:p>Product Line Engineering in Large-Scale Lean and Agile Software Product Development Environments - Towards a Hybrid Approach to Decentral Control and Managed Reuse</text:p>
          </table:table-cell>
          <table:table-cell table:style-name="ce20" office:value-type="float" office:value="2011">
            <text:p>2011</text:p>
          </table:table-cell>
          <table:table-cell table:style-name="ce19" office:value-type="string">
            <text:p>Availability, Reliability and Security (ARES), 2011 Sixth International Conference onAvailability, Reliability and Security (ARES), 2011 Sixth International Conference on</text:p>
          </table:table-cell>
          <table:table-cell table:style-name="ce19" office:value-type="string">
            <text:p>Conference Proceedings</text:p>
          </table:table-cell>
          <table:table-cell table:style-name="ce27" office:value-type="string">
            <text:p>404-40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63];{&quot;?&quot;;&quot;N&quot;;&quot;Y&quot;};{1;0;2}) + LOOKUP([.J63];{&quot;?&quot;;&quot;N&quot;;&quot;Y&quot;};{1;0;2}) + LOOKUP([.K6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Nielsen and D. McMunn. </text:p>
          </table:table-cell>
          <table:table-cell table:style-name="ce15" office:value-type="string">
            <text:p>The agile journey -Adopting XP in a large financial services organization</text:p>
          </table:table-cell>
          <table:table-cell table:style-name="ce20" office:value-type="float" office:value="2005">
            <text:p>2005</text:p>
          </table:table-cell>
          <table:table-cell table:style-name="ce19" office:value-type="string">
            <text:p>Lecture Notes in Computer Science</text:p>
          </table:table-cell>
          <table:table-cell table:style-name="ce19" office:value-type="string">
            <text:p>Conference Proceedings</text:p>
          </table:table-cell>
          <table:table-cell table:style-name="ce27" office:value-type="string">
            <text:p>3556 28-37</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4];{&quot;?&quot;;&quot;N&quot;;&quot;Y&quot;};{1;0;2}) + LOOKUP([.J64];{&quot;?&quot;;&quot;N&quot;;&quot;Y&quot;};{1;0;2}) + LOOKUP([.K6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Valade. </text:p>
          </table:table-cell>
          <table:table-cell table:style-name="ce15" office:value-type="string">
            <text:p>The big projects always fail: Taking an enterprise agile</text:p>
          </table:table-cell>
          <table:table-cell table:style-name="ce20" office:value-type="float" office:value="2008">
            <text:p>2008</text:p>
          </table:table-cell>
          <table:table-cell table:style-name="ce19" office:value-type="string">
            <text:p>Proceedings - Agile 2008 Conference</text:p>
          </table:table-cell>
          <table:table-cell table:style-name="ce19" office:value-type="string">
            <text:p>Conference Proceedings</text:p>
          </table:table-cell>
          <table:table-cell table:style-name="ce27" office:value-type="string">
            <text:p>148-153</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65];{&quot;?&quot;;&quot;N&quot;;&quot;Y&quot;};{1;0;2}) + LOOKUP([.J65];{&quot;?&quot;;&quot;N&quot;;&quot;Y&quot;};{1;0;2}) + LOOKUP([.K6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Orit Hazzan and Yael Dubinsky. </text:p>
          </table:table-cell>
          <table:table-cell table:style-name="ce15" office:value-type="string">
            <text:p>The concept of change in technology transfer</text:p>
          </table:table-cell>
          <table:table-cell table:style-name="ce20" office:value-type="float" office:value="2006">
            <text:p>2006</text:p>
          </table:table-cell>
          <table:table-cell table:style-name="ce19" office:value-type="string">
            <text:p>Proceedings of the 2006 international workshop on Software technology transfer in software engineering</text:p>
          </table:table-cell>
          <table:table-cell table:style-name="ce19" office:value-type="string">
            <text:p>Conference Proceedings</text:p>
          </table:table-cell>
          <table:table-cell table:style-name="ce27" office:value-type="string">
            <text:p>29-3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6];{&quot;?&quot;;&quot;N&quot;;&quot;Y&quot;};{1;0;2}) + LOOKUP([.J66];{&quot;?&quot;;&quot;N&quot;;&quot;Y&quot;};{1;0;2}) + LOOKUP([.K6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R. Howard. </text:p>
          </table:table-cell>
          <table:table-cell table:style-name="ce15" office:value-type="string">
            <text:p>The covert agilist</text:p>
          </table:table-cell>
          <table:table-cell table:style-name="ce20" office:value-type="float" office:value="2009">
            <text:p>2009</text:p>
          </table:table-cell>
          <table:table-cell table:style-name="ce19" office:value-type="string">
            <text:p>Proceedings - 2009 Agile Conference, AGILE 2009</text:p>
          </table:table-cell>
          <table:table-cell table:style-name="ce19" office:value-type="string">
            <text:p>Conference Proceedings</text:p>
          </table:table-cell>
          <table:table-cell table:style-name="ce27" office:value-type="string">
            <text:p>131-13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7];{&quot;?&quot;;&quot;N&quot;;&quot;Y&quot;};{1;0;2}) + LOOKUP([.J67];{&quot;?&quot;;&quot;N&quot;;&quot;Y&quot;};{1;0;2}) + LOOKUP([.K6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Read and R. O. Briggs. </text:p>
          </table:table-cell>
          <table:table-cell table:style-name="ce15" office:value-type="string">
            <text:p>The Many Lives of an Agile Story: Design Processes, Design Products, and Understandings in a Large-Scale Agile Development Project</text:p>
          </table:table-cell>
          <table:table-cell table:style-name="ce20" office:value-type="float" office:value="2012">
            <text:p>2012</text:p>
          </table:table-cell>
          <table:table-cell table:style-name="ce19" office:value-type="string">
            <text:p>System Science (HICSS), 2012 45th Hawaii International Conference onSystem Science (HICSS), 2012 45th Hawaii International Conference on</text:p>
          </table:table-cell>
          <table:table-cell table:style-name="ce19" office:value-type="string">
            <text:p>Conference Proceedings</text:p>
          </table:table-cell>
          <table:table-cell table:style-name="ce27" office:value-type="string">
            <text:p>5319-532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8];{&quot;?&quot;;&quot;N&quot;;&quot;Y&quot;};{1;0;2}) + LOOKUP([.J68];{&quot;?&quot;;&quot;N&quot;;&quot;Y&quot;};{1;0;2}) + LOOKUP([.K6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Kalliney. </text:p>
          </table:table-cell>
          <table:table-cell table:style-name="ce15" office:value-type="string">
            <text:p>Transitioning from agile development to enterprise product management agility</text:p>
          </table:table-cell>
          <table:table-cell table:style-name="ce20" office:value-type="float" office:value="2009">
            <text:p>2009</text:p>
          </table:table-cell>
          <table:table-cell table:style-name="ce19" office:value-type="string">
            <text:p>Proceedings - 2009 Agile Conference, AGILE 2009</text:p>
          </table:table-cell>
          <table:table-cell table:style-name="ce19" office:value-type="string">
            <text:p>Conference Proceedings</text:p>
          </table:table-cell>
          <table:table-cell table:style-name="ce27" office:value-type="string">
            <text:p>209-21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9];{&quot;?&quot;;&quot;N&quot;;&quot;Y&quot;};{1;0;2}) + LOOKUP([.J69];{&quot;?&quot;;&quot;N&quot;;&quot;Y&quot;};{1;0;2}) + LOOKUP([.K6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Xueling Shu, Andrei Turinsky, Christoph Sensen and Frank Maurer. </text:p>
          </table:table-cell>
          <table:table-cell table:style-name="ce15" office:value-type="string">
            <text:p>A case study of the implementation of agile methods in a bioinformatics project</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69-1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0];{&quot;?&quot;;&quot;N&quot;;&quot;Y&quot;};{1;0;2}) + LOOKUP([.J70];{&quot;?&quot;;&quot;N&quot;;&quot;Y&quot;};{1;0;2}) + LOOKUP([.K7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O. Ktata and G. LÃ©vesque. </text:p>
          </table:table-cell>
          <table:table-cell table:style-name="ce15" office:value-type="string">
            <text:p>Agile development: Issues and avenues requiring a substantial enhancement of the business perspective in large projects</text:p>
          </table:table-cell>
          <table:table-cell table:style-name="ce20" office:value-type="float" office:value="2009">
            <text:p>2009</text:p>
          </table:table-cell>
          <table:table-cell table:style-name="ce19" office:value-type="string">
            <text:p>ACM International Conference Proceeding Series</text:p>
          </table:table-cell>
          <table:table-cell table:style-name="ce19" office:value-type="string">
            <text:p>Conference Proceedings</text:p>
          </table:table-cell>
          <table:table-cell table:style-name="ce27" office:value-type="string">
            <text:p>59-6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1];{&quot;?&quot;;&quot;N&quot;;&quot;Y&quot;};{1;0;2}) + LOOKUP([.J71];{&quot;?&quot;;&quot;N&quot;;&quot;Y&quot;};{1;0;2}) + LOOKUP([.K7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aanti, O. Salo and P. Abrahamsson. </text:p>
          </table:table-cell>
          <table:table-cell table:style-name="ce15" office:value-type="string">
            <text:p>Agile methods rapidly replacing traditional methods at Nokia: A survey of opinions on agile transformation</text:p>
          </table:table-cell>
          <table:table-cell table:style-name="ce20" office:value-type="float" office:value="2011">
            <text:p>2011</text:p>
          </table:table-cell>
          <table:table-cell table:style-name="ce19" office:value-type="string">
            <text:p>Information and Software Technology</text:p>
          </table:table-cell>
          <table:table-cell table:style-name="ce19" office:value-type="string">
            <text:p>Journal Article</text:p>
          </table:table-cell>
          <table:table-cell table:style-name="ce27" office:value-type="string">
            <text:p>53 3 276-29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2];{&quot;?&quot;;&quot;N&quot;;&quot;Y&quot;};{1;0;2}) + LOOKUP([.J72];{&quot;?&quot;;&quot;N&quot;;&quot;Y&quot;};{1;0;2}) + LOOKUP([.K7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indvall, D. Muthig, A. Dagnino, et al. </text:p>
          </table:table-cell>
          <table:table-cell table:style-name="ce15" office:value-type="string">
            <text:p>Agile software development in large organizations</text:p>
          </table:table-cell>
          <table:table-cell table:style-name="ce20" office:value-type="float" office:value="2004">
            <text:p>2004</text:p>
          </table:table-cell>
          <table:table-cell table:style-name="ce19" office:value-type="string">
            <text:p>Computer</text:p>
          </table:table-cell>
          <table:table-cell table:style-name="ce19" office:value-type="string">
            <text:p>Journal Article</text:p>
          </table:table-cell>
          <table:table-cell table:style-name="ce27" office:value-type="string">
            <text:p>37 12 26-3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3];{&quot;?&quot;;&quot;N&quot;;&quot;Y&quot;};{1;0;2}) + LOOKUP([.J73];{&quot;?&quot;;&quot;N&quot;;&quot;Y&quot;};{1;0;2}) + LOOKUP([.K7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Abrahamsson. </text:p>
          </table:table-cell>
          <table:table-cell table:style-name="ce15" office:value-type="string">
            <text:p>Agile software development of mobile information systems</text:p>
          </table:table-cell>
          <table:table-cell table:style-name="ce20" office:value-type="float" office:value="2007">
            <text:p>2007</text:p>
          </table:table-cell>
          <table:table-cell table:style-name="ce19" office:value-type="string">
            <text:p>Lecture Notes in Computer Science (including subseries Lecture Notes in Artificial Intelligence and Lecture Notes in Bioinformatics)</text:p>
          </table:table-cell>
          <table:table-cell table:style-name="ce19" office:value-type="string">
            <text:p>Monograph</text:p>
          </table:table-cell>
          <table:table-cell table:style-name="ce27" office:value-type="string">
            <text:p>4495 LNCS 1-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4];{&quot;?&quot;;&quot;N&quot;;&quot;Y&quot;};{1;0;2}) + LOOKUP([.J74];{&quot;?&quot;;&quot;N&quot;;&quot;Y&quot;};{1;0;2}) + LOOKUP([.K74];{&quot;?&quot;;&quot;N&quot;;&quot;Y&quot;};{1;0;2})" office:value-type="float" office:value="4">
            <text:p>4</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Aoyama. </text:p>
          </table:table-cell>
          <table:table-cell table:style-name="ce15" office:value-type="string">
            <text:p>Agile Software Process model</text:p>
          </table:table-cell>
          <table:table-cell table:style-name="ce20" office:value-type="float" office:value="1997">
            <text:p>1997</text:p>
          </table:table-cell>
          <table:table-cell table:style-name="ce19" office:value-type="string">
            <text:p>Computer Software and Applications Conference, 1997. COMPSAC '97. Proceedings., The Twenty-First Annual InternationalComputer Software and Applications Conference, 1997. COMPSAC '97. Proceedings., The Twenty-First Annual International</text:p>
          </table:table-cell>
          <table:table-cell table:style-name="ce19" office:value-type="string">
            <text:p>Conference Proceedings</text:p>
          </table:table-cell>
          <table:table-cell table:style-name="ce27" office:value-type="string">
            <text:p>454-45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5];{&quot;?&quot;;&quot;N&quot;;&quot;Y&quot;};{1;0;2}) + LOOKUP([.J75];{&quot;?&quot;;&quot;N&quot;;&quot;Y&quot;};{1;0;2}) + LOOKUP([.K7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Nottonson and K. DeLong. </text:p>
          </table:table-cell>
          <table:table-cell table:style-name="ce15" office:value-type="string">
            <text:p>Baby Steps: Agile Transformation at BabyCenter.com</text:p>
          </table:table-cell>
          <table:table-cell table:style-name="ce20" office:value-type="float" office:value="2008">
            <text:p>2008</text:p>
          </table:table-cell>
          <table:table-cell table:style-name="ce19" office:value-type="string">
            <text:p>IT Professional</text:p>
          </table:table-cell>
          <table:table-cell table:style-name="ce19" office:value-type="string">
            <text:p>Journal Article</text:p>
          </table:table-cell>
          <table:table-cell table:style-name="ce27" office:value-type="string">
            <text:p>10 5 59-62</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6];{&quot;?&quot;;&quot;N&quot;;&quot;Y&quot;};{1;0;2}) + LOOKUP([.J76];{&quot;?&quot;;&quot;N&quot;;&quot;Y&quot;};{1;0;2}) + LOOKUP([.K7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Batra, W. Xia, D. van der Meer and K. Dutta. </text:p>
          </table:table-cell>
          <table:table-cell table:style-name="ce15" office:value-type="string">
            <text:p>Balancing agile and structured development approaches to successfully manage large distributed software projects: A case study from the cruise line industry</text:p>
          </table:table-cell>
          <table:table-cell table:style-name="ce20" office:value-type="float" office:value="2010">
            <text:p>2010</text:p>
          </table:table-cell>
          <table:table-cell table:style-name="ce19" office:value-type="string">
            <text:p>Communications of the Association for Information Systems</text:p>
          </table:table-cell>
          <table:table-cell table:style-name="ce19" office:value-type="string">
            <text:p>Journal Article</text:p>
          </table:table-cell>
          <table:table-cell table:style-name="ce27" office:value-type="string">
            <text:p>27 1 379-39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7];{&quot;?&quot;;&quot;N&quot;;&quot;Y&quot;};{1;0;2}) + LOOKUP([.J77];{&quot;?&quot;;&quot;N&quot;;&quot;Y&quot;};{1;0;2}) + LOOKUP([.K7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Babinet and R. Ramanathan. </text:p>
          </table:table-cell>
          <table:table-cell table:style-name="ce15" office:value-type="string">
            <text:p>Dependency Management in a Large Agile Environment</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401-40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8];{&quot;?&quot;;&quot;N&quot;;&quot;Y&quot;};{1;0;2}) + LOOKUP([.J78];{&quot;?&quot;;&quot;N&quot;;&quot;Y&quot;};{1;0;2}) + LOOKUP([.K7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ech Madeyski and Wojciech Biela. </text:p>
          </table:table-cell>
          <table:table-cell table:style-name="ce15" office:value-type="string">
            <text:p>Empirical evidence principle and joint engagement practice to introduce XP</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41-14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9];{&quot;?&quot;;&quot;N&quot;;&quot;Y&quot;};{1;0;2}) + LOOKUP([.J79];{&quot;?&quot;;&quot;N&quot;;&quot;Y&quot;};{1;0;2}) + LOOKUP([.K7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R. Greening. </text:p>
          </table:table-cell>
          <table:table-cell table:style-name="ce15" office:value-type="string">
            <text:p>Enterprise Scrum: Scaling Scrum to the Executive Level</text:p>
          </table:table-cell>
          <table:table-cell table:style-name="ce20" office:value-type="float" office:value="2010">
            <text:p>2010</text:p>
          </table:table-cell>
          <table:table-cell table:style-name="ce19" office:value-type="string">
            <text:p>System Sciences (HICSS), 2010 43rd Hawaii International Conference onSystem Sciences (HICSS), 2010 43rd Hawaii International Conference on</text:p>
          </table:table-cell>
          <table:table-cell table:style-name="ce19" office:value-type="string">
            <text:p>Conference Proceedings</text:p>
          </table:table-cell>
          <table:table-cell table:style-name="ce27" office:value-type="string">
            <text:p>1-1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0];{&quot;?&quot;;&quot;N&quot;;&quot;Y&quot;};{1;0;2}) + LOOKUP([.J80];{&quot;?&quot;;&quot;N&quot;;&quot;Y&quot;};{1;0;2}) + LOOKUP([.K8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 Datta, R. Sindhgatta and B. Sengupta. </text:p>
          </table:table-cell>
          <table:table-cell table:style-name="ce15" office:value-type="string">
            <text:p>Evolution of developer collaboration on the Jazz platform: A study of a large scale agile project</text:p>
          </table:table-cell>
          <table:table-cell table:style-name="ce20" office:value-type="float" office:value="2011">
            <text:p>2011</text:p>
          </table:table-cell>
          <table:table-cell table:style-name="ce19" office:value-type="string">
            <text:p>Proceedings of the 4th India Software Engineering Conference 2011, ISEC'11</text:p>
          </table:table-cell>
          <table:table-cell table:style-name="ce19" office:value-type="string">
            <text:p>Conference Proceedings</text:p>
          </table:table-cell>
          <table:table-cell table:style-name="ce27" office:value-type="string">
            <text:p>21-3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1];{&quot;?&quot;;&quot;N&quot;;&quot;Y&quot;};{1;0;2}) + LOOKUP([.J81];{&quot;?&quot;;&quot;N&quot;;&quot;Y&quot;};{1;0;2}) + LOOKUP([.K8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H. Koehnemann and M. Coats. </text:p>
          </table:table-cell>
          <table:table-cell table:style-name="ce15" office:value-type="string">
            <text:p>Experiences Applying Agile Practices to Large System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295-30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2];{&quot;?&quot;;&quot;N&quot;;&quot;Y&quot;};{1;0;2}) + LOOKUP([.J82];{&quot;?&quot;;&quot;N&quot;;&quot;Y&quot;};{1;0;2}) + LOOKUP([.K8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E. Moore. </text:p>
          </table:table-cell>
          <table:table-cell table:style-name="ce15" office:value-type="string">
            <text:p>Influence of Large-Scale Organization Structures on Leadership Behavior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309-313</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3];{&quot;?&quot;;&quot;N&quot;;&quot;Y&quot;};{1;0;2}) + LOOKUP([.J83];{&quot;?&quot;;&quot;N&quot;;&quot;Y&quot;};{1;0;2}) + LOOKUP([.K8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uo-Wei Hwang. </text:p>
          </table:table-cell>
          <table:table-cell table:style-name="ce15" office:value-type="string">
            <text:p>Information-Led Transformation of Regional Chinese Enterprises</text:p>
          </table:table-cell>
          <table:table-cell table:style-name="ce20" office:value-type="float" office:value="2010">
            <text:p>2010</text:p>
          </table:table-cell>
          <table:table-cell table:style-name="ce19" office:value-type="string">
            <text:p>Service Oriented System Engineering (SOSE), 2010 Fifth IEEE International Symposium onService Oriented System Engineering (SOSE), 2010 Fifth IEEE International Symposium on</text:p>
          </table:table-cell>
          <table:table-cell table:style-name="ce19" office:value-type="string">
            <text:p>Conference Proceedings</text:p>
          </table:table-cell>
          <table:table-cell table:style-name="ce27" office:value-type="string">
            <text:p>3-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84];{&quot;?&quot;;&quot;N&quot;;&quot;Y&quot;};{1;0;2}) + LOOKUP([.J84];{&quot;?&quot;;&quot;N&quot;;&quot;Y&quot;};{1;0;2}) + LOOKUP([.K84];{&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H. Svensson and M. Host. </text:p>
          </table:table-cell>
          <table:table-cell table:style-name="ce15" office:value-type="string">
            <text:p>Introducing an Agile Process in a Software Maintenance and Evolution Organization</text:p>
          </table:table-cell>
          <table:table-cell table:style-name="ce20" office:value-type="float" office:value="2005">
            <text:p>2005</text:p>
          </table:table-cell>
          <table:table-cell table:style-name="ce19" office:value-type="string">
            <text:p>Software Maintenance and Reengineering, 2005. CSMR 2005. Ninth European Conference onSoftware Maintenance and Reengineering, 2005. CSMR 2005. Ninth European Conference on</text:p>
          </table:table-cell>
          <table:table-cell table:style-name="ce19" office:value-type="string">
            <text:p>Conference Proceedings</text:p>
          </table:table-cell>
          <table:table-cell table:style-name="ce27" office:value-type="string">
            <text:p>256-26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85];{&quot;?&quot;;&quot;N&quot;;&quot;Y&quot;};{1;0;2}) + LOOKUP([.J85];{&quot;?&quot;;&quot;N&quot;;&quot;Y&quot;};{1;0;2}) + LOOKUP([.K8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ric Brechner. </text:p>
          </table:table-cell>
          <table:table-cell table:style-name="ce15" office:value-type="string">
            <text:p>Journey of enlightenment: the evolution of development at Microsoft</text:p>
          </table:table-cell>
          <table:table-cell table:style-name="ce20" office:value-type="float" office:value="2005">
            <text:p>2005</text:p>
          </table:table-cell>
          <table:table-cell table:style-name="ce19" office:value-type="string">
            <text:p>Proceedings of the 27th international conference on Software engineering</text:p>
          </table:table-cell>
          <table:table-cell table:style-name="ce19" office:value-type="string">
            <text:p>Conference Proceedings</text:p>
          </table:table-cell>
          <table:table-cell table:style-name="ce27" office:value-type="string">
            <text:p>39-4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86];{&quot;?&quot;;&quot;N&quot;;&quot;Y&quot;};{1;0;2}) + LOOKUP([.J86];{&quot;?&quot;;&quot;N&quot;;&quot;Y&quot;};{1;0;2}) + LOOKUP([.K8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Kuusela and M. Koivuluoma. </text:p>
          </table:table-cell>
          <table:table-cell table:style-name="ce15" office:value-type="string">
            <text:p>Lean transformation framework for software intensive companies: Responding to challenges created by the cloud</text:p>
          </table:table-cell>
          <table:table-cell table:style-name="ce20" office:value-type="float" office:value="2011">
            <text:p>2011</text:p>
          </table:table-cell>
          <table:table-cell table:style-name="ce19" office:value-type="string">
            <text:p>Proceedings - 37th EUROMICRO Conference on Software Engineering and Advanced Applications, SEAA 2011</text:p>
          </table:table-cell>
          <table:table-cell table:style-name="ce19" office:value-type="string">
            <text:p>Conference Proceedings</text:p>
          </table:table-cell>
          <table:table-cell table:style-name="ce27" office:value-type="string">
            <text:p>378-38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87];{&quot;?&quot;;&quot;N&quot;;&quot;Y&quot;};{1;0;2}) + LOOKUP([.J87];{&quot;?&quot;;&quot;N&quot;;&quot;Y&quot;};{1;0;2}) + LOOKUP([.K8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Christopher P. O'Connor. </text:p>
          </table:table-cell>
          <table:table-cell table:style-name="ce15" office:value-type="string">
            <text:p>Letters from the edge of an agile transition</text:p>
          </table:table-cell>
          <table:table-cell table:style-name="ce20" office:value-type="float" office:value="2010">
            <text:p>2010</text:p>
          </table:table-cell>
          <table:table-cell table:style-name="ce19" office:value-type="string">
            <text:p>Proceedings of the ACM international conference companion on Object oriented programming systems languages and applications companion</text:p>
          </table:table-cell>
          <table:table-cell table:style-name="ce19" office:value-type="string">
            <text:p>Conference Proceedings</text:p>
          </table:table-cell>
          <table:table-cell table:style-name="ce27" office:value-type="string">
            <text:p>79-84</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88];{&quot;?&quot;;&quot;N&quot;;&quot;Y&quot;};{1;0;2}) + LOOKUP([.J88];{&quot;?&quot;;&quot;N&quot;;&quot;Y&quot;};{1;0;2}) + LOOKUP([.K8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Uy and R. Rosendahl. </text:p>
          </table:table-cell>
          <table:table-cell table:style-name="ce15" office:value-type="string">
            <text:p>Migrating from SharePoint to a Better Scrum Tool</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506-51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9];{&quot;?&quot;;&quot;N&quot;;&quot;Y&quot;};{1;0;2}) + LOOKUP([.J89];{&quot;?&quot;;&quot;N&quot;;&quot;Y&quot;};{1;0;2}) + LOOKUP([.K8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inesh Batra. </text:p>
          </table:table-cell>
          <table:table-cell table:style-name="ce15" office:value-type="string">
            <text:p>Modified agile practices for outsourced software projects</text:p>
          </table:table-cell>
          <table:table-cell table:style-name="ce20" office:value-type="float" office:value="2009">
            <text:p>2009</text:p>
          </table:table-cell>
          <table:table-cell table:style-name="ce19" office:value-type="string">
            <text:p>Commun.ACM</text:p>
          </table:table-cell>
          <table:table-cell table:style-name="ce19" office:value-type="string">
            <text:p>Journal Article</text:p>
          </table:table-cell>
          <table:table-cell table:style-name="ce27" office:value-type="string">
            <text:p>52 9 143-14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0];{&quot;?&quot;;&quot;N&quot;;&quot;Y&quot;};{1;0;2}) + LOOKUP([.J90];{&quot;?&quot;;&quot;N&quot;;&quot;Y&quot;};{1;0;2}) + LOOKUP([.K9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afael P. Maranzato, Marden Neubert and Paula Herculano. </text:p>
          </table:table-cell>
          <table:table-cell table:style-name="ce15" office:value-type="string">
            <text:p>Moving back to scrum and scaling to scrum of scrums in less than one year</text:p>
          </table:table-cell>
          <table:table-cell table:style-name="ce20" office:value-type="float" office:value="2011">
            <text:p>2011</text:p>
          </table:table-cell>
          <table:table-cell table:style-name="ce19" office:value-type="string">
            <text:p>Proceedings of the ACM international conference companion on Object oriented programming systems languages and applications companion</text:p>
          </table:table-cell>
          <table:table-cell table:style-name="ce19" office:value-type="string">
            <text:p>Conference Proceedings</text:p>
          </table:table-cell>
          <table:table-cell table:style-name="ce27" office:value-type="string">
            <text:p>125-130</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91];{&quot;?&quot;;&quot;N&quot;;&quot;Y&quot;};{1;0;2}) + LOOKUP([.J91];{&quot;?&quot;;&quot;N&quot;;&quot;Y&quot;};{1;0;2}) + LOOKUP([.K9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N. Abdel-Hamid and M. A. Abdel-Kader. </text:p>
          </table:table-cell>
          <table:table-cell table:style-name="ce15" office:value-type="string">
            <text:p>Process Increments: An Agile Approach to Software Process Improvement</text:p>
          </table:table-cell>
          <table:table-cell table:style-name="ce20" office:value-type="float" office:value="2011">
            <text:p>2011</text:p>
          </table:table-cell>
          <table:table-cell table:style-name="ce19" office:value-type="string">
            <text:p>Agile Conference (AGILE), 2011Agile Conference (AGILE), 2011</text:p>
          </table:table-cell>
          <table:table-cell table:style-name="ce19" office:value-type="string">
            <text:p>Conference Proceedings</text:p>
          </table:table-cell>
          <table:table-cell table:style-name="ce27" office:value-type="string">
            <text:p>195-20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92];{&quot;?&quot;;&quot;N&quot;;&quot;Y&quot;};{1;0;2}) + LOOKUP([.J92];{&quot;?&quot;;&quot;N&quot;;&quot;Y&quot;};{1;0;2}) + LOOKUP([.K9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J. Reifer, F. Maurer and H. Erdogmus. </text:p>
          </table:table-cell>
          <table:table-cell table:style-name="ce15" office:value-type="string">
            <text:p>Scaling agile methods</text:p>
          </table:table-cell>
          <table:table-cell table:style-name="ce20" office:value-type="float" office:value="2003">
            <text:p>2003</text:p>
          </table:table-cell>
          <table:table-cell table:style-name="ce19" office:value-type="string">
            <text:p>Software, IEEE</text:p>
          </table:table-cell>
          <table:table-cell table:style-name="ce19" office:value-type="string">
            <text:p>Journal Article</text:p>
          </table:table-cell>
          <table:table-cell table:style-name="ce27" office:value-type="string">
            <text:p>20 4 12-1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N</text:p>
          </table:table-cell>
          <table:table-cell table:style-name="ce15" table:formula="of:=LOOKUP([.I93];{&quot;?&quot;;&quot;N&quot;;&quot;Y&quot;};{1;0;2}) + LOOKUP([.J93];{&quot;?&quot;;&quot;N&quot;;&quot;Y&quot;};{1;0;2}) + LOOKUP([.K9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and C. Lassenius. </text:p>
          </table:table-cell>
          <table:table-cell table:style-name="ce15" office:value-type="string">
            <text:p>Scaling Scrum in a Large Distributed Project</text:p>
          </table:table-cell>
          <table:table-cell table:style-name="ce20" office:value-type="float" office:value="2011">
            <text:p>2011</text:p>
          </table:table-cell>
          <table:table-cell table:style-name="ce19" office:value-type="string">
            <text:p>Empirical Software Engineering and Measurement (ESEM), 2011 International Symposium onEmpirical Software Engineering and Measurement (ESEM), 2011 International Symposium on</text:p>
          </table:table-cell>
          <table:table-cell table:style-name="ce19" office:value-type="string">
            <text:p>Conference Proceedings</text:p>
          </table:table-cell>
          <table:table-cell table:style-name="ce27" office:value-type="string">
            <text:p>363-367</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N</text:p>
          </table:table-cell>
          <table:table-cell table:style-name="ce15" table:formula="of:=LOOKUP([.I94];{&quot;?&quot;;&quot;N&quot;;&quot;Y&quot;};{1;0;2}) + LOOKUP([.J94];{&quot;?&quot;;&quot;N&quot;;&quot;Y&quot;};{1;0;2}) + LOOKUP([.K94];{&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Ilkka Lehto and Kristian Rautiainen. </text:p>
          </table:table-cell>
          <table:table-cell table:style-name="ce15" office:value-type="string">
            <text:p>Software development governance challenges of a middle-sized company in agile transition</text:p>
          </table:table-cell>
          <table:table-cell table:style-name="ce20" office:value-type="float" office:value="2009">
            <text:p>2009</text:p>
          </table:table-cell>
          <table:table-cell table:style-name="ce19" office:value-type="string">
            <text:p>Proceedings of the 2009 ICSE Workshop on Software Development Governance</text:p>
          </table:table-cell>
          <table:table-cell table:style-name="ce19" office:value-type="string">
            <text:p>Conference Proceedings</text:p>
          </table:table-cell>
          <table:table-cell table:style-name="ce27" office:value-type="string">
            <text:p>36-39</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95];{&quot;?&quot;;&quot;N&quot;;&quot;Y&quot;};{1;0;2}) + LOOKUP([.J95];{&quot;?&quot;;&quot;N&quot;;&quot;Y&quot;};{1;0;2}) + LOOKUP([.K9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G. K. Hanssen, A. F. Yamashita, R. Conradi and L. Moonen. </text:p>
          </table:table-cell>
          <table:table-cell table:style-name="ce15" office:value-type="string">
            <text:p>Software Entropy in Agile Product Evolution</text:p>
          </table:table-cell>
          <table:table-cell table:style-name="ce20" office:value-type="float" office:value="2010">
            <text:p>2010</text:p>
          </table:table-cell>
          <table:table-cell table:style-name="ce19" office:value-type="string">
            <text:p>System Sciences (HICSS), 2010 43rd Hawaii International Conference onSystem Sciences (HICSS), 2010 43rd Hawaii International Conference on</text:p>
          </table:table-cell>
          <table:table-cell table:style-name="ce19" office:value-type="string">
            <text:p>Conference Proceedings</text:p>
          </table:table-cell>
          <table:table-cell table:style-name="ce27" office:value-type="string">
            <text:p>1-1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6];{&quot;?&quot;;&quot;N&quot;;&quot;Y&quot;};{1;0;2}) + LOOKUP([.J96];{&quot;?&quot;;&quot;N&quot;;&quot;Y&quot;};{1;0;2}) + LOOKUP([.K9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S. Sangwan and P. A. Laplante. </text:p>
          </table:table-cell>
          <table:table-cell table:style-name="ce15" office:value-type="string">
            <text:p>Test-Driven Development in Large Projects</text:p>
          </table:table-cell>
          <table:table-cell table:style-name="ce20" office:value-type="float" office:value="2006">
            <text:p>2006</text:p>
          </table:table-cell>
          <table:table-cell table:style-name="ce19" office:value-type="string">
            <text:p>IT Professional</text:p>
          </table:table-cell>
          <table:table-cell table:style-name="ce19" office:value-type="string">
            <text:p>Journal Article</text:p>
          </table:table-cell>
          <table:table-cell table:style-name="ce27" office:value-type="string">
            <text:p>8 5 25-2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7];{&quot;?&quot;;&quot;N&quot;;&quot;Y&quot;};{1;0;2}) + LOOKUP([.J97];{&quot;?&quot;;&quot;N&quot;;&quot;Y&quot;};{1;0;2}) + LOOKUP([.K9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Packlick. </text:p>
          </table:table-cell>
          <table:table-cell table:style-name="ce15" office:value-type="string">
            <text:p>The Agile Maturity Map A Goal Oriented Approach to Agile Improvement</text:p>
          </table:table-cell>
          <table:table-cell table:style-name="ce20" office:value-type="float" office:value="2007">
            <text:p>2007</text:p>
          </table:table-cell>
          <table:table-cell table:style-name="ce19" office:value-type="string">
            <text:p>Agile Conference (AGILE), 2007Agile Conference (AGILE), 2007</text:p>
          </table:table-cell>
          <table:table-cell table:style-name="ce19" office:value-type="string">
            <text:p>Conference Proceedings</text:p>
          </table:table-cell>
          <table:table-cell table:style-name="ce27" office:value-type="string">
            <text:p>266-27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98];{&quot;?&quot;;&quot;N&quot;;&quot;Y&quot;};{1;0;2}) + LOOKUP([.J98];{&quot;?&quot;;&quot;N&quot;;&quot;Y&quot;};{1;0;2}) + LOOKUP([.K9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Coram and S. Bohner. </text:p>
          </table:table-cell>
          <table:table-cell table:style-name="ce15" office:value-type="string">
            <text:p>The impact of agile methods on software project management</text:p>
          </table:table-cell>
          <table:table-cell table:style-name="ce20" office:value-type="float" office:value="2005">
            <text:p>2005</text:p>
          </table:table-cell>
          <table:table-cell table:style-name="ce19" office:value-type="string">
            <text:p>Engineering of Computer-Based Systems, 2005. ECBS '05. 12th IEEE International Conference and Workshops on theEngineering of Computer-Based Systems, 2005. ECBS '05. 12th IEEE International Conference and Workshops on the</text:p>
          </table:table-cell>
          <table:table-cell table:style-name="ce19" office:value-type="string">
            <text:p>Conference Proceedings</text:p>
          </table:table-cell>
          <table:table-cell table:style-name="ce27" office:value-type="string">
            <text:p>363-3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99];{&quot;?&quot;;&quot;N&quot;;&quot;Y&quot;};{1;0;2}) + LOOKUP([.J99];{&quot;?&quot;;&quot;N&quot;;&quot;Y&quot;};{1;0;2}) + LOOKUP([.K9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ingyue Li, Nils B. Moe and Dyb\aa Tore. </text:p>
          </table:table-cell>
          <table:table-cell table:style-name="ce15" office:value-type="string">
            <text:p>Transition from a plan-driven process to Scrum: a longitudinal case study on software quality</text:p>
          </table:table-cell>
          <table:table-cell table:style-name="ce20" office:value-type="float" office:value="2010">
            <text:p>2010</text:p>
          </table:table-cell>
          <table:table-cell table:style-name="ce19" office:value-type="string">
            <text:p>Proceedings of the 2010 ACM-IEEE International Symposium on Empirical Software Engineering and Measurement</text:p>
          </table:table-cell>
          <table:table-cell table:style-name="ce19" office:value-type="string">
            <text:p>Conference Proceedings</text:p>
          </table:table-cell>
          <table:table-cell table:style-name="ce27" office:value-type="string">
            <text:p>13:1-13:10</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100];{&quot;?&quot;;&quot;N&quot;;&quot;Y&quot;};{1;0;2}) + LOOKUP([.J100];{&quot;?&quot;;&quot;N&quot;;&quot;Y&quot;};{1;0;2}) + LOOKUP([.K10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D. Sienkiewicz and L. A. Maciaszek. </text:p>
          </table:table-cell>
          <table:table-cell table:style-name="ce15" office:value-type="string">
            <text:p>Adapting scrum for third party services and network organizations</text:p>
          </table:table-cell>
          <table:table-cell table:style-name="ce20" office:value-type="float" office:value="2011">
            <text:p>2011</text:p>
          </table:table-cell>
          <table:table-cell table:style-name="ce19" office:value-type="string">
            <text:p>2011 Federated Conference on Computer Science and Information Systems, FedCSIS 2011</text:p>
          </table:table-cell>
          <table:table-cell table:style-name="ce19" office:value-type="string">
            <text:p>Conference Proceedings</text:p>
          </table:table-cell>
          <table:table-cell table:style-name="ce27" office:value-type="string">
            <text:p>329-33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text:p>
          </table:table-cell>
          <table:table-cell table:style-name="ce15" table:formula="of:=LOOKUP([.I101];{&quot;?&quot;;&quot;N&quot;;&quot;Y&quot;};{1;0;2}) + LOOKUP([.J101];{&quot;?&quot;;&quot;N&quot;;&quot;Y&quot;};{1;0;2}) + LOOKUP([.K101];{&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T. Kidd. </text:p>
          </table:table-cell>
          <table:table-cell table:style-name="ce15" office:value-type="string">
            <text:p>Agile enterprise strategy: a next generation manufacturing concept</text:p>
          </table:table-cell>
          <table:table-cell table:style-name="ce20" office:value-type="float" office:value="1997">
            <text:p>1997</text:p>
          </table:table-cell>
          <table:table-cell table:style-name="ce19" office:value-type="string">
            <text:p>Agile Manufacturing (Digest No. 1997/386), IEE Colloquium onAgile Manufacturing (Digest No. 1997/386), IEE Colloquium on</text:p>
          </table:table-cell>
          <table:table-cell table:style-name="ce19" office:value-type="string">
            <text:p>Conference Proceedings</text:p>
          </table:table-cell>
          <table:table-cell table:style-name="ce27" office:value-type="string">
            <text:p>2/1-2/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2];{&quot;?&quot;;&quot;N&quot;;&quot;Y&quot;};{1;0;2}) + LOOKUP([.J102];{&quot;?&quot;;&quot;N&quot;;&quot;Y&quot;};{1;0;2}) + LOOKUP([.K102];{&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auro Sulfaro, Michele Marchesi and Sandro Pinna. </text:p>
          </table:table-cell>
          <table:table-cell table:style-name="ce15" office:value-type="string">
            <text:p>Agile practices in a large organization: the experience of poste Italiane</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219-22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3];{&quot;?&quot;;&quot;N&quot;;&quot;Y&quot;};{1;0;2}) + LOOKUP([.J103];{&quot;?&quot;;&quot;N&quot;;&quot;Y&quot;};{1;0;2}) + LOOKUP([.K103];{&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R. Stern. </text:p>
          </table:table-cell>
          <table:table-cell table:style-name="ce15" office:value-type="string">
            <text:p>Going lean drives business success at E-Z-GO</text:p>
          </table:table-cell>
          <table:table-cell table:style-name="ce20" office:value-type="float" office:value="2011">
            <text:p>2011</text:p>
          </table:table-cell>
          <table:table-cell table:style-name="ce19" office:value-type="string">
            <text:p>Global Business and Organizational Excellence</text:p>
          </table:table-cell>
          <table:table-cell table:style-name="ce19" office:value-type="string">
            <text:p>Journal Article</text:p>
          </table:table-cell>
          <table:table-cell table:style-name="ce27" office:value-type="string">
            <text:p>30 3 15-24</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4];{&quot;?&quot;;&quot;N&quot;;&quot;Y&quot;};{1;0;2}) + LOOKUP([.J104];{&quot;?&quot;;&quot;N&quot;;&quot;Y&quot;};{1;0;2}) + LOOKUP([.K104];{&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Ingalls and T. Frever. </text:p>
          </table:table-cell>
          <table:table-cell table:style-name="ce15" office:value-type="string">
            <text:p>Growing an Agile Culture from Value Seed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119-12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text:p>
          </table:table-cell>
          <table:table-cell table:style-name="ce15" table:formula="of:=LOOKUP([.I105];{&quot;?&quot;;&quot;N&quot;;&quot;Y&quot;};{1;0;2}) + LOOKUP([.J105];{&quot;?&quot;;&quot;N&quot;;&quot;Y&quot;};{1;0;2}) + LOOKUP([.K105];{&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P. Found and R. Harvey. </text:p>
          </table:table-cell>
          <table:table-cell table:style-name="ce15" office:value-type="string">
            <text:p>Leading the lean enterprise</text:p>
          </table:table-cell>
          <table:table-cell table:style-name="ce20" office:value-type="float" office:value="2007">
            <text:p>2007</text:p>
          </table:table-cell>
          <table:table-cell table:style-name="ce19" office:value-type="string">
            <text:p>Engineering Management Journal</text:p>
          </table:table-cell>
          <table:table-cell table:style-name="ce19" office:value-type="string">
            <text:p>Journal Article</text:p>
          </table:table-cell>
          <table:table-cell table:style-name="ce27" office:value-type="string">
            <text:p>17 1 </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6];{&quot;?&quot;;&quot;N&quot;;&quot;Y&quot;};{1;0;2}) + LOOKUP([.J106];{&quot;?&quot;;&quot;N&quot;;&quot;Y&quot;};{1;0;2}) + LOOKUP([.K106];{&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Goodman and L. Loh. </text:p>
          </table:table-cell>
          <table:table-cell table:style-name="ce15" office:value-type="string">
            <text:p>Organizational change: A critical challenge for team effectiveness</text:p>
          </table:table-cell>
          <table:table-cell table:style-name="ce20" office:value-type="float" office:value="2011">
            <text:p>2011</text:p>
          </table:table-cell>
          <table:table-cell table:style-name="ce19" office:value-type="string">
            <text:p>Business Information Review</text:p>
          </table:table-cell>
          <table:table-cell table:style-name="ce19" office:value-type="string">
            <text:p>Journal Article</text:p>
          </table:table-cell>
          <table:table-cell table:style-name="ce27" office:value-type="string">
            <text:p>28 4 242-250</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7];{&quot;?&quot;;&quot;N&quot;;&quot;Y&quot;};{1;0;2}) + LOOKUP([.J107];{&quot;?&quot;;&quot;N&quot;;&quot;Y&quot;};{1;0;2}) + LOOKUP([.K107];{&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Sindhgatta, N. C. Narendra and B. Sengupta. </text:p>
          </table:table-cell>
          <table:table-cell table:style-name="ce15" office:value-type="string">
            <text:p>Software evolution in agile development: A case study</text:p>
          </table:table-cell>
          <table:table-cell table:style-name="ce20" office:value-type="float" office:value="2010">
            <text:p>2010</text:p>
          </table:table-cell>
          <table:table-cell table:style-name="ce19" office:value-type="string">
            <text:p>Proceedings of the ACM International Conference Companion on Object Oriented Programming Systems Languages and Applications Companion, SPLASH '10</text:p>
          </table:table-cell>
          <table:table-cell table:style-name="ce19" office:value-type="string">
            <text:p>Conference Proceedings</text:p>
          </table:table-cell>
          <table:table-cell table:style-name="ce27" office:value-type="string">
            <text:p>105-11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8];{&quot;?&quot;;&quot;N&quot;;&quot;Y&quot;};{1;0;2}) + LOOKUP([.J108];{&quot;?&quot;;&quot;N&quot;;&quot;Y&quot;};{1;0;2}) + LOOKUP([.K108];{&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Yael Dubinsky and Orit Hazzan. </text:p>
          </table:table-cell>
          <table:table-cell table:style-name="ce15" office:value-type="string">
            <text:p>Ad-hoc leadership in agile software development environments</text:p>
          </table:table-cell>
          <table:table-cell table:style-name="ce20" office:value-type="float" office:value="2010">
            <text:p>2010</text:p>
          </table:table-cell>
          <table:table-cell table:style-name="ce19" office:value-type="string">
            <text:p>Proceedings of the 2010 ICSE Workshop on Cooperative and Human Aspects of Software Engineering</text:p>
          </table:table-cell>
          <table:table-cell table:style-name="ce19" office:value-type="string">
            <text:p>Conference Proceedings</text:p>
          </table:table-cell>
          <table:table-cell table:style-name="ce27" office:value-type="string">
            <text:p>32-38</text:p>
          </table:table-cell>
          <table:table-cell table:style-name="ce32" office:value-type="string">
            <text:p><text:s/></text:p>
          </table:table-cell>
          <table:table-cell table:number-columns-repeated="3" table:style-name="ce19" office:value-type="string">
            <text:p>N</text:p>
          </table:table-cell>
          <table:table-cell table:style-name="ce19" office:value-type="string">
            <text:p>Y</text:p>
          </table:table-cell>
          <table:table-cell table:style-name="ce15" table:formula="of:=LOOKUP([.I109];{&quot;?&quot;;&quot;N&quot;;&quot;Y&quot;};{1;0;2}) + LOOKUP([.J109];{&quot;?&quot;;&quot;N&quot;;&quot;Y&quot;};{1;0;2}) + LOOKUP([.K109];{&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Aoyama. </text:p>
          </table:table-cell>
          <table:table-cell table:style-name="ce15" office:value-type="string">
            <text:p>Agile Software Process and its experience</text:p>
          </table:table-cell>
          <table:table-cell table:style-name="ce20" office:value-type="float" office:value="1998">
            <text:p>1998</text:p>
          </table:table-cell>
          <table:table-cell table:style-name="ce19" office:value-type="string">
            <text:p>Software Engineering, 1998. Proceedings of the 1998 International Conference onSoftware Engineering, 1998. Proceedings of the 1998 International Conference on</text:p>
          </table:table-cell>
          <table:table-cell table:style-name="ce19" office:value-type="string">
            <text:p>Conference Proceedings</text:p>
          </table:table-cell>
          <table:table-cell table:style-name="ce27" office:value-type="string">
            <text:p>3-12</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0];{&quot;?&quot;;&quot;N&quot;;&quot;Y&quot;};{1;0;2}) + LOOKUP([.J110];{&quot;?&quot;;&quot;N&quot;;&quot;Y&quot;};{1;0;2}) + LOOKUP([.K110];{&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Damon Poole. </text:p>
          </table:table-cell>
          <table:table-cell table:style-name="ce15" office:value-type="string">
            <text:p>Breaking the Major Release Habit</text:p>
          </table:table-cell>
          <table:table-cell table:style-name="ce20" office:value-type="float" office:value="2006">
            <text:p>2006</text:p>
          </table:table-cell>
          <table:table-cell table:style-name="ce19" office:value-type="string">
            <text:p>Queue</text:p>
          </table:table-cell>
          <table:table-cell table:style-name="ce19" office:value-type="string">
            <text:p>Journal Article</text:p>
          </table:table-cell>
          <table:table-cell table:style-name="ce27" office:value-type="string">
            <text:p>4 8 46-5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1];{&quot;?&quot;;&quot;N&quot;;&quot;Y&quot;};{1;0;2}) + LOOKUP([.J111];{&quot;?&quot;;&quot;N&quot;;&quot;Y&quot;};{1;0;2}) + LOOKUP([.K111];{&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Udayan Banerjee, Eswaran Narasimhan and N. Kanakalata. </text:p>
          </table:table-cell>
          <table:table-cell table:style-name="ce15" office:value-type="string">
            <text:p>Experience of executing fixed price off-shored agile project</text:p>
          </table:table-cell>
          <table:table-cell table:style-name="ce20" office:value-type="float" office:value="2011">
            <text:p>2011</text:p>
          </table:table-cell>
          <table:table-cell table:style-name="ce19" office:value-type="string">
            <text:p>Proceedings of the 4th India Software Engineering Conference</text:p>
          </table:table-cell>
          <table:table-cell table:style-name="ce19" office:value-type="string">
            <text:p>Conference Proceedings</text:p>
          </table:table-cell>
          <table:table-cell table:style-name="ce27" office:value-type="string">
            <text:p>69-75</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2];{&quot;?&quot;;&quot;N&quot;;&quot;Y&quot;};{1;0;2}) + LOOKUP([.J112];{&quot;?&quot;;&quot;N&quot;;&quot;Y&quot;};{1;0;2}) + LOOKUP([.K112];{&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James Noble, Stuart Marshall, Stephen Marshall and Robert Biddle. </text:p>
          </table:table-cell>
          <table:table-cell table:style-name="ce15" office:value-type="string">
            <text:p>Less Extreme Programming</text:p>
          </table:table-cell>
          <table:table-cell table:style-name="ce20" office:value-type="float" office:value="2004">
            <text:p>2004</text:p>
          </table:table-cell>
          <table:table-cell table:style-name="ce19" office:value-type="string">
            <text:p>Proceedings of the Sixth Australasian Conference on Computing Education - Volume 30</text:p>
          </table:table-cell>
          <table:table-cell table:style-name="ce19" office:value-type="string">
            <text:p>Conference Proceedings</text:p>
          </table:table-cell>
          <table:table-cell table:style-name="ce27" office:value-type="string">
            <text:p>217-22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3];{&quot;?&quot;;&quot;N&quot;;&quot;Y&quot;};{1;0;2}) + LOOKUP([.J113];{&quot;?&quot;;&quot;N&quot;;&quot;Y&quot;};{1;0;2}) + LOOKUP([.K113];{&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Michael Hirsch. </text:p>
          </table:table-cell>
          <table:table-cell table:style-name="ce15" office:value-type="string">
            <text:p>Making RUP agile</text:p>
          </table:table-cell>
          <table:table-cell table:style-name="ce20" office:value-type="float" office:value="2002">
            <text:p>2002</text:p>
          </table:table-cell>
          <table:table-cell table:style-name="ce19" office:value-type="string">
            <text:p>OOPSLA 2002 Practitioners Reports</text:p>
          </table:table-cell>
          <table:table-cell table:style-name="ce19" office:value-type="string">
            <text:p>Conference Proceedings</text:p>
          </table:table-cell>
          <table:table-cell table:style-name="ce27" office:value-type="string">
            <text:p>1-ff</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4];{&quot;?&quot;;&quot;N&quot;;&quot;Y&quot;};{1;0;2}) + LOOKUP([.J114];{&quot;?&quot;;&quot;N&quot;;&quot;Y&quot;};{1;0;2}) + LOOKUP([.K114];{&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iitta Smeds. </text:p>
          </table:table-cell>
          <table:table-cell table:style-name="ce15" office:value-type="string">
            <text:p>Managing change towards lean enterprises</text:p>
          </table:table-cell>
          <table:table-cell table:style-name="ce20" office:value-type="float" office:value="1994">
            <text:p>1994</text:p>
          </table:table-cell>
          <table:table-cell table:style-name="ce19" office:value-type="string">
            <text:p>International Journal of Operations &amp; Production Management</text:p>
          </table:table-cell>
          <table:table-cell table:style-name="ce19" office:value-type="string">
            <text:p>Journal Article</text:p>
          </table:table-cell>
          <table:table-cell table:style-name="ce27" office:value-type="string">
            <text:p>14 3 66</text:p>
          </table:table-cell>
          <table:table-cell table:style-name="ce32" office:value-type="string">
            <text:p><text:s/></text:p>
          </table:table-cell>
          <table:table-cell table:number-columns-repeated="3" table:style-name="ce19" office:value-type="string">
            <text:p>N</text:p>
          </table:table-cell>
          <table:table-cell table:style-name="ce19" office:value-type="string">
            <text:p>Y</text:p>
          </table:table-cell>
          <table:table-cell table:style-name="ce15" table:formula="of:=LOOKUP([.I115];{&quot;?&quot;;&quot;N&quot;;&quot;Y&quot;};{1;0;2}) + LOOKUP([.J115];{&quot;?&quot;;&quot;N&quot;;&quot;Y&quot;};{1;0;2}) + LOOKUP([.K115];{&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Carmen Zannier and Frank Maurer. </text:p>
          </table:table-cell>
          <table:table-cell table:style-name="ce15" office:value-type="string">
            <text:p>Comparing decision making in agile and non-agile software organizations</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8</text:p>
          </table:table-cell>
          <table:table-cell table:style-name="ce32" office:value-type="string">
            <text:p><text:s/></text:p>
          </table:table-cell>
          <table:table-cell table:style-name="ce19" office:value-type="string">
            <text:p>N</text:p>
          </table:table-cell>
          <table:table-cell table:style-name="ce19" office:value-type="string">
            <text:p>?</text:p>
          </table:table-cell>
          <table:table-cell table:number-columns-repeated="2" table:style-name="ce19" office:value-type="string">
            <text:p>N</text:p>
          </table:table-cell>
          <table:table-cell table:style-name="ce15" table:formula="of:=LOOKUP([.I116];{&quot;?&quot;;&quot;N&quot;;&quot;Y&quot;};{1;0;2}) + LOOKUP([.J116];{&quot;?&quot;;&quot;N&quot;;&quot;Y&quot;};{1;0;2}) + LOOKUP([.K116];{&quot;?&quot;;&quot;N&quot;;&quot;Y&quot;};{1;0;2})" office:value-type="float" office:value="1">
            <text:p>1</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M. Figueiredo. </text:p>
          </table:table-cell>
          <table:table-cell table:style-name="ce15" office:value-type="string">
            <text:p>An Executive Scrum Team</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147-150</text:p>
          </table:table-cell>
          <table:table-cell table:style-name="ce32" office:value-type="string">
            <text:p><text:s/></text:p>
          </table:table-cell>
          <table:table-cell table:number-columns-repeated="4" table:style-name="ce19" office:value-type="string">
            <text:p>N</text:p>
          </table:table-cell>
          <table:table-cell table:style-name="ce15" table:formula="of:=LOOKUP([.I117];{&quot;?&quot;;&quot;N&quot;;&quot;Y&quot;};{1;0;2}) + LOOKUP([.J117];{&quot;?&quot;;&quot;N&quot;;&quot;Y&quot;};{1;0;2}) + LOOKUP([.K117];{&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Neubauer and C. Stary. </text:p>
          </table:table-cell>
          <table:table-cell table:style-name="ce15" office:value-type="string">
            <text:p>Situatedness - The Amalgam of Agile (S-)BPM</text:p>
          </table:table-cell>
          <table:table-cell table:style-name="ce20" office:value-type="float" office:value="2011">
            <text:p>2011</text:p>
          </table:table-cell>
          <table:table-cell table:style-name="ce19" office:value-type="string">
            <text:p>Communications in Computer and Information Science</text:p>
          </table:table-cell>
          <table:table-cell table:style-name="ce19" office:value-type="string">
            <text:p>Monograph</text:p>
          </table:table-cell>
          <table:table-cell table:style-name="ce27" office:value-type="string">
            <text:p>213 CCIS 65-79</text:p>
          </table:table-cell>
          <table:table-cell table:style-name="ce32" office:value-type="string">
            <text:p><text:s/></text:p>
          </table:table-cell>
          <table:table-cell table:number-columns-repeated="4" table:style-name="ce19" office:value-type="string">
            <text:p>N</text:p>
          </table:table-cell>
          <table:table-cell table:style-name="ce15" table:formula="of:=LOOKUP([.I118];{&quot;?&quot;;&quot;N&quot;;&quot;Y&quot;};{1;0;2}) + LOOKUP([.J118];{&quot;?&quot;;&quot;N&quot;;&quot;Y&quot;};{1;0;2}) + LOOKUP([.K118];{&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Meade and A. Presley. </text:p>
          </table:table-cell>
          <table:table-cell table:style-name="ce15" office:value-type="string">
            <text:p>Tools for engineering the agile enterprise</text:p>
          </table:table-cell>
          <table:table-cell table:style-name="ce20" office:value-type="float" office:value="1996">
            <text:p>1996</text:p>
          </table:table-cell>
          <table:table-cell table:style-name="ce19" office:value-type="string">
            <text:p>Engineering and Technology Management, 1996. IEMC 96. Proceedings., International Conference onEngineering and Technology Management, 1996. IEMC 96. Proceedings., International Conference on</text:p>
          </table:table-cell>
          <table:table-cell table:style-name="ce19" office:value-type="string">
            <text:p>Conference Proceedings</text:p>
          </table:table-cell>
          <table:table-cell table:style-name="ce27" office:value-type="string">
            <text:p>381-385</text:p>
          </table:table-cell>
          <table:table-cell table:style-name="ce32" office:value-type="string">
            <text:p><text:s/></text:p>
          </table:table-cell>
          <table:table-cell table:number-columns-repeated="4" table:style-name="ce19" office:value-type="string">
            <text:p>N</text:p>
          </table:table-cell>
          <table:table-cell table:style-name="ce15" table:formula="of:=LOOKUP([.I119];{&quot;?&quot;;&quot;N&quot;;&quot;Y&quot;};{1;0;2}) + LOOKUP([.J119];{&quot;?&quot;;&quot;N&quot;;&quot;Y&quot;};{1;0;2}) + LOOKUP([.K119];{&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Ganguly and S. Bhattacharyya. </text:p>
          </table:table-cell>
          <table:table-cell table:style-name="ce15" office:value-type="string">
            <text:p>Winning the industrial competitiveness with e-commerce adopting component-based software architecture</text:p>
          </table:table-cell>
          <table:table-cell table:style-name="ce20" office:value-type="float" office:value="2011">
            <text:p>2011</text:p>
          </table:table-cell>
          <table:table-cell table:style-name="ce19" office:value-type="string">
            <text:p>Advances in Intelligent and Soft Computing</text:p>
          </table:table-cell>
          <table:table-cell table:style-name="ce19" office:value-type="string">
            <text:p>Monograph</text:p>
          </table:table-cell>
          <table:table-cell table:style-name="ce27" office:value-type="string">
            <text:p>105 69-75</text:p>
          </table:table-cell>
          <table:table-cell table:style-name="ce32" office:value-type="string">
            <text:p><text:s/></text:p>
          </table:table-cell>
          <table:table-cell table:number-columns-repeated="4" table:style-name="ce19" office:value-type="string">
            <text:p>N</text:p>
          </table:table-cell>
          <table:table-cell table:style-name="ce15" table:formula="of:=LOOKUP([.I120];{&quot;?&quot;;&quot;N&quot;;&quot;Y&quot;};{1;0;2}) + LOOKUP([.J120];{&quot;?&quot;;&quot;N&quot;;&quot;Y&quot;};{1;0;2}) + LOOKUP([.K120];{&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9" table:number-columns-repeated="5"/>
          <table:table-cell table:style-name="ce32"/>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9" table:number-columns-repeated="5"/>
          <table:table-cell table:style-name="ce32"/>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number-rows-repeated="65406">
          <table:table-cell table:style-name="ce15" table:number-columns-repeated="2"/>
          <table:table-cell table:style-name="ce20"/>
          <table:table-cell table:style-name="ce19" table:number-columns-repeated="2"/>
          <table:table-cell table:style-name="ce27"/>
          <table:table-cell table:style-name="ce32"/>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number-rows-repeated="983039">
          <table:table-cell table:number-columns-repeated="1024"/>
        </table:table-row>
        <table:table-row table:style-name="ro1">
          <table:table-cell table:number-columns-repeated="1024"/>
        </table:table-row>
      </table:table>
      <table:table table:name="Results" table:style-name="ta3">
        <office:forms form:automatic-focus="false" form:apply-design-mode="false"/>
        <table:shapes>
          <draw:frame draw:z-index="0" draw:name="Chart 3" draw:style-name="gr1" svg:width="9.2508in" svg:height="2.572in" svg:x="20.9843in" svg:y="7.6866in">
            <draw:object draw:notify-on-update-of-ranges="Results.D46:Results.D56 Results.G45:Results.G45 Results.G46:Results.G56 Results.H46:Results.H56" xlink:href="./Object 1" xlink:type="simple" xlink:show="embed" xlink:actuate="onLoad"/>
            <draw:image xlink:href="./ObjectReplacements/Object 1" xlink:type="simple" xlink:show="embed" xlink:actuate="onLoad"/>
          </draw:frame>
          <draw:frame draw:z-index="1" draw:name="Chart 2" draw:style-name="gr1" svg:width="9.2508in" svg:height="1.7315in" svg:x="20.9902in" svg:y="10.4205in">
            <draw:object draw:notify-on-update-of-ranges="Results.D60:Results.D71 Results.F60:Results.F71" xlink:href="./Object 2" xlink:type="simple" xlink:show="embed" xlink:actuate="onLoad"/>
            <draw:image xlink:href="./ObjectReplacements/Object 2" xlink:type="simple" xlink:show="embed" xlink:actuate="onLoad"/>
          </draw:frame>
        </table:shapes>
        <table:table-column table:style-name="co10" table:default-cell-style-name="Default"/>
        <table:table-column table:style-name="co41" table:default-cell-style-name="Default"/>
        <table:table-column table:style-name="co42" table:default-cell-style-name="Default"/>
        <table:table-column table:style-name="co21"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6" table:default-cell-style-name="Default"/>
        <table:table-column table:style-name="co46" table:default-cell-style-name="Default"/>
        <table:table-column table:style-name="co40"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9" table:number-columns-repeated="2" table:default-cell-style-name="Default"/>
        <table:table-column table:style-name="co54" table:number-columns-repeated="3" table:default-cell-style-name="Default"/>
        <table:table-column table:style-name="co55" table:default-cell-style-name="Default"/>
        <table:table-column table:style-name="co56" table:default-cell-style-name="Default"/>
        <table:table-column table:style-name="co57" table:default-cell-style-name="Default"/>
        <table:table-column table:style-name="co9" table:default-cell-style-name="Default"/>
        <table:table-column table:style-name="co14" table:default-cell-style-name="Default"/>
        <table:table-column table:style-name="co58" table:default-cell-style-name="Default"/>
        <table:table-column table:style-name="co59" table:number-columns-repeated="9" table:default-cell-style-name="Default"/>
        <table:table-column table:style-name="co9" table:number-columns-repeated="5" table:default-cell-style-name="Default"/>
        <table:table-column table:style-name="co9" table:default-cell-style-name="ce75"/>
        <table:table-column table:style-name="co60" table:default-cell-style-name="Default"/>
        <table:table-column table:style-name="co61" table:number-columns-repeated="4" table:default-cell-style-name="Default"/>
        <table:table-column table:style-name="co9" table:number-columns-repeated="975" table:default-cell-style-name="Default"/>
        <table:table-row table:style-name="ro7">
          <table:table-cell table:style-name="ce66" table:number-columns-repeated="2"/>
          <table:table-cell table:style-name="ce66" office:value-type="string">
            <text:p>Type</text:p>
          </table:table-cell>
          <table:table-cell table:style-name="ce66" office:value-type="string">
            <text:p>Year</text:p>
          </table:table-cell>
          <table:table-cell table:style-name="ce66" office:value-type="string">
            <text:p>Case study or exp rep?</text:p>
          </table:table-cell>
          <table:table-cell table:style-name="ce66" office:value-type="string">
            <text:p>Start time</text:p>
          </table:table-cell>
          <table:table-cell table:style-name="ce66" office:value-type="string">
            <text:p>End time</text:p>
          </table:table-cell>
          <table:table-cell table:style-name="ce66" office:value-type="string">
            <text:p>Duration</text:p>
          </table:table-cell>
          <table:table-cell table:style-name="ce66" office:value-type="string">
            <text:p>Time since start</text:p>
          </table:table-cell>
          <table:table-cell table:style-name="ce66" office:value-type="string">
            <text:p>Size</text:p>
          </table:table-cell>
          <table:table-cell table:style-name="ce66" office:value-type="string">
            <text:p>People</text:p>
          </table:table-cell>
          <table:table-cell table:style-name="ce66" office:value-type="string">
            <text:p>Agile process reported</text:p>
          </table:table-cell>
          <table:table-cell table:style-name="ce66" office:value-type="string">
            <text:p>Management support reported Y/N</text:p>
          </table:table-cell>
          <table:table-cell table:style-name="ce66" office:value-type="string">
            <text:p>Coaching reported Y/N</text:p>
          </table:table-cell>
          <table:table-cell table:style-name="ce66" office:value-type="string">
            <text:p>General trend of transformation</text:p>
          </table:table-cell>
          <table:table-cell table:style-name="ce66" office:value-type="string">
            <text:p>Notable good practices</text:p>
          </table:table-cell>
          <table:table-cell table:style-name="ce66" office:value-type="string">
            <text:p>Notable challenegs</text:p>
          </table:table-cell>
          <table:table-cell table:style-name="ce66" office:value-type="string">
            <text:p>Did the use continue</text:p>
          </table:table-cell>
          <table:table-cell table:style-name="ce66"/>
          <table:table-cell table:style-name="ce72" office:value-type="string">
            <text:p>Reasons</text:p>
          </table:table-cell>
          <table:table-cell table:style-name="ce66" office:value-type="string">
            <text:p>Quicker TTM / market</text:p>
          </table:table-cell>
          <table:table-cell table:style-name="ce66" office:value-type="string">
            <text:p>Problems?</text:p>
          </table:table-cell>
          <table:table-cell table:style-name="ce66" office:value-type="string">
            <text:p>Improvement demnd</text:p>
          </table:table-cell>
          <table:table-cell table:style-name="ce66" office:value-type="string">
            <text:p>Why was the change initiated</text:p>
          </table:table-cell>
          <table:table-cell table:style-name="ce66" office:value-type="string">
            <text:p>Choice of agile</text:p>
          </table:table-cell>
          <table:table-cell table:style-name="ce66" office:value-type="string">
            <text:p>Initiated by whom</text:p>
          </table:table-cell>
          <table:table-cell table:style-name="ce66"/>
          <table:table-cell table:style-name="ce72" office:value-type="string">
            <text:p>Initial state</text:p>
          </table:table-cell>
          <table:table-cell table:style-name="ce66" office:value-type="string">
            <text:p>Command &amp; control</text:p>
          </table:table-cell>
          <table:table-cell table:style-name="ce66" office:value-type="string">
            <text:p>Process rigor</text:p>
          </table:table-cell>
          <table:table-cell table:style-name="ce66" office:value-type="string">
            <text:p>Plan driven</text:p>
          </table:table-cell>
          <table:table-cell table:style-name="ce66" office:value-type="string">
            <text:p>Waterfall</text:p>
          </table:table-cell>
          <table:table-cell table:style-name="ce66" office:value-type="string">
            <text:p>CMM</text:p>
          </table:table-cell>
          <table:table-cell table:style-name="ce66" office:value-type="string">
            <text:p>Stage-gate</text:p>
          </table:table-cell>
          <table:table-cell table:style-name="ce66" office:value-type="string">
            <text:p>Heaviness / waste</text:p>
          </table:table-cell>
          <table:table-cell table:style-name="ce66" office:value-type="string">
            <text:p>Long cycles</text:p>
          </table:table-cell>
          <table:table-cell table:style-name="ce66" office:value-type="string">
            <text:p>Silos / FTs</text:p>
          </table:table-cell>
          <table:table-cell table:style-name="ce66" office:value-type="string">
            <text:p>Small teams</text:p>
          </table:table-cell>
          <table:table-cell table:style-name="ce66" office:value-type="string">
            <text:p>Other change preceed</text:p>
          </table:table-cell>
          <table:table-cell table:style-name="ce66" table:number-columns-repeated="4"/>
          <table:table-cell table:style-name="ce72" office:value-type="string">
            <text:p>How change was conducted</text:p>
          </table:table-cell>
          <table:table-cell table:style-name="ce66"/>
          <table:table-cell table:style-name="ce82" office:value-type="string">
            <text:p>Findings / lessons learned</text:p>
          </table:table-cell>
          <table:table-cell table:style-name="ce82" office:value-type="string">
            <text:p>Good practices validated by study (or suggestions?)</text:p>
          </table:table-cell>
          <table:table-cell table:style-name="ce82" office:value-type="string">
            <text:p>Challenges</text:p>
          </table:table-cell>
          <table:table-cell table:style-name="ce66" office:value-type="string">
            <text:p>Summary</text:p>
          </table:table-cell>
          <table:table-cell table:style-name="ce66" office:value-type="string">
            <text:p>Management driven change</text:p>
          </table:table-cell>
          <table:table-cell table:style-name="ce66" office:value-type="string">
            <text:p>Big-bang adoption</text:p>
          </table:table-cell>
          <table:table-cell table:style-name="ce66" office:value-type="string">
            <text:p>Stepwise adoption</text:p>
          </table:table-cell>
          <table:table-cell table:style-name="ce66" office:value-type="string">
            <text:p>Partial adoption / blend</text:p>
          </table:table-cell>
          <table:table-cell table:style-name="ce66" office:value-type="string">
            <text:p>Conformity</text:p>
          </table:table-cell>
          <table:table-cell table:style-name="ce66" office:value-type="string">
            <text:p>Communicate strategy</text:p>
          </table:table-cell>
          <table:table-cell table:style-name="ce66" office:value-type="string">
            <text:p>Piloting</text:p>
          </table:table-cell>
          <table:table-cell table:style-name="ce66" office:value-type="string">
            <text:p>Multiple piloting</text:p>
          </table:table-cell>
          <table:table-cell table:style-name="ce66" office:value-type="string">
            <text:p>Critical piloting</text:p>
          </table:table-cell>
          <table:table-cell table:style-name="ce66" office:value-type="string">
            <text:p>Consultants</text:p>
          </table:table-cell>
          <table:table-cell table:style-name="ce66" office:value-type="string">
            <text:p>Special initial training</text:p>
          </table:table-cell>
          <table:table-cell table:style-name="ce66" office:value-type="string">
            <text:p>Consultant driven</text:p>
          </table:table-cell>
          <table:table-cell table:style-name="ce66" office:value-type="string">
            <text:p>Champion driven</text:p>
          </table:table-cell>
          <table:table-cell table:style-name="ce66" office:value-type="string">
            <text:p>Cross org. work group</text:p>
          </table:table-cell>
          <table:table-cell table:style-name="ce66" office:value-type="string">
            <text:p>Champion became a trainer</text:p>
          </table:table-cell>
          <table:table-cell table:style-name="ce66" office:value-type="string">
            <text:p>Education / training</text:p>
          </table:table-cell>
          <table:table-cell table:style-name="ce66" office:value-type="string">
            <text:p>Training workshops</text:p>
          </table:table-cell>
          <table:table-cell table:style-name="ce66" office:value-type="string">
            <text:p>Certification</text:p>
          </table:table-cell>
          <table:table-cell table:style-name="ce66" office:value-type="string">
            <text:p>Champion was superseded</text:p>
          </table:table-cell>
          <table:table-cell table:style-name="ce66" office:value-type="string">
            <text:p>Coaching discussed</text:p>
          </table:table-cell>
          <table:table-cell table:style-name="ce66" office:value-type="string">
            <text:p>CoP building discussed</text:p>
          </table:table-cell>
          <table:table-cell table:style-name="ce66" office:value-type="string">
            <text:p>Coach community</text:p>
          </table:table-cell>
          <table:table-cell table:style-name="ce66" office:value-type="string">
            <text:p>General agile community</text:p>
          </table:table-cell>
          <table:table-cell table:style-name="ce66" office:value-type="string">
            <text:p>Physical space discussed</text:p>
          </table:table-cell>
          <table:table-cell table:style-name="ce66" office:value-type="string">
            <text:p>Other departments</text:p>
          </table:table-cell>
          <table:table-cell table:style-name="ce66" office:value-type="string">
            <text:p>Tools</text:p>
          </table:table-cell>
          <table:table-cell table:style-name="ce66" office:value-type="string">
            <text:p>Adoption regressed</text:p>
          </table:table-cell>
          <table:table-cell table:style-name="ce66" table:number-columns-repeated="947"/>
          <table:table-cell/>
        </table:table-row>
        <table:table-row table:style-name="ro5">
          <table:table-cell table:style-name="ce15" office:value-type="string">
            <text:p>A. Atlas.</text:p>
          </table:table-cell>
          <table:table-cell table:style-name="ce15" office:value-type="string">
            <text:p>Accidental Adoption: The Story of Scrum at Amazon.com</text:p>
          </table:table-cell>
          <table:table-cell table:style-name="ce19" office:value-type="string">
            <text:p>Conference Proceedings</text:p>
          </table:table-cell>
          <table:table-cell table:style-name="ce20" office:value-type="float" office:value="2009">
            <text:p>2009</text:p>
          </table:table-cell>
          <table:table-cell table:style-name="ce68" office:value-type="string">
            <text:p>E</text:p>
          </table:table-cell>
          <table:table-cell table:style-name="ce20" office:value-type="float" office:value="2004">
            <text:p>2004</text:p>
          </table:table-cell>
          <table:table-cell table:style-name="ce20" office:value-type="float" office:value="2008">
            <text:p>2008</text:p>
          </table:table-cell>
          <table:table-cell table:style-name="ce20" office:value-type="string">
            <text:p>4 y</text:p>
          </table:table-cell>
          <table:table-cell table:style-name="ce20" office:value-type="float" office:value="5">
            <text:p>5</text:p>
          </table:table-cell>
          <table:table-cell table:style-name="ce19" office:value-type="string">
            <text:p>Lots of teams</text:p>
          </table:table-cell>
          <table:table-cell table:style-name="ce19"/>
          <table:table-cell table:style-name="ce69" office:value-type="string">
            <text:p>Scrum</text:p>
          </table:table-cell>
          <table:table-cell table:number-columns-repeated="2"/>
          <table:table-cell table:style-name="ce60"/>
          <table:table-cell table:style-name="ce15"/>
          <table:table-cell table:style-name="ce60"/>
          <table:table-cell table:number-columns-repeated="2"/>
          <table:table-cell table:style-name="ce73"/>
          <table:table-cell table:style-name="ce77"/>
          <table:table-cell table:style-name="ce21"/>
          <table:table-cell table:style-name="ce80" office:value-type="string">
            <text:p>Y</text:p>
          </table:table-cell>
          <table:table-cell table:style-name="ce57" office:value-type="string">
            <text:p>The team needed a method.</text:p>
          </table:table-cell>
          <table:table-cell table:style-name="ce42" office:value-type="string">
            <text:p>Curiosity towards Scrum.</text:p>
          </table:table-cell>
          <table:table-cell table:style-name="ce57" office:value-type="string">
            <text:p>The authors' team</text:p>
          </table:table-cell>
          <table:table-cell/>
          <table:table-cell table:style-name="ce75"/>
          <table:table-cell table:style-name="ce78" table:number-columns-repeated="3"/>
          <table:table-cell table:style-name="ce80" table:number-columns-repeated="6"/>
          <table:table-cell table:style-name="ce80" office:value-type="string">
            <text:p>X</text:p>
          </table:table-cell>
          <table:table-cell table:style-name="ce80" table:number-columns-repeated="4"/>
          <table:table-cell table:number-columns-repeated="2"/>
          <table:table-cell table:style-name="ce57" office:value-type="string">
            <text:p>The author had initial Scrum training. The author had incidential and informal encounters with various people in the organization. Later he organized presentations on Scrum. Scrum teams begun to form spontaneously. The author decided to become a trainer, so that he could steer new Scrum users in a positive direction. The author arranged so that other people started voluntarily contributing to Scrum discussions. At this stage the author was assigned a position of Scrum Trainer/Coach. As the training became systematical even more teams adopted Scrum. The author suggests that the adaption was complete when Scrum questions were answered by other people than himself.</text:p>
          </table:table-cell>
          <table:table-cell table:style-name="ce83" office:value-type="string">
            <text:p>Positive experiences at Amazon confirm that agile and Scrum are worth considering. The change does not have to be driven by management mandate.</text:p>
          </table:table-cell>
          <table:table-cell table:style-name="ce83" office:value-type="string">
            <text:p>Have a formal coach position in the company. Team auonomy, both for methods and as independent projects. Self-determination over mandate for adopting the new metod. Having an internal champion.</text:p>
          </table:table-cell>
          <table:table-cell table:style-name="ce83" office:value-type="string">
            <text:p>Lack of management support (but no resistance either) may have slowed down the process. Multi-team scaled projects did not adopt Scrum. No metrics to provide objective proof of success.</text:p>
          </table:table-cell>
          <table:table-cell office:value-type="string">
            <text:p>Systematical training → more teams adopted Scrum</text:p>
          </table:table-cell>
          <table:table-cell table:style-name="ce80" table:number-columns-repeated="2"/>
          <table:table-cell table:style-name="ce80" office:value-type="string">
            <text:p>X</text:p>
          </table:table-cell>
          <table:table-cell table:style-name="ce80" table:number-columns-repeated="7"/>
          <table:table-cell table:style-name="ce80" office:value-type="string">
            <text:p>X</text:p>
          </table:table-cell>
          <table:table-cell table:style-name="ce80"/>
          <table:table-cell table:style-name="ce80" office:value-type="string">
            <text:p>X</text:p>
          </table:table-cell>
          <table:table-cell table:style-name="ce80"/>
          <table:table-cell table:number-columns-repeated="2" table:style-name="ce80" office:value-type="string">
            <text:p>X</text:p>
          </table:table-cell>
          <table:table-cell table:style-name="ce80" table:number-columns-repeated="2"/>
          <table:table-cell table:number-columns-repeated="3" table:style-name="ce80" office:value-type="string">
            <text:p>X</text:p>
          </table:table-cell>
          <table:table-cell table:style-name="ce80" table:number-columns-repeated="6"/>
          <table:table-cell table:number-columns-repeated="948"/>
        </table:table-row>
        <table:table-row table:style-name="ro7">
          <table:table-cell table:style-name="ce17" office:value-type="string">
            <text:p>K. Korhonen.</text:p>
          </table:table-cell>
          <table:table-cell table:style-name="ce17" office:value-type="string">
            <text:p>Adopting agile practices in teams with no direct programming responsibility - A case study</text:p>
          </table:table-cell>
          <table:table-cell table:style-name="ce19" office:value-type="string">
            <text:p>Conference Proceedings</text:p>
          </table:table-cell>
          <table:table-cell table:style-name="ce21" office:value-type="float" office:value="2011">
            <text:p>2011</text:p>
          </table:table-cell>
          <table:table-cell table:style-name="ce21" office:value-type="string">
            <text:p>C</text:p>
          </table:table-cell>
          <table:table-cell table:style-name="ce21" table:number-columns-repeated="2"/>
          <table:table-cell table:style-name="ce21" office:value-type="string">
            <text:p>1 y</text:p>
          </table:table-cell>
          <table:table-cell table:style-name="ce20"/>
          <table:table-cell table:style-name="ce23" office:value-type="string">
            <text:p>150 p</text:p>
          </table:table-cell>
          <table:table-cell table:style-name="ce23" office:value-type="float" office:value="150">
            <text:p>150</text:p>
          </table:table-cell>
          <table:table-cell table:style-name="ce69" office:value-type="string">
            <text:p>Scrum, mix of practices known from XP</text:p>
          </table:table-cell>
          <table:table-cell table:number-columns-repeated="2"/>
          <table:table-cell table:style-name="ce60"/>
          <table:table-cell table:style-name="ce15"/>
          <table:table-cell table:style-name="ce61"/>
          <table:table-cell table:number-columns-repeated="2"/>
          <table:table-cell table:style-name="ce74"/>
          <table:table-cell table:style-name="ce78"/>
          <table:table-cell table:style-name="ce21" office:value-type="string">
            <text:p>Y</text:p>
          </table:table-cell>
          <table:table-cell table:style-name="ce80"/>
          <table:table-cell table:style-name="ce57" office:value-type="string">
            <text:p>Existing issues were analyzed</text:p>
          </table:table-cell>
          <table:table-cell table:style-name="ce23" office:value-type="string">
            <text:p>Agile practices chosen after analysis</text:p>
          </table:table-cell>
          <table:table-cell table:style-name="ce57"/>
          <table:table-cell/>
          <table:table-cell table:style-name="ce75"/>
          <table:table-cell table:style-name="ce78" table:number-columns-repeated="2"/>
          <table:table-cell table:style-name="ce78" office:value-type="string">
            <text:p>X</text:p>
          </table:table-cell>
          <table:table-cell table:style-name="ce80" office:value-type="string">
            <text:p>X</text:p>
          </table:table-cell>
          <table:table-cell table:style-name="ce80" table:number-columns-repeated="3"/>
          <table:table-cell table:style-name="ce80" office:value-type="string">
            <text:p>X</text:p>
          </table:table-cell>
          <table:table-cell table:style-name="ce80" table:number-columns-repeated="6"/>
          <table:table-cell table:number-columns-repeated="2"/>
          <table:table-cell table:style-name="ce57" office:value-type="string">
            <text:p>No description</text:p>
          </table:table-cell>
          <table:table-cell table:style-name="ce83" office:value-type="string">
            <text:p>The type of work of the team makes a difference to what agile practices to apply. Support teams did not apply as much of the agile practices as development teams. During the transition period the support groups did not feel gaining as much experience in agile methods as the developer teams.</text:p>
          </table:table-cell>
          <table:table-cell table:style-name="ce83" office:value-type="string">
            <text:p>Proposition: Apply suitable agile practices depending on the type of work the team is to perform. Set team level goals for the transformation accordingly.</text:p>
          </table:table-cell>
          <table:table-cell table:style-name="ce83" office:value-type="string">
            <text:p>All agile practices did not suit the testing and support teams, so they had to customize the selection of practices. Some team members had concerns (prejudices regarding e.g. collective ownership and acdequacy of requirements). Scrum paractices did not suite support work well, as requests came in randomly and needed immediate attention.</text:p>
          </table:table-cell>
          <table:table-cell/>
          <table:table-cell table:style-name="ce80" table:number-columns-repeated="24"/>
          <table:table-cell table:style-name="ce80" office:value-type="string">
            <text:p>X</text:p>
          </table:table-cell>
          <table:table-cell table:style-name="ce80" table:number-columns-repeated="2"/>
          <table:table-cell table:number-columns-repeated="948"/>
        </table:table-row>
        <table:table-row table:style-name="ro22">
          <table:table-cell table:style-name="ce17" office:value-type="string">
            <text:p>T. Kahkonen.</text:p>
          </table:table-cell>
          <table:table-cell table:style-name="ce17" office:value-type="string">
            <text:p>Agile methods for large organizations - building communities of practice</text:p>
          </table:table-cell>
          <table:table-cell table:style-name="ce23" office:value-type="string">
            <text:p>Conference Proceedings</text:p>
          </table:table-cell>
          <table:table-cell table:style-name="ce21" office:value-type="float" office:value="2004">
            <text:p>2004</text:p>
          </table:table-cell>
          <table:table-cell table:style-name="ce21" office:value-type="string">
            <text:p>E</text:p>
          </table:table-cell>
          <table:table-cell table:style-name="ce20"/>
          <table:table-cell table:style-name="ce21" table:number-columns-repeated="2"/>
          <table:table-cell table:style-name="ce20"/>
          <table:table-cell table:style-name="ce23" table:number-columns-repeated="2"/>
          <table:table-cell table:style-name="ce69" office:value-type="string">
            <text:p>In-house; not directly XP; mixing JAD, ASD</text:p>
          </table:table-cell>
          <table:table-cell table:number-columns-repeated="2"/>
          <table:table-cell table:style-name="ce60"/>
          <table:table-cell table:style-name="ce15"/>
          <table:table-cell table:style-name="ce61"/>
          <table:table-cell table:number-columns-repeated="2"/>
          <table:table-cell table:style-name="ce74"/>
          <table:table-cell table:style-name="ce78"/>
          <table:table-cell table:style-name="ce21"/>
          <table:table-cell table:style-name="ce80"/>
          <table:table-cell table:style-name="ce57" office:value-type="string">
            <text:p>-</text:p>
          </table:table-cell>
          <table:table-cell table:style-name="ce23" office:value-type="string">
            <text:p>-</text:p>
          </table:table-cell>
          <table:table-cell table:style-name="ce56"/>
          <table:table-cell/>
          <table:table-cell table:style-name="ce75"/>
          <table:table-cell table:style-name="ce78" table:number-columns-repeated="3"/>
          <table:table-cell table:style-name="ce80" table:number-columns-repeated="11"/>
          <table:table-cell table:number-columns-repeated="2"/>
          <table:table-cell table:style-name="ce57" office:value-type="string">
            <text:p>-</text:p>
          </table:table-cell>
          <table:table-cell table:style-name="ce83"/>
          <table:table-cell table:style-name="ce83" office:value-type="string">
            <text:p>Multi team management issues can be solved by using cross-team management practices. For instance, Communities of Practice is such a practice. Also camps and workshops are suggested for tackling e.g. requirements gathering and integration. The organization should apply practices for leveraging tacit knowledge, similarly as agile practices do on a team level.</text:p>
          </table:table-cell>
          <table:table-cell table:style-name="ce83"/>
          <table:table-cell/>
          <table:table-cell table:style-name="ce80" table:number-columns-repeated="20"/>
          <table:table-cell table:style-name="ce80" office:value-type="string">
            <text:p>X</text:p>
          </table:table-cell>
          <table:table-cell table:style-name="ce80" table:number-columns-repeated="6"/>
          <table:table-cell table:number-columns-repeated="948"/>
        </table:table-row>
        <table:table-row table:style-name="ro23">
          <table:table-cell table:style-name="ce17" office:value-type="string">
            <text:p>J. Goos and A. Melisse.</text:p>
          </table:table-cell>
          <table:table-cell table:style-name="ce17" office:value-type="string">
            <text:p>An ericsson example of enterprise class agility</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1+ y</text:p>
          </table:table-cell>
          <table:table-cell table:style-name="ce20" office:value-type="float" office:value="1">
            <text:p>1</text:p>
          </table:table-cell>
          <table:table-cell table:style-name="ce23" office:value-type="string">
            <text:p>300 p</text:p>
          </table:table-cell>
          <table:table-cell table:style-name="ce23" office:value-type="float" office:value="300">
            <text:p>300</text:p>
          </table:table-cell>
          <table:table-cell table:style-name="ce69" office:value-type="string">
            <text:p>Scrum roles, TDD</text:p>
          </table:table-cell>
          <table:table-cell table:number-columns-repeated="2"/>
          <table:table-cell table:style-name="ce60"/>
          <table:table-cell table:style-name="ce17"/>
          <table:table-cell table:style-name="ce62"/>
          <table:table-cell table:number-columns-repeated="2"/>
          <table:table-cell table:style-name="ce74"/>
          <table:table-cell table:style-name="ce78"/>
          <table:table-cell table:style-name="ce21"/>
          <table:table-cell table:style-name="ce80" office:value-type="string">
            <text:p>Y</text:p>
          </table:table-cell>
          <table:table-cell table:style-name="ce57" office:value-type="string">
            <text:p>Natural next step for the "Streamline" change.</text:p>
          </table:table-cell>
          <table:table-cell table:style-name="ce23" office:value-type="string">
            <text:p>Natural next step</text:p>
          </table:table-cell>
          <table:table-cell table:style-name="ce56"/>
          <table:table-cell/>
          <table:table-cell table:style-name="ce75"/>
          <table:table-cell table:style-name="ce78" table:number-columns-repeated="3"/>
          <table:table-cell table:style-name="ce80" table:number-columns-repeated="7"/>
          <table:table-cell table:style-name="ce80" office:value-type="string">
            <text:p>X</text:p>
          </table:table-cell>
          <table:table-cell table:style-name="ce80" table:number-columns-repeated="3"/>
          <table:table-cell table:number-columns-repeated="2"/>
          <table:table-cell table:style-name="ce57" office:value-type="string">
            <text:p>At start a consultant gave a one day training, and helped in one initial planning game. There was also another agile consultant who acted as a agile coach. After evaluating experiences in the agile experiment management decided to continue the implementeation of agile methods. Further change was initiated top down, more pilot projects were started, and experimentation was stimulated. Coaching was applied, and an external consultatnt was used to give guidance. The pilots were run in real operating environments that could not afford to have interruptions. After evaluating feedback by the pilot teams management decided to continue implementing agile methods.</text:p>
          </table:table-cell>
          <table:table-cell table:style-name="ce83" office:value-type="string">
            <text:p>Agile worked best for development teams, but teams distant to development did not adopt agile well. There were fears related to agile practices in the beginning, but when knowledge and experience grew the fears proved to be needless. Possible change resistance (towards agile) declined over time as the new way of working was applied. Using of agile processes can be started overnight, but familiarity of time boxing ("streamline") was helpful. Line and project managers are key in making the change stick (learning organization), and management should be coached for this.</text:p>
          </table:table-cell>
          <table:table-cell table:style-name="ce83" office:value-type="string">
            <text:p>Disciplined practice evolution lead to motivation. Change was initiated top-down, but execution was handled bottom-up. The teams had to evolve their own agile implemetation with the help of an agile consultant. Inspiration sessions with speakers from the agile introduction team. Teamwork has a critical role in agile implementation, and particularly the way how feedback is given is important.</text:p>
            <text:p/>
            <text:p>Agile methods can be introduced overnight, but making the change stick requires a long term change process. Good guidance is is important. Use experienced agile coaches, and set up a network of coaches within the organization. Management has to guide and support the change. Management has to be aligned (same language and principles). Implement agile methods in the context of a lean change. . . .</text:p>
          </table:table-cell>
          <table:table-cell table:style-name="ce83" office:value-type="string">
            <text:p>Change resistance: not everyone wanted to take on new responsibilities. Stress pulls people back to the old way of working.</text:p>
          </table:table-cell>
          <table:table-cell office:value-type="string">
            <text:p>Consultant driven adoption, with training</text:p>
          </table:table-cell>
          <table:table-cell table:style-name="ce80" office:value-type="string">
            <text:p>X</text:p>
          </table:table-cell>
          <table:table-cell table:style-name="ce80"/>
          <table:table-cell table:style-name="ce80" office:value-type="string">
            <text:p>X</text:p>
          </table:table-cell>
          <table:table-cell table:style-name="ce80" table:number-columns-repeated="3"/>
          <table:table-cell table:number-columns-repeated="4" table:style-name="ce80" office:value-type="string">
            <text:p>X</text:p>
          </table:table-cell>
          <table:table-cell table:style-name="ce80"/>
          <table:table-cell table:style-name="ce80" office:value-type="string">
            <text:p>X</text:p>
          </table:table-cell>
          <table:table-cell table:style-name="ce80" table:number-columns-repeated="7"/>
          <table:table-cell table:style-name="ce80" office:value-type="string">
            <text:p>C</text:p>
          </table:table-cell>
          <table:table-cell table:style-name="ce80"/>
          <table:table-cell table:style-name="ce80" office:value-type="string">
            <text:p>X</text:p>
          </table:table-cell>
          <table:table-cell table:style-name="ce80" table:number-columns-repeated="2"/>
          <table:table-cell table:style-name="ce80" office:value-type="string">
            <text:p>X</text:p>
          </table:table-cell>
          <table:table-cell table:style-name="ce80" table:number-columns-repeated="2"/>
          <table:table-cell table:number-columns-repeated="948"/>
        </table:table-row>
        <table:table-row table:style-name="ro24">
          <table:table-cell table:style-name="ce15" office:value-type="string">
            <text:p>H. Hajjdiab, A. S. Taleb and J. Ali.</text:p>
          </table:table-cell>
          <table:table-cell table:style-name="ce15" office:value-type="string">
            <text:p>An industrial case study for Scrum adoption</text:p>
          </table:table-cell>
          <table:table-cell table:style-name="ce19" office:value-type="string">
            <text:p>Journal Article</text:p>
          </table:table-cell>
          <table:table-cell table:style-name="ce20" office:value-type="float" office:value="2012">
            <text:p>2012</text:p>
          </table:table-cell>
          <table:table-cell table:style-name="ce21" office:value-type="string">
            <text:p>C</text:p>
          </table:table-cell>
          <table:table-cell table:style-name="ce20" office:value-type="float" office:value="2009">
            <text:p>2009</text:p>
          </table:table-cell>
          <table:table-cell table:style-name="ce20" office:value-type="float" office:value="2010">
            <text:p>2010</text:p>
          </table:table-cell>
          <table:table-cell table:style-name="ce20" office:value-type="string">
            <text:p>1+ y</text:p>
          </table:table-cell>
          <table:table-cell table:style-name="ce20" office:value-type="float" office:value="3">
            <text:p>3</text:p>
          </table:table-cell>
          <table:table-cell table:style-name="ce19" office:value-type="string">
            <text:p>200 p, 6 t</text:p>
          </table:table-cell>
          <table:table-cell table:style-name="ce19" office:value-type="float" office:value="200">
            <text:p>200</text:p>
          </table:table-cell>
          <table:table-cell table:style-name="ce69" office:value-type="string">
            <text:p>Scrum</text:p>
          </table:table-cell>
          <table:table-cell table:number-columns-repeated="2"/>
          <table:table-cell table:style-name="ce60"/>
          <table:table-cell table:style-name="ce15"/>
          <table:table-cell table:style-name="ce60"/>
          <table:table-cell table:number-columns-repeated="2"/>
          <table:table-cell table:style-name="ce73"/>
          <table:table-cell table:style-name="ce79"/>
          <table:table-cell table:style-name="ce21" office:value-type="string">
            <text:p>Y</text:p>
          </table:table-cell>
          <table:table-cell table:style-name="ce80"/>
          <table:table-cell table:style-name="ce57" office:value-type="string">
            <text:p>Challenges acknowledged: failure, DL miss, quality, knowledge.</text:p>
          </table:table-cell>
          <table:table-cell table:style-name="ce23" office:value-type="string">
            <text:p>Agile recommended by investigating task force</text:p>
          </table:table-cell>
          <table:table-cell table:style-name="ce56" office:value-type="string">
            <text:p>Task force</text:p>
          </table:table-cell>
          <table:table-cell/>
          <table:table-cell table:style-name="ce75"/>
          <table:table-cell table:style-name="ce78" table:number-columns-repeated="2"/>
          <table:table-cell table:style-name="ce78" office:value-type="string">
            <text:p>X</text:p>
          </table:table-cell>
          <table:table-cell table:style-name="ce80" office:value-type="string">
            <text:p>X</text:p>
          </table:table-cell>
          <table:table-cell table:style-name="ce80" table:number-columns-repeated="10"/>
          <table:table-cell table:number-columns-repeated="2"/>
          <table:table-cell table:style-name="ce57" office:value-type="string">
            <text:p>A consultant with agile expertise was hired. The consultant analyzed the current development method. The consultant recommended the Scrum approach. A subset of employees in different positions attended an introcudtory course on agile development, under the supervision of the consultant.</text:p>
          </table:table-cell>
          <table:table-cell table:style-name="ce83" office:value-type="string">
            <text:p>See challenges</text:p>
          </table:table-cell>
          <table:table-cell table:style-name="ce83" office:value-type="string">
            <text:p>Nothing validated, but ideas for overcoming for each of the challenges were suggested. Hacving a master (Kimi: champion/coach?), following a change plan, having discipline and piloting were the top suggestions for improvement. (Kimi: up to what extent is planning useful?)</text:p>
          </table:table-cell>
          <table:table-cell table:style-name="ce83" office:value-type="string">
            <text:p>Prioritized: No agile master/coach due to financial constraints. Teams were overoptimistically thought to have enough skill to implement Scrum after the training. Too much enthusiasm lead to think that agile will solve all problems. The teams did not anticipate problems, and when they emerged the interest in agile methods went down. There was no pilot project, as management was convinced that all problems will be solved instantly by Scrum. The required extra time and resources necessary for implementing an organizational change were not allocated (reducing previous daily tasks). The upper management did not give support for the change.</text:p>
            <text:p/>
            <text:p>The bureucracy of the old model could not easily be changed. There was a struggle between agility (results - not documents) and the governmental requirement for documentation. Management was still demanding documents, and was suspicious when the volume of documentation decreased.</text:p>
          </table:table-cell>
          <table:table-cell office:value-type="string">
            <text:p>Consultant analyzed and recommended. Introductory course</text:p>
          </table:table-cell>
          <table:table-cell table:style-name="ce80" table:number-columns-repeated="6"/>
          <table:table-cell table:style-name="ce80" office:value-type="string">
            <text:p>Lack</text:p>
          </table:table-cell>
          <table:table-cell table:style-name="ce80" table:number-columns-repeated="2"/>
          <table:table-cell table:number-columns-repeated="4" table:style-name="ce80" office:value-type="string">
            <text:p>X</text:p>
          </table:table-cell>
          <table:table-cell table:style-name="ce80" table:number-columns-repeated="2"/>
          <table:table-cell table:style-name="ce80" office:value-type="string">
            <text:p>X</text:p>
          </table:table-cell>
          <table:table-cell table:style-name="ce80" table:number-columns-repeated="3"/>
          <table:table-cell table:style-name="ce80" office:value-type="string">
            <text:p>Lack</text:p>
          </table:table-cell>
          <table:table-cell table:style-name="ce80" table:number-columns-repeated="6"/>
          <table:table-cell table:style-name="ce80" office:value-type="string">
            <text:p>X</text:p>
          </table:table-cell>
          <table:table-cell table:number-columns-repeated="948"/>
        </table:table-row>
        <table:table-row table:style-name="ro25">
          <table:table-cell table:style-name="ce17" office:value-type="string">
            <text:p>C. P. O'Connor.</text:p>
          </table:table-cell>
          <table:table-cell table:style-name="ce17" office:value-type="string">
            <text:p>Anatomy and physiology of an Agile Transition</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table:number-columns-repeated="2"/>
          <table:table-cell table:style-name="ce21" office:value-type="string">
            <text:p>1+ y</text:p>
          </table:table-cell>
          <table:table-cell table:style-name="ce20"/>
          <table:table-cell table:style-name="ce23" office:value-type="string">
            <text:p>Several teams</text:p>
          </table:table-cell>
          <table:table-cell table:style-name="ce23"/>
          <table:table-cell table:style-name="ce69" office:value-type="string">
            <text:p>Agile principles</text:p>
          </table:table-cell>
          <table:table-cell table:number-columns-repeated="2"/>
          <table:table-cell table:style-name="ce60"/>
          <table:table-cell table:style-name="ce17"/>
          <table:table-cell table:style-name="ce62"/>
          <table:table-cell table:number-columns-repeated="2"/>
          <table:table-cell table:style-name="ce74"/>
          <table:table-cell table:style-name="ce78" office:value-type="string">
            <text:p>Y</text:p>
          </table:table-cell>
          <table:table-cell table:style-name="ce21" office:value-type="string">
            <text:p>Y</text:p>
          </table:table-cell>
          <table:table-cell table:style-name="ce80"/>
          <table:table-cell table:style-name="ce57" office:value-type="string">
            <text:p>Problems: Long time to market, resource waste, communication</text:p>
          </table:table-cell>
          <table:table-cell table:style-name="ce23"/>
          <table:table-cell table:style-name="ce56" office:value-type="string">
            <text:p>Management</text:p>
          </table:table-cell>
          <table:table-cell/>
          <table:table-cell table:style-name="ce75"/>
          <table:table-cell table:style-name="ce78" table:number-columns-repeated="3"/>
          <table:table-cell table:style-name="ce80" table:number-columns-repeated="3"/>
          <table:table-cell table:number-columns-repeated="2" table:style-name="ce80" office:value-type="string">
            <text:p>X</text:p>
          </table:table-cell>
          <table:table-cell table:style-name="ce80" table:number-columns-repeated="6"/>
          <table:table-cell table:number-columns-repeated="2"/>
          <table:table-cell table:style-name="ce57" office:value-type="string">
            <text:p>A new CTO was hired to drive the change. The development group visited another company with a working agile organization. The CTO brought in an agile consulting firm. A pilot project was chosen, and an experienced agile team was formed for the project. The pilot project was a great success. After the pilot all other development teams started using agile practices.</text:p>
          </table:table-cell>
          <table:table-cell table:style-name="ce83" office:value-type="string">
            <text:p>The project management group did not adapt to agile, as it did not bring value in the new way of working.</text:p>
            <text:p/>
            <text:p>There were some fears that proved to be false. E.g. The differences in the agile implementations between different teams were thought to cause trouble when people changed. This was not true, and team culture and tools could easily be picked up by new people. Teams strived for consistency in external communication (e.g. metrics for business) but arranged internally as best suited for getting the work done.</text:p>
          </table:table-cell>
          <table:table-cell table:style-name="ce83" office:value-type="string">
            <text:p>Use a "delivery lead" instead of a project manager. The delivery lead focuses on seeking incentives increasing productivity, coaching on tools and methods, and tracking metrics in order to gain visibility on where the team needs help.</text:p>
            <text:p/>
            <text:p>Focus on continuous improvement. Provide support for a learning community (lunches, craft days, learning tools, etc.). Invest on improving staff skills.</text:p>
          </table:table-cell>
          <table:table-cell table:style-name="ce83" office:value-type="string">
            <text:p>Unsuccessful previous attempts caused resistance. Changing the work environment physically involved other entities of the company who were not affected by the agile transformation. The highly successful pilot made unrealistic expectations for the next phase. Teams not performing up to the pilot agile team lead to frustration. Other parts of the organization were non-agile in nature (e.g. marketing).</text:p>
            <text:p/>
            <text:p>How to produce estimates to business.</text:p>
          </table:table-cell>
          <table:table-cell office:value-type="string">
            <text:p>Other company, experienced pilot team, B-B after pilot</text:p>
          </table:table-cell>
          <table:table-cell table:number-columns-repeated="2" table:style-name="ce80" office:value-type="string">
            <text:p>X</text:p>
          </table:table-cell>
          <table:table-cell table:style-name="ce80" table:number-columns-repeated="2"/>
          <table:table-cell table:style-name="ce80" office:value-type="string">
            <text:p>X</text:p>
          </table:table-cell>
          <table:table-cell table:style-name="ce80"/>
          <table:table-cell table:style-name="ce80" office:value-type="string">
            <text:p>X</text:p>
          </table:table-cell>
          <table:table-cell table:style-name="ce80" table:number-columns-repeated="2"/>
          <table:table-cell table:style-name="ce80" office:value-type="string">
            <text:p>X</text:p>
          </table:table-cell>
          <table:table-cell table:style-name="ce80" table:number-columns-repeated="2"/>
          <table:table-cell table:style-name="ce80" office:value-type="string">
            <text:p>X</text:p>
          </table:table-cell>
          <table:table-cell table:style-name="ce80" table:number-columns-repeated="2"/>
          <table:table-cell table:style-name="ce80" office:value-type="string">
            <text:p>X</text:p>
          </table:table-cell>
          <table:table-cell table:style-name="ce80" table:number-columns-repeated="4"/>
          <table:table-cell table:style-name="ce80" office:value-type="string">
            <text:p>X</text:p>
          </table:table-cell>
          <table:table-cell table:style-name="ce80"/>
          <table:table-cell table:style-name="ce80" office:value-type="string">
            <text:p>X</text:p>
          </table:table-cell>
          <table:table-cell table:style-name="ce80" table:number-columns-repeated="4"/>
          <table:table-cell table:number-columns-repeated="948"/>
        </table:table-row>
        <table:table-row table:style-name="ro20">
          <table:table-cell table:style-name="ce17" office:value-type="string">
            <text:p>Sandra McDowell and Nicola Dourambeis.</text:p>
          </table:table-cell>
          <table:table-cell table:style-name="ce17" office:value-type="string">
            <text:p>British telecom experience report: agile intervention - BT's Joining the dots events for organizational change</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2">
            <text:p>2</text:p>
          </table:table-cell>
          <table:table-cell table:style-name="ce23" office:value-type="string">
            <text:p>14000 p</text:p>
          </table:table-cell>
          <table:table-cell table:style-name="ce23" office:value-type="float" office:value="14000">
            <text:p>14000</text:p>
          </table:table-cell>
          <table:table-cell table:style-name="ce70" office:value-type="string">
            <text:p>A value based technique</text:p>
          </table:table-cell>
          <table:table-cell table:number-columns-repeated="2"/>
          <table:table-cell table:style-name="ce60"/>
          <table:table-cell table:style-name="ce17"/>
          <table:table-cell table:style-name="ce62"/>
          <table:table-cell table:number-columns-repeated="2"/>
          <table:table-cell table:style-name="ce74"/>
          <table:table-cell table:style-name="ce78" office:value-type="string">
            <text:p>Y</text:p>
          </table:table-cell>
          <table:table-cell table:style-name="ce21"/>
          <table:table-cell table:style-name="ce80" office:value-type="string">
            <text:p>Y</text:p>
          </table:table-cell>
          <table:table-cell table:style-name="ce57" office:value-type="string">
            <text:p>Quicker team to market, due to competitors and marketplace</text:p>
          </table:table-cell>
          <table:table-cell table:style-name="ce23" office:value-type="string">
            <text:p>Change ways of working</text:p>
          </table:table-cell>
          <table:table-cell table:style-name="ce56" office:value-type="string">
            <text:p>Strategic viewpoint</text:p>
          </table:table-cell>
          <table:table-cell/>
          <table:table-cell table:style-name="ce75"/>
          <table:table-cell table:style-name="ce78" table:number-columns-repeated="3"/>
          <table:table-cell table:style-name="ce80" table:number-columns-repeated="4"/>
          <table:table-cell table:style-name="ce80" office:value-type="string">
            <text:p>X</text:p>
          </table:table-cell>
          <table:table-cell table:style-name="ce80" table:number-columns-repeated="6"/>
          <table:table-cell table:number-columns-repeated="2"/>
          <table:table-cell table:style-name="ce57" office:value-type="string">
            <text:p>Management invested much in communicating the new strategy to all employees. Many events were organized to inform about the changes.</text:p>
            <text:p/>
            <text:p>An internal coaching community was established. A base of coaching specialists was slowly built up. A “baby steps” approach was taken, and non-disruptive changes were implemented (such as stand-ups and retrospectives). Agile was promoted in “Joining the Dots” communications events. The events were based on establishing the agile values by trying out techniques in practice. The activities in the events were lead by the people who were also the daily leaders in the organization. The change was driven top-down.</text:p>
          </table:table-cell>
          <table:table-cell table:style-name="ce83" office:value-type="string">
            <text:p>The agile coach community took a long time to evolve. The coaches had to learn themselves, too. Successful implementation of agile requires buy-in on the agile values.</text:p>
          </table:table-cell>
          <table:table-cell table:style-name="ce83" office:value-type="string">
            <text:p>Make learning the new practices fun. Focus first on learning the most important practices, and leave advanced topics to when the teams master the basics. Create a buy-in into agile. Let the teams' agile practices emerge rather than use direct instruction.</text:p>
          </table:table-cell>
          <table:table-cell table:style-name="ce83" office:value-type="string">
            <text:p>Ensuring that teams will start using the practices after the events.</text:p>
          </table:table-cell>
          <table:table-cell office:value-type="string">
            <text:p>Much internal communicating by management</text:p>
          </table:table-cell>
          <table:table-cell table:style-name="ce80" office:value-type="string">
            <text:p>X</text:p>
          </table:table-cell>
          <table:table-cell table:style-name="ce80"/>
          <table:table-cell table:style-name="ce80" office:value-type="string">
            <text:p>X</text:p>
          </table:table-cell>
          <table:table-cell table:style-name="ce80" table:number-columns-repeated="2"/>
          <table:table-cell table:style-name="ce80" office:value-type="string">
            <text:p>X</text:p>
          </table:table-cell>
          <table:table-cell table:style-name="ce80" table:number-columns-repeated="6"/>
          <table:table-cell table:style-name="ce80" office:value-type="string">
            <text:p>X</text:p>
          </table:table-cell>
          <table:table-cell table:style-name="ce80" table:number-columns-repeated="3"/>
          <table:table-cell table:style-name="ce80" office:value-type="string">
            <text:p>X</text:p>
          </table:table-cell>
          <table:table-cell table:style-name="ce80" table:number-columns-repeated="2"/>
          <table:table-cell table:style-name="ce80" office:value-type="string">
            <text:p>Int</text:p>
          </table:table-cell>
          <table:table-cell table:style-name="ce80"/>
          <table:table-cell table:style-name="ce80" office:value-type="string">
            <text:p>X</text:p>
          </table:table-cell>
          <table:table-cell table:style-name="ce80" table:number-columns-repeated="5"/>
          <table:table-cell table:number-columns-repeated="948"/>
        </table:table-row>
        <table:table-row table:style-name="ro7">
          <table:table-cell table:style-name="ce15" office:value-type="string">
            <text:p>D. Karlstrom and P. Runeson.</text:p>
          </table:table-cell>
          <table:table-cell table:style-name="ce15" office:value-type="string">
            <text:p>Combining agile methods with stage-gate project management</text:p>
          </table:table-cell>
          <table:table-cell table:style-name="ce19" office:value-type="string">
            <text:p>Journal Article</text:p>
          </table:table-cell>
          <table:table-cell table:style-name="ce20" office:value-type="float" office:value="2005">
            <text:p>2005</text:p>
          </table:table-cell>
          <table:table-cell table:style-name="ce21" office:value-type="string">
            <text:p>C</text:p>
          </table:table-cell>
          <table:table-cell table:style-name="ce20" table:number-columns-repeated="4"/>
          <table:table-cell table:style-name="ce19" office:value-type="string">
            <text:p>Large</text:p>
          </table:table-cell>
          <table:table-cell table:style-name="ce19"/>
          <table:table-cell table:style-name="ce69" office:value-type="string">
            <text:p>XP</text:p>
          </table:table-cell>
          <table:table-cell table:number-columns-repeated="2"/>
          <table:table-cell table:style-name="ce60"/>
          <table:table-cell table:style-name="ce15"/>
          <table:table-cell table:style-name="ce60"/>
          <table:table-cell table:number-columns-repeated="2"/>
          <table:table-cell table:style-name="ce73"/>
          <table:table-cell table:style-name="ce78" office:value-type="string">
            <text:p>Y</text:p>
          </table:table-cell>
          <table:table-cell table:style-name="ce21"/>
          <table:table-cell table:style-name="ce80" office:value-type="string">
            <text:p>Y</text:p>
          </table:table-cell>
          <table:table-cell table:style-name="ce56" office:value-type="string">
            <text:p>Higher priority deadlines demanded change. Reduce costs, improve control.</text:p>
          </table:table-cell>
          <table:table-cell table:style-name="ce23" office:value-type="string">
            <text:p>Something had to be changed</text:p>
          </table:table-cell>
          <table:table-cell table:style-name="ce56" office:value-type="string">
            <text:p>Management</text:p>
          </table:table-cell>
          <table:table-cell/>
          <table:table-cell table:style-name="ce75"/>
          <table:table-cell table:style-name="ce78" table:number-columns-repeated="3"/>
          <table:table-cell table:style-name="ce80" table:number-columns-repeated="2"/>
          <table:table-cell table:style-name="ce80" office:value-type="string">
            <text:p>X</text:p>
          </table:table-cell>
          <table:table-cell table:style-name="ce80"/>
          <table:table-cell table:style-name="ce80" office:value-type="string">
            <text:p>X</text:p>
          </table:table-cell>
          <table:table-cell table:style-name="ce80" table:number-columns-repeated="6"/>
          <table:table-cell table:number-columns-repeated="2"/>
          <table:table-cell table:style-name="ce57" office:value-type="string">
            <text:p>A small pilot project was conducted. Changes were integrated with the existing stage-gate process. It seems that there was no intentions on changing the corporate level stage-gate process.</text:p>
          </table:table-cell>
          <table:table-cell table:style-name="ce83" office:value-type="string">
            <text:p>Agile prioritization ensures that the most important features are the last ones affected by scope changes. Agile methods eliminate the "requirements cramming problem". Agile methods increase quality. Agile methods are a serious candidate in the evolvment of processes.</text:p>
          </table:table-cell>
          <table:table-cell table:style-name="ce83" office:value-type="string">
            <text:p>Management support is a success factor. Training will ease acceptance of new methods, as people tend to fear the unknown. The development team must have some level of initiative in process change, i.e. the change can not be mandated. The agile team must be prepared to interface with the old model.</text:p>
          </table:table-cell>
          <table:table-cell table:style-name="ce83" office:value-type="string">
            <text:p>Neither management or development knew what changes to make.</text:p>
          </table:table-cell>
          <table:table-cell office:value-type="string">
            <text:p>Integrating to stage-gate. Stage-gate kept on corporate level</text:p>
          </table:table-cell>
          <table:table-cell table:style-name="ce80" table:number-columns-repeated="2"/>
          <table:table-cell table:number-columns-repeated="2" table:style-name="ce80" office:value-type="string">
            <text:p>X</text:p>
          </table:table-cell>
          <table:table-cell table:style-name="ce80" table:number-columns-repeated="2"/>
          <table:table-cell table:style-name="ce80" office:value-type="string">
            <text:p>X</text:p>
          </table:table-cell>
          <table:table-cell table:style-name="ce80" table:number-columns-repeated="8"/>
          <table:table-cell table:style-name="ce80" office:value-type="string">
            <text:p>X</text:p>
          </table:table-cell>
          <table:table-cell table:style-name="ce80" table:number-columns-repeated="8"/>
          <table:table-cell table:style-name="ce80" office:value-type="string">
            <text:p>X</text:p>
          </table:table-cell>
          <table:table-cell table:style-name="ce80" table:number-columns-repeated="2"/>
          <table:table-cell table:number-columns-repeated="948"/>
        </table:table-row>
        <table:table-row table:style-name="ro7">
          <table:table-cell table:style-name="ce17" office:value-type="string">
            <text:p>A. Qumer and B. Henderson-Sellers.</text:p>
          </table:table-cell>
          <table:table-cell table:style-name="ce17" office:value-type="string">
            <text:p>Construction of an Agile Software Product-Enhancement Process by Using an Agile Software Solution Framework (ASSF) and Situational Method Engineering</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table:number-columns-repeated="3"/>
          <table:table-cell table:style-name="ce20"/>
          <table:table-cell table:style-name="ce23" office:value-type="string">
            <text:p>300 p</text:p>
          </table:table-cell>
          <table:table-cell table:style-name="ce23" office:value-type="float" office:value="300">
            <text:p>300</text:p>
          </table:table-cell>
          <table:table-cell table:style-name="ce70" office:value-type="string">
            <text:p>ASSF framework</text:p>
          </table:table-cell>
          <table:table-cell table:number-columns-repeated="2"/>
          <table:table-cell table:style-name="ce60"/>
          <table:table-cell table:style-name="ce17"/>
          <table:table-cell table:style-name="ce62"/>
          <table:table-cell table:number-columns-repeated="2"/>
          <table:table-cell table:style-name="ce74"/>
          <table:table-cell table:style-name="ce78" office:value-type="string">
            <text:p>Y</text:p>
          </table:table-cell>
          <table:table-cell table:style-name="ce21"/>
          <table:table-cell table:style-name="ce80" office:value-type="string">
            <text:p>Y</text:p>
          </table:table-cell>
          <table:table-cell table:style-name="ce57" office:value-type="string">
            <text:p>Competition required new features in shorter time frames</text:p>
          </table:table-cell>
          <table:table-cell table:style-name="ce23" office:value-type="string">
            <text:p>Traditional methods too slow</text:p>
          </table:table-cell>
          <table:table-cell table:style-name="ce56"/>
          <table:table-cell/>
          <table:table-cell table:style-name="ce75"/>
          <table:table-cell table:style-name="ce78" table:number-columns-repeated="3"/>
          <table:table-cell table:style-name="ce80" table:number-columns-repeated="4"/>
          <table:table-cell table:style-name="ce80" office:value-type="string">
            <text:p>X</text:p>
          </table:table-cell>
          <table:table-cell table:style-name="ce80" table:number-columns-repeated="6"/>
          <table:table-cell table:number-columns-repeated="2"/>
          <table:table-cell table:style-name="ce57" office:value-type="string">
            <text:p>The company was not ready to fully use an agile method, and a sudden change was seen as risky and problematic. The new feature development method was changed to agile, while bug fixing process remained traditional. The change was lead by executive management, who had a role of removing impediments from the progress of the transformation. The developers were selforganizing, as managers took roles as facilitators.</text:p>
          </table:table-cell>
          <table:table-cell table:style-name="ce83" office:value-type="string">
            <text:p>The company understood the advantages agile could bring. Agile practices are applicable for large and complex projects. The leading role of executive management was important fot the success of the agile transformation.</text:p>
          </table:table-cell>
          <table:table-cell table:style-name="ce83" office:value-type="string">
            <text:p>Authors suggest a step-by-step or project-by projcet approach for the transition.</text:p>
          </table:table-cell>
          <table:table-cell table:style-name="ce83"/>
          <table:table-cell office:value-type="string">
            <text:p>Partial agile. Managers as facilitators.</text:p>
          </table:table-cell>
          <table:table-cell table:style-name="ce80" office:value-type="string">
            <text:p>X</text:p>
          </table:table-cell>
          <table:table-cell table:style-name="ce80"/>
          <table:table-cell table:number-columns-repeated="2" table:style-name="ce80" office:value-type="string">
            <text:p>X</text:p>
          </table:table-cell>
          <table:table-cell table:style-name="ce80" table:number-columns-repeated="23"/>
          <table:table-cell table:number-columns-repeated="948"/>
        </table:table-row>
        <table:table-row table:style-name="ro26">
          <table:table-cell table:style-name="ce17" office:value-type="string">
            <text:p>T. R. Seffernick.</text:p>
          </table:table-cell>
          <table:table-cell table:style-name="ce17" office:value-type="string">
            <text:p>Enabling Agile in a large organization our journey down the Yellow Brick Road</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2">
            <text:p>2</text:p>
          </table:table-cell>
          <table:table-cell table:style-name="ce23" office:value-type="string">
            <text:p>1500 p, 5 loc</text:p>
          </table:table-cell>
          <table:table-cell table:style-name="ce23" office:value-type="float" office:value="1500">
            <text:p>1500</text:p>
          </table:table-cell>
          <table:table-cell table:style-name="ce70" office:value-type="string">
            <text:p>Scrum, TDD, Customer feedback</text:p>
          </table:table-cell>
          <table:table-cell table:number-columns-repeated="2"/>
          <table:table-cell table:style-name="ce60"/>
          <table:table-cell table:style-name="ce17"/>
          <table:table-cell table:style-name="ce62"/>
          <table:table-cell table:number-columns-repeated="2"/>
          <table:table-cell table:style-name="ce74"/>
          <table:table-cell table:style-name="ce78"/>
          <table:table-cell table:style-name="ce21" office:value-type="string">
            <text:p>Y</text:p>
          </table:table-cell>
          <table:table-cell table:style-name="ce80" office:value-type="string">
            <text:p>Y</text:p>
          </table:table-cell>
          <table:table-cell table:style-name="ce57" office:value-type="string">
            <text:p>Barriers between business and technology, slow projects</text:p>
          </table:table-cell>
          <table:table-cell table:style-name="ce23" office:value-type="string">
            <text:p>Demand of new ways of working</text:p>
          </table:table-cell>
          <table:table-cell table:style-name="ce56"/>
          <table:table-cell/>
          <table:table-cell table:style-name="ce75"/>
          <table:table-cell table:number-columns-repeated="2" table:style-name="ce78" office:value-type="string">
            <text:p>X</text:p>
          </table:table-cell>
          <table:table-cell table:style-name="ce78"/>
          <table:table-cell table:style-name="ce80" table:number-columns-repeated="3"/>
          <table:table-cell table:style-name="ce80" office:value-type="string">
            <text:p>X</text:p>
          </table:table-cell>
          <table:table-cell table:style-name="ce80" table:number-columns-repeated="7"/>
          <table:table-cell table:number-columns-repeated="2"/>
          <table:table-cell table:style-name="ce57" office:value-type="string">
            <text:p>A new CIO was introduced, and he set to remove barriers between business and technology. Shortly a new Director of Development was introduced. The key people set a vision for a new culture.</text:p>
            <text:p/>
            <text:p>The project management office (PMO) was identified as the first bottleneck. Project managers were returned to the development organization. The entire organization was educated on inability of accurate prediction in software development. Scrum was also introduced. Project managers started complaining on impediments in the current process, and the rigor was started to be torn down little by little. The social communities of the PMO staff disappeared with the change. A Dev Support team was set up to create leaderdship in thought and technology.</text:p>
            <text:p/>
            <text:p>Scrum was introduced to management, who responded by finding problems that would fail Scrum. However, the problems were seen as impediments that were to be removed. Scrum was piloted in 2 projects, by the help of agile consultants (Ken Schwaber).</text:p>
            <text:p/>
            <text:p>After success in piloting the rest of the development organization started adopting Scrum. More training and events were arranged, and workshops evolved into an agile community. Other parts (Technology Operations) adapted their organizational structure to support agile development. There were significant investments in the physical environment (team rooms, coffee shop, etc.)</text:p>
          </table:table-cell>
          <table:table-cell table:style-name="ce83" office:value-type="string">
            <text:p>Impediments for agile methods can be removed, if management is determined. Seemingly incompatible metods and technology can still adapt to agile (e.g. Cobol TDD). The flexibility provided by agile brings great benefit in big projects. Enabling learning and, flexibility and early feedback is valuable. (Early feedback refers to continuous testing, possibility to demo early and start training early)</text:p>
            <text:p/>
            <text:p>The agile adoption is a long and ongoing process, which requires commitment.</text:p>
          </table:table-cell>
          <table:table-cell table:style-name="ce83"/>
          <table:table-cell table:style-name="ce83" office:value-type="string">
            <text:p>Agile development was treated as merely a paradigm shift, i.e. Existing roles were just mapped to Scrum without actually doing anything different. At some point Technology Operations could not keep pace with agile development. You very often "get what you measure", so measuring agile results requires cautiousness.</text:p>
          </table:table-cell>
          <table:table-cell office:value-type="string">
            <text:p>PMO as bottleneck</text:p>
          </table:table-cell>
          <table:table-cell table:style-name="ce80" office:value-type="string">
            <text:p>X</text:p>
          </table:table-cell>
          <table:table-cell table:style-name="ce80"/>
          <table:table-cell table:style-name="ce80" office:value-type="string">
            <text:p>X</text:p>
          </table:table-cell>
          <table:table-cell table:style-name="ce80" table:number-columns-repeated="3"/>
          <table:table-cell table:number-columns-repeated="2" table:style-name="ce80" office:value-type="string">
            <text:p>X</text:p>
          </table:table-cell>
          <table:table-cell table:style-name="ce80"/>
          <table:table-cell table:style-name="ce80" office:value-type="string">
            <text:p>X</text:p>
          </table:table-cell>
          <table:table-cell table:style-name="ce80" table:number-columns-repeated="2"/>
          <table:table-cell table:style-name="ce80" office:value-type="string">
            <text:p>X</text:p>
          </table:table-cell>
          <table:table-cell table:style-name="ce80" table:number-columns-repeated="2"/>
          <table:table-cell table:style-name="ce80" office:value-type="string">
            <text:p>X</text:p>
          </table:table-cell>
          <table:table-cell table:style-name="ce80" table:number-columns-repeated="4"/>
          <table:table-cell table:style-name="ce80" office:value-type="string">
            <text:p>X</text:p>
          </table:table-cell>
          <table:table-cell table:style-name="ce80"/>
          <table:table-cell table:number-columns-repeated="3" table:style-name="ce80" office:value-type="string">
            <text:p>X</text:p>
          </table:table-cell>
          <table:table-cell table:style-name="ce80" table:number-columns-repeated="2"/>
          <table:table-cell table:number-columns-repeated="948"/>
        </table:table-row>
        <table:table-row table:style-name="ro27">
          <table:table-cell table:style-name="ce17" office:value-type="string">
            <text:p>C. Maples.</text:p>
          </table:table-cell>
          <table:table-cell table:style-name="ce17" office:value-type="string">
            <text:p>Enterprise Agile Transformation: The Two-Year Wall</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office:value-type="float" office:value="2006">
            <text:p>2006</text:p>
          </table:table-cell>
          <table:table-cell table:style-name="ce21" office:value-type="float" office:value="2008">
            <text:p>2008</text:p>
          </table:table-cell>
          <table:table-cell table:style-name="ce21" office:value-type="string">
            <text:p>2+ y</text:p>
          </table:table-cell>
          <table:table-cell table:style-name="ce20" office:value-type="float" office:value="3">
            <text:p>3</text:p>
          </table:table-cell>
          <table:table-cell table:style-name="ce23" office:value-type="string">
            <text:p>300 p, 5 loc</text:p>
          </table:table-cell>
          <table:table-cell table:style-name="ce23" office:value-type="float" office:value="300">
            <text:p>300</text:p>
          </table:table-cell>
          <table:table-cell table:style-name="ce70" office:value-type="string">
            <text:p>Scrum practices, lean values</text:p>
          </table:table-cell>
          <table:table-cell table:number-columns-repeated="2"/>
          <table:table-cell table:style-name="ce60"/>
          <table:table-cell table:style-name="ce17"/>
          <table:table-cell table:style-name="ce62"/>
          <table:table-cell table:number-columns-repeated="2"/>
          <table:table-cell table:style-name="ce74"/>
          <table:table-cell table:style-name="ce78"/>
          <table:table-cell table:style-name="ce21"/>
          <table:table-cell table:style-name="ce80" office:value-type="string">
            <text:p>Y</text:p>
          </table:table-cell>
          <table:table-cell table:style-name="ce57" office:value-type="string">
            <text:p>Reduce costs, boost efficiency and quality, provide operational oversight</text:p>
          </table:table-cell>
          <table:table-cell table:style-name="ce23" office:value-type="string">
            <text:p>Agile piloting had given excellent results</text:p>
          </table:table-cell>
          <table:table-cell table:style-name="ce56"/>
          <table:table-cell/>
          <table:table-cell table:style-name="ce75"/>
          <table:table-cell table:style-name="ce78" table:number-columns-repeated="3"/>
          <table:table-cell table:style-name="ce80" table:number-columns-repeated="11"/>
          <table:table-cell table:number-columns-repeated="2"/>
          <table:table-cell table:style-name="ce57" office:value-type="string">
            <text:p>A number of pilot projects gave excellent results on agile, which yielded company wide excitement. After the success agile was seen as a candidate to be fit as a part in the big picture of the entire value chain. However, trying to make agile more than "just a development thing" hit a wall. Management still decided that agile methods were bringing good things to the organization, and the rest of the organization needs to change to fit with agile. New practices were tailored to enable different organizational units to work together in an agile manner. New organizational units were established where necessary (e.g. EQC).</text:p>
            <text:p/>
            <text:p>An external consultant company was brought in to assist in bringing together development, marketing, product management and sales.</text:p>
          </table:table-cell>
          <table:table-cell table:style-name="ce83" office:value-type="string">
            <text:p>Transformation is an ongoing journey. Excitement and novelty wear off after a time.</text:p>
            <text:p/>
            <text:p>It takes time, strong leadership, trainging and early positive results to grow in agile in development. It takes the same to penetrate agility throughout the entire organization.</text:p>
            <text:p/>
            <text:p>As the agile practices had to be adapted to interface with constraints such as the release constraints, authorative behavior started creeping back in. The agile methods needed to be refreshed by taking courses on agile.</text:p>
          </table:table-cell>
          <table:table-cell table:style-name="ce83" office:value-type="string">
            <text:p>Teams need to be shielded from the chaos business may throw at them as otherwise the backlog will get flooded. Some authority may pre-prioritize the backlog before the team gets to it.</text:p>
            <text:p/>
            <text:p>A separate Enterprise Quality Center was established fo performing specialized testing, such as performance testing. The EQC and agile teams adapted their practices to enable the most agile approach possible. Scrum rules had to be adjusted to incorporate the EQC as an external actor.</text:p>
            <text:p/>
            <text:p>Issues between development, marketing and product management were resolved by three-day agile workshops. This created a collaborative atmosphere.</text:p>
            <text:p/>
            <text:p>Some number of sprints before release development commits to a fixed set of functionality that will be delivered. 90 days was set as the time limit. Marketing can "declare" a release date and development will be able to tell a locked feature set.</text:p>
          </table:table-cell>
          <table:table-cell table:style-name="ce83" office:value-type="string">
            <text:p>There are areas in the enterprise which fall outside Scrum's prescriptions. Agile bumped against traditional business processes. Agile pilot teams were living in a microcosm, but problems arose when the projects shifted from "early access" to general availability. When these conflicts emerged the positivity towards agile declined. Fitting Scrum practices to an enterprise delivery model was found challenging.</text:p>
            <text:p/>
            <text:p>Backlogs started to get flooded when people learned that requests can be made. Specialized testing requires a separate unit to perform it, and it can not be implemented as a team activity as it may require significant resources.</text:p>
            <text:p/>
            <text:p>Specialized high level testing required special resources that were not available on a team level (e.g. access to all thinkable user environments), so full testing was impossible to achieve within the team boundary.</text:p>
            <text:p/>
            <text:p>Product marketing were unfamiliar with the concept of collaborating with development. They wanted to see development as a black box, which was fed a fixed set of requirements once a year. Marketing saw that figuring out "how" for the product roadmap was solely the responsibility of development.</text:p>
            <text:p/>
            <text:p>There are constraints such as regulation, marketing launch plans, sales material and trainging, which require knowing exactly what is in the product some time before release. Agile teams must interface with these constraints.</text:p>
          </table:table-cell>
          <table:table-cell/>
          <table:table-cell table:style-name="ce80" office:value-type="string">
            <text:p>X</text:p>
          </table:table-cell>
          <table:table-cell table:style-name="ce80" table:number-columns-repeated="5"/>
          <table:table-cell table:number-columns-repeated="2" table:style-name="ce80" office:value-type="string">
            <text:p>X</text:p>
          </table:table-cell>
          <table:table-cell table:style-name="ce80"/>
          <table:table-cell table:style-name="ce80" office:value-type="string">
            <text:p>X</text:p>
          </table:table-cell>
          <table:table-cell table:style-name="ce80" table:number-columns-repeated="6"/>
          <table:table-cell table:style-name="ce80" office:value-type="string">
            <text:p>X</text:p>
          </table:table-cell>
          <table:table-cell table:style-name="ce80" table:number-columns-repeated="7"/>
          <table:table-cell table:style-name="ce80" office:value-type="string">
            <text:p>X</text:p>
          </table:table-cell>
          <table:table-cell table:style-name="ce80" table:number-columns-repeated="2"/>
          <table:table-cell table:number-columns-repeated="948"/>
        </table:table-row>
        <table:table-row table:style-name="ro28">
          <table:table-cell table:style-name="ce17" office:value-type="string">
            <text:p>K. Korhonen.</text:p>
          </table:table-cell>
          <table:table-cell table:style-name="ce17" office:value-type="string">
            <text:p>Evaluating the Effect of Agile Methods on Software Defect Data and Defect Reporting Practices - A Case Study</text:p>
          </table:table-cell>
          <table:table-cell table:style-name="ce23" office:value-type="string">
            <text:p>Conference Proceedings</text:p>
          </table:table-cell>
          <table:table-cell table:style-name="ce21" office:value-type="float" office:value="2010">
            <text:p>2010</text:p>
          </table:table-cell>
          <table:table-cell table:style-name="ce21" office:value-type="string">
            <text:p>C</text:p>
          </table:table-cell>
          <table:table-cell table:style-name="ce21" table:number-columns-repeated="2"/>
          <table:table-cell table:style-name="ce21" office:value-type="string">
            <text:p>1+ y</text:p>
          </table:table-cell>
          <table:table-cell table:style-name="ce20"/>
          <table:table-cell table:style-name="ce23" office:value-type="string">
            <text:p>150 p, several loc</text:p>
          </table:table-cell>
          <table:table-cell table:style-name="ce23" office:value-type="float" office:value="150">
            <text:p>150</text:p>
          </table:table-cell>
          <table:table-cell table:style-name="ce70" office:value-type="string">
            <text:p>Scrum, mixing agile practices</text:p>
          </table:table-cell>
          <table:table-cell table:number-columns-repeated="2"/>
          <table:table-cell table:style-name="ce60"/>
          <table:table-cell table:style-name="ce17"/>
          <table:table-cell table:style-name="ce62"/>
          <table:table-cell table:number-columns-repeated="2"/>
          <table:table-cell table:style-name="ce74"/>
          <table:table-cell table:style-name="ce78"/>
          <table:table-cell table:style-name="ce21"/>
          <table:table-cell table:style-name="ce80"/>
          <table:table-cell table:style-name="ce57" office:value-type="string">
            <text:p>-</text:p>
          </table:table-cell>
          <table:table-cell table:style-name="ce23" office:value-type="string">
            <text:p>-</text:p>
          </table:table-cell>
          <table:table-cell table:style-name="ce56"/>
          <table:table-cell/>
          <table:table-cell table:style-name="ce75"/>
          <table:table-cell table:style-name="ce78" table:number-columns-repeated="3"/>
          <table:table-cell table:style-name="ce80" table:number-columns-repeated="11"/>
          <table:table-cell table:number-columns-repeated="2"/>
          <table:table-cell table:style-name="ce57"/>
          <table:table-cell table:style-name="ce83" table:number-columns-repeated="2"/>
          <table:table-cell table:style-name="ce83" office:value-type="string">
            <text:p>In system testing there were too many test cases to run in one sprint, and automation was lacking. Missing functionalities before integration lead to later discovery of some bugs.</text:p>
          </table:table-cell>
          <table:table-cell/>
          <table:table-cell table:style-name="ce80" table:number-columns-repeated="25"/>
          <table:table-cell table:style-name="ce80" office:value-type="string">
            <text:p>X</text:p>
          </table:table-cell>
          <table:table-cell table:style-name="ce80"/>
          <table:table-cell table:number-columns-repeated="948"/>
        </table:table-row>
        <table:table-row table:style-name="ro29">
          <table:table-cell table:style-name="ce15" office:value-type="string">
            <text:p>M. K. Spayd.</text:p>
          </table:table-cell>
          <table:table-cell table:style-name="ce15" office:value-type="string">
            <text:p>Evolving agile in the enterprise: implementing XP on a grand scale</text:p>
          </table:table-cell>
          <table:table-cell table:style-name="ce19" office:value-type="string">
            <text:p>Conference Proceedings</text:p>
          </table:table-cell>
          <table:table-cell table:style-name="ce20" office:value-type="float" office:value="2003">
            <text:p>2003</text:p>
          </table:table-cell>
          <table:table-cell table:style-name="ce21" office:value-type="string">
            <text:p>E</text:p>
          </table:table-cell>
          <table:table-cell table:style-name="ce20" office:value-type="float" office:value="2002">
            <text:p>2002</text:p>
          </table:table-cell>
          <table:table-cell table:style-name="ce20" office:value-type="float" office:value="2003">
            <text:p>2003</text:p>
          </table:table-cell>
          <table:table-cell table:style-name="ce20" office:value-type="string">
            <text:p>1+ y</text:p>
          </table:table-cell>
          <table:table-cell table:style-name="ce20" office:value-type="float" office:value="1">
            <text:p>1</text:p>
          </table:table-cell>
          <table:table-cell table:style-name="ce19" office:value-type="string">
            <text:p>5000 p</text:p>
          </table:table-cell>
          <table:table-cell table:style-name="ce19" office:value-type="float" office:value="5000">
            <text:p>5000</text:p>
          </table:table-cell>
          <table:table-cell table:style-name="ce69" office:value-type="string">
            <text:p>XP practices</text:p>
          </table:table-cell>
          <table:table-cell table:number-columns-repeated="2"/>
          <table:table-cell table:style-name="ce60"/>
          <table:table-cell table:style-name="ce15"/>
          <table:table-cell table:style-name="ce60"/>
          <table:table-cell table:number-columns-repeated="2"/>
          <table:table-cell table:style-name="ce73"/>
          <table:table-cell table:style-name="ce78" office:value-type="string">
            <text:p>Y</text:p>
          </table:table-cell>
          <table:table-cell table:style-name="ce21" office:value-type="string">
            <text:p>Y</text:p>
          </table:table-cell>
          <table:table-cell table:style-name="ce80"/>
          <table:table-cell table:style-name="ce57" office:value-type="string">
            <text:p>Change of market situation, too long delivery, good acceptance not guaranteed</text:p>
          </table:table-cell>
          <table:table-cell table:style-name="ce23" office:value-type="string">
            <text:p>Do not add rigor</text:p>
          </table:table-cell>
          <table:table-cell table:style-name="ce56"/>
          <table:table-cell/>
          <table:table-cell table:style-name="ce75"/>
          <table:table-cell table:style-name="ce78"/>
          <table:table-cell table:style-name="ce78" office:value-type="string">
            <text:p>X</text:p>
          </table:table-cell>
          <table:table-cell table:style-name="ce78"/>
          <table:table-cell table:style-name="ce80"/>
          <table:table-cell table:style-name="ce80" office:value-type="string">
            <text:p>X</text:p>
          </table:table-cell>
          <table:table-cell table:style-name="ce80"/>
          <table:table-cell table:number-columns-repeated="2" table:style-name="ce80" office:value-type="string">
            <text:p>X</text:p>
          </table:table-cell>
          <table:table-cell table:style-name="ce80" table:number-columns-repeated="6"/>
          <table:table-cell table:number-columns-repeated="2"/>
          <table:table-cell table:style-name="ce57" office:value-type="string">
            <text:p>A vision and mandate for 90-day delivery cycle was set. An internal team for driving the change was assembled from motivated XP proponents. XP training was arranged for a part of the organization.</text:p>
          </table:table-cell>
          <table:table-cell table:style-name="ce83" office:value-type="string">
            <text:p>The experiment may be considered a failure if evaluated as faithful application of XP. Some teams adapt better to the new methodology than others. The XP methodology does not suit all projects, e.g. maintenance and mainframe projects. Collaboration is a core value in XP, and it relies on buy-in on the lowest organizational levels. Customers were happy with the increased level of involvement. XP is a development process, but not an end-to-end delivery system that the company required. XP creates confusion of the managers' roles. XP (as other agile aproaches) must be lead by focus on collaboration, but not top-down control. The organization showed great courage in commencing the process of change.</text:p>
          </table:table-cell>
          <table:table-cell table:style-name="ce83" office:value-type="string">
            <text:p>Change in general, based on references and author's experience: The commitment to change must be expressed by the top management. Use "burning platform" to drive change. Use a dedicated team to drive change. All organizational stakeholders (everyone) must be kept involved. Neutralize politics within the organization. Empower affected people. Define clear roles for everyone in the new arrangement. Maintain the focus of the change, and accept that the change must be managed during a long time.</text:p>
            <text:p/>
            <text:p>Agile: Involve middle management, as they lead the day-to-day operations. Create a rigid benchmark to drive change, e.g. 90-day delivery. Active coaching is needed in all other cases than a highly favorable setting.</text:p>
          </table:table-cell>
          <table:table-cell table:style-name="ce83" office:value-type="string">
            <text:p>Lack of experience and expertise in implementing a large organizational change. Middle management was not involved properly in the change. Organization was not aligned towards supporting XP teams, e.g. HR and real estate management did not support such teams. Training effort was not adequate, and many teams did not receive support. Changes in roles and responsibilities were not clearly articulated, especially analysts and managers. The long term focus was forgotten, and success was declared prematurely. The organization was left much in a "malicious compliance" state.</text:p>
          </table:table-cell>
          <table:table-cell/>
          <table:table-cell table:style-name="ce80" office:value-type="string">
            <text:p>X</text:p>
          </table:table-cell>
          <table:table-cell table:style-name="ce80" table:number-columns-repeated="2"/>
          <table:table-cell table:style-name="ce80" office:value-type="string">
            <text:p>X</text:p>
          </table:table-cell>
          <table:table-cell table:style-name="ce80" table:number-columns-repeated="9"/>
          <table:table-cell table:style-name="ce80" office:value-type="string">
            <text:p>X</text:p>
          </table:table-cell>
          <table:table-cell table:style-name="ce80"/>
          <table:table-cell table:style-name="ce80" office:value-type="string">
            <text:p>X</text:p>
          </table:table-cell>
          <table:table-cell table:style-name="ce80" table:number-columns-repeated="8"/>
          <table:table-cell table:style-name="ce80" office:value-type="string">
            <text:p>X</text:p>
          </table:table-cell>
          <table:table-cell table:style-name="ce80" table:number-columns-repeated="2"/>
          <table:table-cell table:number-columns-repeated="948"/>
        </table:table-row>
        <table:table-row table:style-name="ro7">
          <table:table-cell table:style-name="ce17" office:value-type="string">
            <text:p>M. Hallikainen.</text:p>
          </table:table-cell>
          <table:table-cell table:style-name="ce17" office:value-type="string">
            <text:p>Experiences on Agile seating, facilities and solutions: Multisite environment</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table:number-columns-repeated="3"/>
          <table:table-cell table:style-name="ce20"/>
          <table:table-cell table:style-name="ce23" office:value-type="string">
            <text:p>2 loc</text:p>
          </table:table-cell>
          <table:table-cell table:style-name="ce23"/>
          <table:table-cell table:style-name="ce69" office:value-type="string">
            <text:p>Lean and agile, Scrum roles</text:p>
          </table:table-cell>
          <table:table-cell table:number-columns-repeated="2"/>
          <table:table-cell table:style-name="ce60"/>
          <table:table-cell table:style-name="ce17"/>
          <table:table-cell table:style-name="ce62"/>
          <table:table-cell table:number-columns-repeated="2"/>
          <table:table-cell table:style-name="ce74"/>
          <table:table-cell table:style-name="ce78"/>
          <table:table-cell table:style-name="ce21"/>
          <table:table-cell table:style-name="ce80" office:value-type="string">
            <text:p>Y</text:p>
          </table:table-cell>
          <table:table-cell table:style-name="ce57" office:value-type="string">
            <text:p>The change was coordinated by business needs.</text:p>
          </table:table-cell>
          <table:table-cell table:style-name="ce23"/>
          <table:table-cell table:style-name="ce56" office:value-type="string">
            <text:p>Business</text:p>
          </table:table-cell>
          <table:table-cell/>
          <table:table-cell table:style-name="ce75"/>
          <table:table-cell table:style-name="ce78" table:number-columns-repeated="3"/>
          <table:table-cell table:style-name="ce80" table:number-columns-repeated="5"/>
          <table:table-cell table:style-name="ce80" office:value-type="string">
            <text:p>X</text:p>
          </table:table-cell>
          <table:table-cell table:style-name="ce80" table:number-columns-repeated="5"/>
          <table:table-cell table:number-columns-repeated="2"/>
          <table:table-cell table:style-name="ce57" office:value-type="string">
            <text:p>Before the actual transformation an unsuccessful trial was made. At the beginning a one team pilot was made. Some investments were done in new facilities for the pilot team. The team participated in planning. The pilot came with positive feedback. The experiences of the pilot teams were used as a basis for how other teams would to proceed. There was one-to-one discussions between management and developers.</text:p>
          </table:table-cell>
          <table:table-cell table:style-name="ce83" office:value-type="string">
            <text:p>Collaboration is on a totally new level.</text:p>
          </table:table-cell>
          <table:table-cell table:style-name="ce83" office:value-type="string">
            <text:p>Involve the teams in planning of their environment. Listen to feedback from teams. Make it clear that there is no way back to the old way. Facilitate team building in a team building phase. Consider acoustic solutions for open team spaces. Have teleconferencing equipment in a multisite environment. Invest in common areas, such as coffee lounges.</text:p>
          </table:table-cell>
          <table:table-cell table:style-name="ce83" office:value-type="string">
            <text:p>There was change resistance. The old habits tended to stick.</text:p>
          </table:table-cell>
          <table:table-cell office:value-type="string">
            <text:p>Experiences transferred from pilot team. Transformation is one-way.</text:p>
          </table:table-cell>
          <table:table-cell table:style-name="ce80" table:number-columns-repeated="6"/>
          <table:table-cell table:style-name="ce80" office:value-type="string">
            <text:p>X</text:p>
          </table:table-cell>
          <table:table-cell table:style-name="ce80" table:number-columns-repeated="16"/>
          <table:table-cell table:style-name="ce80" office:value-type="string">
            <text:p>X</text:p>
          </table:table-cell>
          <table:table-cell table:style-name="ce80" table:number-columns-repeated="3"/>
          <table:table-cell table:number-columns-repeated="948"/>
        </table:table-row>
        <table:table-row table:style-name="ro10">
          <table:table-cell table:style-name="ce17" office:value-type="string">
            <text:p>S. W. Baker.</text:p>
          </table:table-cell>
          <table:table-cell table:style-name="ce17" office:value-type="string">
            <text:p>Formalizing agility: an agile organization's journey toward CMMI accreditation</text:p>
          </table:table-cell>
          <table:table-cell table:style-name="ce23" office:value-type="string">
            <text:p>Conference Proceedings</text:p>
          </table:table-cell>
          <table:table-cell table:style-name="ce21" office:value-type="float" office:value="2005">
            <text:p>2005</text:p>
          </table:table-cell>
          <table:table-cell table:style-name="ce21" office:value-type="string">
            <text:p>E</text:p>
          </table:table-cell>
          <table:table-cell table:style-name="ce21" office:value-type="float" office:value="1999">
            <text:p>1999</text:p>
          </table:table-cell>
          <table:table-cell table:style-name="ce21"/>
          <table:table-cell table:style-name="ce21" office:value-type="string">
            <text:p>1+ y</text:p>
          </table:table-cell>
          <table:table-cell table:style-name="ce20" office:value-type="float" office:value="6">
            <text:p>6</text:p>
          </table:table-cell>
          <table:table-cell table:style-name="ce23" office:value-type="string">
            <text:p>860 p</text:p>
          </table:table-cell>
          <table:table-cell table:style-name="ce23" office:value-type="float" office:value="860">
            <text:p>860</text:p>
          </table:table-cell>
          <table:table-cell table:style-name="ce70" office:value-type="string">
            <text:p>-</text:p>
          </table:table-cell>
          <table:table-cell table:number-columns-repeated="2"/>
          <table:table-cell table:style-name="ce60"/>
          <table:table-cell table:style-name="ce17"/>
          <table:table-cell table:style-name="ce62"/>
          <table:table-cell table:number-columns-repeated="2"/>
          <table:table-cell table:style-name="ce74"/>
          <table:table-cell table:style-name="ce78" office:value-type="string">
            <text:p>Y</text:p>
          </table:table-cell>
          <table:table-cell table:style-name="ce21"/>
          <table:table-cell table:style-name="ce80" office:value-type="string">
            <text:p>Y</text:p>
          </table:table-cell>
          <table:table-cell table:style-name="ce57" office:value-type="string">
            <text:p>Rapid business changes were anticipated, changing market</text:p>
          </table:table-cell>
          <table:table-cell table:style-name="ce23"/>
          <table:table-cell table:style-name="ce56" office:value-type="string">
            <text:p>CIO</text:p>
          </table:table-cell>
          <table:table-cell/>
          <table:table-cell table:style-name="ce75"/>
          <table:table-cell table:style-name="ce78" table:number-columns-repeated="3"/>
          <table:table-cell table:style-name="ce80" office:value-type="string">
            <text:p>X</text:p>
          </table:table-cell>
          <table:table-cell table:style-name="ce80" table:number-columns-repeated="3"/>
          <table:table-cell table:style-name="ce80" office:value-type="string">
            <text:p>X</text:p>
          </table:table-cell>
          <table:table-cell table:style-name="ce80" table:number-columns-repeated="6"/>
          <table:table-cell table:number-columns-repeated="2"/>
          <table:table-cell table:style-name="ce57" office:value-type="string">
            <text:p>The Electric Choice Implementation Team successfully piloted an iterative, time-boxed, priority driven approach. Agile remained an oddity to anyone outside the team. Project Management Organization (PMO) advocated traditional by-the-book project management. The organization was changed by a merger. CMM started to raise interest in the company. A small but growing community of agile practicioners developed a "house blend" of agile. The CMM program confirmed the passion for process improvement.</text:p>
            <text:p/>
            <text:p>By 2001 agile mindset was spreading. A set of "job aid" material was produced to support agile. By 2002 various infrastructure groups had become comfortable with agile, but the process improved program advocated waterfall-like processes under the banner of CMM. Tension was rising between the two camps, and management decided to act. A common work group with representatives from both camps was set up so that both viewpoints would be heard.</text:p>
          </table:table-cell>
          <table:table-cell table:style-name="ce83" office:value-type="string">
            <text:p>Agile practices are an accelerator to process improvement. Physical attendance in process improvement is not enough, and the process improvement group must exhibit real teamwork.</text:p>
            <text:p/>
            <text:p>CMMI can be mixed with agile.</text:p>
          </table:table-cell>
          <table:table-cell table:style-name="ce83" office:value-type="string">
            <text:p>Have a round table for process improvement, where each voice can be heard. Facilitate team building in the process improvement group.</text:p>
          </table:table-cell>
          <table:table-cell table:style-name="ce83"/>
          <table:table-cell office:value-type="string">
            <text:p>Merger, CMM for improvement. Work group for two camps.</text:p>
          </table:table-cell>
          <table:table-cell table:style-name="ce80" office:value-type="string">
            <text:p>X</text:p>
          </table:table-cell>
          <table:table-cell table:style-name="ce80" table:number-columns-repeated="2"/>
          <table:table-cell table:style-name="ce80" office:value-type="string">
            <text:p>X</text:p>
          </table:table-cell>
          <table:table-cell table:style-name="ce80" table:number-columns-repeated="2"/>
          <table:table-cell table:style-name="ce80" office:value-type="string">
            <text:p>X</text:p>
          </table:table-cell>
          <table:table-cell table:style-name="ce80" table:number-columns-repeated="6"/>
          <table:table-cell table:style-name="ce80" office:value-type="string">
            <text:p>X</text:p>
          </table:table-cell>
          <table:table-cell table:style-name="ce80" table:number-columns-repeated="8"/>
          <table:table-cell table:style-name="ce80" office:value-type="string">
            <text:p>X</text:p>
          </table:table-cell>
          <table:table-cell table:style-name="ce80" table:number-columns-repeated="4"/>
          <table:table-cell table:number-columns-repeated="948"/>
        </table:table-row>
        <table:table-row table:style-name="ro30">
          <table:table-cell table:style-name="ce17" office:value-type="string">
            <text:p>P. Abernathy.</text:p>
          </table:table-cell>
          <table:table-cell table:style-name="ce17" office:value-type="string">
            <text:p>Hook, line and sinker: The role of line management in relation to agile teams</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3+ y</text:p>
          </table:table-cell>
          <table:table-cell table:style-name="ce20" office:value-type="float" office:value="2">
            <text:p>2</text:p>
          </table:table-cell>
          <table:table-cell table:style-name="ce23" office:value-type="string">
            <text:p>2000 p</text:p>
          </table:table-cell>
          <table:table-cell table:style-name="ce23" office:value-type="float" office:value="2000">
            <text:p>2000</text:p>
          </table:table-cell>
          <table:table-cell table:style-name="ce70" office:value-type="string">
            <text:p>Combining best ideas</text:p>
          </table:table-cell>
          <table:table-cell table:number-columns-repeated="2"/>
          <table:table-cell table:style-name="ce60"/>
          <table:table-cell table:style-name="ce17"/>
          <table:table-cell table:style-name="ce62"/>
          <table:table-cell table:number-columns-repeated="2"/>
          <table:table-cell table:style-name="ce74"/>
          <table:table-cell table:style-name="ce78"/>
          <table:table-cell table:style-name="ce21"/>
          <table:table-cell table:style-name="ce80" office:value-type="string">
            <text:p>Y</text:p>
          </table:table-cell>
          <table:table-cell table:style-name="ce57" office:value-type="string">
            <text:p>Need to deliver more with less, faster and with less risk.</text:p>
          </table:table-cell>
          <table:table-cell table:style-name="ce23" office:value-type="string">
            <text:p>Agile as strategic lever</text:p>
          </table:table-cell>
          <table:table-cell table:style-name="ce56" office:value-type="string">
            <text:p>CIO</text:p>
          </table:table-cell>
          <table:table-cell/>
          <table:table-cell table:style-name="ce75"/>
          <table:table-cell table:style-name="ce78" table:number-columns-repeated="3"/>
          <table:table-cell table:style-name="ce80" table:number-columns-repeated="11"/>
          <table:table-cell table:number-columns-repeated="2"/>
          <table:table-cell table:style-name="ce57" office:value-type="string">
            <text:p>One of the first steps were to get commitment from senior management. Training was looked for, but there was no comprehensive agile curriculum. A curriculum was then constructed by the organization, by hiring competent agile experts. Coaching was made available. A communication team was created for spreading the word on agile successes within the company. Communities of competence were created to diffuse knowledge on specific topics across organization boundaries. Business and infrastructure were trained on interactions with agile teams.</text:p>
          </table:table-cell>
          <table:table-cell table:style-name="ce83" office:value-type="string">
            <text:p>Line management and agile teams must be aligned. Line management plays a central role in an agile transformation. Enabling change requires absolute commitment from all senior managers.</text:p>
            <text:p/>
            <text:p>Educate people so that they undestand what they benefit from agile, and do not have misconceptions. Leaders must understand agile and be ready to endorse it personally.</text:p>
          </table:table-cell>
          <table:table-cell table:style-name="ce83" office:value-type="string">
            <text:p>Educate line management on agile practices. Resource projects according to agile models. Act as removers of obstacles that are reported by teams. Plan upcoming projects and have tems pull them from a prioritized project backlog.</text:p>
            <text:p/>
            <text:p>Commit to making the change. Have a dedicated change management team.</text:p>
          </table:table-cell>
          <table:table-cell table:style-name="ce83" office:value-type="string">
            <text:p>Line Managers (LM) became involved in project management of agile projects, through influencing the project manager remotely. LMs intervented in intra-team conflicts, undermining trust in team. LMs pulled resources out from agile projects. LMs made decisions outside project workshops, which were a part of the agile practice. Resourcing was made according to the traditional silo model hampering cross functional teams. LMs made interventions on projects outside the normal process, which disrupted trust and balance.</text:p>
          </table:table-cell>
          <table:table-cell office:value-type="string">
            <text:p>In-house curriculum. Diffusion across organization.</text:p>
          </table:table-cell>
          <table:table-cell table:style-name="ce80" table:number-columns-repeated="9"/>
          <table:table-cell table:style-name="ce80" office:value-type="string">
            <text:p>X</text:p>
          </table:table-cell>
          <table:table-cell table:style-name="ce80" table:number-columns-repeated="3"/>
          <table:table-cell table:style-name="ce80" office:value-type="string">
            <text:p>X</text:p>
          </table:table-cell>
          <table:table-cell table:style-name="ce80"/>
          <table:table-cell table:style-name="ce80" office:value-type="string">
            <text:p>X</text:p>
          </table:table-cell>
          <table:table-cell table:style-name="ce80" table:number-columns-repeated="3"/>
          <table:table-cell table:style-name="ce80" office:value-type="string">
            <text:p>C</text:p>
          </table:table-cell>
          <table:table-cell table:style-name="ce80" office:value-type="string">
            <text:p>X</text:p>
          </table:table-cell>
          <table:table-cell table:style-name="ce80"/>
          <table:table-cell table:style-name="ce80" office:value-type="string">
            <text:p>X</text:p>
          </table:table-cell>
          <table:table-cell table:style-name="ce80"/>
          <table:table-cell table:style-name="ce80" office:value-type="string">
            <text:p>X</text:p>
          </table:table-cell>
          <table:table-cell table:style-name="ce80" table:number-columns-repeated="2"/>
          <table:table-cell table:number-columns-repeated="948"/>
        </table:table-row>
        <table:table-row table:style-name="ro30">
          <table:table-cell table:style-name="ce17" office:value-type="string">
            <text:p>Tom J. Bang.</text:p>
          </table:table-cell>
          <table:table-cell table:style-name="ce17" office:value-type="string">
            <text:p>Introducing agile methods into a project organisation</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4">
            <text:p>2004</text:p>
          </table:table-cell>
          <table:table-cell table:style-name="ce21"/>
          <table:table-cell table:style-name="ce21" office:value-type="string">
            <text:p>3 y</text:p>
          </table:table-cell>
          <table:table-cell table:style-name="ce20" office:value-type="float" office:value="3">
            <text:p>3</text:p>
          </table:table-cell>
          <table:table-cell table:style-name="ce23" office:value-type="string">
            <text:p>160 p</text:p>
          </table:table-cell>
          <table:table-cell table:style-name="ce23" office:value-type="float" office:value="160">
            <text:p>160</text:p>
          </table:table-cell>
          <table:table-cell table:style-name="ce70" office:value-type="string">
            <text:p>Unified Process, combining ideas</text:p>
          </table:table-cell>
          <table:table-cell table:number-columns-repeated="2"/>
          <table:table-cell table:style-name="ce60"/>
          <table:table-cell table:style-name="ce17"/>
          <table:table-cell table:style-name="ce62"/>
          <table:table-cell table:number-columns-repeated="2"/>
          <table:table-cell table:style-name="ce74"/>
          <table:table-cell table:style-name="ce78"/>
          <table:table-cell table:style-name="ce21" office:value-type="string">
            <text:p>Y</text:p>
          </table:table-cell>
          <table:table-cell table:style-name="ce80" office:value-type="string">
            <text:p>Y</text:p>
          </table:table-cell>
          <table:table-cell table:style-name="ce57" office:value-type="string">
            <text:p>Higher quality demanded, late testing, better external quality, process problems</text:p>
          </table:table-cell>
          <table:table-cell table:style-name="ce23"/>
          <table:table-cell table:style-name="ce56"/>
          <table:table-cell/>
          <table:table-cell table:style-name="ce75"/>
          <table:table-cell table:style-name="ce78" table:number-columns-repeated="3"/>
          <table:table-cell table:style-name="ce80" office:value-type="string">
            <text:p>X</text:p>
          </table:table-cell>
          <table:table-cell table:style-name="ce80" table:number-columns-repeated="10"/>
          <table:table-cell table:number-columns-repeated="2"/>
          <table:table-cell table:style-name="ce57" office:value-type="string">
            <text:p>It was noted that agile would change the entire way of working. Management was supportive. A change group with representation from all internal project areas was established.</text:p>
            <text:p/>
            <text:p>The entire organization was educated on agile. Agile workshops, meetings and discussions were held weekly and monthly. Seminars and presentations were held for customers.</text:p>
            <text:p/>
            <text:p>Projects tested some agile methods without calling it an agile project. Projects evolved to agile step by step.</text:p>
          </table:table-cell>
          <table:table-cell table:style-name="ce83" office:value-type="string">
            <text:p>Involve management, sales and other stakeholders. Find and use agile ambassadors. Don't become “religious”. The customer must understand and trust the new model. Do not do all at once, but focus on your needs.</text:p>
          </table:table-cell>
          <table:table-cell table:style-name="ce83" office:value-type="string">
            <text:p>-</text:p>
          </table:table-cell>
          <table:table-cell table:style-name="ce83" office:value-type="string">
            <text:p>Sales and project management must adjust contracts to suite agile projects. Some people are doing agile practices without understanding the agile values and principles. Convincing customers to trust agile.</text:p>
          </table:table-cell>
          <table:table-cell office:value-type="string">
            <text:p>The entire organization was affected</text:p>
          </table:table-cell>
          <table:table-cell table:style-name="ce80" table:number-columns-repeated="2"/>
          <table:table-cell table:style-name="ce80" office:value-type="string">
            <text:p>X</text:p>
          </table:table-cell>
          <table:table-cell table:style-name="ce80" table:number-columns-repeated="10"/>
          <table:table-cell table:style-name="ce80" office:value-type="string">
            <text:p>X</text:p>
          </table:table-cell>
          <table:table-cell table:style-name="ce80"/>
          <table:table-cell table:number-columns-repeated="2" table:style-name="ce80" office:value-type="string">
            <text:p>X</text:p>
          </table:table-cell>
          <table:table-cell table:style-name="ce80" table:number-columns-repeated="7"/>
          <table:table-cell table:style-name="ce80" office:value-type="string">
            <text:p>X</text:p>
          </table:table-cell>
          <table:table-cell table:style-name="ce80" table:number-columns-repeated="2"/>
          <table:table-cell table:number-columns-repeated="948"/>
        </table:table-row>
        <table:table-row table:style-name="ro7">
          <table:table-cell table:style-name="ce17" office:value-type="string">
            <text:p>B. Boelsterli.</text:p>
          </table:table-cell>
          <table:table-cell table:style-name="ce17" office:value-type="string">
            <text:p>Iteration advocate/iteration transition meeting: small sampling of new agile techniques used at a major telecommunications firm</text:p>
          </table:table-cell>
          <table:table-cell table:style-name="ce23" office:value-type="string">
            <text:p>Conference Proceedings</text:p>
          </table:table-cell>
          <table:table-cell table:style-name="ce21" office:value-type="float" office:value="2003">
            <text:p>2003</text:p>
          </table:table-cell>
          <table:table-cell table:style-name="ce21" office:value-type="string">
            <text:p>E</text:p>
          </table:table-cell>
          <table:table-cell table:style-name="ce21" office:value-type="float" office:value="2002">
            <text:p>2002</text:p>
          </table:table-cell>
          <table:table-cell table:style-name="ce21" table:number-columns-repeated="2"/>
          <table:table-cell table:style-name="ce20" office:value-type="float" office:value="1">
            <text:p>1</text:p>
          </table:table-cell>
          <table:table-cell table:style-name="ce23" office:value-type="string">
            <text:p>275 p</text:p>
          </table:table-cell>
          <table:table-cell table:style-name="ce23" office:value-type="float" office:value="275">
            <text:p>275</text:p>
          </table:table-cell>
          <table:table-cell table:style-name="ce70" office:value-type="string">
            <text:p>Scrum, FDD, TDD, combining</text:p>
          </table:table-cell>
          <table:table-cell table:number-columns-repeated="2"/>
          <table:table-cell table:style-name="ce60"/>
          <table:table-cell table:style-name="ce17"/>
          <table:table-cell table:style-name="ce62"/>
          <table:table-cell table:number-columns-repeated="2"/>
          <table:table-cell table:style-name="ce74"/>
          <table:table-cell table:style-name="ce78"/>
          <table:table-cell table:style-name="ce21" office:value-type="string">
            <text:p>Y</text:p>
          </table:table-cell>
          <table:table-cell table:style-name="ce80"/>
          <table:table-cell table:style-name="ce57" office:value-type="string">
            <text:p>Mitigate risks caused by late deliveries by parent organization</text:p>
          </table:table-cell>
          <table:table-cell table:style-name="ce23"/>
          <table:table-cell table:style-name="ce56"/>
          <table:table-cell/>
          <table:table-cell table:style-name="ce75"/>
          <table:table-cell table:style-name="ce78" table:number-columns-repeated="3"/>
          <table:table-cell table:style-name="ce80" table:number-columns-repeated="5"/>
          <table:table-cell table:style-name="ce80" office:value-type="string">
            <text:p>X</text:p>
          </table:table-cell>
          <table:table-cell table:style-name="ce80" table:number-columns-repeated="5"/>
          <table:table-cell table:number-columns-repeated="2"/>
          <table:table-cell table:style-name="ce57"/>
          <table:table-cell table:style-name="ce83"/>
          <table:table-cell table:style-name="ce83" office:value-type="string">
            <text:p>Weekly Iteration Transition Meeting involving all stakeholders, i.e. one person from each involved team participates. The ITM guided the project iteratively.</text:p>
            <text:p/>
            <text:p>Reflect on progress and use retrospectives.</text:p>
          </table:table-cell>
          <table:table-cell table:style-name="ce83"/>
          <table:table-cell/>
          <table:table-cell table:style-name="ce80" table:number-columns-repeated="27"/>
          <table:table-cell table:number-columns-repeated="948"/>
        </table:table-row>
        <table:table-row table:style-name="ro26">
          <table:table-cell table:style-name="ce17" office:value-type="string">
            <text:p>C. Fry and S. Greene.</text:p>
          </table:table-cell>
          <table:table-cell table:style-name="ce17" office:value-type="string">
            <text:p>Large scale agile transformation in an on-demand world</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table:number-columns-repeated="2"/>
          <table:table-cell table:style-name="ce21" office:value-type="string">
            <text:p>3 m</text:p>
          </table:table-cell>
          <table:table-cell table:style-name="ce20"/>
          <table:table-cell table:style-name="ce23" office:value-type="string">
            <text:p>200 p, 30 t</text:p>
          </table:table-cell>
          <table:table-cell table:style-name="ce23" office:value-type="float" office:value="200">
            <text:p>200</text:p>
          </table:table-cell>
          <table:table-cell table:style-name="ce70" office:value-type="string">
            <text:p>Combining Scrum, XP, lean</text:p>
          </table:table-cell>
          <table:table-cell table:number-columns-repeated="2"/>
          <table:table-cell table:style-name="ce60"/>
          <table:table-cell table:style-name="ce17"/>
          <table:table-cell table:style-name="ce62"/>
          <table:table-cell table:number-columns-repeated="2"/>
          <table:table-cell table:style-name="ce74"/>
          <table:table-cell table:style-name="ce78" office:value-type="string">
            <text:p>Y</text:p>
          </table:table-cell>
          <table:table-cell table:style-name="ce21" office:value-type="string">
            <text:p>Y</text:p>
          </table:table-cell>
          <table:table-cell table:style-name="ce80"/>
          <table:table-cell table:style-name="ce57" office:value-type="string">
            <text:p>Slow release cycle, release dates, testing, visibility, late feedback, productivity decline</text:p>
          </table:table-cell>
          <table:table-cell table:style-name="ce23" office:value-type="string">
            <text:p>Waterfall-based process did not scale up well</text:p>
          </table:table-cell>
          <table:table-cell table:style-name="ce56"/>
          <table:table-cell/>
          <table:table-cell table:style-name="ce75"/>
          <table:table-cell table:style-name="ce78" table:number-columns-repeated="3"/>
          <table:table-cell table:style-name="ce80" office:value-type="string">
            <text:p>X</text:p>
          </table:table-cell>
          <table:table-cell table:style-name="ce80" table:number-columns-repeated="3"/>
          <table:table-cell table:number-columns-repeated="2" table:style-name="ce80" office:value-type="string">
            <text:p>X</text:p>
          </table:table-cell>
          <table:table-cell table:style-name="ce80" table:number-columns-repeated="5"/>
          <table:table-cell table:number-columns-repeated="2"/>
          <table:table-cell table:style-name="ce57" office:value-type="string">
            <text:p>One of the company founders launched an organizational change program. One cross-functional team piloted and developed an agile approach. The new approach was presented for key people in the organization, who were given a chance to affect the final process to be. From executive level, a big-bang approach was chosen to avoid organizational dissonance. A risk of making same mistakes in parallel was identified, but as there had already been one successful pilot the risk was opted on. Management stayed firm with the change schedule. People were sent to Scrum and agile training (25% of R&amp;D). External consulting was employed. A consolidated agile approach was developed.</text:p>
            <text:p/>
            <text:p>A wiki was created for sharing knowledge. The new company values were communicated. Vision, plans and other information were over-communicated.</text:p>
            <text:p/>
            <text:p>The change was lead by a rollout team, which consisted of members from all organizational areas (developers to QA to product management). This team provide shared ownership.</text:p>
          </table:table-cell>
          <table:table-cell table:style-name="ce83" office:value-type="string">
            <text:p>The following things helped the agile transition: on-demand model fits agile, an extensive test suite existed, collocation.</text:p>
          </table:table-cell>
          <table:table-cell table:style-name="ce83" office:value-type="string">
            <text:p>Executive commitment. Dedicated rollout team for facilitating change. Follow on agile principles over dictation by documented methods. Early focus on integration and test automation. Provide transparency and over-communicate. Leverage training and coaching from early on. Be inclusive (e.g. inviting everyone to review meetings). Encourage a culture of experimentation and expect mistakes.</text:p>
            <text:p/>
            <text:p>Involve individual contributors early to avoid anti-agents. Have open space meetings early to involve everyone. Invest in product owner training. Automation is a key and it should be prioritized and built early. Give executives concrete deliverables around the rollout. Ensure momentum by getting some teams, but not necessary all, to excellence. Encourage peer coaching. Create a company sprint heartbeat.</text:p>
            <text:p/>
            <text:p>Use common agile vocabulary and rules. Define agile organization roles (PO, ScM, etc.) Daily focus on automated tests throughout the organization. Daily, weekly and monthly cadence with agile practices. Weekly SIGs.</text:p>
          </table:table-cell>
          <table:table-cell table:style-name="ce83"/>
          <table:table-cell office:value-type="string">
            <text:p>Big-bang. Risk of parallel mistakes. Shared ownership.</text:p>
          </table:table-cell>
          <table:table-cell table:number-columns-repeated="2" table:style-name="ce80" office:value-type="string">
            <text:p>X</text:p>
          </table:table-cell>
          <table:table-cell table:style-name="ce80" table:number-columns-repeated="2"/>
          <table:table-cell table:number-columns-repeated="3" table:style-name="ce80" office:value-type="string">
            <text:p>X</text:p>
          </table:table-cell>
          <table:table-cell table:style-name="ce80" table:number-columns-repeated="2"/>
          <table:table-cell table:style-name="ce80" office:value-type="string">
            <text:p>X</text:p>
          </table:table-cell>
          <table:table-cell table:style-name="ce80" table:number-columns-repeated="3"/>
          <table:table-cell table:style-name="ce80" office:value-type="string">
            <text:p>X</text:p>
          </table:table-cell>
          <table:table-cell table:style-name="ce80"/>
          <table:table-cell table:style-name="ce80" office:value-type="string">
            <text:p>X</text:p>
          </table:table-cell>
          <table:table-cell table:style-name="ce80" table:number-columns-repeated="3"/>
          <table:table-cell table:number-columns-repeated="2" table:style-name="ce80" office:value-type="string">
            <text:p>X</text:p>
          </table:table-cell>
          <table:table-cell table:style-name="ce80"/>
          <table:table-cell table:style-name="ce80" office:value-type="string">
            <text:p>X</text:p>
          </table:table-cell>
          <table:table-cell table:style-name="ce80"/>
          <table:table-cell table:number-columns-repeated="2" table:style-name="ce80" office:value-type="string">
            <text:p>X</text:p>
          </table:table-cell>
          <table:table-cell table:style-name="ce80"/>
          <table:table-cell table:number-columns-repeated="948"/>
        </table:table-row>
        <table:table-row table:style-name="ro10">
          <table:table-cell table:style-name="ce17" office:value-type="string">
            <text:p>Lv Yi.</text:p>
          </table:table-cell>
          <table:table-cell table:style-name="ce17" office:value-type="string">
            <text:p>Manager as Scrum Master</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1+ y</text:p>
          </table:table-cell>
          <table:table-cell table:style-name="ce20" office:value-type="float" office:value="4">
            <text:p>4</text:p>
          </table:table-cell>
          <table:table-cell table:style-name="ce23" office:value-type="string">
            <text:p>500 p</text:p>
          </table:table-cell>
          <table:table-cell table:style-name="ce23" office:value-type="float" office:value="500">
            <text:p>500</text:p>
          </table:table-cell>
          <table:table-cell table:style-name="ce70" office:value-type="string">
            <text:p>Scrum</text:p>
          </table:table-cell>
          <table:table-cell table:number-columns-repeated="2"/>
          <table:table-cell table:style-name="ce60"/>
          <table:table-cell table:style-name="ce17"/>
          <table:table-cell table:style-name="ce62"/>
          <table:table-cell table:number-columns-repeated="2"/>
          <table:table-cell table:style-name="ce74"/>
          <table:table-cell table:style-name="ce78"/>
          <table:table-cell table:style-name="ce21"/>
          <table:table-cell table:style-name="ce80"/>
          <table:table-cell table:style-name="ce57" office:value-type="string">
            <text:p>-</text:p>
          </table:table-cell>
          <table:table-cell table:style-name="ce23" office:value-type="string">
            <text:p>-</text:p>
          </table:table-cell>
          <table:table-cell table:style-name="ce56"/>
          <table:table-cell/>
          <table:table-cell table:style-name="ce75"/>
          <table:table-cell table:style-name="ce78" table:number-columns-repeated="3"/>
          <table:table-cell table:style-name="ce80" table:number-columns-repeated="5"/>
          <table:table-cell table:style-name="ce80" office:value-type="string">
            <text:p>X</text:p>
          </table:table-cell>
          <table:table-cell table:style-name="ce80" table:number-columns-repeated="5"/>
          <table:table-cell table:number-columns-repeated="2"/>
          <table:table-cell table:style-name="ce57" office:value-type="string">
            <text:p>The product owner - scrum master - team model was chosen to be implemented. Project managers were eliminated to support this model. People managers were not threatened by this change. The challenge was to get people managers to understand their role as leaders and coaches.</text:p>
            <text:p/>
            <text:p>Management was planning the composition of teams. People were educated in self-organization. A team forming session was arranged for the entire department. 10 teams was formed in a one hour session.</text:p>
            <text:p/>
            <text:p>Scrum masters were not chosen solely by teams. Some line managers acted as scrum masters. Some people grew into scrum mansters. A community of scrum masters was evolving. Line managers acted as mentors for scrum masters. Great scrum masters were promoted to line managers. As the number of scrum masters grew the community evolved into a larger Community of Practice.</text:p>
          </table:table-cell>
          <table:table-cell table:style-name="ce83" office:value-type="string">
            <text:p>The organizational management must change in order to enable self-management in teams.</text:p>
          </table:table-cell>
          <table:table-cell table:style-name="ce83" office:value-type="string">
            <text:p>Employ a cutomer-oriented product backlog and teams accordingly, so that potentially shippable increments are produced in every sprint.</text:p>
            <text:p/>
            <text:p>Even though the goal is to achieve self-management, the process of getting there requires management efforts.</text:p>
          </table:table-cell>
          <table:table-cell table:style-name="ce83" office:value-type="string">
            <text:p>None discussed</text:p>
          </table:table-cell>
          <table:table-cell office:value-type="string">
            <text:p>Managers growing to Scrum masters.</text:p>
          </table:table-cell>
          <table:table-cell table:style-name="ce80" table:number-columns-repeated="19"/>
          <table:table-cell table:style-name="ce80" office:value-type="string">
            <text:p>Int</text:p>
          </table:table-cell>
          <table:table-cell table:number-columns-repeated="2" table:style-name="ce80" office:value-type="string">
            <text:p>X</text:p>
          </table:table-cell>
          <table:table-cell table:style-name="ce80" table:number-columns-repeated="5"/>
          <table:table-cell table:number-columns-repeated="948"/>
        </table:table-row>
        <table:table-row table:style-name="ro25">
          <table:table-cell table:style-name="ce17" office:value-type="string">
            <text:p>D. Wilby.</text:p>
          </table:table-cell>
          <table:table-cell table:style-name="ce17" office:value-type="string">
            <text:p>Roadmap Transformation: From Obstacle to Catalyst</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table:number-columns-repeated="3"/>
          <table:table-cell table:style-name="ce20"/>
          <table:table-cell table:style-name="ce23" table:number-columns-repeated="2"/>
          <table:table-cell table:style-name="ce70" office:value-type="string">
            <text:p>Scrum</text:p>
          </table:table-cell>
          <table:table-cell table:number-columns-repeated="2"/>
          <table:table-cell table:style-name="ce60"/>
          <table:table-cell table:style-name="ce17"/>
          <table:table-cell table:style-name="ce62"/>
          <table:table-cell table:number-columns-repeated="2"/>
          <table:table-cell table:style-name="ce74"/>
          <table:table-cell table:style-name="ce78"/>
          <table:table-cell table:style-name="ce21" office:value-type="string">
            <text:p>Y</text:p>
          </table:table-cell>
          <table:table-cell table:style-name="ce80"/>
          <table:table-cell table:style-name="ce57" office:value-type="string">
            <text:p>Roadmaps were not trusted by anyone</text:p>
          </table:table-cell>
          <table:table-cell table:style-name="ce23"/>
          <table:table-cell table:style-name="ce56"/>
          <table:table-cell/>
          <table:table-cell table:style-name="ce75"/>
          <table:table-cell table:style-name="ce78" table:number-columns-repeated="3"/>
          <table:table-cell table:style-name="ce80" table:number-columns-repeated="4"/>
          <table:table-cell table:style-name="ce80" office:value-type="string">
            <text:p>X</text:p>
          </table:table-cell>
          <table:table-cell table:style-name="ce80" table:number-columns-repeated="6"/>
          <table:table-cell table:number-columns-repeated="2"/>
          <table:table-cell table:style-name="ce57" office:value-type="string">
            <text:p>Agile teams were apparently in place at the time where this report starts. After implementing agile teams roadmapping became an issue. Roadmapping was first thrown out. This lead to new problems. Roadmapping was brought back, but fitted for agile. Consultants were engaged. Intensive one-week training was given for managers responsible for roadmapping. Roadmapping was decided to be done quarterly. The roadmapping process was changed to highly collaborative and to support agile.</text:p>
          </table:table-cell>
          <table:table-cell table:style-name="ce83" office:value-type="string">
            <text:p>Without roadmaps agile seemed chaotic. Roadmaps gave a reference point into what engineering was doing.</text:p>
            <text:p/>
            <text:p>When all parties engaged in roadmapping the actual impacts of roadmap reorganization could be seen and discussed. This kind of rearrangements had sometimes been done on lighter grounds before.</text:p>
            <text:p/>
            <text:p>Participation in planning creates ownership. With common ownership and understanding the roadmap breaks down barriers in accepting it across the organization.</text:p>
          </table:table-cell>
          <table:table-cell table:style-name="ce83" office:value-type="string">
            <text:p>Engage all parties (engineering, marketing, management, sales, support) in roadmapping.</text:p>
          </table:table-cell>
          <table:table-cell table:style-name="ce83" office:value-type="string">
            <text:p>Roadmapping practice hindered getting full benefits from agile practice. Absence of roadmaps led into problems which were interpreted as a sign that agile was not the right choice.</text:p>
          </table:table-cell>
          <table:table-cell office:value-type="string">
            <text:p>Roadmapping and agile. Agile already in place at start.</text:p>
          </table:table-cell>
          <table:table-cell table:style-name="ce80" table:number-columns-repeated="2"/>
          <table:table-cell table:number-columns-repeated="2" table:style-name="ce80" office:value-type="string">
            <text:p>X</text:p>
          </table:table-cell>
          <table:table-cell table:style-name="ce80" table:number-columns-repeated="5"/>
          <table:table-cell table:number-columns-repeated="2" table:style-name="ce80" office:value-type="string">
            <text:p>X</text:p>
          </table:table-cell>
          <table:table-cell table:style-name="ce80" table:number-columns-repeated="13"/>
          <table:table-cell table:style-name="ce80" office:value-type="string">
            <text:p>X</text:p>
          </table:table-cell>
          <table:table-cell table:style-name="ce80" table:number-columns-repeated="2"/>
          <table:table-cell table:number-columns-repeated="948"/>
        </table:table-row>
        <table:table-row table:style-name="ro31">
          <table:table-cell table:style-name="ce17" office:value-type="string">
            <text:p>G. Benefield.</text:p>
          </table:table-cell>
          <table:table-cell table:style-name="ce17" office:value-type="string">
            <text:p>Rolling Out Agile in a Large Enterpris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3">
            <text:p>3</text:p>
          </table:table-cell>
          <table:table-cell table:style-name="ce23" office:value-type="string">
            <text:p>150 teams</text:p>
          </table:table-cell>
          <table:table-cell table:style-name="ce23"/>
          <table:table-cell table:style-name="ce70" office:value-type="string">
            <text:p>Scrum, lean</text:p>
          </table:table-cell>
          <table:table-cell table:number-columns-repeated="2"/>
          <table:table-cell table:style-name="ce60"/>
          <table:table-cell table:style-name="ce17"/>
          <table:table-cell table:style-name="ce62"/>
          <table:table-cell table:number-columns-repeated="2"/>
          <table:table-cell table:style-name="ce74"/>
          <table:table-cell table:style-name="ce78"/>
          <table:table-cell table:style-name="ce21"/>
          <table:table-cell table:style-name="ce80" office:value-type="string">
            <text:p>Y</text:p>
          </table:table-cell>
          <table:table-cell table:style-name="ce57" office:value-type="string">
            <text:p>Internal discussion after hearing a consultant</text:p>
          </table:table-cell>
          <table:table-cell table:style-name="ce23" office:value-type="string">
            <text:p>By consultant</text:p>
          </table:table-cell>
          <table:table-cell table:style-name="ce56" office:value-type="string">
            <text:p>Management</text:p>
          </table:table-cell>
          <table:table-cell/>
          <table:table-cell table:style-name="ce75"/>
          <table:table-cell table:style-name="ce78"/>
          <table:table-cell table:style-name="ce78" office:value-type="string">
            <text:p>X</text:p>
          </table:table-cell>
          <table:table-cell table:style-name="ce78"/>
          <table:table-cell table:style-name="ce80" office:value-type="string">
            <text:p>X</text:p>
          </table:table-cell>
          <table:table-cell table:style-name="ce80" table:number-columns-repeated="2"/>
          <table:table-cell table:style-name="ce80" office:value-type="string">
            <text:p>X</text:p>
          </table:table-cell>
          <table:table-cell table:style-name="ce80" table:number-columns-repeated="7"/>
          <table:table-cell table:number-columns-repeated="2"/>
          <table:table-cell table:style-name="ce57" office:value-type="string">
            <text:p>Initially there was discussion on mandated top-down implementation, but a grass-root approach was chosen. Scrum practice was chosen to be introduced first, as the most visible symptoms of dysfunction were in project planning and management. A Scrum pilot with 4 projects was started. Comprehensive training and external coaching was used in the pilot projects. At the end of the two-month pilot there were positive results and the teams liked the new process. During piloting many general impediments were identified and solved. Surveys were conducted on the pilot projects, and the results showed that most teams perceived that Scrum improved productivity compared to previous processes. 81% of team members wanted to continue with Scrum. The survey results were used to convince others teams that Scrum was good. The Scrum work group presented results to upper management as the pilots progressed.</text:p>
            <text:p/>
            <text:p>A cocahing model was created for introducing teams to Scrum. The coaching model included a number of overview presentations and training for the team, and preparing the backlog with the product owner. The aim was to make the teams free standing as soon as possible. The practices were revisited over time, so that the teams would not forget them. As adoption was progressing 84% of the team members favored Scrum over the previous processes.</text:p>
            <text:p/>
            <text:p>The Scrum work group faced cuts in budget. The work group suggested to delay new teams from introducing Scrum. Teams introduced Scrum anyway without the recommended training, which resulted in misinterpretations. The Scrum work group set to find metrics to show that Scrum training was well worth its cost. Many measures were considered, but most seemed to risk skewing the results. A survey with POs was made and it showed 0% to 200% subjectively estimated productivity gain. A calculation that agile coaches improve productivity was presented. The Scrum work group was allowed to hire coaches although the company was on budget. A bottom up agile movement was created by means such as guerrilla marketing.</text:p>
            <text:p/>
            <text:p>The coach community was strengthened by new internal members and external consultants. Investments were made to enable constantly better coaching,</text:p>
          </table:table-cell>
          <table:table-cell table:style-name="ce83" office:value-type="string">
            <text:p>Top-down by-the-book mandates for Scrum did not work, and the process had to be grown by the team.</text:p>
            <text:p/>
            <text:p>Finding good coaches, preferably originally from within teams, is an important activity. The best agile champions were people already in the teams, as they knew the context and particular challenges.</text:p>
            <text:p/>
            <text:p>Change can not be dictated. Be careful with privacy when presenting measures on performance. Align with management early and train management also. Be careful to speak the same language when approaching designers (UI and such), and find common ground for implementing agile. Fund the coaching team adequately.</text:p>
            <text:p/>
            <text:p>Not everyone will like agile (10% - 15% do not like the status quo at any given time). Watch out if no-one reacts badly to changes.</text:p>
            <text:p/>
            <text:p>The agile change affects the entire organization. Groups such as project management and HR must be aligned to agile mindsets.</text:p>
          </table:table-cell>
          <table:table-cell table:style-name="ce83" office:value-type="string">
            <text:p>-</text:p>
          </table:table-cell>
          <table:table-cell table:style-name="ce83" office:value-type="string">
            <text:p>Some teams claimed to be agile, but were doing mini waterfalls. Some teams also dropped key elements of Scrum, such as daily standups.</text:p>
            <text:p/>
            <text:p>Wrong choice of words (e.g. saying “must” of something) may give a backlash that will be noticed after time. For example, teams may be put off and stop attending to coaching.</text:p>
            <text:p/>
            <text:p>The privacy of a team was violated when showing results. As a consequence the team lost trust in the Scrum work group and Scrum itself.</text:p>
            <text:p/>
            <text:p>As the change was spreading management became familiar with Scrum. Some managers refused to attend training, insisting on that they were already familiar with agile. Some managers became anti-agile when they did not properly understand the values.</text:p>
            <text:p/>
            <text:p>Adoption was slowed down by insufficient resources in coaching.</text:p>
            <text:p/>
            <text:p>Solid engineering practices were not fully applied at start, which resulted in delays and lowered quality.</text:p>
          </table:table-cell>
          <table:table-cell office:value-type="string">
            <text:p>Coaching model and bottom-up. The Scrum work group got investments</text:p>
          </table:table-cell>
          <table:table-cell table:style-name="ce80" table:number-columns-repeated="6"/>
          <table:table-cell table:number-columns-repeated="2" table:style-name="ce80" office:value-type="string">
            <text:p>X</text:p>
          </table:table-cell>
          <table:table-cell table:style-name="ce80"/>
          <table:table-cell table:style-name="ce80" office:value-type="string">
            <text:p>X</text:p>
          </table:table-cell>
          <table:table-cell table:style-name="ce80" table:number-columns-repeated="5"/>
          <table:table-cell table:style-name="ce80" office:value-type="string">
            <text:p>X</text:p>
          </table:table-cell>
          <table:table-cell table:style-name="ce80" table:number-columns-repeated="3"/>
          <table:table-cell table:style-name="ce80" office:value-type="string">
            <text:p>Int</text:p>
          </table:table-cell>
          <table:table-cell table:style-name="ce80"/>
          <table:table-cell table:style-name="ce80" office:value-type="string">
            <text:p>X</text:p>
          </table:table-cell>
          <table:table-cell table:style-name="ce80" table:number-columns-repeated="2"/>
          <table:table-cell table:style-name="ce80" office:value-type="string">
            <text:p>X</text:p>
          </table:table-cell>
          <table:table-cell table:style-name="ce80" table:number-columns-repeated="2"/>
          <table:table-cell table:number-columns-repeated="948"/>
        </table:table-row>
        <table:table-row table:style-name="ro18">
          <table:table-cell table:style-name="ce17" office:value-type="string">
            <text:p>E. Moore and J. Spens.</text:p>
          </table:table-cell>
          <table:table-cell table:style-name="ce17" office:value-type="string">
            <text:p>Scaling agile: Finding your agile trib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table:number-columns-repeated="3"/>
          <table:table-cell table:style-name="ce20"/>
          <table:table-cell table:style-name="ce23" office:value-type="string">
            <text:p>300 p, 25 t, 3 loc</text:p>
          </table:table-cell>
          <table:table-cell table:style-name="ce23" office:value-type="float" office:value="300">
            <text:p>300</text:p>
          </table:table-cell>
          <table:table-cell table:style-name="ce70" office:value-type="string">
            <text:p>Scrum</text:p>
          </table:table-cell>
          <table:table-cell table:number-columns-repeated="2"/>
          <table:table-cell table:style-name="ce60"/>
          <table:table-cell table:style-name="ce17"/>
          <table:table-cell table:style-name="ce62"/>
          <table:table-cell table:number-columns-repeated="2"/>
          <table:table-cell table:style-name="ce74"/>
          <table:table-cell table:style-name="ce78"/>
          <table:table-cell table:style-name="ce21"/>
          <table:table-cell table:style-name="ce80"/>
          <table:table-cell table:style-name="ce57" office:value-type="string">
            <text:p>-</text:p>
          </table:table-cell>
          <table:table-cell table:style-name="ce23" office:value-type="string">
            <text:p>-</text:p>
          </table:table-cell>
          <table:table-cell table:style-name="ce56"/>
          <table:table-cell/>
          <table:table-cell table:style-name="ce75"/>
          <table:table-cell table:style-name="ce78" table:number-columns-repeated="3"/>
          <table:table-cell table:style-name="ce80" table:number-columns-repeated="11"/>
          <table:table-cell table:number-columns-repeated="2"/>
          <table:table-cell table:style-name="ce57" office:value-type="string">
            <text:p>A consultancy was hired to provide project management and development support to accelerate the use of agile practices. This report starts off at a situation where agile practices were already in place. As the size of the agile project grew several challenges emerged, especially with integration and dependencies.</text:p>
            <text:p/>
            <text:p>At first dependencies between teams were tried to be reduced, but dependencies increased with more concurrent work. A choice of SOA lead to a significant number of integration points. A lightweight process was sought for managing the integration points. An approach with direct communication was sought for instead of a traditional document-centric one. Collocated teams were able to handle a light process, but pushing it further to the program across the globe created significant problems.</text:p>
            <text:p/>
            <text:p>A distinction arose between teams taking ownership of modules and managing integration points to those teams that did not. As more global interactions occurred, the integration problems created a tendency of reverting back to contractual communication. In some cases individuals managed to break through communication barriers, in other cases teams regressed.</text:p>
            <text:p/>
            <text:p>Significant investments were made in continuous integration. New technologies were put in place. Automatic integration and component suites were built,</text:p>
          </table:table-cell>
          <table:table-cell table:style-name="ce83" office:value-type="string">
            <text:p>A challenge over techniques and methods was to find the right people to form the agile community.</text:p>
            <text:p/>
            <text:p>A sign of bad communication is teams with no personal contacts to the party the were integrating with.</text:p>
            <text:p/>
            <text:p>Integration issues were best solved by people who were willing to work outside their team room.</text:p>
            <text:p/>
            <text:p>Some of the agile practices that made teams effective in isolation actually reduced their productivity in a large-scale environment.</text:p>
            <text:p/>
            <text:p>In smaller projects teams are encouraged to focus only on their own goals, but in larger scale team members must participate in project wide activities. In particular team leaders were required to spend much time outside the team room. Trade-offs must be made between stabilizing and completing as many story points as possible.</text:p>
          </table:table-cell>
          <table:table-cell table:style-name="ce83" office:value-type="string">
            <text:p>Think outside the team room walls. Do not allow “us versus them” mentality. Strive to think of the overall best solutions, even if making sacrifices to your own team.</text:p>
            <text:p/>
            <text:p>Raise issues and fight for the program's attention to solve them. Within one team it is easy to be heard, but in a large setting you must compete for priority with a host of other issues.</text:p>
            <text:p/>
            <text:p>Accept and trust decisions made outside the team. On projects of scale it is tremendously difficult to get everyone to buy-in for changes.</text:p>
          </table:table-cell>
          <table:table-cell table:style-name="ce83" office:value-type="string">
            <text:p>Dependencies and integration were the largest challenges when scaling up.</text:p>
            <text:p/>
            <text:p>As more global interactions occurred, the integration problems created a tendency of reverting back to contractual communication.</text:p>
            <text:p/>
            <text:p>Creating a culture of working builds. Producing fully functional builds at sprint reviews and toll-gates still required management intercession. Teams did not take on a passion to solve integration challenges proactively.</text:p>
            <text:p/>
            <text:p>Tracking down issues caused by dependencies was found demoralizing.</text:p>
            <text:p/>
            <text:p>While it was not a problem to find skilled agile team members, it was hard to find enough talented people with skill required to bring agile to scale.</text:p>
          </table:table-cell>
          <table:table-cell office:value-type="string">
            <text:p>Managing numerous teams with integration needs.</text:p>
          </table:table-cell>
          <table:table-cell table:style-name="ce80" table:number-columns-repeated="2"/>
          <table:table-cell table:style-name="ce80" office:value-type="string">
            <text:p>X</text:p>
          </table:table-cell>
          <table:table-cell table:style-name="ce80" table:number-columns-repeated="6"/>
          <table:table-cell table:style-name="ce80" office:value-type="string">
            <text:p>X</text:p>
          </table:table-cell>
          <table:table-cell table:style-name="ce80" table:number-columns-repeated="14"/>
          <table:table-cell table:number-columns-repeated="3" table:style-name="ce80" office:value-type="string">
            <text:p>X</text:p>
          </table:table-cell>
          <table:table-cell table:number-columns-repeated="948"/>
        </table:table-row>
        <table:table-row table:style-name="ro23">
          <table:table-cell table:style-name="ce15" office:value-type="string">
            <text:p>R. Benefield.</text:p>
          </table:table-cell>
          <table:table-cell table:style-name="ce15" office:value-type="string">
            <text:p>Seven Dimensions of Agile Maturity in the Global Enterprise: A Case Study</text:p>
          </table:table-cell>
          <table:table-cell table:style-name="ce19" office:value-type="string">
            <text:p>Conference Proceedings</text:p>
          </table:table-cell>
          <table:table-cell table:style-name="ce20" office:value-type="float" office:value="2010">
            <text:p>2010</text:p>
          </table:table-cell>
          <table:table-cell table:style-name="ce21" office:value-type="string">
            <text:p>E</text:p>
          </table:table-cell>
          <table:table-cell table:style-name="ce20" table:number-columns-repeated="4"/>
          <table:table-cell table:style-name="ce57" office:value-type="string">
            <text:p>160000 p</text:p>
          </table:table-cell>
          <table:table-cell table:style-name="ce57" office:value-type="float" office:value="16000">
            <text:p>16000</text:p>
          </table:table-cell>
          <table:table-cell table:style-name="ce69" office:value-type="string">
            <text:p>TDD, automated testing, CI</text:p>
          </table:table-cell>
          <table:table-cell table:number-columns-repeated="2"/>
          <table:table-cell table:style-name="ce60"/>
          <table:table-cell table:style-name="ce15"/>
          <table:table-cell table:style-name="ce60"/>
          <table:table-cell table:number-columns-repeated="2"/>
          <table:table-cell table:style-name="ce73"/>
          <table:table-cell table:style-name="ce79" office:value-type="string">
            <text:p>Y</text:p>
          </table:table-cell>
          <table:table-cell table:style-name="ce21"/>
          <table:table-cell table:style-name="ce80" office:value-type="string">
            <text:p>Y</text:p>
          </table:table-cell>
          <table:table-cell table:style-name="ce57" office:value-type="string">
            <text:p>Improve market responsiveness. New technologies, markets, regulations</text:p>
          </table:table-cell>
          <table:table-cell table:style-name="ce23"/>
          <table:table-cell table:style-name="ce56"/>
          <table:table-cell/>
          <table:table-cell table:style-name="ce75"/>
          <table:table-cell table:style-name="ce78" table:number-columns-repeated="3"/>
          <table:table-cell table:style-name="ce80" table:number-columns-repeated="4"/>
          <table:table-cell table:style-name="ce80" office:value-type="string">
            <text:p>X</text:p>
          </table:table-cell>
          <table:table-cell table:style-name="ce80" table:number-columns-repeated="6"/>
          <table:table-cell table:number-columns-repeated="2"/>
          <table:table-cell table:style-name="ce57" office:value-type="string">
            <text:p>An agile approach was first attempted by changing project management to be more adaptive and iterative. The new approaches resulted in better cycle times, but there was integration problems. The problems were investigated. As a result a handful of pilot projects were conducted across two release streams. The results were very positive and demand for wider effort spread virally. (Pilots: 60% end-to-end test defect reduction, almost eliminate in-life faults). A company wide effort was kicked off to build a framework for the rollout.</text:p>
            <text:p/>
            <text:p>Early investigations showed incosistencies between teams implementing agile. Some teams ignored developer testing practices, and considered them as the responsibility of later QA. This behavior created large quality issues. Seven key practices were identified to standardize quality in development. The practices were chosen based on evidence of productivity increase, but also because of externally and internally available reference material. The practices were assessed by a maturity model inspired by CMMI.</text:p>
          </table:table-cell>
          <table:table-cell table:style-name="ce83" office:value-type="string">
            <text:p>-</text:p>
          </table:table-cell>
          <table:table-cell table:style-name="ce83" office:value-type="string">
            <text:p>Standardization of practices</text:p>
            <text:p/>
            <text:p>Communicate dependencies</text:p>
            <text:p/>
            <text:p>There has been resistance from partners and offshore suppliers. Contracts have been rewritten to accomodate the new model.</text:p>
            <text:p/>
            <text:p>Challenge in outreach and education of key stakeholders throughout the business. The model has been engineering-focused.</text:p>
            <text:p/>
            <text:p>COTS products, and hardware and process integration do not integrate to the seven dimensions framework in a straight forward fashion. It's believed that vendors who make activities such as automatic deployment difficult will be replaced with flexible ones.</text:p>
          </table:table-cell>
          <table:table-cell table:style-name="ce83" office:value-type="string">
            <text:p>Teams misinterpreted practices, and bad practices grew endemically.</text:p>
          </table:table-cell>
          <table:table-cell office:value-type="string">
            <text:p>Integration problems, teams not understanding agile.</text:p>
          </table:table-cell>
          <table:table-cell table:style-name="ce80" table:number-columns-repeated="3"/>
          <table:table-cell table:number-columns-repeated="2" table:style-name="ce80" office:value-type="string">
            <text:p>X</text:p>
          </table:table-cell>
          <table:table-cell table:style-name="ce80"/>
          <table:table-cell table:number-columns-repeated="2" table:style-name="ce80" office:value-type="string">
            <text:p>X</text:p>
          </table:table-cell>
          <table:table-cell table:style-name="ce80" table:number-columns-repeated="16"/>
          <table:table-cell table:style-name="ce80" office:value-type="string">
            <text:p>X</text:p>
          </table:table-cell>
          <table:table-cell table:style-name="ce80" table:number-columns-repeated="2"/>
          <table:table-cell table:number-columns-repeated="948"/>
        </table:table-row>
        <table:table-row table:style-name="ro28">
          <table:table-cell table:style-name="ce15" office:value-type="string">
            <text:p>Y. Dubinsky, O. Hazzan, D. Talby and A. Keren.</text:p>
          </table:table-cell>
          <table:table-cell table:style-name="ce15" office:value-type="string">
            <text:p>System analysis and design in a large-scale software project: The case of transition to agile development</text:p>
          </table:table-cell>
          <table:table-cell table:style-name="ce19" office:value-type="string">
            <text:p>Conference Proceedings</text:p>
          </table:table-cell>
          <table:table-cell table:style-name="ce20" office:value-type="float" office:value="2006">
            <text:p>2006</text:p>
          </table:table-cell>
          <table:table-cell table:style-name="ce21" office:value-type="string">
            <text:p>C</text:p>
          </table:table-cell>
          <table:table-cell table:style-name="ce20" table:number-columns-repeated="4"/>
          <table:table-cell table:style-name="ce57" office:value-type="string">
            <text:p>80 p</text:p>
          </table:table-cell>
          <table:table-cell table:style-name="ce57" office:value-type="float" office:value="80">
            <text:p>80</text:p>
          </table:table-cell>
          <table:table-cell table:style-name="ce69" office:value-type="string">
            <text:p>XP</text:p>
          </table:table-cell>
          <table:table-cell table:number-columns-repeated="2"/>
          <table:table-cell table:style-name="ce60"/>
          <table:table-cell table:style-name="ce15"/>
          <table:table-cell table:style-name="ce60"/>
          <table:table-cell table:number-columns-repeated="2"/>
          <table:table-cell table:style-name="ce73"/>
          <table:table-cell table:style-name="ce79"/>
          <table:table-cell table:style-name="ce21"/>
          <table:table-cell table:style-name="ce80"/>
          <table:table-cell table:style-name="ce57" office:value-type="string">
            <text:p>-</text:p>
          </table:table-cell>
          <table:table-cell table:style-name="ce23"/>
          <table:table-cell table:style-name="ce56"/>
          <table:table-cell/>
          <table:table-cell table:style-name="ce75"/>
          <table:table-cell table:style-name="ce78" table:number-columns-repeated="3"/>
          <table:table-cell table:style-name="ce80" office:value-type="string">
            <text:p>X</text:p>
          </table:table-cell>
          <table:table-cell table:style-name="ce80" table:number-columns-repeated="5"/>
          <table:table-cell table:style-name="ce80" office:value-type="string">
            <text:p>X</text:p>
          </table:table-cell>
          <table:table-cell table:style-name="ce80" table:number-columns-repeated="4"/>
          <table:table-cell table:number-columns-repeated="2"/>
          <table:table-cell table:style-name="ce57" office:value-type="string">
            <text:p>When project leadership decided to change to an agile process Air Force leadership supported the transition. The fitness of different methods was investigated during several months. A pilot team of 15 people was established.</text:p>
          </table:table-cell>
          <table:table-cell table:number-columns-repeated="2" table:style-name="ce83" office:value-type="string">
            <text:p>-</text:p>
          </table:table-cell>
          <table:table-cell table:style-name="ce83" office:value-type="string">
            <text:p>How can the concept “the teams sits together” be applied on large scale.</text:p>
          </table:table-cell>
          <table:table-cell office:value-type="string">
            <text:p>Projects for Air Force.</text:p>
          </table:table-cell>
          <table:table-cell table:style-name="ce80" office:value-type="string">
            <text:p>X</text:p>
          </table:table-cell>
          <table:table-cell table:style-name="ce80" table:number-columns-repeated="5"/>
          <table:table-cell table:style-name="ce80" office:value-type="string">
            <text:p>X</text:p>
          </table:table-cell>
          <table:table-cell table:style-name="ce80" table:number-columns-repeated="20"/>
          <table:table-cell table:number-columns-repeated="948"/>
        </table:table-row>
        <table:table-row table:style-name="ro18">
          <table:table-cell table:style-name="ce15" office:value-type="string">
            <text:p>J. Heidenberg, M. Matinlassi, M. Pikkarainen, P. Hirkman and J. Partanen.</text:p>
          </table:table-cell>
          <table:table-cell table:style-name="ce15" office:value-type="string">
            <text:p>Systematic piloting of agile methods in the large: Two cases in embedded systems development</text:p>
          </table:table-cell>
          <table:table-cell table:style-name="ce19" office:value-type="string">
            <text:p>Conference Proceedings</text:p>
          </table:table-cell>
          <table:table-cell table:style-name="ce20" office:value-type="float" office:value="2010">
            <text:p>2010</text:p>
          </table:table-cell>
          <table:table-cell table:style-name="ce21" office:value-type="string">
            <text:p>C</text:p>
          </table:table-cell>
          <table:table-cell table:style-name="ce20" office:value-type="float" office:value="2008">
            <text:p>2008</text:p>
          </table:table-cell>
          <table:table-cell table:style-name="ce20" office:value-type="float" office:value="2009">
            <text:p>2009</text:p>
          </table:table-cell>
          <table:table-cell table:style-name="ce21" office:value-type="string">
            <text:p>2+ y</text:p>
          </table:table-cell>
          <table:table-cell table:style-name="ce20" office:value-type="float" office:value="2">
            <text:p>2</text:p>
          </table:table-cell>
          <table:table-cell table:style-name="ce57" office:value-type="string">
            <text:p>60 p / 20 p in pilot</text:p>
          </table:table-cell>
          <table:table-cell table:style-name="ce57" office:value-type="float" office:value="60">
            <text:p>60</text:p>
          </table:table-cell>
          <table:table-cell table:style-name="ce69" office:value-type="string">
            <text:p>Scrum, tailored</text:p>
          </table:table-cell>
          <table:table-cell table:number-columns-repeated="2"/>
          <table:table-cell table:style-name="ce60"/>
          <table:table-cell table:style-name="ce15"/>
          <table:table-cell table:style-name="ce60"/>
          <table:table-cell table:number-columns-repeated="2"/>
          <table:table-cell table:style-name="ce73"/>
          <table:table-cell table:style-name="ce78" office:value-type="string">
            <text:p>Y</text:p>
          </table:table-cell>
          <table:table-cell table:style-name="ce21" office:value-type="string">
            <text:p>Y</text:p>
          </table:table-cell>
          <table:table-cell table:style-name="ce80" office:value-type="string">
            <text:p>Y</text:p>
          </table:table-cell>
          <table:table-cell table:style-name="ce57" office:value-type="string">
            <text:p>Quality in tighter windows, right functionality at right time, react to change, mistrust, communication</text:p>
          </table:table-cell>
          <table:table-cell table:style-name="ce23"/>
          <table:table-cell table:style-name="ce56" office:value-type="string">
            <text:p>Top management</text:p>
          </table:table-cell>
          <table:table-cell/>
          <table:table-cell table:style-name="ce75"/>
          <table:table-cell table:style-name="ce78" table:number-columns-repeated="3"/>
          <table:table-cell table:style-name="ce80" table:number-columns-repeated="4"/>
          <table:table-cell table:number-columns-repeated="2" table:style-name="ce80" office:value-type="string">
            <text:p>X</text:p>
          </table:table-cell>
          <table:table-cell table:style-name="ce80" table:number-columns-repeated="5"/>
          <table:table-cell table:number-columns-repeated="2"/>
          <table:table-cell table:style-name="ce57" office:value-type="string">
            <text:p>Piloting projects were started, as a smaller scale test was seen necessary to reduce risk. In addition to being a small scale test piloting was regarded as a means for introducing change. Projects were so diverse that there had to be more than one pilot.</text:p>
            <text:p/>
            <text:p>A piloting model was developed: 1) Marketing the pilot: determine stakeholders, create business case. 2) Preparing the pilot: define current state, define desired state. 3) Executing the pilot: iterate between implementing the pilot and learning by doing.</text:p>
            <text:p/>
            <text:p>Piloiting was seen as a means to create better understanding of agile menthods in the organization, create and sustain a need for change by management sponsorship, allow those affected by the change to participate actively. It was important for pilots to be success stories.</text:p>
            <text:p/>
            <text:p>Agile spark came from project and business management and teams. Issues in communication and possibility for requirements changes were reasonsfor change. External consultants were used for determining the current state of the organization. Training was organized by an external training provider, and also by in-house personnel due to financial constraints. Retrospectives were arranged to support learning by doing.</text:p>
          </table:table-cell>
          <table:table-cell table:style-name="ce83" office:value-type="string">
            <text:p>The Scrum method had to be tailored to fit with the specific requirements of the organization. For instance interacitons with hardware design had to be planned up-front. The interfacing team had to work in a time boxed fashion.</text:p>
            <text:p/>
            <text:p>The existing company processes had to be adapted to integrate with agile.</text:p>
            <text:p/>
            <text:p>There may be resistance towards agile based on perceptions of "no design". Use different vocabulary to overcome these perceptions.</text:p>
            <text:p/>
            <text:p>There is a need to understand organizational cultural differences, and it is important to be empathic. Use external help to bridge differences.</text:p>
            <text:p/>
            <text:p>A pilot an be agile even if the rest of the company is non-agile. The pilot reduces resistance to change.</text:p>
          </table:table-cell>
          <table:table-cell table:style-name="ce83" office:value-type="string">
            <text:p>Use piloting. Use retrospectives. Watch that the motivation of the pilot team is right at the beginning. Inform management well ahead on the need for team rooms. Perform multiple pilots if the company setting is diverse.</text:p>
          </table:table-cell>
          <table:table-cell table:style-name="ce83" office:value-type="string">
            <text:p>Inherent resistance to change. Resistance of stakeholders needed to be bridged. The most resistant groups were engineers and project managers.</text:p>
            <text:p/>
            <text:p>Team rooms take more space per person than regular office layout.</text:p>
          </table:table-cell>
          <table:table-cell office:value-type="string">
            <text:p>Piloting viewpoint</text:p>
          </table:table-cell>
          <table:table-cell table:style-name="ce80" office:value-type="string">
            <text:p>X</text:p>
          </table:table-cell>
          <table:table-cell table:style-name="ce80" table:number-columns-repeated="2"/>
          <table:table-cell table:style-name="ce80" office:value-type="string">
            <text:p>X</text:p>
          </table:table-cell>
          <table:table-cell table:style-name="ce80" table:number-columns-repeated="2"/>
          <table:table-cell table:number-columns-repeated="2" table:style-name="ce80" office:value-type="string">
            <text:p>X</text:p>
          </table:table-cell>
          <table:table-cell table:style-name="ce80"/>
          <table:table-cell table:style-name="ce80" office:value-type="string">
            <text:p>X</text:p>
          </table:table-cell>
          <table:table-cell table:style-name="ce80" table:number-columns-repeated="5"/>
          <table:table-cell table:style-name="ce80" office:value-type="string">
            <text:p>X</text:p>
          </table:table-cell>
          <table:table-cell table:style-name="ce80" table:number-columns-repeated="7"/>
          <table:table-cell table:style-name="ce80" office:value-type="string">
            <text:p>X</text:p>
          </table:table-cell>
          <table:table-cell table:style-name="ce80" table:number-columns-repeated="3"/>
          <table:table-cell table:number-columns-repeated="948"/>
        </table:table-row>
        <table:table-row table:style-name="ro28">
          <table:table-cell table:style-name="ce15" office:value-type="string">
            <text:p>K. Petersen and C. Wohlin.</text:p>
          </table:table-cell>
          <table:table-cell table:style-name="ce15" office:value-type="string">
            <text:p>The effect of moving from a plan-driven to an incremental software development approach with agile practices: An industrial case study</text:p>
          </table:table-cell>
          <table:table-cell table:style-name="ce19" office:value-type="string">
            <text:p>Journal Article</text:p>
          </table:table-cell>
          <table:table-cell table:style-name="ce20" office:value-type="float" office:value="2010">
            <text:p>2010</text:p>
          </table:table-cell>
          <table:table-cell table:style-name="ce21" office:value-type="string">
            <text:p>C</text:p>
          </table:table-cell>
          <table:table-cell table:style-name="ce20" office:value-type="float" office:value="2006">
            <text:p>2006</text:p>
          </table:table-cell>
          <table:table-cell table:style-name="ce20"/>
          <table:table-cell table:style-name="ce21" office:value-type="string">
            <text:p>2+ y</text:p>
          </table:table-cell>
          <table:table-cell table:style-name="ce20" office:value-type="float" office:value="4">
            <text:p>4</text:p>
          </table:table-cell>
          <table:table-cell table:style-name="ce19" office:value-type="string">
            <text:p>500 p</text:p>
          </table:table-cell>
          <table:table-cell table:style-name="ce19" office:value-type="float" office:value="500">
            <text:p>500</text:p>
          </table:table-cell>
          <table:table-cell table:style-name="ce69" office:value-type="string">
            <text:p>ID, Scrum and XP combining</text:p>
          </table:table-cell>
          <table:table-cell table:number-columns-repeated="2"/>
          <table:table-cell table:style-name="ce60"/>
          <table:table-cell table:style-name="ce15"/>
          <table:table-cell table:style-name="ce60"/>
          <table:table-cell table:number-columns-repeated="2"/>
          <table:table-cell table:style-name="ce73"/>
          <table:table-cell table:style-name="ce79"/>
          <table:table-cell table:style-name="ce21" office:value-type="string">
            <text:p>Y</text:p>
          </table:table-cell>
          <table:table-cell table:style-name="ce80" office:value-type="string">
            <text:p>Y</text:p>
          </table:table-cell>
          <table:table-cell table:style-name="ce57" office:value-type="string">
            <text:p>Comparing to industry benchmarks, e.g. lead-times a performance issue.</text:p>
          </table:table-cell>
          <table:table-cell table:style-name="ce23"/>
          <table:table-cell table:style-name="ce56"/>
          <table:table-cell/>
          <table:table-cell table:style-name="ce75"/>
          <table:table-cell table:style-name="ce78"/>
          <table:table-cell table:style-name="ce78" office:value-type="string">
            <text:p>X</text:p>
          </table:table-cell>
          <table:table-cell table:style-name="ce78"/>
          <table:table-cell table:style-name="ce80" table:number-columns-repeated="2"/>
          <table:table-cell table:style-name="ce80" office:value-type="string">
            <text:p>X</text:p>
          </table:table-cell>
          <table:table-cell table:style-name="ce80" table:number-columns-repeated="8"/>
          <table:table-cell table:number-columns-repeated="2"/>
          <table:table-cell table:style-name="ce57" office:value-type="string">
            <text:p>The change was conducted stepwise. First to be implemented was small teams, latest system version, and product backlog. Then continuous reflection and improvement, frequent face-to-face interactions, and standups were implemented.</text:p>
          </table:table-cell>
          <table:table-cell table:number-columns-repeated="3" table:style-name="ce83" office:value-type="string">
            <text:p>-</text:p>
          </table:table-cell>
          <table:table-cell office:value-type="string">
            <text:p>Stepwise adoption: teams, latest system version, backlog, improvement.</text:p>
          </table:table-cell>
          <table:table-cell table:style-name="ce80" table:number-columns-repeated="2"/>
          <table:table-cell table:style-name="ce80" office:value-type="string">
            <text:p>X</text:p>
          </table:table-cell>
          <table:table-cell table:style-name="ce80" table:number-columns-repeated="24"/>
          <table:table-cell table:number-columns-repeated="948"/>
        </table:table-row>
        <table:table-row table:style-name="ro10">
          <table:table-cell table:style-name="ce17" office:value-type="string">
            <text:p>K. Silva and C. Doss.</text:p>
          </table:table-cell>
          <table:table-cell table:style-name="ce17" office:value-type="string">
            <text:p>The Growth of an Agile Coach Community at a Fortune 200 Company</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4">
            <text:p>2004</text:p>
          </table:table-cell>
          <table:table-cell table:style-name="ce21"/>
          <table:table-cell table:style-name="ce21" office:value-type="string">
            <text:p>1 y</text:p>
          </table:table-cell>
          <table:table-cell table:style-name="ce20" office:value-type="float" office:value="3">
            <text:p>3</text:p>
          </table:table-cell>
          <table:table-cell table:style-name="ce23" table:number-columns-repeated="2"/>
          <table:table-cell table:style-name="ce69" office:value-type="string">
            <text:p>Scrum, lean</text:p>
          </table:table-cell>
          <table:table-cell table:number-columns-repeated="2"/>
          <table:table-cell table:style-name="ce62"/>
          <table:table-cell table:style-name="ce15"/>
          <table:table-cell table:style-name="ce60"/>
          <table:table-cell table:number-columns-repeated="2"/>
          <table:table-cell table:style-name="ce75"/>
          <table:table-cell table:style-name="ce78"/>
          <table:table-cell table:style-name="ce21"/>
          <table:table-cell table:style-name="ce80" office:value-type="string">
            <text:p>Y</text:p>
          </table:table-cell>
          <table:table-cell table:style-name="ce57" office:value-type="string">
            <text:p>Need to put more effort on process and coordination</text:p>
          </table:table-cell>
          <table:table-cell table:style-name="ce23" office:value-type="string">
            <text:p>Exploring process retaining customer value</text:p>
          </table:table-cell>
          <table:table-cell table:style-name="ce56" office:value-type="string">
            <text:p>Senior leadership, IT</text:p>
          </table:table-cell>
          <table:table-cell/>
          <table:table-cell table:style-name="ce75"/>
          <table:table-cell table:style-name="ce78" table:number-columns-repeated="3"/>
          <table:table-cell table:style-name="ce80" table:number-columns-repeated="11"/>
          <table:table-cell table:number-columns-repeated="2"/>
          <table:table-cell table:style-name="ce57" office:value-type="string">
            <text:p>Many pilot projects were conducted. Each pilot had an external Scrum coach. Pilots showed great success. Pilots had high management support and interest. Pilot team members showed great interest to continue with agile, and showed an increase in morale.</text:p>
            <text:p/>
            <text:p>After pilots executive management was supportive for implementing agile on a broader scale. Agile gained ground gradually and became the predominant process. Work areas were rebuilt to make better team rooms and collaborative spaces.</text:p>
            <text:p/>
            <text:p>To facilitate adoption internal coach training was started. People from various (managers, analysts, devs) positions sought to be coaches. External mentoring was given by external consultants. Scrum master certification was applied. With time it became clear that a community of coaches was needed.</text:p>
          </table:table-cell>
          <table:table-cell table:style-name="ce83" office:value-type="string">
            <text:p>Although there was strong executive level support, it was the grass root passion and effort sustained the growth and success of agile.</text:p>
            <text:p/>
            <text:p>It became obvious early that internal agile coaches were needed.</text:p>
            <text:p/>
            <text:p>The agile coaching community resides in the middle of the organizational change, and is the driver for actions in the correct direction.</text:p>
            <text:p/>
            <text:p>Foundational support for high quality coaches will be critical for maintaining current delivery and building future competency.</text:p>
          </table:table-cell>
          <table:table-cell table:style-name="ce83" office:value-type="string">
            <text:p>Continuously remind management that coaching is necessary for agile projects to get on the right track. Consult management to make them understand the importance of investing in a highly competent coach community.</text:p>
          </table:table-cell>
          <table:table-cell table:style-name="ce83" office:value-type="string">
            <text:p>Maintaining the quality of agile projects and coaches.</text:p>
            <text:p/>
            <text:p>Many new coaches are needed but there are few good mentor coaches. Many new coaches are accustomed with traditional practices, and they must receive quality coaching to get into the agile ways of working.</text:p>
            <text:p/>
            <text:p>Managers are anxious to get agile projects in their portfolio, but do not appreciate the initial investment in the coach position.</text:p>
          </table:table-cell>
          <table:table-cell office:value-type="string">
            <text:p>Gradual implementation, Coaching was needed and a CoP was built.</text:p>
          </table:table-cell>
          <table:table-cell table:style-name="ce80" table:number-columns-repeated="2"/>
          <table:table-cell table:style-name="ce80" office:value-type="string">
            <text:p>X</text:p>
          </table:table-cell>
          <table:table-cell table:style-name="ce80" table:number-columns-repeated="3"/>
          <table:table-cell table:number-columns-repeated="2" table:style-name="ce80" office:value-type="string">
            <text:p>X</text:p>
          </table:table-cell>
          <table:table-cell table:style-name="ce80"/>
          <table:table-cell table:style-name="ce80" office:value-type="string">
            <text:p>X</text:p>
          </table:table-cell>
          <table:table-cell table:style-name="ce80" table:number-columns-repeated="9"/>
          <table:table-cell table:style-name="ce80" office:value-type="string">
            <text:p>Int</text:p>
          </table:table-cell>
          <table:table-cell table:number-columns-repeated="2" table:style-name="ce80" office:value-type="string">
            <text:p>X</text:p>
          </table:table-cell>
          <table:table-cell table:style-name="ce80"/>
          <table:table-cell table:style-name="ce80" office:value-type="string">
            <text:p>X</text:p>
          </table:table-cell>
          <table:table-cell table:style-name="ce80" table:number-columns-repeated="3"/>
          <table:table-cell table:number-columns-repeated="948"/>
        </table:table-row>
        <table:table-row table:style-name="ro21">
          <table:table-cell table:style-name="ce17" office:value-type="string">
            <text:p>J. J. Ryan and R. Scudiere.</text:p>
          </table:table-cell>
          <table:table-cell table:style-name="ce17" office:value-type="string">
            <text:p>The Price of Agile Is Eternal Vigilanc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6">
            <text:p>2006</text:p>
          </table:table-cell>
          <table:table-cell table:style-name="ce21"/>
          <table:table-cell table:style-name="ce21" office:value-type="string">
            <text:p>2+ y</text:p>
          </table:table-cell>
          <table:table-cell table:style-name="ce20" office:value-type="float" office:value="2">
            <text:p>2</text:p>
          </table:table-cell>
          <table:table-cell table:style-name="ce23" office:value-type="string">
            <text:p>50 p, 4 loc</text:p>
          </table:table-cell>
          <table:table-cell table:style-name="ce23" office:value-type="float" office:value="50">
            <text:p>50</text:p>
          </table:table-cell>
          <table:table-cell table:style-name="ce69" office:value-type="string">
            <text:p>Scrum</text:p>
          </table:table-cell>
          <table:table-cell table:number-columns-repeated="2"/>
          <table:table-cell table:style-name="ce62"/>
          <table:table-cell table:style-name="ce15"/>
          <table:table-cell table:style-name="ce60"/>
          <table:table-cell table:number-columns-repeated="2"/>
          <table:table-cell table:style-name="ce75"/>
          <table:table-cell table:style-name="ce80"/>
          <table:table-cell table:style-name="ce21"/>
          <table:table-cell table:style-name="ce80"/>
          <table:table-cell table:style-name="ce57" office:value-type="string">
            <text:p>-</text:p>
          </table:table-cell>
          <table:table-cell table:style-name="ce23" office:value-type="string">
            <text:p>-</text:p>
          </table:table-cell>
          <table:table-cell table:style-name="ce56"/>
          <table:table-cell/>
          <table:table-cell table:style-name="ce75"/>
          <table:table-cell table:style-name="ce78" table:number-columns-repeated="3"/>
          <table:table-cell table:style-name="ce80" table:number-columns-repeated="11"/>
          <table:table-cell table:number-columns-repeated="2"/>
          <table:table-cell table:style-name="ce57" office:value-type="string">
            <text:p>Setting up of non-negotiable practices. Setting up of procedures, metrics and reporting.</text:p>
            <text:p/>
            <text:p>A Scrum pilot of eight months and a number of projects was conducted. The vice president of engineering sponsored the pilot, and there was a six person management team dedicated for making agile work. Three teams piloted agile first, and the pilot was successful. The developers and QA people were forming into agile teams.</text:p>
            <text:p/>
            <text:p>After some time it became apparent that it was difficult to apply agile practices consistently. Consistence was seen as a success factor. At the mean time the executive sponsor stayed highly involved. Management made efforts to look consistent in the efforts, at least outside the management team.</text:p>
            <text:p/>
            <text:p>Non-negotiable practices were listed. The non-negotiable practices were enforced by communicating them extensively to teams. Practices were communicated through scrum masters, POs and team leads. A wiki was set up to improve and make transparent communication. The processes and rules were then improved continuously.</text:p>
          </table:table-cell>
          <table:table-cell table:style-name="ce83" office:value-type="string">
            <text:p>When we deviated from organizational constitution or tried new things without setting rules, we failed constantly. In addition to setting guidelines it was necessary to constantly examine, adjust and communicate the new policies.</text:p>
            <text:p/>
            <text:p>Everyone had to be engaged to keep the process hones and speak out when rules are not followed.</text:p>
          </table:table-cell>
          <table:table-cell table:style-name="ce83" office:value-type="string">
            <text:p>Setting predetermined release dates four times a year.</text:p>
            <text:p/>
            <text:p>Non-negotiable practices: Planning meetings, Scrum meetings, retrospectives. Scrum wall as iteration record. Two week sprints with no story changes. DoD by dev complete, QA sign-off, PO acceptance. Standard spreadsheets for velocity tracking. For major releases code freeze, regression and piloting. Entropy reduction sprint parallel to regression.</text:p>
            <text:p/>
            <text:p>Consistency was good for comparing teams, although points-estimating was left to the teams.</text:p>
            <text:p/>
            <text:p>Make everyone aware of what to deliver and what is expected to create a culture with focus on behavior and deliverables.</text:p>
          </table:table-cell>
          <table:table-cell table:style-name="ce83" office:value-type="string">
            <text:p>Inconsistence of new practices.</text:p>
            <text:p/>
            <text:p>If expectations were not widely communicated there were failures. Missed practices also lead to trouble. Missed retrospectives made small problems spiral.</text:p>
          </table:table-cell>
          <table:table-cell office:value-type="string">
            <text:p>How to apply consistently. Communication to achieve consistency.</text:p>
          </table:table-cell>
          <table:table-cell table:style-name="ce80" office:value-type="string">
            <text:p>X</text:p>
          </table:table-cell>
          <table:table-cell table:style-name="ce80" table:number-columns-repeated="3"/>
          <table:table-cell table:style-name="ce84" office:value-type="string">
            <text:p>X</text:p>
          </table:table-cell>
          <table:table-cell table:number-columns-repeated="3" table:style-name="ce80" office:value-type="string">
            <text:p>X</text:p>
          </table:table-cell>
          <table:table-cell table:style-name="ce80"/>
          <table:table-cell table:number-columns-repeated="2" table:style-name="ce80" office:value-type="string">
            <text:p>X</text:p>
          </table:table-cell>
          <table:table-cell table:style-name="ce80" table:number-columns-repeated="14"/>
          <table:table-cell table:style-name="ce80" office:value-type="string">
            <text:p>X</text:p>
          </table:table-cell>
          <table:table-cell table:style-name="ce80"/>
          <table:table-cell table:number-columns-repeated="948"/>
        </table:table-row>
        <table:table-row table:style-name="ro9">
          <table:table-cell table:style-name="ce17" office:value-type="string">
            <text:p>D. Tudor and G. A. Walter.</text:p>
          </table:table-cell>
          <table:table-cell table:style-name="ce17" office:value-type="string">
            <text:p>Using an agile approach in a large, traditional organization</text:p>
          </table:table-cell>
          <table:table-cell table:style-name="ce23" office:value-type="string">
            <text:p>Conference Proceedings</text:p>
          </table:table-cell>
          <table:table-cell table:style-name="ce21" office:value-type="float" office:value="2006">
            <text:p>2006</text:p>
          </table:table-cell>
          <table:table-cell table:style-name="ce21" office:value-type="string">
            <text:p>E</text:p>
          </table:table-cell>
          <table:table-cell table:style-name="ce21" office:value-type="float" office:value="1998">
            <text:p>1998</text:p>
          </table:table-cell>
          <table:table-cell table:style-name="ce21"/>
          <table:table-cell table:style-name="ce21" office:value-type="string">
            <text:p>3+ y</text:p>
          </table:table-cell>
          <table:table-cell table:style-name="ce20" office:value-type="float" office:value="8">
            <text:p>8</text:p>
          </table:table-cell>
          <table:table-cell table:style-name="ce23" table:number-columns-repeated="2"/>
          <table:table-cell table:style-name="ce69" office:value-type="string">
            <text:p>DSDM, prioritizing, time-boxing</text:p>
          </table:table-cell>
          <table:table-cell table:style-name="ce71" table:number-columns-repeated="2"/>
          <table:table-cell table:style-name="ce62"/>
          <table:table-cell table:style-name="ce17"/>
          <table:table-cell table:style-name="ce62"/>
          <table:table-cell table:style-name="ce71" table:number-columns-repeated="2"/>
          <table:table-cell table:style-name="ce76"/>
          <table:table-cell table:style-name="ce78" office:value-type="string">
            <text:p>Y</text:p>
          </table:table-cell>
          <table:table-cell table:style-name="ce21" office:value-type="string">
            <text:p>Y</text:p>
          </table:table-cell>
          <table:table-cell table:style-name="ce80"/>
          <table:table-cell table:style-name="ce57" office:value-type="string">
            <text:p>Problems with time -to-market, products were obsolete before release</text:p>
          </table:table-cell>
          <table:table-cell table:style-name="ce23"/>
          <table:table-cell table:style-name="ce57"/>
          <table:table-cell table:style-name="ce71"/>
          <table:table-cell table:style-name="ce76"/>
          <table:table-cell table:style-name="ce78"/>
          <table:table-cell table:style-name="ce78" office:value-type="string">
            <text:p>X</text:p>
          </table:table-cell>
          <table:table-cell table:style-name="ce78"/>
          <table:table-cell table:style-name="ce81" office:value-type="string">
            <text:p>X</text:p>
          </table:table-cell>
          <table:table-cell table:style-name="ce81" table:number-columns-repeated="3"/>
          <table:table-cell table:style-name="ce81" office:value-type="string">
            <text:p>X</text:p>
          </table:table-cell>
          <table:table-cell table:style-name="ce81" table:number-columns-repeated="6"/>
          <table:table-cell table:style-name="ce71"/>
          <table:table-cell table:style-name="ce76"/>
          <table:table-cell table:style-name="ce57" office:value-type="string">
            <text:p>Alternatives to the traditional approach were researched, and DSDM was found. The change champion from the organization went for a DSDM course. A consultant was hired for introducing the method. One team was chosen to implement the method first. Team resources were allocated so that maintenance tasks were done in rotation, leaving full focus for the new project for maximum time spans.</text:p>
            <text:p/>
            <text:p>The pilot project was a success. The continued use of DSDM was an easy decision as the consultant had developed good relations with people in lead positions. New teams were introduced to DSDM through a 3-day course and a project kick off workshop with the consultant.</text:p>
            <text:p/>
            <text:p>Data on project success with DSDM is collected in post-project reviews.</text:p>
            <text:p/>
            <text:p>The agile adoption is ongoing.</text:p>
          </table:table-cell>
          <table:table-cell table:style-name="ce83" office:value-type="string">
            <text:p>Although unit and integration testing could be performed continuously, system and acceptance testing were performed against a frozen version towards the end of the cycle.</text:p>
            <text:p/>
            <text:p>Mixed team approach required time and training to be adopted, but it has considerably improved user/developer working relations.</text:p>
          </table:table-cell>
          <table:table-cell table:style-name="ce83" office:value-type="string">
            <text:p>A defined method gives a common vocabulary. DSDM was continued to be used even if new agile methods were appearing.</text:p>
          </table:table-cell>
          <table:table-cell table:style-name="ce83" office:value-type="string">
            <text:p>All guidelines set for the DSDM process could not always be applied, for instance fully continuous testing.</text:p>
            <text:p/>
            <text:p>Some old ways of thinking were hard to get rid of. Mixed team approach was against the old ways.</text:p>
            <text:p/>
            <text:p>Customers are hard to access.</text:p>
            <text:p/>
            <text:p>The ISO 9000 certification had to be complied to. It was possible, but the most extreme agility could not be allowed.</text:p>
            <text:p/>
            <text:p>Users were worried that prioritizing would lead to less functionality.</text:p>
          </table:table-cell>
          <table:table-cell table:style-name="ce71"/>
          <table:table-cell table:style-name="ce81" table:number-columns-repeated="2"/>
          <table:table-cell table:style-name="ce81" office:value-type="string">
            <text:p>X</text:p>
          </table:table-cell>
          <table:table-cell table:style-name="ce81"/>
          <table:table-cell table:style-name="ce81" office:value-type="string">
            <text:p>X</text:p>
          </table:table-cell>
          <table:table-cell table:style-name="ce81"/>
          <table:table-cell table:style-name="ce81" office:value-type="string">
            <text:p>X</text:p>
          </table:table-cell>
          <table:table-cell table:style-name="ce81" table:number-columns-repeated="2"/>
          <table:table-cell table:style-name="ce81" office:value-type="string">
            <text:p>X</text:p>
          </table:table-cell>
          <table:table-cell table:style-name="ce81"/>
          <table:table-cell table:style-name="ce81" office:value-type="string">
            <text:p>X</text:p>
          </table:table-cell>
          <table:table-cell table:style-name="ce81" table:number-columns-repeated="3"/>
          <table:table-cell table:number-columns-repeated="2" table:style-name="ce81" office:value-type="string">
            <text:p>X</text:p>
          </table:table-cell>
          <table:table-cell table:style-name="ce81" table:number-columns-repeated="8"/>
          <table:table-cell table:style-name="ce81" office:value-type="string">
            <text:p>X</text:p>
          </table:table-cell>
          <table:table-cell table:style-name="ce81"/>
          <table:table-cell table:style-name="ce71" table:number-columns-repeated="947"/>
          <table:table-cell/>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0"/>
          <table:table-cell table:number-columns-repeated="2"/>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table-cell table:style-name="ce56"/>
          <table:table-cell/>
          <table:table-cell table:style-name="ce75"/>
          <table:table-cell table:style-name="ce80" table:number-columns-repeated="14"/>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20" table:number-columns-repeated="6"/>
          <table:table-cell table:style-name="ce19"/>
          <table:table-cell/>
          <table:table-cell table:style-name="ce70"/>
          <table:table-cell table:number-columns-repeated="2"/>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table-cell table:style-name="ce56"/>
          <table:table-cell/>
          <table:table-cell table:style-name="ce75"/>
          <table:table-cell table:style-name="ce80" table:number-columns-repeated="14"/>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20"/>
          <table:table-cell table:style-name="ce20" table:formula="of:=COUNTIF([.E2:.E31];&quot;E&quot;)" office:value-type="float" office:value="23">
            <text:p>23</text:p>
          </table:table-cell>
          <table:table-cell table:style-name="ce20" table:number-columns-repeated="3"/>
          <table:table-cell table:style-name="ce19" table:formula="of:=MEDIAN(([.I2:.I31]))" office:value-type="float" office:value="3">
            <text:p>3</text:p>
          </table:table-cell>
          <table:table-cell table:style-name="ce19"/>
          <table:table-cell table:style-name="ce19" table:formula="of:=MEDIAN(([.K2:.K31]))" office:value-type="float" office:value="300">
            <text:p>300</text:p>
          </table:table-cell>
          <table:table-cell table:style-name="ce70" office:value-type="string">
            <text:p>Scrum: 18</text:p>
          </table:table-cell>
          <table:table-cell table:number-columns-repeated="2"/>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table-cell table:style-name="ce56"/>
          <table:table-cell/>
          <table:table-cell table:style-name="ce75"/>
          <table:table-cell table:style-name="ce80" table:number-columns-repeated="14"/>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20"/>
          <table:table-cell table:style-name="ce20" table:formula="of:=COUNTIF([.E2:.E31];&quot;C&quot;)" office:value-type="float" office:value="7">
            <text:p>7</text:p>
          </table:table-cell>
          <table:table-cell table:style-name="ce20" table:number-columns-repeated="4"/>
          <table:table-cell table:style-name="ce19" table:number-columns-repeated="2"/>
          <table:table-cell table:style-name="ce70" office:value-type="string">
            <text:p>XP: 7</text:p>
          </table:table-cell>
          <table:table-cell table:number-columns-repeated="2"/>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table-cell table:style-name="ce56"/>
          <table:table-cell/>
          <table:table-cell table:style-name="ce75"/>
          <table:table-cell table:style-name="ce80" table:number-columns-repeated="14"/>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0" office:value-type="string">
            <text:p>Lean: 5</text:p>
          </table:table-cell>
          <table:table-cell table:number-columns-repeated="2"/>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table-cell table:style-name="ce56"/>
          <table:table-cell/>
          <table:table-cell table:style-name="ce75"/>
          <table:table-cell table:style-name="ce80" table:number-columns-repeated="14"/>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0" office:value-type="string">
            <text:p>JAD, ASSF, Unified Process, DSDM</text:p>
          </table:table-cell>
          <table:table-cell table:number-columns-repeated="2"/>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0" office:value-type="string">
            <text:p>Practices: time-boxing, TDD, customer involvement, automated testing, CI</text:p>
          </table:table-cell>
          <table:table-cell table:number-columns-repeated="2"/>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0" office:value-type="string">
            <text:p>Combining/tailoring: 9 direct, several indirect</text:p>
          </table:table-cell>
          <table:table-cell table:number-columns-repeated="2"/>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number-rows-repeated="3">
          <table:table-cell table:style-name="ce15" table:number-columns-repeated="2"/>
          <table:table-cell table:style-name="ce19"/>
          <table:table-cell table:style-name="ce20" table:number-columns-repeated="6"/>
          <table:table-cell table:style-name="ce19" table:number-columns-repeated="2"/>
          <table:table-cell table:style-name="ce70"/>
          <table:table-cell table:number-columns-repeated="2"/>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number-rows-repeated="2">
          <table:table-cell table:style-name="ce15" table:number-columns-repeated="2"/>
          <table:table-cell table:style-name="ce19"/>
          <table:table-cell table:style-name="ce20" table:number-columns-repeated="6"/>
          <table:table-cell table:style-name="ce19" table:number-columns-repeated="2"/>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15" office:value-type="string">
            <text:p>Year</text:p>
          </table:table-cell>
          <table:table-cell table:style-name="ce15"/>
          <table:table-cell table:style-name="ce15" office:value-type="string">
            <text:p>Tot</text:p>
          </table:table-cell>
          <table:table-cell table:style-name="ce15" office:value-type="string">
            <text:p>Journal</text:p>
          </table:table-cell>
          <table:table-cell table:style-name="ce15" office:value-type="string">
            <text:p>Conference proceedings</text:p>
          </table:table-cell>
          <table:table-cell table:style-name="ce15"/>
          <table:table-cell table:style-name="ce19" table:number-columns-repeated="2"/>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9" table:number-columns-repeated="3"/>
          <table:table-cell table:style-name="ce19" office:value-type="float" office:value="2002">
            <text:p>2002</text:p>
          </table:table-cell>
          <table:table-cell table:style-name="ce19"/>
          <table:table-cell table:style-name="ce19" table:formula="of:=COUNTIF([.D$2:.D$31];[.D46])" office:value-type="float" office:value="0">
            <text:p>0</text:p>
          </table:table-cell>
          <table:table-cell table:style-name="ce67" office:value-type="float" office:value="0">
            <text:p>0</text:p>
          </table:table-cell>
          <table:table-cell table:style-name="ce19" office:value-type="float" office:value="0">
            <text:p>0</text:p>
          </table:table-cell>
          <table:table-cell table:style-name="ce19" table:number-columns-repeated="3"/>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9" table:number-columns-repeated="3"/>
          <table:table-cell table:style-name="ce19" office:value-type="float" office:value="2003">
            <text:p>2003</text:p>
          </table:table-cell>
          <table:table-cell table:style-name="ce19"/>
          <table:table-cell table:style-name="ce19" table:formula="of:=COUNTIF(#REF!;[.D47])" office:value-type="float" office:value="0">
            <text:p>Err:504</text:p>
          </table:table-cell>
          <table:table-cell table:style-name="ce67" office:value-type="float" office:value="0">
            <text:p>0</text:p>
          </table:table-cell>
          <table:table-cell table:style-name="ce19" office:value-type="float" office:value="2">
            <text:p>2</text:p>
          </table:table-cell>
          <table:table-cell table:style-name="ce19" table:number-columns-repeated="3"/>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19" office:value-type="float" office:value="2004">
            <text:p>2004</text:p>
          </table:table-cell>
          <table:table-cell table:style-name="ce19"/>
          <table:table-cell table:style-name="ce19" table:formula="of:=COUNTIF(#REF!;[.D48])" office:value-type="float" office:value="0">
            <text:p>Err:504</text:p>
          </table:table-cell>
          <table:table-cell table:style-name="ce67" office:value-type="float" office:value="0">
            <text:p>0</text:p>
          </table:table-cell>
          <table:table-cell table:style-name="ce19" office:value-type="float" office:value="1">
            <text:p>1</text:p>
          </table:table-cell>
          <table:table-cell table:style-name="ce19" table:number-columns-repeated="3"/>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19" office:value-type="float" office:value="2005">
            <text:p>2005</text:p>
          </table:table-cell>
          <table:table-cell table:style-name="ce19"/>
          <table:table-cell table:style-name="ce19" table:formula="of:=COUNTIF(#REF!;[.D49])" office:value-type="float" office:value="0">
            <text:p>Err:504</text:p>
          </table:table-cell>
          <table:table-cell table:style-name="ce67" office:value-type="float" office:value="1">
            <text:p>1</text:p>
          </table:table-cell>
          <table:table-cell table:style-name="ce19" office:value-type="float" office:value="1">
            <text:p>1</text:p>
          </table:table-cell>
          <table:table-cell table:style-name="ce19" table:number-columns-repeated="3"/>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19" office:value-type="float" office:value="2006">
            <text:p>2006</text:p>
          </table:table-cell>
          <table:table-cell table:style-name="ce19"/>
          <table:table-cell table:style-name="ce19" table:formula="of:=COUNTIF(#REF!;[.D50])" office:value-type="float" office:value="0">
            <text:p>Err:504</text:p>
          </table:table-cell>
          <table:table-cell table:style-name="ce67" office:value-type="float" office:value="0">
            <text:p>0</text:p>
          </table:table-cell>
          <table:table-cell table:style-name="ce19" office:value-type="float" office:value="2">
            <text:p>2</text:p>
          </table:table-cell>
          <table:table-cell table:style-name="ce19" table:number-columns-repeated="3"/>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19" office:value-type="float" office:value="2007">
            <text:p>2007</text:p>
          </table:table-cell>
          <table:table-cell table:style-name="ce19"/>
          <table:table-cell table:style-name="ce19" table:formula="of:=COUNTIF(#REF!;[.D51])" office:value-type="float" office:value="0">
            <text:p>Err:504</text:p>
          </table:table-cell>
          <table:table-cell table:style-name="ce67" office:value-type="float" office:value="0">
            <text:p>0</text:p>
          </table:table-cell>
          <table:table-cell table:style-name="ce19" office:value-type="float" office:value="6">
            <text:p>6</text:p>
          </table:table-cell>
          <table:table-cell table:style-name="ce19" table:number-columns-repeated="3"/>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19" office:value-type="float" office:value="2008">
            <text:p>2008</text:p>
          </table:table-cell>
          <table:table-cell table:style-name="ce19"/>
          <table:table-cell table:style-name="ce19" table:formula="of:=COUNTIF(#REF!;[.D52])" office:value-type="float" office:value="0">
            <text:p>Err:504</text:p>
          </table:table-cell>
          <table:table-cell table:style-name="ce67" office:value-type="float" office:value="0">
            <text:p>0</text:p>
          </table:table-cell>
          <table:table-cell table:style-name="ce19" office:value-type="float" office:value="4">
            <text:p>4</text:p>
          </table:table-cell>
          <table:table-cell table:style-name="ce19" table:number-columns-repeated="3"/>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19" office:value-type="float" office:value="2009">
            <text:p>2009</text:p>
          </table:table-cell>
          <table:table-cell table:style-name="ce19"/>
          <table:table-cell table:style-name="ce19" table:formula="of:=COUNTIF(#REF!;[.D53])" office:value-type="float" office:value="0">
            <text:p>Err:504</text:p>
          </table:table-cell>
          <table:table-cell table:style-name="ce67" office:value-type="float" office:value="0">
            <text:p>0</text:p>
          </table:table-cell>
          <table:table-cell table:style-name="ce19" office:value-type="float" office:value="4">
            <text:p>4</text:p>
          </table:table-cell>
          <table:table-cell table:style-name="ce19" table:number-columns-repeated="3"/>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19" office:value-type="float" office:value="2010">
            <text:p>2010</text:p>
          </table:table-cell>
          <table:table-cell table:style-name="ce19"/>
          <table:table-cell table:style-name="ce19" table:formula="of:=COUNTIF(#REF!;[.D54])" office:value-type="float" office:value="0">
            <text:p>Err:504</text:p>
          </table:table-cell>
          <table:table-cell table:style-name="ce67" office:value-type="float" office:value="1">
            <text:p>1</text:p>
          </table:table-cell>
          <table:table-cell table:style-name="ce19" office:value-type="float" office:value="3">
            <text:p>3</text:p>
          </table:table-cell>
          <table:table-cell table:style-name="ce19" table:number-columns-repeated="3"/>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19" office:value-type="float" office:value="2011">
            <text:p>2011</text:p>
          </table:table-cell>
          <table:table-cell table:style-name="ce19"/>
          <table:table-cell table:style-name="ce19" table:formula="of:=COUNTIF(#REF!;[.D55])" office:value-type="float" office:value="0">
            <text:p>Err:504</text:p>
          </table:table-cell>
          <table:table-cell table:style-name="ce67" office:value-type="float" office:value="0">
            <text:p>0</text:p>
          </table:table-cell>
          <table:table-cell table:style-name="ce19" office:value-type="float" office:value="4">
            <text:p>4</text:p>
          </table:table-cell>
          <table:table-cell table:style-name="ce19" table:number-columns-repeated="3"/>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19" office:value-type="float" office:value="2012">
            <text:p>2012</text:p>
          </table:table-cell>
          <table:table-cell table:style-name="ce19"/>
          <table:table-cell table:style-name="ce19" table:formula="of:=COUNTIF(#REF!;[.D56])" office:value-type="float" office:value="0">
            <text:p>Err:504</text:p>
          </table:table-cell>
          <table:table-cell table:style-name="ce67" office:value-type="float" office:value="1">
            <text:p>1</text:p>
          </table:table-cell>
          <table:table-cell table:style-name="ce19" office:value-type="float" office:value="0">
            <text:p>0</text:p>
          </table:table-cell>
          <table:table-cell table:style-name="ce19" table:number-columns-repeated="3"/>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number-rows-repeated="3">
          <table:table-cell table:style-name="ce15" table:number-columns-repeated="2"/>
          <table:table-cell table:style-name="ce19"/>
          <table:table-cell table:style-name="ce67"/>
          <table:table-cell table:style-name="ce20" table:number-columns-repeated="5"/>
          <table:table-cell table:style-name="ce19" table:number-columns-repeated="2"/>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67" office:value-type="float" office:value="1998">
            <text:p>1998</text:p>
          </table:table-cell>
          <table:table-cell table:style-name="ce20"/>
          <table:table-cell table:style-name="ce19" table:formula="of:=COUNTIF([.F$2:.F$31];[.D60])" office:value-type="float" office:value="1">
            <text:p>1</text:p>
          </table:table-cell>
          <table:table-cell table:style-name="ce20" table:number-columns-repeated="3"/>
          <table:table-cell table:style-name="ce19" table:number-columns-repeated="2"/>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67" office:value-type="float" office:value="1999">
            <text:p>1999</text:p>
          </table:table-cell>
          <table:table-cell table:style-name="ce20"/>
          <table:table-cell table:style-name="ce19" table:formula="of:=COUNTIF([.F$2:.F$31];[.D61])" office:value-type="float" office:value="1">
            <text:p>1</text:p>
          </table:table-cell>
          <table:table-cell table:style-name="ce20" table:number-columns-repeated="3"/>
          <table:table-cell table:style-name="ce19" table:number-columns-repeated="2"/>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67" office:value-type="float" office:value="2000">
            <text:p>2000</text:p>
          </table:table-cell>
          <table:table-cell table:style-name="ce20"/>
          <table:table-cell table:style-name="ce19" table:formula="of:=COUNTIF([.F$2:.F$31];[.D62])" office:value-type="float" office:value="0">
            <text:p>0</text:p>
          </table:table-cell>
          <table:table-cell table:style-name="ce20" table:number-columns-repeated="3"/>
          <table:table-cell table:style-name="ce19" table:number-columns-repeated="2"/>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67" office:value-type="float" office:value="2001">
            <text:p>2001</text:p>
          </table:table-cell>
          <table:table-cell table:style-name="ce20"/>
          <table:table-cell table:style-name="ce19" table:formula="of:=COUNTIF([.F$2:.F$31];[.D63])" office:value-type="float" office:value="0">
            <text:p>0</text:p>
          </table:table-cell>
          <table:table-cell table:style-name="ce20" table:number-columns-repeated="3"/>
          <table:table-cell table:style-name="ce19" table:number-columns-repeated="2"/>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67" office:value-type="float" office:value="2002">
            <text:p>2002</text:p>
          </table:table-cell>
          <table:table-cell table:style-name="ce20"/>
          <table:table-cell table:style-name="ce19" table:formula="of:=COUNTIF([.F$2:.F$31];[.D64])" office:value-type="float" office:value="2">
            <text:p>2</text:p>
          </table:table-cell>
          <table:table-cell table:style-name="ce20" table:number-columns-repeated="3"/>
          <table:table-cell table:style-name="ce19" table:number-columns-repeated="2"/>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67" office:value-type="float" office:value="2003">
            <text:p>2003</text:p>
          </table:table-cell>
          <table:table-cell table:style-name="ce20"/>
          <table:table-cell table:style-name="ce19" table:formula="of:=COUNTIF([.F$2:.F$31];[.D65])" office:value-type="float" office:value="0">
            <text:p>0</text:p>
          </table:table-cell>
          <table:table-cell table:style-name="ce20" table:number-columns-repeated="3"/>
          <table:table-cell table:style-name="ce19" table:number-columns-repeated="2"/>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67" office:value-type="float" office:value="2004">
            <text:p>2004</text:p>
          </table:table-cell>
          <table:table-cell table:style-name="ce20"/>
          <table:table-cell table:style-name="ce19" table:formula="of:=COUNTIF([.F$2:.F$31];[.D66])" office:value-type="float" office:value="3">
            <text:p>3</text:p>
          </table:table-cell>
          <table:table-cell table:style-name="ce20" table:number-columns-repeated="3"/>
          <table:table-cell table:style-name="ce19" table:number-columns-repeated="2"/>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67" office:value-type="float" office:value="2005">
            <text:p>2005</text:p>
          </table:table-cell>
          <table:table-cell table:style-name="ce20"/>
          <table:table-cell table:style-name="ce19" table:formula="of:=COUNTIF([.F$2:.F$31];[.D67])" office:value-type="float" office:value="3">
            <text:p>3</text:p>
          </table:table-cell>
          <table:table-cell table:style-name="ce20" table:number-columns-repeated="3"/>
          <table:table-cell table:style-name="ce19" table:number-columns-repeated="2"/>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67" office:value-type="float" office:value="2006">
            <text:p>2006</text:p>
          </table:table-cell>
          <table:table-cell table:style-name="ce20"/>
          <table:table-cell table:style-name="ce19" table:formula="of:=COUNTIF([.F$2:.F$31];[.D68])" office:value-type="float" office:value="3">
            <text:p>3</text:p>
          </table:table-cell>
          <table:table-cell table:style-name="ce20" table:number-columns-repeated="3"/>
          <table:table-cell table:style-name="ce19" table:number-columns-repeated="2"/>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67" office:value-type="float" office:value="2007">
            <text:p>2007</text:p>
          </table:table-cell>
          <table:table-cell table:style-name="ce20"/>
          <table:table-cell table:style-name="ce19" table:formula="of:=COUNTIF([.F$2:.F$31];[.D69])" office:value-type="float" office:value="3">
            <text:p>3</text:p>
          </table:table-cell>
          <table:table-cell table:style-name="ce20" table:number-columns-repeated="3"/>
          <table:table-cell table:style-name="ce19" table:number-columns-repeated="2"/>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67" office:value-type="float" office:value="2008">
            <text:p>2008</text:p>
          </table:table-cell>
          <table:table-cell table:style-name="ce20"/>
          <table:table-cell table:style-name="ce19" table:formula="of:=COUNTIF([.F$2:.F$31];[.D70])" office:value-type="float" office:value="1">
            <text:p>1</text:p>
          </table:table-cell>
          <table:table-cell table:style-name="ce20" table:number-columns-repeated="3"/>
          <table:table-cell table:style-name="ce19" table:number-columns-repeated="2"/>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67" office:value-type="float" office:value="2009">
            <text:p>2009</text:p>
          </table:table-cell>
          <table:table-cell table:style-name="ce20"/>
          <table:table-cell table:style-name="ce19" table:formula="of:=COUNTIF([.F$2:.F$31];[.D71])" office:value-type="float" office:value="1">
            <text:p>1</text:p>
          </table:table-cell>
          <table:table-cell table:style-name="ce20" table:number-columns-repeated="3"/>
          <table:table-cell table:style-name="ce19" table:number-columns-repeated="2"/>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67" office:value-type="float" office:value="2010">
            <text:p>2010</text:p>
          </table:table-cell>
          <table:table-cell table:style-name="ce20"/>
          <table:table-cell table:style-name="ce19" table:formula="of:=COUNTIF([.F$2:.F$31];[.D72])" office:value-type="float" office:value="0">
            <text:p>0</text:p>
          </table:table-cell>
          <table:table-cell table:style-name="ce20" table:number-columns-repeated="3"/>
          <table:table-cell table:style-name="ce19" table:number-columns-repeated="2"/>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67" office:value-type="float" office:value="2011">
            <text:p>2011</text:p>
          </table:table-cell>
          <table:table-cell table:style-name="ce20"/>
          <table:table-cell table:style-name="ce19" table:formula="of:=COUNTIF([.F$2:.F$31];[.D73])" office:value-type="float" office:value="0">
            <text:p>0</text:p>
          </table:table-cell>
          <table:table-cell table:style-name="ce20" table:number-columns-repeated="3"/>
          <table:table-cell table:style-name="ce19" table:number-columns-repeated="2"/>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table-cell table:style-name="ce15" table:number-columns-repeated="2"/>
          <table:table-cell table:style-name="ce19"/>
          <table:table-cell table:style-name="ce67" office:value-type="float" office:value="2012">
            <text:p>2012</text:p>
          </table:table-cell>
          <table:table-cell table:style-name="ce20"/>
          <table:table-cell table:style-name="ce19" table:formula="of:=COUNTIF([.F$2:.F$31];[.D74])" office:value-type="float" office:value="0">
            <text:p>0</text:p>
          </table:table-cell>
          <table:table-cell table:style-name="ce20" table:number-columns-repeated="3"/>
          <table:table-cell table:style-name="ce19" table:number-columns-repeated="2"/>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number-rows-repeated="3">
          <table:table-cell table:style-name="ce15" table:number-columns-repeated="2"/>
          <table:table-cell table:style-name="ce19"/>
          <table:table-cell table:style-name="ce67"/>
          <table:table-cell table:style-name="ce20" table:number-columns-repeated="5"/>
          <table:table-cell table:style-name="ce19" table:number-columns-repeated="2"/>
          <table:table-cell table:number-columns-repeated="3"/>
          <table:table-cell table:style-name="ce60"/>
          <table:table-cell table:style-name="ce15"/>
          <table:table-cell table:style-name="ce60"/>
          <table:table-cell table:number-columns-repeated="2"/>
          <table:table-cell table:style-name="ce75"/>
          <table:table-cell table:style-name="ce80"/>
          <table:table-cell table:style-name="ce20"/>
          <table:table-cell table:style-name="ce80"/>
          <table:table-cell table:style-name="ce56"/>
          <table:table-cell table:style-name="ce19"/>
          <table:table-cell table:style-name="ce56"/>
          <table:table-cell/>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number-rows-repeated="65459">
          <table:table-cell table:style-name="ce15" table:number-columns-repeated="2"/>
          <table:table-cell table:style-name="ce19"/>
          <table:table-cell table:style-name="ce20" table:number-columns-repeated="5"/>
          <table:table-cell table:style-name="ce19" table:number-columns-repeated="2"/>
          <table:table-cell table:number-columns-repeated="4"/>
          <table:table-cell table:style-name="ce60"/>
          <table:table-cell table:number-columns-repeated="4"/>
          <table:table-cell table:style-name="ce75"/>
          <table:table-cell table:style-name="ce80"/>
          <table:table-cell table:style-name="ce20"/>
          <table:table-cell table:style-name="ce80"/>
          <table:table-cell table:style-name="ce56"/>
          <table:table-cell table:number-columns-repeated="3"/>
          <table:table-cell table:style-name="ce75"/>
          <table:table-cell table:style-name="ce79" table:number-columns-repeated="3"/>
          <table:table-cell table:style-name="ce80" table:number-columns-repeated="11"/>
          <table:table-cell table:number-columns-repeated="7"/>
          <table:table-cell table:style-name="ce80" table:number-columns-repeated="27"/>
          <table:table-cell table:number-columns-repeated="948"/>
        </table:table-row>
        <table:table-row table:style-name="ro1" table:number-rows-repeated="983039">
          <table:table-cell table:number-columns-repeated="1024"/>
        </table:table-row>
        <table:table-row table:style-name="ro1">
          <table:table-cell table:number-columns-repeated="1024"/>
        </table:table-row>
      </table:table>
      <table:table table:name="Scratch" table:style-name="ta4" table:print="false">
        <office:forms form:automatic-focus="false" form:apply-design-mode="false"/>
        <table:table-column table:style-name="co40" table:default-cell-style-name="Default"/>
        <table:table-row table:style-name="ro1">
          <table:table-cell/>
        </table:table-row>
      </table:table>
      <table:named-expressions>
        <table:named-expression table:name="__shared_3_0_0" table:base-cell-address="$Haut.$A$1" table:expression="COUNTIF(#REF!;#REF!)"/>
        <table:named-expression table:name="__shared_3_0_1" table:base-cell-address="$Haut.$A$1" table:expression="COUNTIF([.A$2:.A$31];#REF!)"/>
      </table:named-expressions>
      <table:database-ranges>
        <table:database-range table:name="__Anonymous_Sheet_DB__2" table:target-range-address="Results.K3:Results.K31"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122P0" style:volatile="true">
      <number:number number:decimal-places="2" number:min-integer-digits="1" number:grouping="true"/>
      <number:text> </number:text>
      <number:currency-symbol number:language="fi" number:country="FI">€</number:currency-symbol>
    </number:currency-style>
    <number:currency-style style:name="N12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22P0"/>
    </number:currency-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number:number-style style:name="N5155" number:language="en" number:country="US">
      <number:fraction number:min-integer-digits="0" number:min-numerator-digits="3" number:min-denominator-digits="3"/>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Droid Sans"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4" style:display-name="Excel Built-in Heading 4" style:family="table-cell" style:parent-style-name="Default">
      <style:table-cell-properties style:rotation-align="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2" style:display-name="Excel Built-in Heading 2" style:family="table-cell" style:parent-style-name="Default">
      <style:table-cell-properties fo:border-bottom="4pt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landscape" fo:margin-top="0.1965in" fo:margin-bottom="0.1965in" fo:margin-left="0.1965in" fo:margin-right="0.1181in" style:print-page-order="ltr" style:first-page-number="continue" style:scale-to="60%"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aut" style:display-name="PageStyle_Haut" style:page-layout-name="Mpm3">
      <style:header style:display="false"/>
      <style:header-left style:display="false"/>
      <style:footer style:display="false"/>
      <style:footer-left style:display="false"/>
    </style:master-page>
    <style:master-page style:name="PageStyle_5f_Form" style:display-name="PageStyle_Form" style:page-layout-name="Mpm4">
      <style:header style:display="false"/>
      <style:header-left style:display="false"/>
      <style:footer style:display="false"/>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9-16T00:00:00</meta:creation-date>
    <dc:date>2012-11-28T03:58:51</dc:date>
    <meta:generator>LibreOffice/3.5$Linux_x86 LibreOffice_project/350m1$Build-2</meta:generator>
    <dc:creator>Kim Dikert</dc:creator>
    <meta:editing-duration>PT5H26M9S</meta:editing-duration>
    <meta:editing-cycles>77</meta:editing-cycles>
    <meta:document-statistic meta:table-count="4" meta:cell-count="3450" meta:object-count="2"/>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5000" number:language="en" number:country="US">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000000" fo:font-family="Calibri" fo:font-size="10pt" style:font-size-asian="10pt" style:font-size-complex="10pt"/>
    </style:style>
    <style:style style:name="ch3" style:family="chart">
      <style:chart-properties chart:stacked="true"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chart:label-arrangement="side-by-side" chart:axis-position="0" chart:tick-mark-position="at-axis"/>
      <style:graphic-properties svg:stroke-width="0.026cm" svg:stroke-color="#878787"/>
      <style:text-properties fo:color="#000000" fo:font-family="Calibri" fo:font-size="10pt" style:font-size-asian="10pt" style:font-size-complex="10pt"/>
    </style:style>
    <style:style style:name="ch5" style:family="chart" style:data-style-name="N5000">
      <style:chart-properties chart:display-label="true" chart:logarithmic="false" chart:gap-width="150" chart:overlap="100" chart:reverse-direction="false" text:line-break="fals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graphic-properties svg:stroke-width="0.026cm" svg:stroke-color="#878787"/>
    </style:style>
    <style:style style:name="ch7" style:family="chart" style:data-style-name="N5000">
      <style:chart-properties chart:label-position="outside">
        <chart:label-separator>
          <text:p>; </text:p>
        </chart:label-separator>
      </style:chart-properties>
      <style:graphic-properties draw:stroke="none" draw:fill-color="#607731"/>
      <style:text-properties fo:color="#000000" fo:font-family="Calibri" fo:font-size="10pt" style:font-size-asian="10pt" style:font-size-complex="10pt"/>
    </style:style>
    <style:style style:name="ch8" style:family="chart" style:data-style-name="N5000">
      <style:chart-properties chart:label-position="outside">
        <chart:label-separator>
          <text:p>; </text:p>
        </chart:label-separator>
      </style:chart-properties>
      <style:graphic-properties draw:stroke="none" draw:fill="gradient" draw:fill-image-name="msFillGradient_5f_20_5f_1"/>
      <style:text-properties fo:color="#000000" fo:font-family="Calibri"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3.498cm" svg:height="6.534cm" xlink:href=".." chart:class="chart:bar" chart:style-name="ch1">
        <chart:legend chart:legend-position="end" svg:x="17.64cm" svg:y="2.719cm" chart:style-name="ch2"/>
        <chart:plot-area chart:style-name="ch3" table:cell-range-address="Results.D46:Results.D56 Results.G45:Results.G56 Results.H46:Results.H56" chart:data-source-has-labels="column" svg:x="0.469cm" svg:y="0.13cm" svg:width="19.878cm" svg:height="6.144cm">
          <chart:axis chart:dimension="x" chart:name="primary-x" chart:style-name="ch4">
            <chart:categories table:cell-range-address="Results.D46:Results.D56"/>
          </chart:axis>
          <chart:axis chart:dimension="y" chart:name="primary-y" chart:style-name="ch5">
            <chart:grid chart:style-name="ch6" chart:class="major"/>
          </chart:axis>
          <chart:series chart:style-name="ch7" chart:values-cell-range-address="Results.G46:Results.G56" chart:label-cell-address="Results.G45:Results.G45" chart:class="chart:bar">
            <chart:data-point chart:repeated="11"/>
          </chart:series>
          <chart:series chart:style-name="ch8" chart:values-cell-range-address="Results.H46:Results.H56" chart:class="chart:bar">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Results.G45:Results.G45">Journal</text:p>
              </table:table-cell>
              <table:table-cell office:value-type="string">
                <text:p>Column H</text:p>
              </table:table-cell>
            </table:table-row>
          </table:table-header-rows>
          <table:table-rows>
            <table:table-row>
              <table:table-cell office:value-type="string">
                <text:p text:id="Results.D46:Results.D56">2002</text:p>
              </table:table-cell>
              <table:table-cell office:value-type="float" office:value="0">
                <text:p text:id="Results.G46:Results.G56">0</text:p>
              </table:table-cell>
              <table:table-cell office:value-type="float" office:value="0">
                <text:p text:id="Results.H46:Results.H56">0</text:p>
              </table:table-cell>
            </table:table-row>
            <table:table-row>
              <table:table-cell office:value-type="string">
                <text:p>2003</text:p>
              </table:table-cell>
              <table:table-cell office:value-type="float" office:value="0">
                <text:p>0</text:p>
              </table:table-cell>
              <table:table-cell office:value-type="float" office:value="2">
                <text:p>2</text:p>
              </table:table-cell>
            </table:table-row>
            <table:table-row>
              <table:table-cell office:value-type="string">
                <text:p>2004</text:p>
              </table:table-cell>
              <table:table-cell office:value-type="float" office:value="0">
                <text:p>0</text:p>
              </table:table-cell>
              <table:table-cell office:value-type="float" office:value="1">
                <text:p>1</text:p>
              </table:table-cell>
            </table:table-row>
            <table:table-row>
              <table:table-cell office:value-type="string">
                <text:p>2005</text:p>
              </table:table-cell>
              <table:table-cell office:value-type="float" office:value="1">
                <text:p>1</text:p>
              </table:table-cell>
              <table:table-cell office:value-type="float" office:value="1">
                <text:p>1</text:p>
              </table:table-cell>
            </table:table-row>
            <table:table-row>
              <table:table-cell office:value-type="string">
                <text:p>2006</text:p>
              </table:table-cell>
              <table:table-cell office:value-type="float" office:value="0">
                <text:p>0</text:p>
              </table:table-cell>
              <table:table-cell office:value-type="float" office:value="2">
                <text:p>2</text:p>
              </table:table-cell>
            </table:table-row>
            <table:table-row>
              <table:table-cell office:value-type="string">
                <text:p>2007</text:p>
              </table:table-cell>
              <table:table-cell office:value-type="float" office:value="0">
                <text:p>0</text:p>
              </table:table-cell>
              <table:table-cell office:value-type="float" office:value="6">
                <text:p>6</text:p>
              </table:table-cell>
            </table:table-row>
            <table:table-row>
              <table:table-cell office:value-type="string">
                <text:p>2008</text:p>
              </table:table-cell>
              <table:table-cell office:value-type="float" office:value="0">
                <text:p>0</text:p>
              </table:table-cell>
              <table:table-cell office:value-type="float" office:value="4">
                <text:p>4</text:p>
              </table:table-cell>
            </table:table-row>
            <table:table-row>
              <table:table-cell office:value-type="string">
                <text:p>2009</text:p>
              </table:table-cell>
              <table:table-cell office:value-type="float" office:value="0">
                <text:p>0</text:p>
              </table:table-cell>
              <table:table-cell office:value-type="float" office:value="4">
                <text:p>4</text:p>
              </table:table-cell>
            </table:table-row>
            <table:table-row>
              <table:table-cell office:value-type="string">
                <text:p>2010</text:p>
              </table:table-cell>
              <table:table-cell office:value-type="float" office:value="1">
                <text:p>1</text:p>
              </table:table-cell>
              <table:table-cell office:value-type="float" office:value="3">
                <text:p>3</text:p>
              </table:table-cell>
            </table:table-row>
            <table:table-row>
              <table:table-cell office:value-type="string">
                <text:p>2011</text:p>
              </table:table-cell>
              <table:table-cell office:value-type="float" office:value="0">
                <text:p>0</text:p>
              </table:table-cell>
              <table:table-cell office:value-type="float" office:value="4">
                <text:p>4</text:p>
              </table:table-cell>
            </table:table-row>
            <table:table-row>
              <table:table-cell office:value-type="string">
                <text:p>2012</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draw:gradient draw:name="msFillGradient_20_1" draw:display-name="msFillGradient 1" draw:style="linear" draw:start-color="#a6c36b" draw:end-color="#c3d69b" draw:start-intensity="100%" draw:end-intensity="100%" draw:angle="0" draw:border="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5000" number:language="en" number:country="US">
      <number:number number:min-integer-digits="1"/>
    </number:number-style>
    <style:style style:name="ch1" style:family="chart">
      <style:graphic-properties draw:stroke="none" draw:fill="none"/>
    </style:style>
    <style:style style:name="ch2" style:family="chart">
      <style:chart-properties chart:stacked="true" chart:include-hidden-cells="false" chart:treat-empty-cells="leave-gap"/>
    </style:style>
    <style:style style:name="ch3" style:family="chart" style:data-style-name="N0">
      <style:chart-properties chart:display-label="true" chart:logarithmic="false" chart:reverse-direction="false" text:line-break="false" chart:label-arrangement="side-by-side" chart:axis-position="0" chart:tick-mark-position="at-axis"/>
      <style:graphic-properties svg:stroke-width="0.026cm" svg:stroke-color="#878787"/>
      <style:text-properties fo:color="#000000" fo:font-family="Calibri" fo:font-size="10pt" style:font-size-asian="10pt" style:font-size-complex="10pt"/>
    </style:style>
    <style:style style:name="ch4" style:family="chart" style:data-style-name="N5000">
      <style:chart-properties chart:display-label="true" chart:logarithmic="false" chart:interval-major="1" chart:gap-width="150" chart:overlap="100" chart:reverse-direction="false" text:line-break="false" chart:axis-position="0" chart:tick-mark-position="at-axis"/>
      <style:graphic-properties svg:stroke-width="0.026cm" svg:stroke-color="#878787"/>
      <style:text-properties fo:color="#000000" fo:font-family="Calibri" fo:font-size="10pt" style:font-size-asian="10pt" style:font-size-complex="10pt"/>
    </style:style>
    <style:style style:name="ch5" style:family="chart">
      <style:graphic-properties svg:stroke-width="0.026cm" svg:stroke-color="#878787"/>
    </style:style>
    <style:style style:name="ch6" style:family="chart" style:data-style-name="N5000">
      <style:chart-properties chart:label-position="outside">
        <chart:label-separator>
          <text:p>; </text:p>
        </chart:label-separator>
      </style:chart-properties>
      <style:graphic-properties draw:stroke="none" draw:fill="gradient" draw:fill-image-name="msFillGradient_5f_20_5f_1"/>
      <style:text-properties fo:color="#000000" fo:font-family="Calibri" fo:font-size="10pt" style:font-size-asian="10pt" style:font-size-complex="10pt"/>
    </style:style>
    <style:style style:name="ch7" style:family="chart">
      <style:graphic-properties draw:fill="solid" draw:fill-color="#ffffff"/>
    </style:style>
    <style:style style:name="ch8" style:family="chart">
      <style:graphic-properties draw:fill-color="#d9d9d9"/>
    </style:style>
  </office:automatic-styles>
  <office:body>
    <office:chart>
      <chart:chart svg:width="23.498cm" svg:height="4.399cm" xlink:href=".." chart:class="chart:bar" chart:style-name="ch1">
        <chart:plot-area chart:style-name="ch2" table:cell-range-address="Results.D60:Results.D71 Results.F60:Results.F71" chart:data-source-has-labels="column" svg:x="0.504cm" svg:y="0.146cm" svg:width="19.899cm" svg:height="4.117cm">
          <chart:axis chart:dimension="x" chart:name="primary-x" chart:style-name="ch3">
            <chart:categories table:cell-range-address="Results.D60:Results.D71"/>
          </chart:axis>
          <chart:axis chart:dimension="y" chart:name="primary-y" chart:style-name="ch4">
            <chart:grid chart:style-name="ch5" chart:class="major"/>
          </chart:axis>
          <chart:series chart:style-name="ch6" chart:values-cell-range-address="Results.F60:Results.F71" chart:class="chart:bar">
            <chart:data-point chart:repeated="1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 text:id="Results.D60:Results.D71">1998</text:p>
              </table:table-cell>
              <table:table-cell office:value-type="float" office:value="1">
                <text:p text:id="Results.F60:Results.F71">1</text:p>
              </table:table-cell>
            </table:table-row>
            <table:table-row>
              <table:table-cell office:value-type="string">
                <text:p>1999</text:p>
              </table:table-cell>
              <table:table-cell office:value-type="float" office:value="1">
                <text:p>1</text:p>
              </table:table-cell>
            </table:table-row>
            <table:table-row>
              <table:table-cell office:value-type="string">
                <text:p>2000</text:p>
              </table:table-cell>
              <table:table-cell office:value-type="float" office:value="0">
                <text:p>0</text:p>
              </table:table-cell>
            </table:table-row>
            <table:table-row>
              <table:table-cell office:value-type="string">
                <text:p>2001</text:p>
              </table:table-cell>
              <table:table-cell office:value-type="float" office:value="0">
                <text:p>0</text:p>
              </table:table-cell>
            </table:table-row>
            <table:table-row>
              <table:table-cell office:value-type="string">
                <text:p>2002</text:p>
              </table:table-cell>
              <table:table-cell office:value-type="float" office:value="2">
                <text:p>2</text:p>
              </table:table-cell>
            </table:table-row>
            <table:table-row>
              <table:table-cell office:value-type="string">
                <text:p>2003</text:p>
              </table:table-cell>
              <table:table-cell office:value-type="float" office:value="0">
                <text:p>0</text:p>
              </table:table-cell>
            </table:table-row>
            <table:table-row>
              <table:table-cell office:value-type="string">
                <text:p>2004</text:p>
              </table:table-cell>
              <table:table-cell office:value-type="float" office:value="3">
                <text:p>3</text:p>
              </table:table-cell>
            </table:table-row>
            <table:table-row>
              <table:table-cell office:value-type="string">
                <text:p>2005</text:p>
              </table:table-cell>
              <table:table-cell office:value-type="float" office:value="3">
                <text:p>3</text:p>
              </table:table-cell>
            </table:table-row>
            <table:table-row>
              <table:table-cell office:value-type="string">
                <text:p>2006</text:p>
              </table:table-cell>
              <table:table-cell office:value-type="float" office:value="3">
                <text:p>3</text:p>
              </table:table-cell>
            </table:table-row>
            <table:table-row>
              <table:table-cell office:value-type="string">
                <text:p>2007</text:p>
              </table:table-cell>
              <table:table-cell office:value-type="float" office:value="3">
                <text:p>3</text:p>
              </table:table-cell>
            </table:table-row>
            <table:table-row>
              <table:table-cell office:value-type="string">
                <text:p>2008</text:p>
              </table:table-cell>
              <table:table-cell office:value-type="float" office:value="1">
                <text:p>1</text:p>
              </table:table-cell>
            </table:table-row>
            <table:table-row>
              <table:table-cell office:value-type="string">
                <text:p>2009</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draw:gradient draw:name="msFillGradient_20_1" draw:display-name="msFillGradient 1" draw:style="linear" draw:start-color="#558ed5" draw:end-color="#8eb4e3" draw:start-intensity="100%" draw:end-intensity="100%" draw:angle="0" draw:border="0%"/>
  </office:styles>
</office:document-styles>
</file>